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6.272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2.787cm"/>
    </style:style>
    <style:style style:name="co18" style:family="table-column">
      <style:table-column-properties fo:break-before="auto" style:column-width="3.903cm"/>
    </style:style>
    <style:style style:name="co19" style:family="table-column">
      <style:table-column-properties fo:break-before="auto" style:column-width="4.094cm"/>
    </style:style>
    <style:style style:name="co20" style:family="table-column">
      <style:table-column-properties fo:break-before="auto" style:column-width="4.23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2.459cm"/>
    </style:style>
    <style:style style:name="co23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/>
    <style:style style:name="ce2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none" fo:background-color="#ff4000" fo:border-left="2.01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none" fo:background-color="#81d41a" fo:border-left="2.01pt solid #000000" fo:border-right="0.99pt solid #000000" fo:border-top="none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43" style:family="table-cell" style:parent-style-name="Pivot_20_Table_20_Value" style:data-style-name="N11">
      <style:table-cell-properties fo:border-bottom="none" fo:background-color="#ff4000" fo:border-left="0.99pt solid #000000" fo:border-right="none" fo:border-top="none"/>
    </style:style>
    <style:style style:name="ce44" style:family="table-cell" style:parent-style-name="Pivot_20_Table_20_Value" style:data-style-name="N11">
      <style:table-cell-properties fo:border-bottom="none" fo:background-color="#81d41a" fo:border-left="0.99pt solid #000000" fo:border-right="none" fo:border-top="none"/>
    </style:style>
    <style:style style:name="ce45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51" style:family="table-cell" style:parent-style-name="Pivot_20_Table_20_Value" style:data-style-name="N11"/>
    <style:style style:name="ce52" style:family="table-cell" style:parent-style-name="Pivot_20_Table_20_Value" style:data-style-name="N11">
      <style:table-cell-properties fo:background-color="#ff4000"/>
    </style:style>
    <style:style style:name="ce53" style:family="table-cell" style:parent-style-name="Pivot_20_Table_20_Value" style:data-style-name="N11">
      <style:table-cell-properties fo:background-color="#81d41a"/>
    </style:style>
    <style:style style:name="ce55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56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5" style:family="table-cell" style:parent-style-name="Default" style:data-style-name="N2"/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4" style:family="table-cell" style:parent-style-name="Default" style:data-style-name="N0"/>
    <style:style style:name="ce66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67" style:family="table-cell" style:parent-style-name="Pivot_20_Table_20_Value" style:data-style-name="N2"/>
    <style:style style:name="ce68" style:family="table-cell" style:parent-style-name="Pivot_20_Table_20_Value" style:data-style-name="N2">
      <style:table-cell-properties fo:background-color="#ff4000"/>
    </style:style>
    <style:style style:name="ce69" style:family="table-cell" style:parent-style-name="Pivot_20_Table_20_Value" style:data-style-name="N2">
      <style:table-cell-properties fo:background-color="#81d41a"/>
    </style:style>
    <style:style style:name="ce70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71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72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73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74" style:family="table-cell" style:parent-style-name="Pivot_20_Table_20_Value" style:data-style-name="N11">
      <style:table-cell-properties fo:border-bottom="none" fo:background-color="#ff4000" fo:border-left="none" fo:border-right="0.99pt solid #000000" fo:border-top="none"/>
    </style:style>
    <style:style style:name="ce88" style:family="table-cell" style:parent-style-name="Pivot_20_Table_20_Value" style:data-style-name="N11">
      <style:table-cell-properties fo:border-bottom="none" fo:background-color="#81d41a" fo:border-left="none" fo:border-right="0.99pt solid #000000" fo:border-top="none"/>
    </style:style>
    <style:style style:name="ce89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90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9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3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94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95" style:family="table-cell" style:parent-style-name="Pivot_20_Table_20_Result" style:data-style-name="N11">
      <style:table-cell-properties fo:border-bottom="none" fo:background-color="#ff4000" fo:border-left="0.99pt solid #000000" fo:border-right="2.01pt solid #000000" fo:border-top="none"/>
    </style:style>
    <style:style style:name="ce96" style:family="table-cell" style:parent-style-name="Pivot_20_Table_20_Result" style:data-style-name="N11">
      <style:table-cell-properties fo:border-bottom="none" fo:background-color="#81d41a" fo:border-left="0.99pt solid #000000" fo:border-right="2.01pt solid #000000" fo:border-top="none"/>
    </style:style>
    <style:style style:name="ce97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100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1" table:default-cell-style-name="Default"/>
        <table:table-column table:style-name="co1" table:default-cell-style-name="ce23"/>
        <table:table-row table:style-name="ro1">
          <table:table-cell table:style-name="Default" office:value-type="string" calcext:value-type="string">
            <text:p>Cluster</text:p>
          </table:table-cell>
          <table:table-cell office:value-type="string" calcext:value-type="string">
            <text:p>Colunas</text:p>
          </table:table-cell>
          <table:table-cell table:style-name="Default" office:value-type="string" calcext:value-type="string">
            <text:p>Dad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430964" calcext:value-type="float">
            <text:p>430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473155" calcext:value-type="float">
            <text:p>473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418162" calcext:value-type="float">
            <text:p>4181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576558" calcext:value-type="float">
            <text:p>576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339267" calcext:value-type="float">
            <text:p>339267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2238106" calcext:value-type="float">
            <text:p>2238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29.948" calcext:value-type="float">
            <text:p>529,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28.1617" calcext:value-type="float">
            <text:p>528,1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62.4111" calcext:value-type="float">
            <text:p>562,4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485.7155" calcext:value-type="float">
            <text:p>485,7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604.4887" calcext:value-type="float">
            <text:p>604,4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</text:p>
          </table:table-cell>
          <table:table-cell office:value-type="percentage" office:value="0.009605" calcext:value-type="percentage">
            <text:p>0,9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</text:p>
          </table:table-cell>
          <table:table-cell office:value-type="percentage" office:value="0.00204" calcext:value-type="percentage">
            <text:p>0,2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</text:p>
          </table:table-cell>
          <table:table-cell office:value-type="percentage" office:value="0.042978" calcext:value-type="percentage">
            <text:p>4,3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</text:p>
          </table:table-cell>
          <table:table-cell office:value-type="percentage" office:value="0.016642" calcext:value-type="percentage">
            <text:p>1,6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</text:p>
          </table:table-cell>
          <table:table-cell office:value-type="percentage" office:value="0.03277" calcext:value-type="percentage">
            <text:p>3,2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2</text:p>
          </table:table-cell>
          <table:table-cell office:value-type="percentage" office:value="0.008139" calcext:value-type="percentage">
            <text:p>0,8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2</text:p>
          </table:table-cell>
          <table:table-cell office:value-type="percentage" office:value="0.097556" calcext:value-type="percentage">
            <text:p>9,7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2</text:p>
          </table:table-cell>
          <table:table-cell office:value-type="percentage" office:value="0.024316" calcext:value-type="percentage">
            <text:p>2,4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2</text:p>
          </table:table-cell>
          <table:table-cell office:value-type="percentage" office:value="0.047013" calcext:value-type="percentage">
            <text:p>4,7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2</text:p>
          </table:table-cell>
          <table:table-cell office:value-type="percentage" office:value="0.053756" calcext:value-type="percentage">
            <text:p>5,3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3</text:p>
          </table:table-cell>
          <table:table-cell office:value-type="percentage" office:value="0.020174" calcext:value-type="percentage">
            <text:p>2,0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3</text:p>
          </table:table-cell>
          <table:table-cell office:value-type="percentage" office:value="0.092548" calcext:value-type="percentage">
            <text:p>9,2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3</text:p>
          </table:table-cell>
          <table:table-cell office:value-type="percentage" office:value="0.025956" calcext:value-type="percentage">
            <text:p>2,6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3</text:p>
          </table:table-cell>
          <table:table-cell office:value-type="percentage" office:value="0.060265" calcext:value-type="percentage">
            <text:p>6,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3</text:p>
          </table:table-cell>
          <table:table-cell office:value-type="percentage" office:value="0.035379" calcext:value-type="percentage">
            <text:p>3,5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4</text:p>
          </table:table-cell>
          <table:table-cell office:value-type="percentage" office:value="0.029101" calcext:value-type="percentage">
            <text:p>2,9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4</text:p>
          </table:table-cell>
          <table:table-cell office:value-type="percentage" office:value="0.01362" calcext:value-type="percentage">
            <text:p>1,3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4</text:p>
          </table:table-cell>
          <table:table-cell office:value-type="percentage" office:value="0.027729" calcext:value-type="percentage">
            <text:p>2,7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4</text:p>
          </table:table-cell>
          <table:table-cell office:value-type="percentage" office:value="0.033681" calcext:value-type="percentage">
            <text:p>3,3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4</text:p>
          </table:table-cell>
          <table:table-cell office:value-type="percentage" office:value="0.012023" calcext:value-type="percentage">
            <text:p>1,2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5</text:p>
          </table:table-cell>
          <table:table-cell office:value-type="percentage" office:value="0.021322" calcext:value-type="percentage">
            <text:p>2,1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5</text:p>
          </table:table-cell>
          <table:table-cell office:value-type="percentage" office:value="0.003361" calcext:value-type="percentage">
            <text:p>0,3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5</text:p>
          </table:table-cell>
          <table:table-cell office:value-type="percentage" office:value="0.016478" calcext:value-type="percentage">
            <text:p>1,6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5</text:p>
          </table:table-cell>
          <table:table-cell office:value-type="percentage" office:value="0.021091" calcext:value-type="percentage">
            <text:p>2,1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5</text:p>
          </table:table-cell>
          <table:table-cell office:value-type="percentage" office:value="0.005391" calcext:value-type="percentage">
            <text:p>0,5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6</text:p>
          </table:table-cell>
          <table:table-cell office:value-type="percentage" office:value="0.015793" calcext:value-type="percentage">
            <text:p>1,5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6</text:p>
          </table:table-cell>
          <table:table-cell office:value-type="percentage" office:value="0.000849" calcext:value-type="percentage">
            <text:p>0,0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6</text:p>
          </table:table-cell>
          <table:table-cell office:value-type="percentage" office:value="0.010739" calcext:value-type="percentage">
            <text:p>1,0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6</text:p>
          </table:table-cell>
          <table:table-cell office:value-type="percentage" office:value="0.014049" calcext:value-type="percentage">
            <text:p>1,4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6</text:p>
          </table:table-cell>
          <table:table-cell office:value-type="percentage" office:value="0.003017" calcext:value-type="percentage">
            <text:p>0,3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7</text:p>
          </table:table-cell>
          <table:table-cell office:value-type="percentage" office:value="0.011884" calcext:value-type="percentage">
            <text:p>1,1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7</text:p>
          </table:table-cell>
          <table:table-cell office:value-type="percentage" office:value="0.000323" calcext:value-type="percentage">
            <text:p>0,0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7</text:p>
          </table:table-cell>
          <table:table-cell office:value-type="percentage" office:value="0.00714" calcext:value-type="percentage">
            <text:p>0,7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7</text:p>
          </table:table-cell>
          <table:table-cell office:value-type="percentage" office:value="0.010059" calcext:value-type="percentage">
            <text:p>1,0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7</text:p>
          </table:table-cell>
          <table:table-cell office:value-type="percentage" office:value="0.001815" calcext:value-type="percentage">
            <text:p>0,1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8</text:p>
          </table:table-cell>
          <table:table-cell office:value-type="percentage" office:value="0.008931" calcext:value-type="percentage">
            <text:p>0,8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8</text:p>
          </table:table-cell>
          <table:table-cell office:value-type="percentage" office:value="0.000169" calcext:value-type="percentage">
            <text:p>0,0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8</text:p>
          </table:table-cell>
          <table:table-cell office:value-type="percentage" office:value="0.004895" calcext:value-type="percentage">
            <text:p>0,4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8</text:p>
          </table:table-cell>
          <table:table-cell office:value-type="percentage" office:value="0.007458" calcext:value-type="percentage">
            <text:p>0,7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8</text:p>
          </table:table-cell>
          <table:table-cell office:value-type="percentage" office:value="0.001202" calcext:value-type="percentage">
            <text:p>0,1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9</text:p>
          </table:table-cell>
          <table:table-cell office:value-type="percentage" office:value="0.007527" calcext:value-type="percentage">
            <text:p>0,7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9</text:p>
          </table:table-cell>
          <table:table-cell office:value-type="percentage" office:value="0.000106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9</text:p>
          </table:table-cell>
          <table:table-cell office:value-type="percentage" office:value="0.00361" calcext:value-type="percentage">
            <text:p>0,3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9</text:p>
          </table:table-cell>
          <table:table-cell office:value-type="percentage" office:value="0.006222" calcext:value-type="percentage">
            <text:p>0,6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9</text:p>
          </table:table-cell>
          <table:table-cell office:value-type="percentage" office:value="0.000844" calcext:value-type="percentage">
            <text:p>0,0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0</text:p>
          </table:table-cell>
          <table:table-cell office:value-type="percentage" office:value="0.006134" calcext:value-type="percentage">
            <text:p>0,6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067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0</text:p>
          </table:table-cell>
          <table:table-cell office:value-type="percentage" office:value="0.002735" calcext:value-type="percentage">
            <text:p>0,2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0</text:p>
          </table:table-cell>
          <table:table-cell office:value-type="percentage" office:value="0.004973" calcext:value-type="percentage">
            <text:p>0,5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611" calcext:value-type="percentage">
            <text:p>0,0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1</text:p>
          </table:table-cell>
          <table:table-cell office:value-type="percentage" office:value="0.020062" calcext:value-type="percentage">
            <text:p>2,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1</text:p>
          </table:table-cell>
          <table:table-cell office:value-type="percentage" office:value="0.000217" calcext:value-type="percentage">
            <text:p>0,0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1</text:p>
          </table:table-cell>
          <table:table-cell office:value-type="percentage" office:value="0.007415" calcext:value-type="percentage">
            <text:p>0,7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1</text:p>
          </table:table-cell>
          <table:table-cell office:value-type="percentage" office:value="0.014743" calcext:value-type="percentage">
            <text:p>1,4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1</text:p>
          </table:table-cell>
          <table:table-cell office:value-type="percentage" office:value="0.0017" calcext:value-type="percentage">
            <text:p>0,1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2</text:p>
          </table:table-cell>
          <table:table-cell office:value-type="percentage" office:value="0.011733" calcext:value-type="percentage">
            <text:p>1,1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2</text:p>
          </table:table-cell>
          <table:table-cell office:value-type="percentage" office:value="0.00014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2</text:p>
          </table:table-cell>
          <table:table-cell office:value-type="percentage" office:value="0.004223" calcext:value-type="percentage">
            <text:p>0,4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2</text:p>
          </table:table-cell>
          <table:table-cell office:value-type="percentage" office:value="0.008043" calcext:value-type="percentage">
            <text:p>0,8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2</text:p>
          </table:table-cell>
          <table:table-cell office:value-type="percentage" office:value="0.000827" calcext:value-type="percentage">
            <text:p>0,0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3</text:p>
          </table:table-cell>
          <table:table-cell office:value-type="percentage" office:value="0.022152" calcext:value-type="percentage">
            <text:p>2,2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3</text:p>
          </table:table-cell>
          <table:table-cell office:value-type="percentage" office:value="0.000412" calcext:value-type="percentage">
            <text:p>0,0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3</text:p>
          </table:table-cell>
          <table:table-cell office:value-type="percentage" office:value="0.008623" calcext:value-type="percentage">
            <text:p>0,8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3</text:p>
          </table:table-cell>
          <table:table-cell office:value-type="percentage" office:value="0.013372" calcext:value-type="percentage">
            <text:p>1,3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3</text:p>
          </table:table-cell>
          <table:table-cell office:value-type="percentage" office:value="0.002252" calcext:value-type="percentage">
            <text:p>0,2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EXO_F</text:p>
          </table:table-cell>
          <table:table-cell office:value-type="percentage" office:value="0.115955" calcext:value-type="percentage">
            <text:p>11,6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EXO_F</text:p>
          </table:table-cell>
          <table:table-cell office:value-type="percentage" office:value="0.125848" calcext:value-type="percentage">
            <text:p>12,5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EXO_F</text:p>
          </table:table-cell>
          <table:table-cell office:value-type="percentage" office:value="0.115547" calcext:value-type="percentage">
            <text:p>11,5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EXO_F</text:p>
          </table:table-cell>
          <table:table-cell office:value-type="percentage" office:value="0.17665" calcext:value-type="percentage">
            <text:p>17,6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EXO_F</text:p>
          </table:table-cell>
          <table:table-cell office:value-type="percentage" office:value="0.083463" calcext:value-type="percentage">
            <text:p>8,35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EXO_M</text:p>
          </table:table-cell>
          <table:table-cell office:value-type="percentage" office:value="0.076603" calcext:value-type="percentage">
            <text:p>7,6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EXO_M</text:p>
          </table:table-cell>
          <table:table-cell office:value-type="percentage" office:value="0.085561" calcext:value-type="percentage">
            <text:p>8,5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EXO_M</text:p>
          </table:table-cell>
          <table:table-cell office:value-type="percentage" office:value="0.071291" calcext:value-type="percentage">
            <text:p>7,1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EXO_M</text:p>
          </table:table-cell>
          <table:table-cell office:value-type="percentage" office:value="0.08096" calcext:value-type="percentage">
            <text:p>8,1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EXO_M</text:p>
          </table:table-cell>
          <table:table-cell office:value-type="percentage" office:value="0.068123" calcext:value-type="percentage">
            <text:p>6,8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0</text:p>
          </table:table-cell>
          <table:table-cell office:value-type="percentage" office:value="0.008713" calcext:value-type="percentage">
            <text:p>0,8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0</text:p>
          </table:table-cell>
          <table:table-cell office:value-type="percentage" office:value="0.005556" calcext:value-type="percentage">
            <text:p>0,5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0</text:p>
          </table:table-cell>
          <table:table-cell office:value-type="percentage" office:value="0.005337" calcext:value-type="percentage">
            <text:p>0,5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0</text:p>
          </table:table-cell>
          <table:table-cell office:value-type="percentage" office:value="0.009294" calcext:value-type="percentage">
            <text:p>0,9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0</text:p>
          </table:table-cell>
          <table:table-cell office:value-type="percentage" office:value="0.004564" calcext:value-type="percentage">
            <text:p>0,4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1</text:p>
          </table:table-cell>
          <table:table-cell office:value-type="percentage" office:value="0.159248" calcext:value-type="percentage">
            <text:p>15,9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1</text:p>
          </table:table-cell>
          <table:table-cell office:value-type="percentage" office:value="0.203603" calcext:value-type="percentage">
            <text:p>20,3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1</text:p>
          </table:table-cell>
          <table:table-cell office:value-type="percentage" office:value="0.172326" calcext:value-type="percentage">
            <text:p>17,2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1</text:p>
          </table:table-cell>
          <table:table-cell office:value-type="percentage" office:value="0.234803" calcext:value-type="percentage">
            <text:p>23,4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1</text:p>
          </table:table-cell>
          <table:table-cell office:value-type="percentage" office:value="0.143919" calcext:value-type="percentage">
            <text:p>14,3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2</text:p>
          </table:table-cell>
          <table:table-cell office:value-type="percentage" office:value="0.019474" calcext:value-type="percentage">
            <text:p>1,9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2</text:p>
          </table:table-cell>
          <table:table-cell office:value-type="percentage" office:value="0.000987" calcext:value-type="percentage">
            <text:p>0,1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2</text:p>
          </table:table-cell>
          <table:table-cell office:value-type="percentage" office:value="0.007178" calcext:value-type="percentage">
            <text:p>0,7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2</text:p>
          </table:table-cell>
          <table:table-cell office:value-type="percentage" office:value="0.010001" calcext:value-type="percentage">
            <text:p>1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2</text:p>
          </table:table-cell>
          <table:table-cell office:value-type="percentage" office:value="0.002076" calcext:value-type="percentage">
            <text:p>0,2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3</text:p>
          </table:table-cell>
          <table:table-cell office:value-type="percentage" office:value="0.004737" calcext:value-type="percentage">
            <text:p>0,4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3</text:p>
          </table:table-cell>
          <table:table-cell office:value-type="percentage" office:value="0.001222" calcext:value-type="percentage">
            <text:p>0,1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3</text:p>
          </table:table-cell>
          <table:table-cell office:value-type="percentage" office:value="0.001853" calcext:value-type="percentage">
            <text:p>0,1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3</text:p>
          </table:table-cell>
          <table:table-cell office:value-type="percentage" office:value="0.003272" calcext:value-type="percentage">
            <text:p>0,3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3</text:p>
          </table:table-cell>
          <table:table-cell office:value-type="percentage" office:value="0.000989" calcext:value-type="percentage">
            <text:p>0,1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4</text:p>
          </table:table-cell>
          <table:table-cell office:value-type="percentage" office:value="0.000386" calcext:value-type="percentage">
            <text:p>0,0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41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4</text:p>
          </table:table-cell>
          <table:table-cell office:value-type="percentage" office:value="0.000143" calcext:value-type="percentage">
            <text:p>0,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4</text:p>
          </table:table-cell>
          <table:table-cell office:value-type="percentage" office:value="0.000239" calcext:value-type="percentage">
            <text:p>0,0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38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0</text:p>
          </table:table-cell>
          <table:table-cell office:value-type="percentage" office:value="0.003748" calcext:value-type="percentage">
            <text:p>0,3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0</text:p>
          </table:table-cell>
          <table:table-cell office:value-type="percentage" office:value="0.004224" calcext:value-type="percentage">
            <text:p>0,4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0</text:p>
          </table:table-cell>
          <table:table-cell office:value-type="percentage" office:value="0.003692" calcext:value-type="percentage">
            <text:p>0,3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0</text:p>
          </table:table-cell>
          <table:table-cell office:value-type="percentage" office:value="0.005489" calcext:value-type="percentage">
            <text:p>0,5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0</text:p>
          </table:table-cell>
          <table:table-cell office:value-type="percentage" office:value="0.002387" calcext:value-type="percentage">
            <text:p>0,2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1</text:p>
          </table:table-cell>
          <table:table-cell office:value-type="percentage" office:value="0.071114" calcext:value-type="percentage">
            <text:p>7,1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1</text:p>
          </table:table-cell>
          <table:table-cell office:value-type="percentage" office:value="0.101068" calcext:value-type="percentage">
            <text:p>10,1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1</text:p>
          </table:table-cell>
          <table:table-cell office:value-type="percentage" office:value="0.099733" calcext:value-type="percentage">
            <text:p>9,9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1</text:p>
          </table:table-cell>
          <table:table-cell office:value-type="percentage" office:value="0.04642" calcext:value-type="percentage">
            <text:p>4,6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1</text:p>
          </table:table-cell>
          <table:table-cell office:value-type="percentage" office:value="0.119291" calcext:value-type="percentage">
            <text:p>11,9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2</text:p>
          </table:table-cell>
          <table:table-cell office:value-type="percentage" office:value="0.029865" calcext:value-type="percentage">
            <text:p>2,9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2</text:p>
          </table:table-cell>
          <table:table-cell office:value-type="percentage" office:value="0.02207" calcext:value-type="percentage">
            <text:p>2,2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2</text:p>
          </table:table-cell>
          <table:table-cell office:value-type="percentage" office:value="0.014608" calcext:value-type="percentage">
            <text:p>1,4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2</text:p>
          </table:table-cell>
          <table:table-cell office:value-type="percentage" office:value="0.038956" calcext:value-type="percentage">
            <text:p>3,9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2</text:p>
          </table:table-cell>
          <table:table-cell office:value-type="percentage" office:value="0.004669" calcext:value-type="percentage">
            <text:p>0,4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3</text:p>
          </table:table-cell>
          <table:table-cell office:value-type="percentage" office:value="0.083286" calcext:value-type="percentage">
            <text:p>8,3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3</text:p>
          </table:table-cell>
          <table:table-cell office:value-type="percentage" office:value="0.079347" calcext:value-type="percentage">
            <text:p>7,9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3</text:p>
          </table:table-cell>
          <table:table-cell office:value-type="percentage" office:value="0.064814" calcext:value-type="percentage">
            <text:p>6,4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3</text:p>
          </table:table-cell>
          <table:table-cell office:value-type="percentage" office:value="0.158456" calcext:value-type="percentage">
            <text:p>15,8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3</text:p>
          </table:table-cell>
          <table:table-cell office:value-type="percentage" office:value="0.02197" calcext:value-type="percentage">
            <text:p>2,2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4</text:p>
          </table:table-cell>
          <table:table-cell office:value-type="percentage" office:value="0.00375" calcext:value-type="percentage">
            <text:p>0,3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4</text:p>
          </table:table-cell>
          <table:table-cell office:value-type="percentage" office:value="0.003921" calcext:value-type="percentage">
            <text:p>0,3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4</text:p>
          </table:table-cell>
          <table:table-cell office:value-type="percentage" office:value="0.003537" calcext:value-type="percentage">
            <text:p>0,3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4</text:p>
          </table:table-cell>
          <table:table-cell office:value-type="percentage" office:value="0.005708" calcext:value-type="percentage">
            <text:p>0,5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4</text:p>
          </table:table-cell>
          <table:table-cell office:value-type="percentage" office:value="0.003166" calcext:value-type="percentage">
            <text:p>0,3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5</text:p>
          </table:table-cell>
          <table:table-cell office:value-type="percentage" office:value="0.000794" calcext:value-type="percentage">
            <text:p>0,0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5</text:p>
          </table:table-cell>
          <table:table-cell office:value-type="percentage" office:value="0.000779" calcext:value-type="percentage">
            <text:p>0,0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5</text:p>
          </table:table-cell>
          <table:table-cell office:value-type="percentage" office:value="0.000452" calcext:value-type="percentage">
            <text:p>0,0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5</text:p>
          </table:table-cell>
          <table:table-cell office:value-type="percentage" office:value="0.002581" calcext:value-type="percentage">
            <text:p>0,2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5</text:p>
          </table:table-cell>
          <table:table-cell office:value-type="percentage" office:value="0.000104" calcext:value-type="percentage">
            <text:p>0,0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6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6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6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6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6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67" calcext:value-type="percentage">
            <text:p>0,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157" calcext:value-type="percentage">
            <text:p>0,0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44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359" calcext:value-type="percentage">
            <text:p>0,0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38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1</text:p>
          </table:table-cell>
          <table:table-cell office:value-type="percentage" office:value="0.188498" calcext:value-type="percentage">
            <text:p>18,8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1</text:p>
          </table:table-cell>
          <table:table-cell office:value-type="percentage" office:value="0.206291" calcext:value-type="percentage">
            <text:p>20,6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1</text:p>
          </table:table-cell>
          <table:table-cell office:value-type="percentage" office:value="0.183434" calcext:value-type="percentage">
            <text:p>18,3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1</text:p>
          </table:table-cell>
          <table:table-cell office:value-type="percentage" office:value="0.249537" calcext:value-type="percentage">
            <text:p>24,9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1</text:p>
          </table:table-cell>
          <table:table-cell office:value-type="percentage" office:value="0.149761" calcext:value-type="percentage">
            <text:p>14,9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2</text:p>
          </table:table-cell>
          <table:table-cell office:value-type="percentage" office:value="0.00339" calcext:value-type="percentage">
            <text:p>0,3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2</text:p>
          </table:table-cell>
          <table:table-cell office:value-type="percentage" office:value="0.004126" calcext:value-type="percentage">
            <text:p>0,4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2</text:p>
          </table:table-cell>
          <table:table-cell office:value-type="percentage" office:value="0.002643" calcext:value-type="percentage">
            <text:p>0,2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2</text:p>
          </table:table-cell>
          <table:table-cell office:value-type="percentage" office:value="0.007238" calcext:value-type="percentage">
            <text:p>0,7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2</text:p>
          </table:table-cell>
          <table:table-cell office:value-type="percentage" office:value="0.000992" calcext:value-type="percentage">
            <text:p>0,1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344" calcext:value-type="percentage">
            <text:p>0,0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311" calcext:value-type="percentage">
            <text:p>0,0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2" calcext:value-type="percentage">
            <text:p>0,0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22" calcext:value-type="percentage">
            <text:p>0,0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184" calcext:value-type="percentage">
            <text:p>0,0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259" calcext:value-type="percentage">
            <text:p>0,0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523" calcext:value-type="percentage">
            <text:p>0,0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517" calcext:value-type="percentage">
            <text:p>0,0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255" calcext:value-type="percentage">
            <text:p>0,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611" calcext:value-type="percentage">
            <text:p>0,0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1</text:p>
          </table:table-cell>
          <table:table-cell office:value-type="percentage" office:value="0.173542" calcext:value-type="percentage">
            <text:p>17,3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1</text:p>
          </table:table-cell>
          <table:table-cell office:value-type="percentage" office:value="0.117527" calcext:value-type="percentage">
            <text:p>11,7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1</text:p>
          </table:table-cell>
          <table:table-cell office:value-type="percentage" office:value="0.12577" calcext:value-type="percentage">
            <text:p>12,5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1</text:p>
          </table:table-cell>
          <table:table-cell office:value-type="percentage" office:value="0.037485" calcext:value-type="percentage">
            <text:p>3,75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2</text:p>
          </table:table-cell>
          <table:table-cell office:value-type="percentage" office:value="0.000128" calcext:value-type="percentage">
            <text:p>0,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2</text:p>
          </table:table-cell>
          <table:table-cell office:value-type="percentage" office:value="0.211409" calcext:value-type="percentage">
            <text:p>21,1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2</text:p>
          </table:table-cell>
          <table:table-cell office:value-type="percentage" office:value="0.000242" calcext:value-type="percentage">
            <text:p>0,0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2</text:p>
          </table:table-cell>
          <table:table-cell office:value-type="percentage" office:value="0.101264" calcext:value-type="percentage">
            <text:p>10,1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2</text:p>
          </table:table-cell>
          <table:table-cell office:value-type="percentage" office:value="0.06558" calcext:value-type="percentage">
            <text:p>6,5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3</text:p>
          </table:table-cell>
          <table:table-cell office:value-type="percentage" office:value="0.018336" calcext:value-type="percentage">
            <text:p>1,8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3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3</text:p>
          </table:table-cell>
          <table:table-cell office:value-type="percentage" office:value="0.068114" calcext:value-type="percentage">
            <text:p>6,8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3</text:p>
          </table:table-cell>
          <table:table-cell office:value-type="percentage" office:value="0.029873" calcext:value-type="percentage">
            <text:p>2,9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3</text:p>
          </table:table-cell>
          <table:table-cell office:value-type="percentage" office:value="0.047822" calcext:value-type="percentage">
            <text:p>4,7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4</text:p>
          </table:table-cell>
          <table:table-cell office:value-type="percentage" office:value="0.000552" calcext:value-type="percentage">
            <text:p>0,0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4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4</text:p>
          </table:table-cell>
          <table:table-cell office:value-type="percentage" office:value="0.000955" calcext:value-type="percentage">
            <text:p>0,1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4</text:p>
          </table:table-cell>
          <table:table-cell office:value-type="percentage" office:value="0.000702" calcext:value-type="percentage">
            <text:p>0,0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4</text:p>
          </table:table-cell>
          <table:table-cell office:value-type="percentage" office:value="0.000699" calcext:value-type="percentage">
            <text:p>0,0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1</text:p>
          </table:table-cell>
          <table:table-cell office:value-type="percentage" office:value="0.19243" calcext:value-type="percentage">
            <text:p>19,2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1</text:p>
          </table:table-cell>
          <table:table-cell office:value-type="percentage" office:value="0.186595" calcext:value-type="percentage">
            <text:p>18,6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1</text:p>
          </table:table-cell>
          <table:table-cell office:value-type="percentage" office:value="0.156346" calcext:value-type="percentage">
            <text:p>15,6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COLA_1</text:p>
          </table:table-cell>
          <table:table-cell office:value-type="percentage" office:value="0.086006" calcext:value-type="percentage">
            <text:p>8,6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2</text:p>
          </table:table-cell>
          <table:table-cell office:value-type="percentage" office:value="0.000034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2</text:p>
          </table:table-cell>
          <table:table-cell office:value-type="percentage" office:value="0.181584" calcext:value-type="percentage">
            <text:p>18,1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2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2</text:p>
          </table:table-cell>
          <table:table-cell office:value-type="percentage" office:value="0.098576" calcext:value-type="percentage">
            <text:p>9,86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P_ESCOLA_2</text:p>
          </table:table-cell>
          <table:table-cell office:value-type="percentage" office:value="0.018288" calcext:value-type="percentage">
            <text:p>1,83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P_ESCOLA_3</text:p>
          </table:table-cell>
          <table:table-cell office:value-type="percentage" office:value="0.000094" calcext:value-type="percentage">
            <text:p>0,01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P_ESCOLA_3</text:p>
          </table:table-cell>
          <table:table-cell office:value-type="percentage" office:value="0.029824" calcext:value-type="percentage">
            <text:p>2,98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P_ESCOLA_3</text:p>
          </table:table-cell>
          <table:table-cell office:value-type="percentage" office:value="0.000241" calcext:value-type="percentage">
            <text:p>0,02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P_ESCOLA_3</text:p>
          </table:table-cell>
          <table:table-cell office:value-type="percentage" office:value="0.002688" calcext:value-type="percentage">
            <text:p>0,27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P_ESCOLA_3</text:p>
          </table:table-cell>
          <table:table-cell office:value-type="percentage" office:value="0.047292" calcext:value-type="percentage">
            <text:p>4,7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A</text:p>
          </table:table-cell>
          <table:table-cell office:value-type="percentage" office:value="0.007015" calcext:value-type="percentage">
            <text:p>0,7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A</text:p>
          </table:table-cell>
          <table:table-cell office:value-type="percentage" office:value="0.002116" calcext:value-type="percentage">
            <text:p>0,2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A</text:p>
          </table:table-cell>
          <table:table-cell office:value-type="percentage" office:value="0.001705" calcext:value-type="percentage">
            <text:p>0,1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A</text:p>
          </table:table-cell>
          <table:table-cell office:value-type="percentage" office:value="0.023124" calcext:value-type="percentage">
            <text:p>2,3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A</text:p>
          </table:table-cell>
          <table:table-cell office:value-type="percentage" office:value="0.000175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B</text:p>
          </table:table-cell>
          <table:table-cell office:value-type="percentage" office:value="0.0404" calcext:value-type="percentage">
            <text:p>4,0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B</text:p>
          </table:table-cell>
          <table:table-cell office:value-type="percentage" office:value="0.02021" calcext:value-type="percentage">
            <text:p>2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B</text:p>
          </table:table-cell>
          <table:table-cell office:value-type="percentage" office:value="0.013899" calcext:value-type="percentage">
            <text:p>1,3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B</text:p>
          </table:table-cell>
          <table:table-cell office:value-type="percentage" office:value="0.079905" calcext:value-type="percentage">
            <text:p>7,9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B</text:p>
          </table:table-cell>
          <table:table-cell office:value-type="percentage" office:value="0.001959" calcext:value-type="percentage">
            <text:p>0,2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C</text:p>
          </table:table-cell>
          <table:table-cell office:value-type="percentage" office:value="0.031397" calcext:value-type="percentage">
            <text:p>3,1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C</text:p>
          </table:table-cell>
          <table:table-cell office:value-type="percentage" office:value="0.027773" calcext:value-type="percentage">
            <text:p>2,7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C</text:p>
          </table:table-cell>
          <table:table-cell office:value-type="percentage" office:value="0.020041" calcext:value-type="percentage">
            <text:p>2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C</text:p>
          </table:table-cell>
          <table:table-cell office:value-type="percentage" office:value="0.04219" calcext:value-type="percentage">
            <text:p>4,2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C</text:p>
          </table:table-cell>
          <table:table-cell office:value-type="percentage" office:value="0.004352" calcext:value-type="percentage">
            <text:p>0,4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D</text:p>
          </table:table-cell>
          <table:table-cell office:value-type="percentage" office:value="0.023864" calcext:value-type="percentage">
            <text:p>2,3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D</text:p>
          </table:table-cell>
          <table:table-cell office:value-type="percentage" office:value="0.029116" calcext:value-type="percentage">
            <text:p>2,9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D</text:p>
          </table:table-cell>
          <table:table-cell office:value-type="percentage" office:value="0.020822" calcext:value-type="percentage">
            <text:p>2,0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D</text:p>
          </table:table-cell>
          <table:table-cell office:value-type="percentage" office:value="0.028798" calcext:value-type="percentage">
            <text:p>2,8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D</text:p>
          </table:table-cell>
          <table:table-cell office:value-type="percentage" office:value="0.007149" calcext:value-type="percentage">
            <text:p>0,7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E</text:p>
          </table:table-cell>
          <table:table-cell office:value-type="percentage" office:value="0.056692" calcext:value-type="percentage">
            <text:p>5,6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E</text:p>
          </table:table-cell>
          <table:table-cell office:value-type="percentage" office:value="0.085593" calcext:value-type="percentage">
            <text:p>8,5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E</text:p>
          </table:table-cell>
          <table:table-cell office:value-type="percentage" office:value="0.078682" calcext:value-type="percentage">
            <text:p>7,8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E</text:p>
          </table:table-cell>
          <table:table-cell office:value-type="percentage" office:value="0.048264" calcext:value-type="percentage">
            <text:p>4,8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E</text:p>
          </table:table-cell>
          <table:table-cell office:value-type="percentage" office:value="0.035281" calcext:value-type="percentage">
            <text:p>3,5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F</text:p>
          </table:table-cell>
          <table:table-cell office:value-type="percentage" office:value="0.010379" calcext:value-type="percentage">
            <text:p>1,0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F</text:p>
          </table:table-cell>
          <table:table-cell office:value-type="percentage" office:value="0.019989" calcext:value-type="percentage">
            <text:p>2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F</text:p>
          </table:table-cell>
          <table:table-cell office:value-type="percentage" office:value="0.027974" calcext:value-type="percentage">
            <text:p>2,8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F</text:p>
          </table:table-cell>
          <table:table-cell office:value-type="percentage" office:value="0.005083" calcext:value-type="percentage">
            <text:p>0,5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F</text:p>
          </table:table-cell>
          <table:table-cell office:value-type="percentage" office:value="0.046734" calcext:value-type="percentage">
            <text:p>4,6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G</text:p>
          </table:table-cell>
          <table:table-cell office:value-type="percentage" office:value="0.004006" calcext:value-type="percentage">
            <text:p>0,4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G</text:p>
          </table:table-cell>
          <table:table-cell office:value-type="percentage" office:value="0.009482" calcext:value-type="percentage">
            <text:p>0,9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G</text:p>
          </table:table-cell>
          <table:table-cell office:value-type="percentage" office:value="0.01462" calcext:value-type="percentage">
            <text:p>1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G</text:p>
          </table:table-cell>
          <table:table-cell office:value-type="percentage" office:value="0.002095" calcext:value-type="percentage">
            <text:p>0,2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G</text:p>
          </table:table-cell>
          <table:table-cell office:value-type="percentage" office:value="0.051834" calcext:value-type="percentage">
            <text:p>5,1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H</text:p>
          </table:table-cell>
          <table:table-cell office:value-type="percentage" office:value="0.018805" calcext:value-type="percentage">
            <text:p>1,8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H</text:p>
          </table:table-cell>
          <table:table-cell office:value-type="percentage" office:value="0.01713" calcext:value-type="percentage">
            <text:p>1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H</text:p>
          </table:table-cell>
          <table:table-cell office:value-type="percentage" office:value="0.009094" calcext:value-type="percentage">
            <text:p>0,9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H</text:p>
          </table:table-cell>
          <table:table-cell office:value-type="percentage" office:value="0.028151" calcext:value-type="percentage">
            <text:p>2,8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H</text:p>
          </table:table-cell>
          <table:table-cell office:value-type="percentage" office:value="0.004103" calcext:value-type="percentage">
            <text:p>0,4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A</text:p>
          </table:table-cell>
          <table:table-cell office:value-type="percentage" office:value="0.00526" calcext:value-type="percentage">
            <text:p>0,5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A</text:p>
          </table:table-cell>
          <table:table-cell office:value-type="percentage" office:value="0.001023" calcext:value-type="percentage">
            <text:p>0,1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A</text:p>
          </table:table-cell>
          <table:table-cell office:value-type="percentage" office:value="0.001137" calcext:value-type="percentage">
            <text:p>0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A</text:p>
          </table:table-cell>
          <table:table-cell office:value-type="percentage" office:value="0.013938" calcext:value-type="percentage">
            <text:p>1,3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A</text:p>
          </table:table-cell>
          <table:table-cell office:value-type="percentage" office:value="0.00012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B</text:p>
          </table:table-cell>
          <table:table-cell office:value-type="percentage" office:value="0.029811" calcext:value-type="percentage">
            <text:p>2,9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B</text:p>
          </table:table-cell>
          <table:table-cell office:value-type="percentage" office:value="0.01106" calcext:value-type="percentage">
            <text:p>1,1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B</text:p>
          </table:table-cell>
          <table:table-cell office:value-type="percentage" office:value="0.007938" calcext:value-type="percentage">
            <text:p>0,7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B</text:p>
          </table:table-cell>
          <table:table-cell office:value-type="percentage" office:value="0.058972" calcext:value-type="percentage">
            <text:p>5,9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B</text:p>
          </table:table-cell>
          <table:table-cell office:value-type="percentage" office:value="0.000993" calcext:value-type="percentage">
            <text:p>0,1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C</text:p>
          </table:table-cell>
          <table:table-cell office:value-type="percentage" office:value="0.026453" calcext:value-type="percentage">
            <text:p>2,6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C</text:p>
          </table:table-cell>
          <table:table-cell office:value-type="percentage" office:value="0.018651" calcext:value-type="percentage">
            <text:p>1,8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C</text:p>
          </table:table-cell>
          <table:table-cell office:value-type="percentage" office:value="0.01231" calcext:value-type="percentage">
            <text:p>1,2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C</text:p>
          </table:table-cell>
          <table:table-cell office:value-type="percentage" office:value="0.041389" calcext:value-type="percentage">
            <text:p>4,1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C</text:p>
          </table:table-cell>
          <table:table-cell office:value-type="percentage" office:value="0.002288" calcext:value-type="percentage">
            <text:p>0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D</text:p>
          </table:table-cell>
          <table:table-cell office:value-type="percentage" office:value="0.02591" calcext:value-type="percentage">
            <text:p>2,5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D</text:p>
          </table:table-cell>
          <table:table-cell office:value-type="percentage" office:value="0.026122" calcext:value-type="percentage">
            <text:p>2,6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D</text:p>
          </table:table-cell>
          <table:table-cell office:value-type="percentage" office:value="0.016461" calcext:value-type="percentage">
            <text:p>1,6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D</text:p>
          </table:table-cell>
          <table:table-cell office:value-type="percentage" office:value="0.036721" calcext:value-type="percentage">
            <text:p>3,6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D</text:p>
          </table:table-cell>
          <table:table-cell office:value-type="percentage" office:value="0.004491" calcext:value-type="percentage">
            <text:p>0,4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E</text:p>
          </table:table-cell>
          <table:table-cell office:value-type="percentage" office:value="0.07461" calcext:value-type="percentage">
            <text:p>7,4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E</text:p>
          </table:table-cell>
          <table:table-cell office:value-type="percentage" office:value="0.096542" calcext:value-type="percentage">
            <text:p>9,6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E</text:p>
          </table:table-cell>
          <table:table-cell office:value-type="percentage" office:value="0.07621" calcext:value-type="percentage">
            <text:p>7,6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E</text:p>
          </table:table-cell>
          <table:table-cell office:value-type="percentage" office:value="0.077631" calcext:value-type="percentage">
            <text:p>7,7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E</text:p>
          </table:table-cell>
          <table:table-cell office:value-type="percentage" office:value="0.030221" calcext:value-type="percentage">
            <text:p>3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F</text:p>
          </table:table-cell>
          <table:table-cell office:value-type="percentage" office:value="0.016533" calcext:value-type="percentage">
            <text:p>1,6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F</text:p>
          </table:table-cell>
          <table:table-cell office:value-type="percentage" office:value="0.02959" calcext:value-type="percentage">
            <text:p>2,9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F</text:p>
          </table:table-cell>
          <table:table-cell office:value-type="percentage" office:value="0.036097" calcext:value-type="percentage">
            <text:p>3,6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F</text:p>
          </table:table-cell>
          <table:table-cell office:value-type="percentage" office:value="0.012561" calcext:value-type="percentage">
            <text:p>1,2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F</text:p>
          </table:table-cell>
          <table:table-cell office:value-type="percentage" office:value="0.048728" calcext:value-type="percentage">
            <text:p>4,8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G</text:p>
          </table:table-cell>
          <table:table-cell office:value-type="percentage" office:value="0.010012" calcext:value-type="percentage">
            <text:p>1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G</text:p>
          </table:table-cell>
          <table:table-cell office:value-type="percentage" office:value="0.02375" calcext:value-type="percentage">
            <text:p>2,3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G</text:p>
          </table:table-cell>
          <table:table-cell office:value-type="percentage" office:value="0.034129" calcext:value-type="percentage">
            <text:p>3,4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G</text:p>
          </table:table-cell>
          <table:table-cell office:value-type="percentage" office:value="0.007365" calcext:value-type="percentage">
            <text:p>0,7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G</text:p>
          </table:table-cell>
          <table:table-cell office:value-type="percentage" office:value="0.063121" calcext:value-type="percentage">
            <text:p>6,3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H</text:p>
          </table:table-cell>
          <table:table-cell office:value-type="percentage" office:value="0.003969" calcext:value-type="percentage">
            <text:p>0,4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H</text:p>
          </table:table-cell>
          <table:table-cell office:value-type="percentage" office:value="0.00467" calcext:value-type="percentage">
            <text:p>0,4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H</text:p>
          </table:table-cell>
          <table:table-cell office:value-type="percentage" office:value="0.002556" calcext:value-type="percentage">
            <text:p>0,2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H</text:p>
          </table:table-cell>
          <table:table-cell office:value-type="percentage" office:value="0.009032" calcext:value-type="percentage">
            <text:p>0,9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H</text:p>
          </table:table-cell>
          <table:table-cell office:value-type="percentage" office:value="0.001624" calcext:value-type="percentage">
            <text:p>0,1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A</text:p>
          </table:table-cell>
          <table:table-cell office:value-type="percentage" office:value="0.023142" calcext:value-type="percentage">
            <text:p>2,3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A</text:p>
          </table:table-cell>
          <table:table-cell office:value-type="percentage" office:value="0.017105" calcext:value-type="percentage">
            <text:p>1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A</text:p>
          </table:table-cell>
          <table:table-cell office:value-type="percentage" office:value="0.013604" calcext:value-type="percentage">
            <text:p>1,3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A</text:p>
          </table:table-cell>
          <table:table-cell office:value-type="percentage" office:value="0.106896" calcext:value-type="percentage">
            <text:p>10,6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A</text:p>
          </table:table-cell>
          <table:table-cell office:value-type="percentage" office:value="0.002713" calcext:value-type="percentage">
            <text:p>0,2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B</text:p>
          </table:table-cell>
          <table:table-cell office:value-type="percentage" office:value="0.055105" calcext:value-type="percentage">
            <text:p>5,5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B</text:p>
          </table:table-cell>
          <table:table-cell office:value-type="percentage" office:value="0.043705" calcext:value-type="percentage">
            <text:p>4,3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B</text:p>
          </table:table-cell>
          <table:table-cell office:value-type="percentage" office:value="0.026638" calcext:value-type="percentage">
            <text:p>2,6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B</text:p>
          </table:table-cell>
          <table:table-cell office:value-type="percentage" office:value="0.058409" calcext:value-type="percentage">
            <text:p>5,8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B</text:p>
          </table:table-cell>
          <table:table-cell office:value-type="percentage" office:value="0.005923" calcext:value-type="percentage">
            <text:p>0,5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C</text:p>
          </table:table-cell>
          <table:table-cell office:value-type="percentage" office:value="0.059414" calcext:value-type="percentage">
            <text:p>5,9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C</text:p>
          </table:table-cell>
          <table:table-cell office:value-type="percentage" office:value="0.06517" calcext:value-type="percentage">
            <text:p>6,5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C</text:p>
          </table:table-cell>
          <table:table-cell office:value-type="percentage" office:value="0.045834" calcext:value-type="percentage">
            <text:p>4,5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C</text:p>
          </table:table-cell>
          <table:table-cell office:value-type="percentage" office:value="0.044333" calcext:value-type="percentage">
            <text:p>4,4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C</text:p>
          </table:table-cell>
          <table:table-cell office:value-type="percentage" office:value="0.009853" calcext:value-type="percentage">
            <text:p>0,9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D</text:p>
          </table:table-cell>
          <table:table-cell office:value-type="percentage" office:value="0.025852" calcext:value-type="percentage">
            <text:p>2,5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D</text:p>
          </table:table-cell>
          <table:table-cell office:value-type="percentage" office:value="0.054554" calcext:value-type="percentage">
            <text:p>5,4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D</text:p>
          </table:table-cell>
          <table:table-cell office:value-type="percentage" office:value="0.073269" calcext:value-type="percentage">
            <text:p>7,3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D</text:p>
          </table:table-cell>
          <table:table-cell office:value-type="percentage" office:value="0.014939" calcext:value-type="percentage">
            <text:p>1,4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D</text:p>
          </table:table-cell>
          <table:table-cell office:value-type="percentage" office:value="0.064776" calcext:value-type="percentage">
            <text:p>6,4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E</text:p>
          </table:table-cell>
          <table:table-cell office:value-type="percentage" office:value="0.003729" calcext:value-type="percentage">
            <text:p>0,3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E</text:p>
          </table:table-cell>
          <table:table-cell office:value-type="percentage" office:value="0.007515" calcext:value-type="percentage">
            <text:p>0,7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E</text:p>
          </table:table-cell>
          <table:table-cell office:value-type="percentage" office:value="0.012601" calcext:value-type="percentage">
            <text:p>1,2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E</text:p>
          </table:table-cell>
          <table:table-cell office:value-type="percentage" office:value="0.001049" calcext:value-type="percentage">
            <text:p>0,1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E</text:p>
          </table:table-cell>
          <table:table-cell office:value-type="percentage" office:value="0.061894" calcext:value-type="percentage">
            <text:p>6,1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F</text:p>
          </table:table-cell>
          <table:table-cell office:value-type="percentage" office:value="0.025316" calcext:value-type="percentage">
            <text:p>2,5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F</text:p>
          </table:table-cell>
          <table:table-cell office:value-type="percentage" office:value="0.02336" calcext:value-type="percentage">
            <text:p>2,3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F</text:p>
          </table:table-cell>
          <table:table-cell office:value-type="percentage" office:value="0.014891" calcext:value-type="percentage">
            <text:p>1,4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F</text:p>
          </table:table-cell>
          <table:table-cell office:value-type="percentage" office:value="0.031984" calcext:value-type="percentage">
            <text:p>3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F</text:p>
          </table:table-cell>
          <table:table-cell office:value-type="percentage" office:value="0.006428" calcext:value-type="percentage">
            <text:p>0,6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A</text:p>
          </table:table-cell>
          <table:table-cell office:value-type="percentage" office:value="0.015489" calcext:value-type="percentage">
            <text:p>1,5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A</text:p>
          </table:table-cell>
          <table:table-cell office:value-type="percentage" office:value="0.009874" calcext:value-type="percentage">
            <text:p>0,9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A</text:p>
          </table:table-cell>
          <table:table-cell office:value-type="percentage" office:value="0.007998" calcext:value-type="percentage">
            <text:p>0,8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A</text:p>
          </table:table-cell>
          <table:table-cell office:value-type="percentage" office:value="0.095062" calcext:value-type="percentage">
            <text:p>9,5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A</text:p>
          </table:table-cell>
          <table:table-cell office:value-type="percentage" office:value="0.001039" calcext:value-type="percentage">
            <text:p>0,1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B</text:p>
          </table:table-cell>
          <table:table-cell office:value-type="percentage" office:value="0.113566" calcext:value-type="percentage">
            <text:p>11,3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B</text:p>
          </table:table-cell>
          <table:table-cell office:value-type="percentage" office:value="0.093878" calcext:value-type="percentage">
            <text:p>9,3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B</text:p>
          </table:table-cell>
          <table:table-cell office:value-type="percentage" office:value="0.056615" calcext:value-type="percentage">
            <text:p>5,6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B</text:p>
          </table:table-cell>
          <table:table-cell office:value-type="percentage" office:value="0.107482" calcext:value-type="percentage">
            <text:p>10,7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B</text:p>
          </table:table-cell>
          <table:table-cell office:value-type="percentage" office:value="0.014185" calcext:value-type="percentage">
            <text:p>1,4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C</text:p>
          </table:table-cell>
          <table:table-cell office:value-type="percentage" office:value="0.014996" calcext:value-type="percentage">
            <text:p>1,5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C</text:p>
          </table:table-cell>
          <table:table-cell office:value-type="percentage" office:value="0.017332" calcext:value-type="percentage">
            <text:p>1,7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C</text:p>
          </table:table-cell>
          <table:table-cell office:value-type="percentage" office:value="0.012611" calcext:value-type="percentage">
            <text:p>1,2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C</text:p>
          </table:table-cell>
          <table:table-cell office:value-type="percentage" office:value="0.01164" calcext:value-type="percentage">
            <text:p>1,1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C</text:p>
          </table:table-cell>
          <table:table-cell office:value-type="percentage" office:value="0.003414" calcext:value-type="percentage">
            <text:p>0,3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D</text:p>
          </table:table-cell>
          <table:table-cell office:value-type="percentage" office:value="0.031879" calcext:value-type="percentage">
            <text:p>3,1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D</text:p>
          </table:table-cell>
          <table:table-cell office:value-type="percentage" office:value="0.065898" calcext:value-type="percentage">
            <text:p>6,5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D</text:p>
          </table:table-cell>
          <table:table-cell office:value-type="percentage" office:value="0.084869" calcext:value-type="percentage">
            <text:p>8,4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D</text:p>
          </table:table-cell>
          <table:table-cell office:value-type="percentage" office:value="0.023488" calcext:value-type="percentage">
            <text:p>2,3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D</text:p>
          </table:table-cell>
          <table:table-cell office:value-type="percentage" office:value="0.077901" calcext:value-type="percentage">
            <text:p>7,7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E</text:p>
          </table:table-cell>
          <table:table-cell office:value-type="percentage" office:value="0.002345" calcext:value-type="percentage">
            <text:p>0,2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E</text:p>
          </table:table-cell>
          <table:table-cell office:value-type="percentage" office:value="0.005695" calcext:value-type="percentage">
            <text:p>0,5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E</text:p>
          </table:table-cell>
          <table:table-cell office:value-type="percentage" office:value="0.009013" calcext:value-type="percentage">
            <text:p>0,9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E</text:p>
          </table:table-cell>
          <table:table-cell office:value-type="percentage" office:value="0.00076" calcext:value-type="percentage">
            <text:p>0,0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E</text:p>
          </table:table-cell>
          <table:table-cell office:value-type="percentage" office:value="0.044996" calcext:value-type="percentage">
            <text:p>4,5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F</text:p>
          </table:table-cell>
          <table:table-cell office:value-type="percentage" office:value="0.014283" calcext:value-type="percentage">
            <text:p>1,4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F</text:p>
          </table:table-cell>
          <table:table-cell office:value-type="percentage" office:value="0.018733" calcext:value-type="percentage">
            <text:p>1,8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F</text:p>
          </table:table-cell>
          <table:table-cell office:value-type="percentage" office:value="0.015731" calcext:value-type="percentage">
            <text:p>1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F</text:p>
          </table:table-cell>
          <table:table-cell office:value-type="percentage" office:value="0.019177" calcext:value-type="percentage">
            <text:p>1,9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F</text:p>
          </table:table-cell>
          <table:table-cell office:value-type="percentage" office:value="0.010051" calcext:value-type="percentage">
            <text:p>1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1,0</text:p>
          </table:table-cell>
          <table:table-cell office:value-type="percentage" office:value="0.010605" calcext:value-type="percentage">
            <text:p>1,0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1,0</text:p>
          </table:table-cell>
          <table:table-cell office:value-type="percentage" office:value="0.000394" calcext:value-type="percentage">
            <text:p>0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1,0</text:p>
          </table:table-cell>
          <table:table-cell office:value-type="percentage" office:value="0.001277" calcext:value-type="percentage">
            <text:p>0,1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1,0</text:p>
          </table:table-cell>
          <table:table-cell office:value-type="percentage" office:value="0.008883" calcext:value-type="percentage">
            <text:p>0,8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1,0</text:p>
          </table:table-cell>
          <table:table-cell office:value-type="percentage" office:value="0.000282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2,0</text:p>
          </table:table-cell>
          <table:table-cell office:value-type="percentage" office:value="0.044086" calcext:value-type="percentage">
            <text:p>4,4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2,0</text:p>
          </table:table-cell>
          <table:table-cell office:value-type="percentage" office:value="0.021212" calcext:value-type="percentage">
            <text:p>2,1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2,0</text:p>
          </table:table-cell>
          <table:table-cell office:value-type="percentage" office:value="0.014435" calcext:value-type="percentage">
            <text:p>1,4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2,0</text:p>
          </table:table-cell>
          <table:table-cell office:value-type="percentage" office:value="0.031974" calcext:value-type="percentage">
            <text:p>3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2,0</text:p>
          </table:table-cell>
          <table:table-cell office:value-type="percentage" office:value="0.008179" calcext:value-type="percentage">
            <text:p>0,8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3,0</text:p>
          </table:table-cell>
          <table:table-cell office:value-type="percentage" office:value="0.057823" calcext:value-type="percentage">
            <text:p>5,7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3,0</text:p>
          </table:table-cell>
          <table:table-cell office:value-type="percentage" office:value="0.063042" calcext:value-type="percentage">
            <text:p>6,3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3,0</text:p>
          </table:table-cell>
          <table:table-cell office:value-type="percentage" office:value="0.054457" calcext:value-type="percentage">
            <text:p>5,4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3,0</text:p>
          </table:table-cell>
          <table:table-cell office:value-type="percentage" office:value="0.060813" calcext:value-type="percentage">
            <text:p>6,0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3,0</text:p>
          </table:table-cell>
          <table:table-cell office:value-type="percentage" office:value="0.03766" calcext:value-type="percentage">
            <text:p>3,7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4,0</text:p>
          </table:table-cell>
          <table:table-cell office:value-type="percentage" office:value="0.048061" calcext:value-type="percentage">
            <text:p>4,8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4,0</text:p>
          </table:table-cell>
          <table:table-cell office:value-type="percentage" office:value="0.078801" calcext:value-type="percentage">
            <text:p>7,8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4,0</text:p>
          </table:table-cell>
          <table:table-cell office:value-type="percentage" office:value="0.07553" calcext:value-type="percentage">
            <text:p>7,5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4,0</text:p>
          </table:table-cell>
          <table:table-cell office:value-type="percentage" office:value="0.078696" calcext:value-type="percentage">
            <text:p>7,8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4,0</text:p>
          </table:table-cell>
          <table:table-cell office:value-type="percentage" office:value="0.074766" calcext:value-type="percentage">
            <text:p>7,4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5,0</text:p>
          </table:table-cell>
          <table:table-cell office:value-type="percentage" office:value="0.031983" calcext:value-type="percentage">
            <text:p>3,2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5,0</text:p>
          </table:table-cell>
          <table:table-cell office:value-type="percentage" office:value="0.047959" calcext:value-type="percentage">
            <text:p>4,8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5,0</text:p>
          </table:table-cell>
          <table:table-cell office:value-type="percentage" office:value="0.041139" calcext:value-type="percentage">
            <text:p>4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5,0</text:p>
          </table:table-cell>
          <table:table-cell office:value-type="percentage" office:value="0.077243" calcext:value-type="percentage">
            <text:p>7,7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5,0</text:p>
          </table:table-cell>
          <table:table-cell office:value-type="percentage" office:value="0.030701" calcext:value-type="percentage">
            <text:p>3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A</text:p>
          </table:table-cell>
          <table:table-cell office:value-type="percentage" office:value="0.00652" calcext:value-type="percentage">
            <text:p>0,6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A</text:p>
          </table:table-cell>
          <table:table-cell office:value-type="percentage" office:value="0.003944" calcext:value-type="percentage">
            <text:p>0,3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A</text:p>
          </table:table-cell>
          <table:table-cell office:value-type="percentage" office:value="0.001276" calcext:value-type="percentage">
            <text:p>0,1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A</text:p>
          </table:table-cell>
          <table:table-cell office:value-type="percentage" office:value="0.038308" calcext:value-type="percentage">
            <text:p>3,8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A</text:p>
          </table:table-cell>
          <table:table-cell office:value-type="percentage" office:value="0.000396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B</text:p>
          </table:table-cell>
          <table:table-cell office:value-type="percentage" office:value="0.047101" calcext:value-type="percentage">
            <text:p>4,7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B</text:p>
          </table:table-cell>
          <table:table-cell office:value-type="percentage" office:value="0.030811" calcext:value-type="percentage">
            <text:p>3,0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B</text:p>
          </table:table-cell>
          <table:table-cell office:value-type="percentage" office:value="0.009696" calcext:value-type="percentage">
            <text:p>0,9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B</text:p>
          </table:table-cell>
          <table:table-cell office:value-type="percentage" office:value="0.15612" calcext:value-type="percentage">
            <text:p>15,6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B</text:p>
          </table:table-cell>
          <table:table-cell office:value-type="percentage" office:value="0.000557" calcext:value-type="percentage">
            <text:p>0,0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C</text:p>
          </table:table-cell>
          <table:table-cell office:value-type="percentage" office:value="0.056271" calcext:value-type="percentage">
            <text:p>5,6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C</text:p>
          </table:table-cell>
          <table:table-cell office:value-type="percentage" office:value="0.040522" calcext:value-type="percentage">
            <text:p>4,0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C</text:p>
          </table:table-cell>
          <table:table-cell office:value-type="percentage" office:value="0.018455" calcext:value-type="percentage">
            <text:p>1,8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C</text:p>
          </table:table-cell>
          <table:table-cell office:value-type="percentage" office:value="0.038243" calcext:value-type="percentage">
            <text:p>3,8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C</text:p>
          </table:table-cell>
          <table:table-cell office:value-type="percentage" office:value="0.001478" calcext:value-type="percentage">
            <text:p>0,1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D</text:p>
          </table:table-cell>
          <table:table-cell office:value-type="percentage" office:value="0.03869" calcext:value-type="percentage">
            <text:p>3,8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D</text:p>
          </table:table-cell>
          <table:table-cell office:value-type="percentage" office:value="0.039168" calcext:value-type="percentage">
            <text:p>3,9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D</text:p>
          </table:table-cell>
          <table:table-cell office:value-type="percentage" office:value="0.027705" calcext:value-type="percentage">
            <text:p>2,7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D</text:p>
          </table:table-cell>
          <table:table-cell office:value-type="percentage" office:value="0.01531" calcext:value-type="percentage">
            <text:p>1,5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D</text:p>
          </table:table-cell>
          <table:table-cell office:value-type="percentage" office:value="0.003209" calcext:value-type="percentage">
            <text:p>0,3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E</text:p>
          </table:table-cell>
          <table:table-cell office:value-type="percentage" office:value="0.015004" calcext:value-type="percentage">
            <text:p>1,5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E</text:p>
          </table:table-cell>
          <table:table-cell office:value-type="percentage" office:value="0.021773" calcext:value-type="percentage">
            <text:p>2,1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E</text:p>
          </table:table-cell>
          <table:table-cell office:value-type="percentage" office:value="0.019907" calcext:value-type="percentage">
            <text:p>1,9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E</text:p>
          </table:table-cell>
          <table:table-cell office:value-type="percentage" office:value="0.004202" calcext:value-type="percentage">
            <text:p>0,4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E</text:p>
          </table:table-cell>
          <table:table-cell office:value-type="percentage" office:value="0.003436" calcext:value-type="percentage">
            <text:p>0,3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F</text:p>
          </table:table-cell>
          <table:table-cell office:value-type="percentage" office:value="0.012995" calcext:value-type="percentage">
            <text:p>1,3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F</text:p>
          </table:table-cell>
          <table:table-cell office:value-type="percentage" office:value="0.02477" calcext:value-type="percentage">
            <text:p>2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F</text:p>
          </table:table-cell>
          <table:table-cell office:value-type="percentage" office:value="0.027689" calcext:value-type="percentage">
            <text:p>2,7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F</text:p>
          </table:table-cell>
          <table:table-cell office:value-type="percentage" office:value="0.002964" calcext:value-type="percentage">
            <text:p>0,3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F</text:p>
          </table:table-cell>
          <table:table-cell office:value-type="percentage" office:value="0.006668" calcext:value-type="percentage">
            <text:p>0,6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G</text:p>
          </table:table-cell>
          <table:table-cell office:value-type="percentage" office:value="0.007903" calcext:value-type="percentage">
            <text:p>0,7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G</text:p>
          </table:table-cell>
          <table:table-cell office:value-type="percentage" office:value="0.019897" calcext:value-type="percentage">
            <text:p>1,9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G</text:p>
          </table:table-cell>
          <table:table-cell office:value-type="percentage" office:value="0.026634" calcext:value-type="percentage">
            <text:p>2,6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G</text:p>
          </table:table-cell>
          <table:table-cell office:value-type="percentage" office:value="0.001454" calcext:value-type="percentage">
            <text:p>0,1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G</text:p>
          </table:table-cell>
          <table:table-cell office:value-type="percentage" office:value="0.010082" calcext:value-type="percentage">
            <text:p>1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H</text:p>
          </table:table-cell>
          <table:table-cell office:value-type="percentage" office:value="0.003869" calcext:value-type="percentage">
            <text:p>0,3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H</text:p>
          </table:table-cell>
          <table:table-cell office:value-type="percentage" office:value="0.013256" calcext:value-type="percentage">
            <text:p>1,3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H</text:p>
          </table:table-cell>
          <table:table-cell office:value-type="percentage" office:value="0.020673" calcext:value-type="percentage">
            <text:p>2,0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H</text:p>
          </table:table-cell>
          <table:table-cell office:value-type="percentage" office:value="0.000581" calcext:value-type="percentage">
            <text:p>0,0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H</text:p>
          </table:table-cell>
          <table:table-cell office:value-type="percentage" office:value="0.014678" calcext:value-type="percentage">
            <text:p>1,4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I</text:p>
          </table:table-cell>
          <table:table-cell office:value-type="percentage" office:value="0.001683" calcext:value-type="percentage">
            <text:p>0,1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I</text:p>
          </table:table-cell>
          <table:table-cell office:value-type="percentage" office:value="0.006915" calcext:value-type="percentage">
            <text:p>0,6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I</text:p>
          </table:table-cell>
          <table:table-cell office:value-type="percentage" office:value="0.012236" calcext:value-type="percentage">
            <text:p>1,2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I</text:p>
          </table:table-cell>
          <table:table-cell office:value-type="percentage" office:value="0.000219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I</text:p>
          </table:table-cell>
          <table:table-cell office:value-type="percentage" office:value="0.012645" calcext:value-type="percentage">
            <text:p>1,2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J</text:p>
          </table:table-cell>
          <table:table-cell office:value-type="percentage" office:value="0.000847" calcext:value-type="percentage">
            <text:p>0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J</text:p>
          </table:table-cell>
          <table:table-cell office:value-type="percentage" office:value="0.00364" calcext:value-type="percentage">
            <text:p>0,3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J</text:p>
          </table:table-cell>
          <table:table-cell office:value-type="percentage" office:value="0.006992" calcext:value-type="percentage">
            <text:p>0,7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J</text:p>
          </table:table-cell>
          <table:table-cell office:value-type="percentage" office:value="0.000086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J</text:p>
          </table:table-cell>
          <table:table-cell office:value-type="percentage" office:value="0.009405" calcext:value-type="percentage">
            <text:p>0,9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K</text:p>
          </table:table-cell>
          <table:table-cell office:value-type="percentage" office:value="0.000508" calcext:value-type="percentage">
            <text:p>0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K</text:p>
          </table:table-cell>
          <table:table-cell office:value-type="percentage" office:value="0.002448" calcext:value-type="percentage">
            <text:p>0,2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K</text:p>
          </table:table-cell>
          <table:table-cell office:value-type="percentage" office:value="0.004905" calcext:value-type="percentage">
            <text:p>0,4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K</text:p>
          </table:table-cell>
          <table:table-cell office:value-type="percentage" office:value="0.000045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K</text:p>
          </table:table-cell>
          <table:table-cell office:value-type="percentage" office:value="0.008696" calcext:value-type="percentage">
            <text:p>0,8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L</text:p>
          </table:table-cell>
          <table:table-cell office:value-type="percentage" office:value="0.001168" calcext:value-type="percentage">
            <text:p>0,1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L</text:p>
          </table:table-cell>
          <table:table-cell office:value-type="percentage" office:value="0.004263" calcext:value-type="percentage">
            <text:p>0,4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L</text:p>
          </table:table-cell>
          <table:table-cell office:value-type="percentage" office:value="0.010671" calcext:value-type="percentage">
            <text:p>1,0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L</text:p>
          </table:table-cell>
          <table:table-cell office:value-type="percentage" office:value="0.000077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L</text:p>
          </table:table-cell>
          <table:table-cell office:value-type="percentage" office:value="0.080337" calcext:value-type="percentage">
            <text:p>8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A</text:p>
          </table:table-cell>
          <table:table-cell office:value-type="percentage" office:value="0.188873" calcext:value-type="percentage">
            <text:p>18,8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A</text:p>
          </table:table-cell>
          <table:table-cell office:value-type="percentage" office:value="0.203512" calcext:value-type="percentage">
            <text:p>20,3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A</text:p>
          </table:table-cell>
          <table:table-cell office:value-type="percentage" office:value="0.175469" calcext:value-type="percentage">
            <text:p>17,5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A</text:p>
          </table:table-cell>
          <table:table-cell office:value-type="percentage" office:value="0.250882" calcext:value-type="percentage">
            <text:p>25,0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A</text:p>
          </table:table-cell>
          <table:table-cell office:value-type="percentage" office:value="0.084785" calcext:value-type="percentage">
            <text:p>8,4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B</text:p>
          </table:table-cell>
          <table:table-cell office:value-type="percentage" office:value="0.002032" calcext:value-type="percentage">
            <text:p>0,2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B</text:p>
          </table:table-cell>
          <table:table-cell office:value-type="percentage" office:value="0.004238" calcext:value-type="percentage">
            <text:p>0,4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B</text:p>
          </table:table-cell>
          <table:table-cell office:value-type="percentage" office:value="0.006714" calcext:value-type="percentage">
            <text:p>0,6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B</text:p>
          </table:table-cell>
          <table:table-cell office:value-type="percentage" office:value="0.003995" calcext:value-type="percentage">
            <text:p>0,4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B</text:p>
          </table:table-cell>
          <table:table-cell office:value-type="percentage" office:value="0.033904" calcext:value-type="percentage">
            <text:p>3,3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C</text:p>
          </table:table-cell>
          <table:table-cell office:value-type="percentage" office:value="0.000538" calcext:value-type="percentage">
            <text:p>0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C</text:p>
          </table:table-cell>
          <table:table-cell office:value-type="percentage" office:value="0.001212" calcext:value-type="percentage">
            <text:p>0,1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C</text:p>
          </table:table-cell>
          <table:table-cell office:value-type="percentage" office:value="0.001562" calcext:value-type="percentage">
            <text:p>0,1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C</text:p>
          </table:table-cell>
          <table:table-cell office:value-type="percentage" office:value="0.000912" calcext:value-type="percentage">
            <text:p>0,0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C</text:p>
          </table:table-cell>
          <table:table-cell office:value-type="percentage" office:value="0.007984" calcext:value-type="percentage">
            <text:p>0,8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D</text:p>
          </table:table-cell>
          <table:table-cell office:value-type="percentage" office:value="0.001114" calcext:value-type="percentage">
            <text:p>0,1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D</text:p>
          </table:table-cell>
          <table:table-cell office:value-type="percentage" office:value="0.002446" calcext:value-type="percentage">
            <text:p>0,2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D</text:p>
          </table:table-cell>
          <table:table-cell office:value-type="percentage" office:value="0.003091" calcext:value-type="percentage">
            <text:p>0,3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D</text:p>
          </table:table-cell>
          <table:table-cell office:value-type="percentage" office:value="0.00182" calcext:value-type="percentage">
            <text:p>0,1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D</text:p>
          </table:table-cell>
          <table:table-cell office:value-type="percentage" office:value="0.024915" calcext:value-type="percentage">
            <text:p>2,4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A</text:p>
          </table:table-cell>
          <table:table-cell office:value-type="percentage" office:value="0.000253" calcext:value-type="percentage">
            <text:p>0,0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A</text:p>
          </table:table-cell>
          <table:table-cell office:value-type="percentage" office:value="0.000182" calcext:value-type="percentage">
            <text:p>0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A</text:p>
          </table:table-cell>
          <table:table-cell office:value-type="percentage" office:value="0.000088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A</text:p>
          </table:table-cell>
          <table:table-cell office:value-type="percentage" office:value="0.004801" calcext:value-type="percentage">
            <text:p>0,4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A</text:p>
          </table:table-cell>
          <table:table-cell office:value-type="percentage" office:value="0.000029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B</text:p>
          </table:table-cell>
          <table:table-cell office:value-type="percentage" office:value="0.17116" calcext:value-type="percentage">
            <text:p>17,1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B</text:p>
          </table:table-cell>
          <table:table-cell office:value-type="percentage" office:value="0.125226" calcext:value-type="percentage">
            <text:p>12,5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B</text:p>
          </table:table-cell>
          <table:table-cell office:value-type="percentage" office:value="0.055343" calcext:value-type="percentage">
            <text:p>5,5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B</text:p>
          </table:table-cell>
          <table:table-cell office:value-type="percentage" office:value="0.238148" calcext:value-type="percentage">
            <text:p>23,8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B</text:p>
          </table:table-cell>
          <table:table-cell office:value-type="percentage" office:value="0.010187" calcext:value-type="percentage">
            <text:p>1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C</text:p>
          </table:table-cell>
          <table:table-cell office:value-type="percentage" office:value="0.019532" calcext:value-type="percentage">
            <text:p>1,9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C</text:p>
          </table:table-cell>
          <table:table-cell office:value-type="percentage" office:value="0.072714" calcext:value-type="percentage">
            <text:p>7,2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C</text:p>
          </table:table-cell>
          <table:table-cell office:value-type="percentage" office:value="0.106597" calcext:value-type="percentage">
            <text:p>10,6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C</text:p>
          </table:table-cell>
          <table:table-cell office:value-type="percentage" office:value="0.013935" calcext:value-type="percentage">
            <text:p>1,3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C</text:p>
          </table:table-cell>
          <table:table-cell office:value-type="percentage" office:value="0.0478" calcext:value-type="percentage">
            <text:p>4,7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D</text:p>
          </table:table-cell>
          <table:table-cell office:value-type="percentage" office:value="0.001428" calcext:value-type="percentage">
            <text:p>0,1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D</text:p>
          </table:table-cell>
          <table:table-cell office:value-type="percentage" office:value="0.011424" calcext:value-type="percentage">
            <text:p>1,1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D</text:p>
          </table:table-cell>
          <table:table-cell office:value-type="percentage" office:value="0.020721" calcext:value-type="percentage">
            <text:p>2,0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D</text:p>
          </table:table-cell>
          <table:table-cell office:value-type="percentage" office:value="0.000665" calcext:value-type="percentage">
            <text:p>0,0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D</text:p>
          </table:table-cell>
          <table:table-cell office:value-type="percentage" office:value="0.051513" calcext:value-type="percentage">
            <text:p>5,1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E</text:p>
          </table:table-cell>
          <table:table-cell office:value-type="percentage" office:value="0.000185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E</text:p>
          </table:table-cell>
          <table:table-cell office:value-type="percentage" office:value="0.001862" calcext:value-type="percentage">
            <text:p>0,1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E</text:p>
          </table:table-cell>
          <table:table-cell office:value-type="percentage" office:value="0.004089" calcext:value-type="percentage">
            <text:p>0,4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E</text:p>
          </table:table-cell>
          <table:table-cell office:value-type="percentage" office:value="0.00006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E</text:p>
          </table:table-cell>
          <table:table-cell office:value-type="percentage" office:value="0.042057" calcext:value-type="percentage">
            <text:p>4,2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A</text:p>
          </table:table-cell>
          <table:table-cell office:value-type="percentage" office:value="0.001118" calcext:value-type="percentage">
            <text:p>0,1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A</text:p>
          </table:table-cell>
          <table:table-cell office:value-type="percentage" office:value="0.000378" calcext:value-type="percentage">
            <text:p>0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A</text:p>
          </table:table-cell>
          <table:table-cell office:value-type="percentage" office:value="0.000069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A</text:p>
          </table:table-cell>
          <table:table-cell office:value-type="percentage" office:value="0.003747" calcext:value-type="percentage">
            <text:p>0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A</text:p>
          </table:table-cell>
          <table:table-cell office:value-type="percentage" office:value="0.000018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B</text:p>
          </table:table-cell>
          <table:table-cell office:value-type="percentage" office:value="0.029151" calcext:value-type="percentage">
            <text:p>2,9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B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B</text:p>
          </table:table-cell>
          <table:table-cell office:value-type="percentage" office:value="0.002391" calcext:value-type="percentage">
            <text:p>0,2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B</text:p>
          </table:table-cell>
          <table:table-cell office:value-type="percentage" office:value="0.052037" calcext:value-type="percentage">
            <text:p>5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B</text:p>
          </table:table-cell>
          <table:table-cell office:value-type="percentage" office:value="0.0004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C</text:p>
          </table:table-cell>
          <table:table-cell office:value-type="percentage" office:value="0.129703" calcext:value-type="percentage">
            <text:p>12,9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C</text:p>
          </table:table-cell>
          <table:table-cell office:value-type="percentage" office:value="0.107892" calcext:value-type="percentage">
            <text:p>10,7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C</text:p>
          </table:table-cell>
          <table:table-cell office:value-type="percentage" office:value="0.062237" calcext:value-type="percentage">
            <text:p>6,2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C</text:p>
          </table:table-cell>
          <table:table-cell office:value-type="percentage" office:value="0.153339" calcext:value-type="percentage">
            <text:p>15,3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C</text:p>
          </table:table-cell>
          <table:table-cell office:value-type="percentage" office:value="0.021275" calcext:value-type="percentage">
            <text:p>2,1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D</text:p>
          </table:table-cell>
          <table:table-cell office:value-type="percentage" office:value="0.029818" calcext:value-type="percentage">
            <text:p>2,9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D</text:p>
          </table:table-cell>
          <table:table-cell office:value-type="percentage" office:value="0.084584" calcext:value-type="percentage">
            <text:p>8,4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D</text:p>
          </table:table-cell>
          <table:table-cell office:value-type="percentage" office:value="0.109371" calcext:value-type="percentage">
            <text:p>10,9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D</text:p>
          </table:table-cell>
          <table:table-cell office:value-type="percentage" office:value="0.044734" calcext:value-type="percentage">
            <text:p>4,4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D</text:p>
          </table:table-cell>
          <table:table-cell office:value-type="percentage" office:value="0.093781" calcext:value-type="percentage">
            <text:p>9,3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E</text:p>
          </table:table-cell>
          <table:table-cell office:value-type="percentage" office:value="0.002767" calcext:value-type="percentage">
            <text:p>0,2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E</text:p>
          </table:table-cell>
          <table:table-cell office:value-type="percentage" office:value="0.009555" calcext:value-type="percentage">
            <text:p>0,9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E</text:p>
          </table:table-cell>
          <table:table-cell office:value-type="percentage" office:value="0.01277" calcext:value-type="percentage">
            <text:p>1,2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E</text:p>
          </table:table-cell>
          <table:table-cell office:value-type="percentage" office:value="0.003753" calcext:value-type="percentage">
            <text:p>0,3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E</text:p>
          </table:table-cell>
          <table:table-cell office:value-type="percentage" office:value="0.036113" calcext:value-type="percentage">
            <text:p>3,6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A</text:p>
          </table:table-cell>
          <table:table-cell office:value-type="percentage" office:value="0.128762" calcext:value-type="percentage">
            <text:p>12,8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A</text:p>
          </table:table-cell>
          <table:table-cell office:value-type="percentage" office:value="0.068262" calcext:value-type="percentage">
            <text:p>6,8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A</text:p>
          </table:table-cell>
          <table:table-cell office:value-type="percentage" office:value="0.02455" calcext:value-type="percentage">
            <text:p>2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A</text:p>
          </table:table-cell>
          <table:table-cell office:value-type="percentage" office:value="0.234819" calcext:value-type="percentage">
            <text:p>23,4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A</text:p>
          </table:table-cell>
          <table:table-cell office:value-type="percentage" office:value="0.005474" calcext:value-type="percentage">
            <text:p>0,5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B</text:p>
          </table:table-cell>
          <table:table-cell office:value-type="percentage" office:value="0.060686" calcext:value-type="percentage">
            <text:p>6,0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B</text:p>
          </table:table-cell>
          <table:table-cell office:value-type="percentage" office:value="0.126607" calcext:value-type="percentage">
            <text:p>12,6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B</text:p>
          </table:table-cell>
          <table:table-cell office:value-type="percentage" office:value="0.138651" calcext:value-type="percentage">
            <text:p>13,8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B</text:p>
          </table:table-cell>
          <table:table-cell office:value-type="percentage" office:value="0.022272" calcext:value-type="percentage">
            <text:p>2,2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B</text:p>
          </table:table-cell>
          <table:table-cell office:value-type="percentage" office:value="0.064184" calcext:value-type="percentage">
            <text:p>6,4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C</text:p>
          </table:table-cell>
          <table:table-cell office:value-type="percentage" office:value="0.002939" calcext:value-type="percentage">
            <text:p>0,2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C</text:p>
          </table:table-cell>
          <table:table-cell office:value-type="percentage" office:value="0.015208" calcext:value-type="percentage">
            <text:p>1,5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C</text:p>
          </table:table-cell>
          <table:table-cell office:value-type="percentage" office:value="0.021635" calcext:value-type="percentage">
            <text:p>2,1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C</text:p>
          </table:table-cell>
          <table:table-cell office:value-type="percentage" office:value="0.000475" calcext:value-type="percentage">
            <text:p>0,0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C</text:p>
          </table:table-cell>
          <table:table-cell office:value-type="percentage" office:value="0.069283" calcext:value-type="percentage">
            <text:p>6,9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D</text:p>
          </table:table-cell>
          <table:table-cell office:value-type="percentage" office:value="0.000151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D</text:p>
          </table:table-cell>
          <table:table-cell office:value-type="percentage" office:value="0.001139" calcext:value-type="percentage">
            <text:p>0,1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D</text:p>
          </table:table-cell>
          <table:table-cell office:value-type="percentage" office:value="0.001764" calcext:value-type="percentage">
            <text:p>0,1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D</text:p>
          </table:table-cell>
          <table:table-cell office:value-type="percentage" office:value="0.000035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D</text:p>
          </table:table-cell>
          <table:table-cell office:value-type="percentage" office:value="0.010395" calcext:value-type="percentage">
            <text:p>1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E</text:p>
          </table:table-cell>
          <table:table-cell office:value-type="percentage" office:value="0.000019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E</text:p>
          </table:table-cell>
          <table:table-cell office:value-type="percentage" office:value="0.000193" calcext:value-type="percentage">
            <text:p>0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E</text:p>
          </table:table-cell>
          <table:table-cell office:value-type="percentage" office:value="0.000237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E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E</text:p>
          </table:table-cell>
          <table:table-cell office:value-type="percentage" office:value="0.002251" calcext:value-type="percentage">
            <text:p>0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A</text:p>
          </table:table-cell>
          <table:table-cell office:value-type="percentage" office:value="0.154662" calcext:value-type="percentage">
            <text:p>15,4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A</text:p>
          </table:table-cell>
          <table:table-cell office:value-type="percentage" office:value="0.15475" calcext:value-type="percentage">
            <text:p>15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A</text:p>
          </table:table-cell>
          <table:table-cell office:value-type="percentage" office:value="0.133143" calcext:value-type="percentage">
            <text:p>13,3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A</text:p>
          </table:table-cell>
          <table:table-cell office:value-type="percentage" office:value="0.188349" calcext:value-type="percentage">
            <text:p>18,8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A</text:p>
          </table:table-cell>
          <table:table-cell office:value-type="percentage" office:value="0.129045" calcext:value-type="percentage">
            <text:p>12,9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B</text:p>
          </table:table-cell>
          <table:table-cell office:value-type="percentage" office:value="0.034646" calcext:value-type="percentage">
            <text:p>3,4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B</text:p>
          </table:table-cell>
          <table:table-cell office:value-type="percentage" office:value="0.049704" calcext:value-type="percentage">
            <text:p>4,9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B</text:p>
          </table:table-cell>
          <table:table-cell office:value-type="percentage" office:value="0.046243" calcext:value-type="percentage">
            <text:p>4,6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B</text:p>
          </table:table-cell>
          <table:table-cell office:value-type="percentage" office:value="0.065111" calcext:value-type="percentage">
            <text:p>6,5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B</text:p>
          </table:table-cell>
          <table:table-cell office:value-type="percentage" office:value="0.018657" calcext:value-type="percentage">
            <text:p>1,8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C</text:p>
          </table:table-cell>
          <table:table-cell office:value-type="percentage" office:value="0.00307" calcext:value-type="percentage">
            <text:p>0,3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C</text:p>
          </table:table-cell>
          <table:table-cell office:value-type="percentage" office:value="0.006322" calcext:value-type="percentage">
            <text:p>0,6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C</text:p>
          </table:table-cell>
          <table:table-cell office:value-type="percentage" office:value="0.006754" calcext:value-type="percentage">
            <text:p>0,6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C</text:p>
          </table:table-cell>
          <table:table-cell office:value-type="percentage" office:value="0.003927" calcext:value-type="percentage">
            <text:p>0,3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C</text:p>
          </table:table-cell>
          <table:table-cell office:value-type="percentage" office:value="0.003161" calcext:value-type="percentage">
            <text:p>0,3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D</text:p>
          </table:table-cell>
          <table:table-cell office:value-type="percentage" office:value="0.000168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D</text:p>
          </table:table-cell>
          <table:table-cell office:value-type="percentage" office:value="0.000567" calcext:value-type="percentage">
            <text:p>0,0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D</text:p>
          </table:table-cell>
          <table:table-cell office:value-type="percentage" office:value="0.000625" calcext:value-type="percentage">
            <text:p>0,0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D</text:p>
          </table:table-cell>
          <table:table-cell office:value-type="percentage" office:value="0.000204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D</text:p>
          </table:table-cell>
          <table:table-cell office:value-type="percentage" office:value="0.000526" calcext:value-type="percentage">
            <text:p>0,0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E</text:p>
          </table:table-cell>
          <table:table-cell office:value-type="percentage" office:value="0.000013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E</text:p>
          </table:table-cell>
          <table:table-cell office:value-type="percentage" office:value="0.000066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E</text:p>
          </table:table-cell>
          <table:table-cell office:value-type="percentage" office:value="0.000072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E</text:p>
          </table:table-cell>
          <table:table-cell office:value-type="percentage" office:value="0.00002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E</text:p>
          </table:table-cell>
          <table:table-cell office:value-type="percentage" office:value="0.000197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A</text:p>
          </table:table-cell>
          <table:table-cell office:value-type="percentage" office:value="0.001196" calcext:value-type="percentage">
            <text:p>0,1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A</text:p>
          </table:table-cell>
          <table:table-cell office:value-type="percentage" office:value="0.000557" calcext:value-type="percentage">
            <text:p>0,0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A</text:p>
          </table:table-cell>
          <table:table-cell office:value-type="percentage" office:value="0.000281" calcext:value-type="percentage">
            <text:p>0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A</text:p>
          </table:table-cell>
          <table:table-cell office:value-type="percentage" office:value="0.008148" calcext:value-type="percentage">
            <text:p>0,8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A</text:p>
          </table:table-cell>
          <table:table-cell office:value-type="percentage" office:value="0.000063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B</text:p>
          </table:table-cell>
          <table:table-cell office:value-type="percentage" office:value="0.189212" calcext:value-type="percentage">
            <text:p>18,9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B</text:p>
          </table:table-cell>
          <table:table-cell office:value-type="percentage" office:value="0.202258" calcext:value-type="percentage">
            <text:p>20,2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B</text:p>
          </table:table-cell>
          <table:table-cell office:value-type="percentage" office:value="0.176236" calcext:value-type="percentage">
            <text:p>17,6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B</text:p>
          </table:table-cell>
          <table:table-cell office:value-type="percentage" office:value="0.248258" calcext:value-type="percentage">
            <text:p>24,8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B</text:p>
          </table:table-cell>
          <table:table-cell office:value-type="percentage" office:value="0.113487" calcext:value-type="percentage">
            <text:p>11,3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C</text:p>
          </table:table-cell>
          <table:table-cell office:value-type="percentage" office:value="0.00209" calcext:value-type="percentage">
            <text:p>0,2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C</text:p>
          </table:table-cell>
          <table:table-cell office:value-type="percentage" office:value="0.008243" calcext:value-type="percentage">
            <text:p>0,8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C</text:p>
          </table:table-cell>
          <table:table-cell office:value-type="percentage" office:value="0.009921" calcext:value-type="percentage">
            <text:p>0,9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C</text:p>
          </table:table-cell>
          <table:table-cell office:value-type="percentage" office:value="0.001174" calcext:value-type="percentage">
            <text:p>0,1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C</text:p>
          </table:table-cell>
          <table:table-cell office:value-type="percentage" office:value="0.034184" calcext:value-type="percentage">
            <text:p>3,4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D</text:p>
          </table:table-cell>
          <table:table-cell office:value-type="percentage" office:value="0.000052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D</text:p>
          </table:table-cell>
          <table:table-cell office:value-type="percentage" office:value="0.000316" calcext:value-type="percentage">
            <text:p>0,0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D</text:p>
          </table:table-cell>
          <table:table-cell office:value-type="percentage" office:value="0.000362" calcext:value-type="percentage">
            <text:p>0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D</text:p>
          </table:table-cell>
          <table:table-cell office:value-type="percentage" office:value="0.000024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D</text:p>
          </table:table-cell>
          <table:table-cell office:value-type="percentage" office:value="0.003175" calcext:value-type="percentage">
            <text:p>0,3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E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E</text:p>
          </table:table-cell>
          <table:table-cell office:value-type="percentage" office:value="0.00003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E</text:p>
          </table:table-cell>
          <table:table-cell office:value-type="percentage" office:value="0.000037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E</text:p>
          </table:table-cell>
          <table:table-cell office:value-type="percentage" office:value="0.000677" calcext:value-type="percentage">
            <text:p>0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A</text:p>
          </table:table-cell>
          <table:table-cell office:value-type="percentage" office:value="0.116926" calcext:value-type="percentage">
            <text:p>11,6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A</text:p>
          </table:table-cell>
          <table:table-cell office:value-type="percentage" office:value="0.083579" calcext:value-type="percentage">
            <text:p>8,3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A</text:p>
          </table:table-cell>
          <table:table-cell office:value-type="percentage" office:value="0.063048" calcext:value-type="percentage">
            <text:p>6,3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A</text:p>
          </table:table-cell>
          <table:table-cell office:value-type="percentage" office:value="0.225602" calcext:value-type="percentage">
            <text:p>22,5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A</text:p>
          </table:table-cell>
          <table:table-cell office:value-type="percentage" office:value="0.021335" calcext:value-type="percentage">
            <text:p>2,1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B</text:p>
          </table:table-cell>
          <table:table-cell office:value-type="percentage" office:value="0.074585" calcext:value-type="percentage">
            <text:p>7,4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B</text:p>
          </table:table-cell>
          <table:table-cell office:value-type="percentage" office:value="0.121782" calcext:value-type="percentage">
            <text:p>12,1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B</text:p>
          </table:table-cell>
          <table:table-cell office:value-type="percentage" office:value="0.116887" calcext:value-type="percentage">
            <text:p>11,6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B</text:p>
          </table:table-cell>
          <table:table-cell office:value-type="percentage" office:value="0.031612" calcext:value-type="percentage">
            <text:p>3,1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B</text:p>
          </table:table-cell>
          <table:table-cell office:value-type="percentage" office:value="0.10216" calcext:value-type="percentage">
            <text:p>10,2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C</text:p>
          </table:table-cell>
          <table:table-cell office:value-type="percentage" office:value="0.000972" calcext:value-type="percentage">
            <text:p>0,1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C</text:p>
          </table:table-cell>
          <table:table-cell office:value-type="percentage" office:value="0.005388" calcext:value-type="percentage">
            <text:p>0,5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C</text:p>
          </table:table-cell>
          <table:table-cell office:value-type="percentage" office:value="0.006236" calcext:value-type="percentage">
            <text:p>0,6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C</text:p>
          </table:table-cell>
          <table:table-cell office:value-type="percentage" office:value="0.000361" calcext:value-type="percentage">
            <text:p>0,0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C</text:p>
          </table:table-cell>
          <table:table-cell office:value-type="percentage" office:value="0.024144" calcext:value-type="percentage">
            <text:p>2,4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D</text:p>
          </table:table-cell>
          <table:table-cell office:value-type="percentage" office:value="0.000059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D</text:p>
          </table:table-cell>
          <table:table-cell office:value-type="percentage" office:value="0.000534" calcext:value-type="percentage">
            <text:p>0,0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D</text:p>
          </table:table-cell>
          <table:table-cell office:value-type="percentage" office:value="0.000529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D</text:p>
          </table:table-cell>
          <table:table-cell office:value-type="percentage" office:value="0.000026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D</text:p>
          </table:table-cell>
          <table:table-cell office:value-type="percentage" office:value="0.00329" calcext:value-type="percentage">
            <text:p>0,3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E</text:p>
          </table:table-cell>
          <table:table-cell office:value-type="percentage" office:value="0.00001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E</text:p>
          </table:table-cell>
          <table:table-cell office:value-type="percentage" office:value="0.000126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E</text:p>
          </table:table-cell>
          <table:table-cell office:value-type="percentage" office:value="0.000137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E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E</text:p>
          </table:table-cell>
          <table:table-cell office:value-type="percentage" office:value="0.000657" calcext:value-type="percentage">
            <text:p>0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A</text:p>
          </table:table-cell>
          <table:table-cell office:value-type="percentage" office:value="0.053465" calcext:value-type="percentage">
            <text:p>5,3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A</text:p>
          </table:table-cell>
          <table:table-cell office:value-type="percentage" office:value="0.030524" calcext:value-type="percentage">
            <text:p>3,0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A</text:p>
          </table:table-cell>
          <table:table-cell office:value-type="percentage" office:value="0.018988" calcext:value-type="percentage">
            <text:p>1,9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A</text:p>
          </table:table-cell>
          <table:table-cell office:value-type="percentage" office:value="0.231548" calcext:value-type="percentage">
            <text:p>23,1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A</text:p>
          </table:table-cell>
          <table:table-cell office:value-type="percentage" office:value="0.00178" calcext:value-type="percentage">
            <text:p>0,1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B</text:p>
          </table:table-cell>
          <table:table-cell office:value-type="percentage" office:value="0.1387" calcext:value-type="percentage">
            <text:p>13,8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B</text:p>
          </table:table-cell>
          <table:table-cell office:value-type="percentage" office:value="0.178539" calcext:value-type="percentage">
            <text:p>17,8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B</text:p>
          </table:table-cell>
          <table:table-cell office:value-type="percentage" office:value="0.165611" calcext:value-type="percentage">
            <text:p>16,5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B</text:p>
          </table:table-cell>
          <table:table-cell office:value-type="percentage" office:value="0.02595" calcext:value-type="percentage">
            <text:p>2,6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B</text:p>
          </table:table-cell>
          <table:table-cell office:value-type="percentage" office:value="0.142927" calcext:value-type="percentage">
            <text:p>14,2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C</text:p>
          </table:table-cell>
          <table:table-cell office:value-type="percentage" office:value="0.000377" calcext:value-type="percentage">
            <text:p>0,0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C</text:p>
          </table:table-cell>
          <table:table-cell office:value-type="percentage" office:value="0.002273" calcext:value-type="percentage">
            <text:p>0,2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C</text:p>
          </table:table-cell>
          <table:table-cell office:value-type="percentage" office:value="0.002168" calcext:value-type="percentage">
            <text:p>0,2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C</text:p>
          </table:table-cell>
          <table:table-cell office:value-type="percentage" office:value="0.000101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C</text:p>
          </table:table-cell>
          <table:table-cell office:value-type="percentage" office:value="0.006563" calcext:value-type="percentage">
            <text:p>0,6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D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D</text:p>
          </table:table-cell>
          <table:table-cell office:value-type="percentage" office:value="0.000063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D</text:p>
          </table:table-cell>
          <table:table-cell office:value-type="percentage" office:value="0.000062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D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D</text:p>
          </table:table-cell>
          <table:table-cell office:value-type="percentage" office:value="0.000265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E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E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E</text:p>
          </table:table-cell>
          <table:table-cell office:value-type="percentage" office:value="0.000051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A</text:p>
          </table:table-cell>
          <table:table-cell office:value-type="percentage" office:value="0.176199" calcext:value-type="percentage">
            <text:p>17,6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A</text:p>
          </table:table-cell>
          <table:table-cell office:value-type="percentage" office:value="0.179791" calcext:value-type="percentage">
            <text:p>17,9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A</text:p>
          </table:table-cell>
          <table:table-cell office:value-type="percentage" office:value="0.157118" calcext:value-type="percentage">
            <text:p>15,7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A</text:p>
          </table:table-cell>
          <table:table-cell office:value-type="percentage" office:value="0.254945" calcext:value-type="percentage">
            <text:p>25,4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A</text:p>
          </table:table-cell>
          <table:table-cell office:value-type="percentage" office:value="0.094721" calcext:value-type="percentage">
            <text:p>9,4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B</text:p>
          </table:table-cell>
          <table:table-cell office:value-type="percentage" office:value="0.016296" calcext:value-type="percentage">
            <text:p>1,6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B</text:p>
          </table:table-cell>
          <table:table-cell office:value-type="percentage" office:value="0.03132" calcext:value-type="percentage">
            <text:p>3,1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B</text:p>
          </table:table-cell>
          <table:table-cell office:value-type="percentage" office:value="0.029457" calcext:value-type="percentage">
            <text:p>2,9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B</text:p>
          </table:table-cell>
          <table:table-cell office:value-type="percentage" office:value="0.002648" calcext:value-type="percentage">
            <text:p>0,2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B</text:p>
          </table:table-cell>
          <table:table-cell office:value-type="percentage" office:value="0.055777" calcext:value-type="percentage">
            <text:p>5,5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C</text:p>
          </table:table-cell>
          <table:table-cell office:value-type="percentage" office:value="0.000053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C</text:p>
          </table:table-cell>
          <table:table-cell office:value-type="percentage" office:value="0.000269" calcext:value-type="percentage">
            <text:p>0,0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C</text:p>
          </table:table-cell>
          <table:table-cell office:value-type="percentage" office:value="0.000244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C</text:p>
          </table:table-cell>
          <table:table-cell office:value-type="percentage" office:value="0.00001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C</text:p>
          </table:table-cell>
          <table:table-cell office:value-type="percentage" office:value="0.000995" calcext:value-type="percentage">
            <text:p>0,1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D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D</text:p>
          </table:table-cell>
          <table:table-cell office:value-type="percentage" office:value="0.00002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D</text:p>
          </table:table-cell>
          <table:table-cell office:value-type="percentage" office:value="0.000014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D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D</text:p>
          </table:table-cell>
          <table:table-cell office:value-type="percentage" office:value="0.000063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E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E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E</text:p>
          </table:table-cell>
          <table:table-cell office:value-type="percentage" office:value="0.00003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A</text:p>
          </table:table-cell>
          <table:table-cell office:value-type="percentage" office:value="0.095737" calcext:value-type="percentage">
            <text:p>9,5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A</text:p>
          </table:table-cell>
          <table:table-cell office:value-type="percentage" office:value="0.068712" calcext:value-type="percentage">
            <text:p>6,8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A</text:p>
          </table:table-cell>
          <table:table-cell office:value-type="percentage" office:value="0.04456" calcext:value-type="percentage">
            <text:p>4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A</text:p>
          </table:table-cell>
          <table:table-cell office:value-type="percentage" office:value="0.235992" calcext:value-type="percentage">
            <text:p>23,6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A</text:p>
          </table:table-cell>
          <table:table-cell office:value-type="percentage" office:value="0.008753" calcext:value-type="percentage">
            <text:p>0,8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B</text:p>
          </table:table-cell>
          <table:table-cell office:value-type="percentage" office:value="0.0967" calcext:value-type="percentage">
            <text:p>9,6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B</text:p>
          </table:table-cell>
          <table:table-cell office:value-type="percentage" office:value="0.141823" calcext:value-type="percentage">
            <text:p>14,1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B</text:p>
          </table:table-cell>
          <table:table-cell office:value-type="percentage" office:value="0.141335" calcext:value-type="percentage">
            <text:p>14,1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B</text:p>
          </table:table-cell>
          <table:table-cell office:value-type="percentage" office:value="0.021587" calcext:value-type="percentage">
            <text:p>2,1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B</text:p>
          </table:table-cell>
          <table:table-cell office:value-type="percentage" office:value="0.137114" calcext:value-type="percentage">
            <text:p>13,7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C</text:p>
          </table:table-cell>
          <table:table-cell office:value-type="percentage" office:value="0.000112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C</text:p>
          </table:table-cell>
          <table:table-cell office:value-type="percentage" office:value="0.00084" calcext:value-type="percentage">
            <text:p>0,0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C</text:p>
          </table:table-cell>
          <table:table-cell office:value-type="percentage" office:value="0.000911" calcext:value-type="percentage">
            <text:p>0,0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C</text:p>
          </table:table-cell>
          <table:table-cell office:value-type="percentage" office:value="0.000026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C</text:p>
          </table:table-cell>
          <table:table-cell office:value-type="percentage" office:value="0.005411" calcext:value-type="percentage">
            <text:p>0,5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D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D</text:p>
          </table:table-cell>
          <table:table-cell office:value-type="percentage" office:value="0.000028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D</text:p>
          </table:table-cell>
          <table:table-cell office:value-type="percentage" office:value="0.000026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D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D</text:p>
          </table:table-cell>
          <table:table-cell office:value-type="percentage" office:value="0.000256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E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E</text:p>
          </table:table-cell>
          <table:table-cell office:value-type="percentage" office:value="0.000053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A</text:p>
          </table:table-cell>
          <table:table-cell office:value-type="percentage" office:value="0.191146" calcext:value-type="percentage">
            <text:p>19,1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A</text:p>
          </table:table-cell>
          <table:table-cell office:value-type="percentage" office:value="0.208645" calcext:value-type="percentage">
            <text:p>20,8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A</text:p>
          </table:table-cell>
          <table:table-cell office:value-type="percentage" office:value="0.183371" calcext:value-type="percentage">
            <text:p>18,3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A</text:p>
          </table:table-cell>
          <table:table-cell office:value-type="percentage" office:value="0.256895" calcext:value-type="percentage">
            <text:p>25,6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A</text:p>
          </table:table-cell>
          <table:table-cell office:value-type="percentage" office:value="0.122654" calcext:value-type="percentage">
            <text:p>12,2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B</text:p>
          </table:table-cell>
          <table:table-cell office:value-type="percentage" office:value="0.001394" calcext:value-type="percentage">
            <text:p>0,1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B</text:p>
          </table:table-cell>
          <table:table-cell office:value-type="percentage" office:value="0.002705" calcext:value-type="percentage">
            <text:p>0,2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B</text:p>
          </table:table-cell>
          <table:table-cell office:value-type="percentage" office:value="0.003422" calcext:value-type="percentage">
            <text:p>0,3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B</text:p>
          </table:table-cell>
          <table:table-cell office:value-type="percentage" office:value="0.000703" calcext:value-type="percentage">
            <text:p>0,0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B</text:p>
          </table:table-cell>
          <table:table-cell office:value-type="percentage" office:value="0.0284" calcext:value-type="percentage">
            <text:p>2,8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C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C</text:p>
          </table:table-cell>
          <table:table-cell office:value-type="percentage" office:value="0.00004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C</text:p>
          </table:table-cell>
          <table:table-cell office:value-type="percentage" office:value="0.000031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C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C</text:p>
          </table:table-cell>
          <table:table-cell office:value-type="percentage" office:value="0.000468" calcext:value-type="percentage">
            <text:p>0,0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D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D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D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D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D</text:p>
          </table:table-cell>
          <table:table-cell office:value-type="percentage" office:value="0.000037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E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E</text:p>
          </table:table-cell>
          <table:table-cell office:value-type="percentage" office:value="0.000027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8_A</text:p>
          </table:table-cell>
          <table:table-cell office:value-type="percentage" office:value="0.172958" calcext:value-type="percentage">
            <text:p>17,3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8_A</text:p>
          </table:table-cell>
          <table:table-cell office:value-type="percentage" office:value="0.154709" calcext:value-type="percentage">
            <text:p>15,4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8_A</text:p>
          </table:table-cell>
          <table:table-cell office:value-type="percentage" office:value="0.115499" calcext:value-type="percentage">
            <text:p>11,5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8_A</text:p>
          </table:table-cell>
          <table:table-cell office:value-type="percentage" office:value="0.256273" calcext:value-type="percentage">
            <text:p>25,6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8_A</text:p>
          </table:table-cell>
          <table:table-cell office:value-type="percentage" office:value="0.023202" calcext:value-type="percentage">
            <text:p>2,3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8_B</text:p>
          </table:table-cell>
          <table:table-cell office:value-type="percentage" office:value="0.019599" calcext:value-type="percentage">
            <text:p>1,9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8_B</text:p>
          </table:table-cell>
          <table:table-cell office:value-type="percentage" office:value="0.0567" calcext:value-type="percentage">
            <text:p>5,6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8_B</text:p>
          </table:table-cell>
          <table:table-cell office:value-type="percentage" office:value="0.071338" calcext:value-type="percentage">
            <text:p>7,1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8_B</text:p>
          </table:table-cell>
          <table:table-cell office:value-type="percentage" office:value="0.001336" calcext:value-type="percentage">
            <text:p>0,1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8_B</text:p>
          </table:table-cell>
          <table:table-cell office:value-type="percentage" office:value="0.128384" calcext:value-type="percentage">
            <text:p>12,8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A</text:p>
          </table:table-cell>
          <table:table-cell office:value-type="percentage" office:value="0.009893" calcext:value-type="percentage">
            <text:p>0,9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A</text:p>
          </table:table-cell>
          <table:table-cell office:value-type="percentage" office:value="0.005126" calcext:value-type="percentage">
            <text:p>0,5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A</text:p>
          </table:table-cell>
          <table:table-cell office:value-type="percentage" office:value="0.003171" calcext:value-type="percentage">
            <text:p>0,3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A</text:p>
          </table:table-cell>
          <table:table-cell office:value-type="percentage" office:value="0.024543" calcext:value-type="percentage">
            <text:p>2,4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A</text:p>
          </table:table-cell>
          <table:table-cell office:value-type="percentage" office:value="0.000345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B</text:p>
          </table:table-cell>
          <table:table-cell office:value-type="percentage" office:value="0.155795" calcext:value-type="percentage">
            <text:p>15,5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B</text:p>
          </table:table-cell>
          <table:table-cell office:value-type="percentage" office:value="0.132858" calcext:value-type="percentage">
            <text:p>13,2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B</text:p>
          </table:table-cell>
          <table:table-cell office:value-type="percentage" office:value="0.086512" calcext:value-type="percentage">
            <text:p>8,6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B</text:p>
          </table:table-cell>
          <table:table-cell office:value-type="percentage" office:value="0.225628" calcext:value-type="percentage">
            <text:p>22,5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B</text:p>
          </table:table-cell>
          <table:table-cell office:value-type="percentage" office:value="0.017966" calcext:value-type="percentage">
            <text:p>1,8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C</text:p>
          </table:table-cell>
          <table:table-cell office:value-type="percentage" office:value="0.024074" calcext:value-type="percentage">
            <text:p>2,4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C</text:p>
          </table:table-cell>
          <table:table-cell office:value-type="percentage" office:value="0.057145" calcext:value-type="percentage">
            <text:p>5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C</text:p>
          </table:table-cell>
          <table:table-cell office:value-type="percentage" office:value="0.073239" calcext:value-type="percentage">
            <text:p>7,3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C</text:p>
          </table:table-cell>
          <table:table-cell office:value-type="percentage" office:value="0.006993" calcext:value-type="percentage">
            <text:p>0,7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C</text:p>
          </table:table-cell>
          <table:table-cell office:value-type="percentage" office:value="0.050694" calcext:value-type="percentage">
            <text:p>5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D</text:p>
          </table:table-cell>
          <table:table-cell office:value-type="percentage" office:value="0.002606" calcext:value-type="percentage">
            <text:p>0,2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D</text:p>
          </table:table-cell>
          <table:table-cell office:value-type="percentage" office:value="0.013835" calcext:value-type="percentage">
            <text:p>1,3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D</text:p>
          </table:table-cell>
          <table:table-cell office:value-type="percentage" office:value="0.019874" calcext:value-type="percentage">
            <text:p>1,9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D</text:p>
          </table:table-cell>
          <table:table-cell office:value-type="percentage" office:value="0.000409" calcext:value-type="percentage">
            <text:p>0,0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D</text:p>
          </table:table-cell>
          <table:table-cell office:value-type="percentage" office:value="0.046999" calcext:value-type="percentage">
            <text:p>4,7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E</text:p>
          </table:table-cell>
          <table:table-cell office:value-type="percentage" office:value="0.000189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E</text:p>
          </table:table-cell>
          <table:table-cell office:value-type="percentage" office:value="0.002444" calcext:value-type="percentage">
            <text:p>0,2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E</text:p>
          </table:table-cell>
          <table:table-cell office:value-type="percentage" office:value="0.004041" calcext:value-type="percentage">
            <text:p>0,4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E</text:p>
          </table:table-cell>
          <table:table-cell office:value-type="percentage" office:value="0.000038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E</text:p>
          </table:table-cell>
          <table:table-cell office:value-type="percentage" office:value="0.035583" calcext:value-type="percentage">
            <text:p>3,5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0_A</text:p>
          </table:table-cell>
          <table:table-cell office:value-type="percentage" office:value="0.166547" calcext:value-type="percentage">
            <text:p>16,6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0_A</text:p>
          </table:table-cell>
          <table:table-cell office:value-type="percentage" office:value="0.17016" calcext:value-type="percentage">
            <text:p>17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0_A</text:p>
          </table:table-cell>
          <table:table-cell office:value-type="percentage" office:value="0.147513" calcext:value-type="percentage">
            <text:p>14,7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0_A</text:p>
          </table:table-cell>
          <table:table-cell office:value-type="percentage" office:value="0.228875" calcext:value-type="percentage">
            <text:p>22,8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0_A</text:p>
          </table:table-cell>
          <table:table-cell office:value-type="percentage" office:value="0.070872" calcext:value-type="percentage">
            <text:p>7,0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0_B</text:p>
          </table:table-cell>
          <table:table-cell office:value-type="percentage" office:value="0.02601" calcext:value-type="percentage">
            <text:p>2,6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0_B</text:p>
          </table:table-cell>
          <table:table-cell office:value-type="percentage" office:value="0.041249" calcext:value-type="percentage">
            <text:p>4,1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0_B</text:p>
          </table:table-cell>
          <table:table-cell office:value-type="percentage" office:value="0.039325" calcext:value-type="percentage">
            <text:p>3,9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0_B</text:p>
          </table:table-cell>
          <table:table-cell office:value-type="percentage" office:value="0.028735" calcext:value-type="percentage">
            <text:p>2,8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0_B</text:p>
          </table:table-cell>
          <table:table-cell office:value-type="percentage" office:value="0.080715" calcext:value-type="percentage">
            <text:p>8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1_A</text:p>
          </table:table-cell>
          <table:table-cell office:value-type="percentage" office:value="0.170953" calcext:value-type="percentage">
            <text:p>17,1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1_A</text:p>
          </table:table-cell>
          <table:table-cell office:value-type="percentage" office:value="0.162699" calcext:value-type="percentage">
            <text:p>16,2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1_A</text:p>
          </table:table-cell>
          <table:table-cell office:value-type="percentage" office:value="0.131168" calcext:value-type="percentage">
            <text:p>13,1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1_A</text:p>
          </table:table-cell>
          <table:table-cell office:value-type="percentage" office:value="0.248566" calcext:value-type="percentage">
            <text:p>24,8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1_A</text:p>
          </table:table-cell>
          <table:table-cell office:value-type="percentage" office:value="0.03448" calcext:value-type="percentage">
            <text:p>3,4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1_B</text:p>
          </table:table-cell>
          <table:table-cell office:value-type="percentage" office:value="0.021604" calcext:value-type="percentage">
            <text:p>2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1_B</text:p>
          </table:table-cell>
          <table:table-cell office:value-type="percentage" office:value="0.048709" calcext:value-type="percentage">
            <text:p>4,8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1_B</text:p>
          </table:table-cell>
          <table:table-cell office:value-type="percentage" office:value="0.055669" calcext:value-type="percentage">
            <text:p>5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1_B</text:p>
          </table:table-cell>
          <table:table-cell office:value-type="percentage" office:value="0.009043" calcext:value-type="percentage">
            <text:p>0,9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1_B</text:p>
          </table:table-cell>
          <table:table-cell office:value-type="percentage" office:value="0.117107" calcext:value-type="percentage">
            <text:p>11,7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A</text:p>
          </table:table-cell>
          <table:table-cell office:value-type="percentage" office:value="0.002433" calcext:value-type="percentage">
            <text:p>0,2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A</text:p>
          </table:table-cell>
          <table:table-cell office:value-type="percentage" office:value="0.002969" calcext:value-type="percentage">
            <text:p>0,3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A</text:p>
          </table:table-cell>
          <table:table-cell office:value-type="percentage" office:value="0.001887" calcext:value-type="percentage">
            <text:p>0,1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A</text:p>
          </table:table-cell>
          <table:table-cell office:value-type="percentage" office:value="0.008244" calcext:value-type="percentage">
            <text:p>0,8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A</text:p>
          </table:table-cell>
          <table:table-cell office:value-type="percentage" office:value="0.001113" calcext:value-type="percentage">
            <text:p>0,1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B</text:p>
          </table:table-cell>
          <table:table-cell office:value-type="percentage" office:value="0.029813" calcext:value-type="percentage">
            <text:p>2,9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B</text:p>
          </table:table-cell>
          <table:table-cell office:value-type="percentage" office:value="0.01188" calcext:value-type="percentage">
            <text:p>1,1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B</text:p>
          </table:table-cell>
          <table:table-cell office:value-type="percentage" office:value="0.006279" calcext:value-type="percentage">
            <text:p>0,6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B</text:p>
          </table:table-cell>
          <table:table-cell office:value-type="percentage" office:value="0.092114" calcext:value-type="percentage">
            <text:p>9,2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B</text:p>
          </table:table-cell>
          <table:table-cell office:value-type="percentage" office:value="0.002556" calcext:value-type="percentage">
            <text:p>0,2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C</text:p>
          </table:table-cell>
          <table:table-cell office:value-type="percentage" office:value="0.08189" calcext:value-type="percentage">
            <text:p>8,1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C</text:p>
          </table:table-cell>
          <table:table-cell office:value-type="percentage" office:value="0.046427" calcext:value-type="percentage">
            <text:p>4,6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C</text:p>
          </table:table-cell>
          <table:table-cell office:value-type="percentage" office:value="0.026519" calcext:value-type="percentage">
            <text:p>2,6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C</text:p>
          </table:table-cell>
          <table:table-cell office:value-type="percentage" office:value="0.098361" calcext:value-type="percentage">
            <text:p>9,8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C</text:p>
          </table:table-cell>
          <table:table-cell office:value-type="percentage" office:value="0.00944" calcext:value-type="percentage">
            <text:p>0,9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D</text:p>
          </table:table-cell>
          <table:table-cell office:value-type="percentage" office:value="0.057104" calcext:value-type="percentage">
            <text:p>5,7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D</text:p>
          </table:table-cell>
          <table:table-cell office:value-type="percentage" office:value="0.090447" calcext:value-type="percentage">
            <text:p>9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D</text:p>
          </table:table-cell>
          <table:table-cell office:value-type="percentage" office:value="0.082748" calcext:value-type="percentage">
            <text:p>8,2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D</text:p>
          </table:table-cell>
          <table:table-cell office:value-type="percentage" office:value="0.044424" calcext:value-type="percentage">
            <text:p>4,4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D</text:p>
          </table:table-cell>
          <table:table-cell office:value-type="percentage" office:value="0.04466" calcext:value-type="percentage">
            <text:p>4,4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E</text:p>
          </table:table-cell>
          <table:table-cell office:value-type="percentage" office:value="0.021317" calcext:value-type="percentage">
            <text:p>2,1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E</text:p>
          </table:table-cell>
          <table:table-cell office:value-type="percentage" office:value="0.059686" calcext:value-type="percentage">
            <text:p>5,9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E</text:p>
          </table:table-cell>
          <table:table-cell office:value-type="percentage" office:value="0.069403" calcext:value-type="percentage">
            <text:p>6,9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E</text:p>
          </table:table-cell>
          <table:table-cell office:value-type="percentage" office:value="0.014467" calcext:value-type="percentage">
            <text:p>1,4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E</text:p>
          </table:table-cell>
          <table:table-cell office:value-type="percentage" office:value="0.093819" calcext:value-type="percentage">
            <text:p>9,3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3_A</text:p>
          </table:table-cell>
          <table:table-cell office:value-type="percentage" office:value="0.16871" calcext:value-type="percentage">
            <text:p>16,8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3_A</text:p>
          </table:table-cell>
          <table:table-cell office:value-type="percentage" office:value="0.17603" calcext:value-type="percentage">
            <text:p>17,6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3_A</text:p>
          </table:table-cell>
          <table:table-cell office:value-type="percentage" office:value="0.147132" calcext:value-type="percentage">
            <text:p>14,7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3_A</text:p>
          </table:table-cell>
          <table:table-cell office:value-type="percentage" office:value="0.251962" calcext:value-type="percentage">
            <text:p>25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3_A</text:p>
          </table:table-cell>
          <table:table-cell office:value-type="percentage" office:value="0.079175" calcext:value-type="percentage">
            <text:p>7,9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3_B</text:p>
          </table:table-cell>
          <table:table-cell office:value-type="percentage" office:value="0.023848" calcext:value-type="percentage">
            <text:p>2,3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3_B</text:p>
          </table:table-cell>
          <table:table-cell office:value-type="percentage" office:value="0.035379" calcext:value-type="percentage">
            <text:p>3,5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3_B</text:p>
          </table:table-cell>
          <table:table-cell office:value-type="percentage" office:value="0.039705" calcext:value-type="percentage">
            <text:p>3,9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3_B</text:p>
          </table:table-cell>
          <table:table-cell office:value-type="percentage" office:value="0.005648" calcext:value-type="percentage">
            <text:p>0,5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3_B</text:p>
          </table:table-cell>
          <table:table-cell office:value-type="percentage" office:value="0.072412" calcext:value-type="percentage">
            <text:p>7,2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A</text:p>
          </table:table-cell>
          <table:table-cell office:value-type="percentage" office:value="0.062458" calcext:value-type="percentage">
            <text:p>6,2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A</text:p>
          </table:table-cell>
          <table:table-cell office:value-type="percentage" office:value="0.05932" calcext:value-type="percentage">
            <text:p>5,9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A</text:p>
          </table:table-cell>
          <table:table-cell office:value-type="percentage" office:value="0.025283" calcext:value-type="percentage">
            <text:p>2,5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A</text:p>
          </table:table-cell>
          <table:table-cell office:value-type="percentage" office:value="0.221886" calcext:value-type="percentage">
            <text:p>22,1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A</text:p>
          </table:table-cell>
          <table:table-cell office:value-type="percentage" office:value="0.003299" calcext:value-type="percentage">
            <text:p>0,3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B</text:p>
          </table:table-cell>
          <table:table-cell office:value-type="percentage" office:value="0.120227" calcext:value-type="percentage">
            <text:p>12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B</text:p>
          </table:table-cell>
          <table:table-cell office:value-type="percentage" office:value="0.125643" calcext:value-type="percentage">
            <text:p>12,5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B</text:p>
          </table:table-cell>
          <table:table-cell office:value-type="percentage" office:value="0.113374" calcext:value-type="percentage">
            <text:p>11,3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B</text:p>
          </table:table-cell>
          <table:table-cell office:value-type="percentage" office:value="0.034245" calcext:value-type="percentage">
            <text:p>3,4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B</text:p>
          </table:table-cell>
          <table:table-cell office:value-type="percentage" office:value="0.03277" calcext:value-type="percentage">
            <text:p>3,2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C</text:p>
          </table:table-cell>
          <table:table-cell office:value-type="percentage" office:value="0.008919" calcext:value-type="percentage">
            <text:p>0,8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C</text:p>
          </table:table-cell>
          <table:table-cell office:value-type="percentage" office:value="0.021676" calcext:value-type="percentage">
            <text:p>2,1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C</text:p>
          </table:table-cell>
          <table:table-cell office:value-type="percentage" office:value="0.037978" calcext:value-type="percentage">
            <text:p>3,8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C</text:p>
          </table:table-cell>
          <table:table-cell office:value-type="percentage" office:value="0.001345" calcext:value-type="percentage">
            <text:p>0,1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C</text:p>
          </table:table-cell>
          <table:table-cell office:value-type="percentage" office:value="0.05485" calcext:value-type="percentage">
            <text:p>5,4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D</text:p>
          </table:table-cell>
          <table:table-cell office:value-type="percentage" office:value="0.000836" calcext:value-type="percentage">
            <text:p>0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D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D</text:p>
          </table:table-cell>
          <table:table-cell office:value-type="percentage" office:value="0.008471" calcext:value-type="percentage">
            <text:p>0,8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D</text:p>
          </table:table-cell>
          <table:table-cell office:value-type="percentage" office:value="0.000114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D</text:p>
          </table:table-cell>
          <table:table-cell office:value-type="percentage" office:value="0.037132" calcext:value-type="percentage">
            <text:p>3,7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E</text:p>
          </table:table-cell>
          <table:table-cell office:value-type="percentage" office:value="0.000118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E</text:p>
          </table:table-cell>
          <table:table-cell office:value-type="percentage" office:value="0.00077" calcext:value-type="percentage">
            <text:p>0,0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E</text:p>
          </table:table-cell>
          <table:table-cell office:value-type="percentage" office:value="0.001733" calcext:value-type="percentage">
            <text:p>0,1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E</text:p>
          </table:table-cell>
          <table:table-cell office:value-type="percentage" office:value="0.000019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E</text:p>
          </table:table-cell>
          <table:table-cell office:value-type="percentage" office:value="0.023537" calcext:value-type="percentage">
            <text:p>2,3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5_A</text:p>
          </table:table-cell>
          <table:table-cell office:value-type="percentage" office:value="0.007424" calcext:value-type="percentage">
            <text:p>0,7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5_A</text:p>
          </table:table-cell>
          <table:table-cell office:value-type="percentage" office:value="0.003679" calcext:value-type="percentage">
            <text:p>0,3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5_A</text:p>
          </table:table-cell>
          <table:table-cell office:value-type="percentage" office:value="0.001095" calcext:value-type="percentage">
            <text:p>0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5_A</text:p>
          </table:table-cell>
          <table:table-cell office:value-type="percentage" office:value="0.072312" calcext:value-type="percentage">
            <text:p>7,2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5_A</text:p>
          </table:table-cell>
          <table:table-cell office:value-type="percentage" office:value="0.000101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5_B</text:p>
          </table:table-cell>
          <table:table-cell office:value-type="percentage" office:value="0.185134" calcext:value-type="percentage">
            <text:p>18,5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5_B</text:p>
          </table:table-cell>
          <table:table-cell office:value-type="percentage" office:value="0.20773" calcext:value-type="percentage">
            <text:p>20,7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5_B</text:p>
          </table:table-cell>
          <table:table-cell office:value-type="percentage" office:value="0.185743" calcext:value-type="percentage">
            <text:p>18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5_B</text:p>
          </table:table-cell>
          <table:table-cell office:value-type="percentage" office:value="0.185298" calcext:value-type="percentage">
            <text:p>18,5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5_B</text:p>
          </table:table-cell>
          <table:table-cell office:value-type="percentage" office:value="0.151485" calcext:value-type="percentage">
            <text:p>15,15%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694" calcext:value-type="percentage">
            <text:p>1,69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24438" calcext:value-type="percentage">
            <text:p>2,44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8706" calcext:value-type="percentage">
            <text:p>1,87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0505" calcext:value-type="percentage">
            <text:p>1,05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4633" calcext:value-type="percentage">
            <text:p>1,46%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53511" calcext:value-type="percentage">
            <text:p>5,35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47037" calcext:value-type="percentage">
            <text:p>4,70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54777" calcext:value-type="percentage">
            <text:p>5,48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176227" calcext:value-type="percentage">
            <text:p>17,62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2319" calcext:value-type="percentage">
            <text:p>2,32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NORTE</text:p>
          </table:table-cell>
          <table:table-cell office:value-type="percentage" office:value="0.022809" calcext:value-type="percentage">
            <text:p>2,28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NORTE</text:p>
          </table:table-cell>
          <table:table-cell office:value-type="percentage" office:value="0.017449" calcext:value-type="percentage">
            <text:p>1,74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NORTE</text:p>
          </table:table-cell>
          <table:table-cell office:value-type="percentage" office:value="0.014697" calcext:value-type="percentage">
            <text:p>1,47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NORTE</text:p>
          </table:table-cell>
          <table:table-cell office:value-type="percentage" office:value="0.043308" calcext:value-type="percentage">
            <text:p>4,33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NORTE</text:p>
          </table:table-cell>
          <table:table-cell office:value-type="percentage" office:value="0.005832" calcext:value-type="percentage">
            <text:p>0,58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78541" calcext:value-type="percentage">
            <text:p>7,85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88293" calcext:value-type="percentage">
            <text:p>8,83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73007" calcext:value-type="percentage">
            <text:p>7,3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23064" calcext:value-type="percentage">
            <text:p>2,31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80758" calcext:value-type="percentage">
            <text:p>8,08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SUL</text:p>
          </table:table-cell>
          <table:table-cell office:value-type="percentage" office:value="0.020756" calcext:value-type="percentage">
            <text:p>2,08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SUL</text:p>
          </table:table-cell>
          <table:table-cell office:value-type="percentage" office:value="0.034192" calcext:value-type="percentage">
            <text:p>3,42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SUL</text:p>
          </table:table-cell>
          <table:table-cell office:value-type="percentage" office:value="0.025651" calcext:value-type="percentage">
            <text:p>2,57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SUL</text:p>
          </table:table-cell>
          <table:table-cell office:value-type="percentage" office:value="0.004506" calcext:value-type="percentage">
            <text:p>0,45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SUL</text:p>
          </table:table-cell>
          <table:table-cell office:value-type="percentage" office:value="0.027173" calcext:value-type="percentage">
            <text:p>2,7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35.5403" calcext:value-type="float">
            <text:p>535,5403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</text:p>
          </table:table-cell>
          <table:table-cell office:value-type="percentage" office:value="0.10403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2</text:p>
          </table:table-cell>
          <table:table-cell office:value-type="percentage" office:value="0.230779" calcext:value-type="percentage">
            <text:p>23,0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3</text:p>
          </table:table-cell>
          <table:table-cell office:value-type="percentage" office:value="0.234322" calcext:value-type="percentage">
            <text:p>23,4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4</text:p>
          </table:table-cell>
          <table:table-cell office:value-type="percentage" office:value="0.116154" calcext:value-type="percentage">
            <text:p>11,6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5</text:p>
          </table:table-cell>
          <table:table-cell office:value-type="percentage" office:value="0.067644" calcext:value-type="percentage">
            <text:p>6,7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6</text:p>
          </table:table-cell>
          <table:table-cell office:value-type="percentage" office:value="0.044447" calcext:value-type="percentage">
            <text:p>4,4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7</text:p>
          </table:table-cell>
          <table:table-cell office:value-type="percentage" office:value="0.031221" calcext:value-type="percentage">
            <text:p>3,1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8</text:p>
          </table:table-cell>
          <table:table-cell office:value-type="percentage" office:value="0.022654" calcext:value-type="percentage">
            <text:p>2,2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9</text:p>
          </table:table-cell>
          <table:table-cell office:value-type="percentage" office:value="0.01831" calcext:value-type="percentage">
            <text:p>1,8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0</text:p>
          </table:table-cell>
          <table:table-cell office:value-type="percentage" office:value="0.014521" calcext:value-type="percentage">
            <text:p>1,4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1</text:p>
          </table:table-cell>
          <table:table-cell office:value-type="percentage" office:value="0.044136" calcext:value-type="percentage">
            <text:p>4,4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2</text:p>
          </table:table-cell>
          <table:table-cell office:value-type="percentage" office:value="0.024967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3</text:p>
          </table:table-cell>
          <table:table-cell office:value-type="percentage" office:value="0.046812" calcext:value-type="percentage">
            <text:p>4,6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EXO_F</text:p>
          </table:table-cell>
          <table:table-cell office:value-type="percentage" office:value="0.617463" calcext:value-type="percentage">
            <text:p>61,7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EXO_M</text:p>
          </table:table-cell>
          <table:table-cell office:value-type="percentage" office:value="0.382537" calcext:value-type="percentage">
            <text:p>38,2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0</text:p>
          </table:table-cell>
          <table:table-cell office:value-type="percentage" office:value="0.033464" calcext:value-type="percentage">
            <text:p>3,3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1</text:p>
          </table:table-cell>
          <table:table-cell office:value-type="percentage" office:value="0.913899" calcext:value-type="percentage">
            <text:p>91,3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2</text:p>
          </table:table-cell>
          <table:table-cell office:value-type="percentage" office:value="0.039717" calcext:value-type="percentage">
            <text:p>3,9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3</text:p>
          </table:table-cell>
          <table:table-cell office:value-type="percentage" office:value="0.012073" calcext:value-type="percentage">
            <text:p>1,2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4</text:p>
          </table:table-cell>
          <table:table-cell office:value-type="percentage" office:value="0.000847" calcext:value-type="percentage">
            <text:p>0,0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0</text:p>
          </table:table-cell>
          <table:table-cell office:value-type="percentage" office:value="0.01954" calcext:value-type="percentage">
            <text:p>1,9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1</text:p>
          </table:table-cell>
          <table:table-cell office:value-type="percentage" office:value="0.437627" calcext:value-type="percentage">
            <text:p>43,7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2</text:p>
          </table:table-cell>
          <table:table-cell office:value-type="percentage" office:value="0.110168" calcext:value-type="percentage">
            <text:p>11,0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3</text:p>
          </table:table-cell>
          <table:table-cell office:value-type="percentage" office:value="0.407872" calcext:value-type="percentage">
            <text:p>40,7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4</text:p>
          </table:table-cell>
          <table:table-cell office:value-type="percentage" office:value="0.020082" calcext:value-type="percentage">
            <text:p>2,0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5</text:p>
          </table:table-cell>
          <table:table-cell office:value-type="percentage" office:value="0.004709" calcext:value-type="percentage">
            <text:p>0,4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6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665" calcext:value-type="percentage">
            <text:p>0,07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TP_NACIONALIDADE_1</text:p>
          </table:table-cell>
          <table:table-cell office:value-type="percentage" office:value="0.977522" calcext:value-type="percentage">
            <text:p>97,7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2</text:p>
          </table:table-cell>
          <table:table-cell office:value-type="percentage" office:value="0.018389" calcext:value-type="percentage">
            <text:p>1,8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3</text:p>
          </table:table-cell>
          <table:table-cell office:value-type="percentage" office:value="0.001259" calcext:value-type="percentage">
            <text:p>0,1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4</text:p>
          </table:table-cell>
          <table:table-cell office:value-type="percentage" office:value="0.002165" calcext:value-type="percentage">
            <text:p>0,2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1</text:p>
          </table:table-cell>
          <table:table-cell office:value-type="percentage" office:value="0.454323" calcext:value-type="percentage">
            <text:p>45,4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2</text:p>
          </table:table-cell>
          <table:table-cell office:value-type="percentage" office:value="0.378623" calcext:value-type="percentage">
            <text:p>37,8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3</text:p>
          </table:table-cell>
          <table:table-cell office:value-type="percentage" office:value="0.164145" calcext:value-type="percentage">
            <text:p>16,4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4</text:p>
          </table:table-cell>
          <table:table-cell office:value-type="percentage" office:value="0.002909" calcext:value-type="percentage">
            <text:p>0,2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1</text:p>
          </table:table-cell>
          <table:table-cell office:value-type="percentage" office:value="0.621378" calcext:value-type="percentage">
            <text:p>62,1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2</text:p>
          </table:table-cell>
          <table:table-cell office:value-type="percentage" office:value="0.298483" calcext:value-type="percentage">
            <text:p>29,8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3</text:p>
          </table:table-cell>
          <table:table-cell office:value-type="percentage" office:value="0.08014" calcext:value-type="percentage">
            <text:p>8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A</text:p>
          </table:table-cell>
          <table:table-cell office:value-type="percentage" office:value="0.034136" calcext:value-type="percentage">
            <text:p>3,4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B</text:p>
          </table:table-cell>
          <table:table-cell office:value-type="percentage" office:value="0.156373" calcext:value-type="percentage">
            <text:p>15,6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C</text:p>
          </table:table-cell>
          <table:table-cell office:value-type="percentage" office:value="0.125752" calcext:value-type="percentage">
            <text:p>12,5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D</text:p>
          </table:table-cell>
          <table:table-cell office:value-type="percentage" office:value="0.109749" calcext:value-type="percentage">
            <text:p>10,9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E</text:p>
          </table:table-cell>
          <table:table-cell office:value-type="percentage" office:value="0.304512" calcext:value-type="percentage">
            <text:p>30,4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F</text:p>
          </table:table-cell>
          <table:table-cell office:value-type="percentage" office:value="0.11016" calcext:value-type="percentage">
            <text:p>11,0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G</text:p>
          </table:table-cell>
          <table:table-cell office:value-type="percentage" office:value="0.082036" calcext:value-type="percentage">
            <text:p>8,2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H</text:p>
          </table:table-cell>
          <table:table-cell office:value-type="percentage" office:value="0.077282" calcext:value-type="percentage">
            <text:p>7,7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A</text:p>
          </table:table-cell>
          <table:table-cell office:value-type="percentage" office:value="0.021478" calcext:value-type="percentage">
            <text:p>2,1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B</text:p>
          </table:table-cell>
          <table:table-cell office:value-type="percentage" office:value="0.108775" calcext:value-type="percentage">
            <text:p>10,8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C</text:p>
          </table:table-cell>
          <table:table-cell office:value-type="percentage" office:value="0.10109" calcext:value-type="percentage">
            <text:p>10,1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D</text:p>
          </table:table-cell>
          <table:table-cell office:value-type="percentage" office:value="0.109706" calcext:value-type="percentage">
            <text:p>10,9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E</text:p>
          </table:table-cell>
          <table:table-cell office:value-type="percentage" office:value="0.355213" calcext:value-type="percentage">
            <text:p>35,5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F</text:p>
          </table:table-cell>
          <table:table-cell office:value-type="percentage" office:value="0.143508" calcext:value-type="percentage">
            <text:p>14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G</text:p>
          </table:table-cell>
          <table:table-cell office:value-type="percentage" office:value="0.138377" calcext:value-type="percentage">
            <text:p>13,8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H</text:p>
          </table:table-cell>
          <table:table-cell office:value-type="percentage" office:value="0.021852" calcext:value-type="percentage">
            <text:p>2,1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A</text:p>
          </table:table-cell>
          <table:table-cell office:value-type="percentage" office:value="0.16346" calcext:value-type="percentage">
            <text:p>16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B</text:p>
          </table:table-cell>
          <table:table-cell office:value-type="percentage" office:value="0.18978" calcext:value-type="percentage">
            <text:p>18,9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C</text:p>
          </table:table-cell>
          <table:table-cell office:value-type="percentage" office:value="0.224604" calcext:value-type="percentage">
            <text:p>22,4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D</text:p>
          </table:table-cell>
          <table:table-cell office:value-type="percentage" office:value="0.23339" calcext:value-type="percentage">
            <text:p>23,3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E</text:p>
          </table:table-cell>
          <table:table-cell office:value-type="percentage" office:value="0.086788" calcext:value-type="percentage">
            <text:p>8,6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F</text:p>
          </table:table-cell>
          <table:table-cell office:value-type="percentage" office:value="0.101978" calcext:value-type="percentage">
            <text:p>10,2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A</text:p>
          </table:table-cell>
          <table:table-cell office:value-type="percentage" office:value="0.129461" calcext:value-type="percentage">
            <text:p>12,9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B</text:p>
          </table:table-cell>
          <table:table-cell office:value-type="percentage" office:value="0.385726" calcext:value-type="percentage">
            <text:p>38,5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C</text:p>
          </table:table-cell>
          <table:table-cell office:value-type="percentage" office:value="0.059993" calcext:value-type="percentage">
            <text:p>6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D</text:p>
          </table:table-cell>
          <table:table-cell office:value-type="percentage" office:value="0.284034" calcext:value-type="percentage">
            <text:p>28,4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E</text:p>
          </table:table-cell>
          <table:table-cell office:value-type="percentage" office:value="0.06281" calcext:value-type="percentage">
            <text:p>6,2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F</text:p>
          </table:table-cell>
          <table:table-cell office:value-type="percentage" office:value="0.077976" calcext:value-type="percentage">
            <text:p>7,8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1,0</text:p>
          </table:table-cell>
          <table:table-cell office:value-type="percentage" office:value="0.02144" calcext:value-type="percentage">
            <text:p>2,1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Q005_2,0</text:p>
          </table:table-cell>
          <table:table-cell office:value-type="percentage" office:value="0.119886" calcext:value-type="percentage">
            <text:p>11,9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Q005_3,0</text:p>
          </table:table-cell>
          <table:table-cell office:value-type="percentage" office:value="0.273794" calcext:value-type="percentage">
            <text:p>27,3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Q005_4,0</text:p>
          </table:table-cell>
          <table:table-cell office:value-type="percentage" office:value="0.355854" calcext:value-type="percentage">
            <text:p>35,5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Q005_5,0</text:p>
          </table:table-cell>
          <table:table-cell office:value-type="percentage" office:value="0.229025" calcext:value-type="percentage">
            <text:p>22,9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A</text:p>
          </table:table-cell>
          <table:table-cell office:value-type="percentage" office:value="0.050444" calcext:value-type="percentage">
            <text:p>5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B</text:p>
          </table:table-cell>
          <table:table-cell office:value-type="percentage" office:value="0.244284" calcext:value-type="percentage">
            <text:p>24,4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C</text:p>
          </table:table-cell>
          <table:table-cell office:value-type="percentage" office:value="0.154969" calcext:value-type="percentage">
            <text:p>15,5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D</text:p>
          </table:table-cell>
          <table:table-cell office:value-type="percentage" office:value="0.124082" calcext:value-type="percentage">
            <text:p>12,4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E</text:p>
          </table:table-cell>
          <table:table-cell office:value-type="percentage" office:value="0.064321" calcext:value-type="percentage">
            <text:p>6,4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F</text:p>
          </table:table-cell>
          <table:table-cell office:value-type="percentage" office:value="0.075085" calcext:value-type="percentage">
            <text:p>7,5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G</text:p>
          </table:table-cell>
          <table:table-cell office:value-type="percentage" office:value="0.06597" calcext:value-type="percentage">
            <text:p>6,6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H</text:p>
          </table:table-cell>
          <table:table-cell office:value-type="percentage" office:value="0.053058" calcext:value-type="percentage">
            <text:p>5,3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I</text:p>
          </table:table-cell>
          <table:table-cell office:value-type="percentage" office:value="0.033698" calcext:value-type="percentage">
            <text:p>3,3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J</text:p>
          </table:table-cell>
          <table:table-cell office:value-type="percentage" office:value="0.02097" calcext:value-type="percentage">
            <text:p>2,1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K</text:p>
          </table:table-cell>
          <table:table-cell office:value-type="percentage" office:value="0.016602" calcext:value-type="percentage">
            <text:p>1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L</text:p>
          </table:table-cell>
          <table:table-cell office:value-type="percentage" office:value="0.096517" calcext:value-type="percentage">
            <text:p>9,6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A</text:p>
          </table:table-cell>
          <table:table-cell office:value-type="percentage" office:value="0.903521" calcext:value-type="percentage">
            <text:p>90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B</text:p>
          </table:table-cell>
          <table:table-cell office:value-type="percentage" office:value="0.050883" calcext:value-type="percentage">
            <text:p>5,0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C</text:p>
          </table:table-cell>
          <table:table-cell office:value-type="percentage" office:value="0.012209" calcext:value-type="percentage">
            <text:p>1,2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D</text:p>
          </table:table-cell>
          <table:table-cell office:value-type="percentage" office:value="0.033387" calcext:value-type="percentage">
            <text:p>3,3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A</text:p>
          </table:table-cell>
          <table:table-cell office:value-type="percentage" office:value="0.005354" calcext:value-type="percentage">
            <text:p>0,5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B</text:p>
          </table:table-cell>
          <table:table-cell office:value-type="percentage" office:value="0.600065" calcext:value-type="percentage">
            <text:p>6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C</text:p>
          </table:table-cell>
          <table:table-cell office:value-type="percentage" office:value="0.260578" calcext:value-type="percentage">
            <text:p>26,0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D</text:p>
          </table:table-cell>
          <table:table-cell office:value-type="percentage" office:value="0.08575" calcext:value-type="percentage">
            <text:p>8,5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E</text:p>
          </table:table-cell>
          <table:table-cell office:value-type="percentage" office:value="0.048253" calcext:value-type="percentage">
            <text:p>4,8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A</text:p>
          </table:table-cell>
          <table:table-cell office:value-type="percentage" office:value="0.00533" calcext:value-type="percentage">
            <text:p>0,5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B</text:p>
          </table:table-cell>
          <table:table-cell office:value-type="percentage" office:value="0.09298" calcext:value-type="percentage">
            <text:p>9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C</text:p>
          </table:table-cell>
          <table:table-cell office:value-type="percentage" office:value="0.474445" calcext:value-type="percentage">
            <text:p>47,4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D</text:p>
          </table:table-cell>
          <table:table-cell office:value-type="percentage" office:value="0.362288" calcext:value-type="percentage">
            <text:p>36,2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E</text:p>
          </table:table-cell>
          <table:table-cell office:value-type="percentage" office:value="0.064957" calcext:value-type="percentage">
            <text:p>6,5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A</text:p>
          </table:table-cell>
          <table:table-cell office:value-type="percentage" office:value="0.461867" calcext:value-type="percentage">
            <text:p>46,1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B</text:p>
          </table:table-cell>
          <table:table-cell office:value-type="percentage" office:value="0.4124" calcext:value-type="percentage">
            <text:p>41,2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C</text:p>
          </table:table-cell>
          <table:table-cell office:value-type="percentage" office:value="0.109539" calcext:value-type="percentage">
            <text:p>10,9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D</text:p>
          </table:table-cell>
          <table:table-cell office:value-type="percentage" office:value="0.013484" calcext:value-type="percentage">
            <text:p>1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E</text:p>
          </table:table-cell>
          <table:table-cell office:value-type="percentage" office:value="0.00271" calcext:value-type="percentage">
            <text:p>0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A</text:p>
          </table:table-cell>
          <table:table-cell office:value-type="percentage" office:value="0.759948" calcext:value-type="percentage">
            <text:p>75,9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B</text:p>
          </table:table-cell>
          <table:table-cell office:value-type="percentage" office:value="0.214361" calcext:value-type="percentage">
            <text:p>21,4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C</text:p>
          </table:table-cell>
          <table:table-cell office:value-type="percentage" office:value="0.023233" calcext:value-type="percentage">
            <text:p>2,3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D</text:p>
          </table:table-cell>
          <table:table-cell office:value-type="percentage" office:value="0.00209" calcext:value-type="percentage">
            <text:p>0,2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E</text:p>
          </table:table-cell>
          <table:table-cell office:value-type="percentage" office:value="0.000367" calcext:value-type="percentage">
            <text:p>0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A</text:p>
          </table:table-cell>
          <table:table-cell office:value-type="percentage" office:value="0.010245" calcext:value-type="percentage">
            <text:p>1,0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B</text:p>
          </table:table-cell>
          <table:table-cell office:value-type="percentage" office:value="0.929451" calcext:value-type="percentage">
            <text:p>92,9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C</text:p>
          </table:table-cell>
          <table:table-cell office:value-type="percentage" office:value="0.055612" calcext:value-type="percentage">
            <text:p>5,5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D</text:p>
          </table:table-cell>
          <table:table-cell office:value-type="percentage" office:value="0.003929" calcext:value-type="percentage">
            <text:p>0,3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E</text:p>
          </table:table-cell>
          <table:table-cell office:value-type="percentage" office:value="0.000763" calcext:value-type="percentage">
            <text:p>0,0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A</text:p>
          </table:table-cell>
          <table:table-cell office:value-type="percentage" office:value="0.51049" calcext:value-type="percentage">
            <text:p>51,0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B</text:p>
          </table:table-cell>
          <table:table-cell office:value-type="percentage" office:value="0.447025" calcext:value-type="percentage">
            <text:p>44,7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C</text:p>
          </table:table-cell>
          <table:table-cell office:value-type="percentage" office:value="0.037101" calcext:value-type="percentage">
            <text:p>3,7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D</text:p>
          </table:table-cell>
          <table:table-cell office:value-type="percentage" office:value="0.004439" calcext:value-type="percentage">
            <text:p>0,4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E</text:p>
          </table:table-cell>
          <table:table-cell office:value-type="percentage" office:value="0.000944" calcext:value-type="percentage">
            <text:p>0,0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A</text:p>
          </table:table-cell>
          <table:table-cell office:value-type="percentage" office:value="0.336305" calcext:value-type="percentage">
            <text:p>33,6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B</text:p>
          </table:table-cell>
          <table:table-cell office:value-type="percentage" office:value="0.651727" calcext:value-type="percentage">
            <text:p>65,1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C</text:p>
          </table:table-cell>
          <table:table-cell office:value-type="percentage" office:value="0.011482" calcext:value-type="percentage">
            <text:p>1,1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D</text:p>
          </table:table-cell>
          <table:table-cell office:value-type="percentage" office:value="0.000408" calcext:value-type="percentage">
            <text:p>0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E</text:p>
          </table:table-cell>
          <table:table-cell office:value-type="percentage" office:value="0.000078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A</text:p>
          </table:table-cell>
          <table:table-cell office:value-type="percentage" office:value="0.862774" calcext:value-type="percentage">
            <text:p>86,2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B</text:p>
          </table:table-cell>
          <table:table-cell office:value-type="percentage" office:value="0.135498" calcext:value-type="percentage">
            <text:p>13,5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C</text:p>
          </table:table-cell>
          <table:table-cell office:value-type="percentage" office:value="0.001571" calcext:value-type="percentage">
            <text:p>0,1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D</text:p>
          </table:table-cell>
          <table:table-cell office:value-type="percentage" office:value="0.000106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E</text:p>
          </table:table-cell>
          <table:table-cell office:value-type="percentage" office:value="0.00005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A</text:p>
          </table:table-cell>
          <table:table-cell office:value-type="percentage" office:value="0.453755" calcext:value-type="percentage">
            <text:p>45,3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B</text:p>
          </table:table-cell>
          <table:table-cell office:value-type="percentage" office:value="0.538559" calcext:value-type="percentage">
            <text:p>53,8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C</text:p>
          </table:table-cell>
          <table:table-cell office:value-type="percentage" office:value="0.007299" calcext:value-type="percentage">
            <text:p>0,7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D</text:p>
          </table:table-cell>
          <table:table-cell office:value-type="percentage" office:value="0.000315" calcext:value-type="percentage">
            <text:p>0,0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E</text:p>
          </table:table-cell>
          <table:table-cell office:value-type="percentage" office:value="0.000071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A</text:p>
          </table:table-cell>
          <table:table-cell office:value-type="percentage" office:value="0.96271" calcext:value-type="percentage">
            <text:p>96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B</text:p>
          </table:table-cell>
          <table:table-cell office:value-type="percentage" office:value="0.036624" calcext:value-type="percentage">
            <text:p>3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C</text:p>
          </table:table-cell>
          <table:table-cell office:value-type="percentage" office:value="0.000561" calcext:value-type="percentage">
            <text:p>0,0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D</text:p>
          </table:table-cell>
          <table:table-cell office:value-type="percentage" office:value="0.000063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E</text:p>
          </table:table-cell>
          <table:table-cell office:value-type="percentage" office:value="0.000042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8_A</text:p>
          </table:table-cell>
          <table:table-cell office:value-type="percentage" office:value="0.722642" calcext:value-type="percentage">
            <text:p>72,2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8_B</text:p>
          </table:table-cell>
          <table:table-cell office:value-type="percentage" office:value="0.277358" calcext:value-type="percentage">
            <text:p>27,7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A</text:p>
          </table:table-cell>
          <table:table-cell office:value-type="percentage" office:value="0.043078" calcext:value-type="percentage">
            <text:p>4,3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B</text:p>
          </table:table-cell>
          <table:table-cell office:value-type="percentage" office:value="0.618759" calcext:value-type="percentage">
            <text:p>61,8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C</text:p>
          </table:table-cell>
          <table:table-cell office:value-type="percentage" office:value="0.212145" calcext:value-type="percentage">
            <text:p>21,2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D</text:p>
          </table:table-cell>
          <table:table-cell office:value-type="percentage" office:value="0.083723" calcext:value-type="percentage">
            <text:p>8,3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E</text:p>
          </table:table-cell>
          <table:table-cell office:value-type="percentage" office:value="0.042295" calcext:value-type="percentage">
            <text:p>4,2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0_A</text:p>
          </table:table-cell>
          <table:table-cell office:value-type="percentage" office:value="0.783966" calcext:value-type="percentage">
            <text:p>78,4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0_B</text:p>
          </table:table-cell>
          <table:table-cell office:value-type="percentage" office:value="0.216034" calcext:value-type="percentage">
            <text:p>21,6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1_A</text:p>
          </table:table-cell>
          <table:table-cell office:value-type="percentage" office:value="0.747867" calcext:value-type="percentage">
            <text:p>74,7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1_B</text:p>
          </table:table-cell>
          <table:table-cell office:value-type="percentage" office:value="0.252133" calcext:value-type="percentage">
            <text:p>25,2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A</text:p>
          </table:table-cell>
          <table:table-cell office:value-type="percentage" office:value="0.016647" calcext:value-type="percentage">
            <text:p>1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B</text:p>
          </table:table-cell>
          <table:table-cell office:value-type="percentage" office:value="0.142642" calcext:value-type="percentage">
            <text:p>14,2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C</text:p>
          </table:table-cell>
          <table:table-cell office:value-type="percentage" office:value="0.262638" calcext:value-type="percentage">
            <text:p>26,2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D</text:p>
          </table:table-cell>
          <table:table-cell office:value-type="percentage" office:value="0.319382" calcext:value-type="percentage">
            <text:p>31,9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E</text:p>
          </table:table-cell>
          <table:table-cell office:value-type="percentage" office:value="0.258692" calcext:value-type="percentage">
            <text:p>25,8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3_A</text:p>
          </table:table-cell>
          <table:table-cell office:value-type="percentage" office:value="0.823009" calcext:value-type="percentage">
            <text:p>82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3_B</text:p>
          </table:table-cell>
          <table:table-cell office:value-type="percentage" office:value="0.176991" calcext:value-type="percentage">
            <text:p>17,7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A</text:p>
          </table:table-cell>
          <table:table-cell office:value-type="percentage" office:value="0.372246" calcext:value-type="percentage">
            <text:p>37,2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B</text:p>
          </table:table-cell>
          <table:table-cell office:value-type="percentage" office:value="0.426258" calcext:value-type="percentage">
            <text:p>42,6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C</text:p>
          </table:table-cell>
          <table:table-cell office:value-type="percentage" office:value="0.124767" calcext:value-type="percentage">
            <text:p>12,4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D</text:p>
          </table:table-cell>
          <table:table-cell office:value-type="percentage" office:value="0.050553" calcext:value-type="percentage">
            <text:p>5,0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E</text:p>
          </table:table-cell>
          <table:table-cell office:value-type="percentage" office:value="0.026176" calcext:value-type="percentage">
            <text:p>2,6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5_A</text:p>
          </table:table-cell>
          <table:table-cell office:value-type="percentage" office:value="0.08461" calcext:value-type="percentage">
            <text:p>8,4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5_B</text:p>
          </table:table-cell>
          <table:table-cell office:value-type="percentage" office:value="0.91539" calcext:value-type="percentage">
            <text:p>91,54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85222" calcext:value-type="percentage">
            <text:p>8,52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354741" calcext:value-type="percentage">
            <text:p>35,47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NORTE</text:p>
          </table:table-cell>
          <table:table-cell office:value-type="percentage" office:value="0.104095" calcext:value-type="percentage">
            <text:p>10,41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SUDESTE</text:p>
          </table:table-cell>
          <table:table-cell office:value-type="percentage" office:value="0.343664" calcext:value-type="percentage">
            <text:p>34,3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MACRO_REGIAO_SUL</text:p>
          </table:table-cell>
          <table:table-cell office:value-type="percentage" office:value="0.112278" calcext:value-type="percentage">
            <text:p>11,23%</text:p>
          </table:table-cell>
        </table:table-row>
      </table:table>
      <table:table table:name="Tabela dinâmica_Planilha1_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1" table:number-columns-repeated="5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8" table:number-columns-repeated="13" table:default-cell-style-name="Default"/>
        <table:table-column table:style-name="co14" table:default-cell-style-name="Default"/>
        <table:table-column table:style-name="co8" table:number-columns-repeated="5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5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5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column table:style-name="co14" table:default-cell-style-name="Default"/>
        <table:table-column table:style-name="co8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7" table:default-cell-style-name="Default"/>
        <table:table-column table:style-name="co17" table:number-columns-repeated="3" table:default-cell-style-name="Default"/>
        <table:table-column table:style-name="co18" table:number-columns-repeated="6" table:default-cell-style-name="Default"/>
        <table:table-column table:style-name="co19" table:number-columns-repeated="4" table:default-cell-style-name="Default"/>
        <table:table-column table:style-name="co18" table:number-columns-repeated="8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" table:default-cell-style-name="Default"/>
        <table:table-row table:style-name="ro1">
          <table:table-cell table:style-name="ce27" office:value-type="string" calcext:value-type="string">
            <text:p>Soma - Dados2</text:p>
          </table:table-cell>
          <table:table-cell table:style-name="ce39" office:value-type="string" calcext:value-type="string">
            <text:p>Colunas</text:p>
          </table:table-cell>
          <table:table-cell table:style-name="ce48" table:number-columns-repeated="169"/>
          <table:table-cell table:style-name="ce91"/>
        </table:table-row>
        <table:table-row table:style-name="ro1">
          <table:table-cell table:style-name="ce28" office:value-type="string" calcext:value-type="string">
            <text:p>Cluster</text:p>
          </table:table-cell>
          <table:table-cell table:style-name="ce40" office:value-type="string" calcext:value-type="string">
            <text:p>MACRO_REGIAO_CENTRO_OESTE</text:p>
          </table:table-cell>
          <table:table-cell table:style-name="ce49" office:value-type="string" calcext:value-type="string">
            <text:p>MACRO_REGIAO_NORDESTE</text:p>
          </table:table-cell>
          <table:table-cell table:style-name="ce49" office:value-type="string" calcext:value-type="string">
            <text:p>MACRO_REGIAO_NORTE</text:p>
          </table:table-cell>
          <table:table-cell table:style-name="ce49" office:value-type="string" calcext:value-type="string">
            <text:p>MACRO_REGIAO_SUDESTE</text:p>
          </table:table-cell>
          <table:table-cell table:style-name="ce49" office:value-type="string" calcext:value-type="string">
            <text:p>MACRO_REGIAO_SUL</text:p>
          </table:table-cell>
          <table:table-cell table:style-name="ce49" office:value-type="string" calcext:value-type="string">
            <text:p>MEDIA_NOTAS</text:p>
          </table:table-cell>
          <table:table-cell table:style-name="ce49" office:value-type="string" calcext:value-type="string">
            <text:p>Q001_A</text:p>
          </table:table-cell>
          <table:table-cell table:style-name="ce49" office:value-type="string" calcext:value-type="string">
            <text:p>Q001_B</text:p>
          </table:table-cell>
          <table:table-cell table:style-name="ce49" office:value-type="string" calcext:value-type="string">
            <text:p>Q001_C</text:p>
          </table:table-cell>
          <table:table-cell table:style-name="ce49" office:value-type="string" calcext:value-type="string">
            <text:p>Q001_D</text:p>
          </table:table-cell>
          <table:table-cell table:style-name="ce49" office:value-type="string" calcext:value-type="string">
            <text:p>Q001_E</text:p>
          </table:table-cell>
          <table:table-cell table:style-name="ce49" office:value-type="string" calcext:value-type="string">
            <text:p>Q001_F</text:p>
          </table:table-cell>
          <table:table-cell table:style-name="ce49" office:value-type="string" calcext:value-type="string">
            <text:p>Q001_G</text:p>
          </table:table-cell>
          <table:table-cell table:style-name="ce49" office:value-type="string" calcext:value-type="string">
            <text:p>Q001_H</text:p>
          </table:table-cell>
          <table:table-cell table:style-name="ce49" office:value-type="string" calcext:value-type="string">
            <text:p>Q002_A</text:p>
          </table:table-cell>
          <table:table-cell table:style-name="ce49" office:value-type="string" calcext:value-type="string">
            <text:p>Q002_B</text:p>
          </table:table-cell>
          <table:table-cell table:style-name="ce49" office:value-type="string" calcext:value-type="string">
            <text:p>Q002_C</text:p>
          </table:table-cell>
          <table:table-cell table:style-name="ce49" office:value-type="string" calcext:value-type="string">
            <text:p>Q002_D</text:p>
          </table:table-cell>
          <table:table-cell table:style-name="ce49" office:value-type="string" calcext:value-type="string">
            <text:p>Q002_E</text:p>
          </table:table-cell>
          <table:table-cell table:style-name="ce49" office:value-type="string" calcext:value-type="string">
            <text:p>Q002_F</text:p>
          </table:table-cell>
          <table:table-cell table:style-name="ce49" office:value-type="string" calcext:value-type="string">
            <text:p>Q002_G</text:p>
          </table:table-cell>
          <table:table-cell table:style-name="ce49" office:value-type="string" calcext:value-type="string">
            <text:p>Q002_H</text:p>
          </table:table-cell>
          <table:table-cell table:style-name="ce49" office:value-type="string" calcext:value-type="string">
            <text:p>Q003_A</text:p>
          </table:table-cell>
          <table:table-cell table:style-name="ce49" office:value-type="string" calcext:value-type="string">
            <text:p>Q003_B</text:p>
          </table:table-cell>
          <table:table-cell table:style-name="ce49" office:value-type="string" calcext:value-type="string">
            <text:p>Q003_C</text:p>
          </table:table-cell>
          <table:table-cell table:style-name="ce49" office:value-type="string" calcext:value-type="string">
            <text:p>Q003_D</text:p>
          </table:table-cell>
          <table:table-cell table:style-name="ce49" office:value-type="string" calcext:value-type="string">
            <text:p>Q003_E</text:p>
          </table:table-cell>
          <table:table-cell table:style-name="ce49" office:value-type="string" calcext:value-type="string">
            <text:p>Q003_F</text:p>
          </table:table-cell>
          <table:table-cell table:style-name="ce49" office:value-type="string" calcext:value-type="string">
            <text:p>Q004_A</text:p>
          </table:table-cell>
          <table:table-cell table:style-name="ce49" office:value-type="string" calcext:value-type="string">
            <text:p>Q004_B</text:p>
          </table:table-cell>
          <table:table-cell table:style-name="ce49" office:value-type="string" calcext:value-type="string">
            <text:p>Q004_C</text:p>
          </table:table-cell>
          <table:table-cell table:style-name="ce49" office:value-type="string" calcext:value-type="string">
            <text:p>Q004_D</text:p>
          </table:table-cell>
          <table:table-cell table:style-name="ce49" office:value-type="string" calcext:value-type="string">
            <text:p>Q004_E</text:p>
          </table:table-cell>
          <table:table-cell table:style-name="ce49" office:value-type="string" calcext:value-type="string">
            <text:p>Q004_F</text:p>
          </table:table-cell>
          <table:table-cell table:style-name="ce49" office:value-type="string" calcext:value-type="string">
            <text:p>Q005_1,0</text:p>
          </table:table-cell>
          <table:table-cell table:style-name="ce49" office:value-type="string" calcext:value-type="string">
            <text:p>Q005_2,0</text:p>
          </table:table-cell>
          <table:table-cell table:style-name="ce49" office:value-type="string" calcext:value-type="string">
            <text:p>Q005_3,0</text:p>
          </table:table-cell>
          <table:table-cell table:style-name="ce49" office:value-type="string" calcext:value-type="string">
            <text:p>Q005_4,0</text:p>
          </table:table-cell>
          <table:table-cell table:style-name="ce49" office:value-type="string" calcext:value-type="string">
            <text:p>Q005_5,0</text:p>
          </table:table-cell>
          <table:table-cell table:style-name="ce49" office:value-type="string" calcext:value-type="string">
            <text:p>Q006_A</text:p>
          </table:table-cell>
          <table:table-cell table:style-name="ce49" office:value-type="string" calcext:value-type="string">
            <text:p>Q006_B</text:p>
          </table:table-cell>
          <table:table-cell table:style-name="ce49" office:value-type="string" calcext:value-type="string">
            <text:p>Q006_C</text:p>
          </table:table-cell>
          <table:table-cell table:style-name="ce49" office:value-type="string" calcext:value-type="string">
            <text:p>Q006_D</text:p>
          </table:table-cell>
          <table:table-cell table:style-name="ce49" office:value-type="string" calcext:value-type="string">
            <text:p>Q006_E</text:p>
          </table:table-cell>
          <table:table-cell table:style-name="ce49" office:value-type="string" calcext:value-type="string">
            <text:p>Q006_F</text:p>
          </table:table-cell>
          <table:table-cell table:style-name="ce49" office:value-type="string" calcext:value-type="string">
            <text:p>Q006_G</text:p>
          </table:table-cell>
          <table:table-cell table:style-name="ce49" office:value-type="string" calcext:value-type="string">
            <text:p>Q006_H</text:p>
          </table:table-cell>
          <table:table-cell table:style-name="ce49" office:value-type="string" calcext:value-type="string">
            <text:p>Q006_I</text:p>
          </table:table-cell>
          <table:table-cell table:style-name="ce49" office:value-type="string" calcext:value-type="string">
            <text:p>Q006_J</text:p>
          </table:table-cell>
          <table:table-cell table:style-name="ce49" office:value-type="string" calcext:value-type="string">
            <text:p>Q006_K</text:p>
          </table:table-cell>
          <table:table-cell table:style-name="ce49" office:value-type="string" calcext:value-type="string">
            <text:p>Q006_L</text:p>
          </table:table-cell>
          <table:table-cell table:style-name="ce49" office:value-type="string" calcext:value-type="string">
            <text:p>Q007_A</text:p>
          </table:table-cell>
          <table:table-cell table:style-name="ce49" office:value-type="string" calcext:value-type="string">
            <text:p>Q007_B</text:p>
          </table:table-cell>
          <table:table-cell table:style-name="ce49" office:value-type="string" calcext:value-type="string">
            <text:p>Q007_C</text:p>
          </table:table-cell>
          <table:table-cell table:style-name="ce49" office:value-type="string" calcext:value-type="string">
            <text:p>Q007_D</text:p>
          </table:table-cell>
          <table:table-cell table:style-name="ce49" office:value-type="string" calcext:value-type="string">
            <text:p>Q008_A</text:p>
          </table:table-cell>
          <table:table-cell table:style-name="ce49" office:value-type="string" calcext:value-type="string">
            <text:p>Q008_B</text:p>
          </table:table-cell>
          <table:table-cell table:style-name="ce49" office:value-type="string" calcext:value-type="string">
            <text:p>Q008_C</text:p>
          </table:table-cell>
          <table:table-cell table:style-name="ce49" office:value-type="string" calcext:value-type="string">
            <text:p>Q008_D</text:p>
          </table:table-cell>
          <table:table-cell table:style-name="ce49" office:value-type="string" calcext:value-type="string">
            <text:p>Q008_E</text:p>
          </table:table-cell>
          <table:table-cell table:style-name="ce49" office:value-type="string" calcext:value-type="string">
            <text:p>Q009_A</text:p>
          </table:table-cell>
          <table:table-cell table:style-name="ce49" office:value-type="string" calcext:value-type="string">
            <text:p>Q009_B</text:p>
          </table:table-cell>
          <table:table-cell table:style-name="ce49" office:value-type="string" calcext:value-type="string">
            <text:p>Q009_C</text:p>
          </table:table-cell>
          <table:table-cell table:style-name="ce49" office:value-type="string" calcext:value-type="string">
            <text:p>Q009_D</text:p>
          </table:table-cell>
          <table:table-cell table:style-name="ce49" office:value-type="string" calcext:value-type="string">
            <text:p>Q009_E</text:p>
          </table:table-cell>
          <table:table-cell table:style-name="ce49" office:value-type="string" calcext:value-type="string">
            <text:p>Q010_A</text:p>
          </table:table-cell>
          <table:table-cell table:style-name="ce49" office:value-type="string" calcext:value-type="string">
            <text:p>Q010_B</text:p>
          </table:table-cell>
          <table:table-cell table:style-name="ce49" office:value-type="string" calcext:value-type="string">
            <text:p>Q010_C</text:p>
          </table:table-cell>
          <table:table-cell table:style-name="ce49" office:value-type="string" calcext:value-type="string">
            <text:p>Q010_D</text:p>
          </table:table-cell>
          <table:table-cell table:style-name="ce49" office:value-type="string" calcext:value-type="string">
            <text:p>Q010_E</text:p>
          </table:table-cell>
          <table:table-cell table:style-name="ce49" office:value-type="string" calcext:value-type="string">
            <text:p>Q011_A</text:p>
          </table:table-cell>
          <table:table-cell table:style-name="ce49" office:value-type="string" calcext:value-type="string">
            <text:p>Q011_B</text:p>
          </table:table-cell>
          <table:table-cell table:style-name="ce49" office:value-type="string" calcext:value-type="string">
            <text:p>Q011_C</text:p>
          </table:table-cell>
          <table:table-cell table:style-name="ce49" office:value-type="string" calcext:value-type="string">
            <text:p>Q011_D</text:p>
          </table:table-cell>
          <table:table-cell table:style-name="ce49" office:value-type="string" calcext:value-type="string">
            <text:p>Q011_E</text:p>
          </table:table-cell>
          <table:table-cell table:style-name="ce49" office:value-type="string" calcext:value-type="string">
            <text:p>Q012_A</text:p>
          </table:table-cell>
          <table:table-cell table:style-name="ce49" office:value-type="string" calcext:value-type="string">
            <text:p>Q012_B</text:p>
          </table:table-cell>
          <table:table-cell table:style-name="ce49" office:value-type="string" calcext:value-type="string">
            <text:p>Q012_C</text:p>
          </table:table-cell>
          <table:table-cell table:style-name="ce49" office:value-type="string" calcext:value-type="string">
            <text:p>Q012_D</text:p>
          </table:table-cell>
          <table:table-cell table:style-name="ce49" office:value-type="string" calcext:value-type="string">
            <text:p>Q012_E</text:p>
          </table:table-cell>
          <table:table-cell table:style-name="ce49" office:value-type="string" calcext:value-type="string">
            <text:p>Q013_A</text:p>
          </table:table-cell>
          <table:table-cell table:style-name="ce49" office:value-type="string" calcext:value-type="string">
            <text:p>Q013_B</text:p>
          </table:table-cell>
          <table:table-cell table:style-name="ce49" office:value-type="string" calcext:value-type="string">
            <text:p>Q013_C</text:p>
          </table:table-cell>
          <table:table-cell table:style-name="ce49" office:value-type="string" calcext:value-type="string">
            <text:p>Q013_D</text:p>
          </table:table-cell>
          <table:table-cell table:style-name="ce49" office:value-type="string" calcext:value-type="string">
            <text:p>Q013_E</text:p>
          </table:table-cell>
          <table:table-cell table:style-name="ce49" office:value-type="string" calcext:value-type="string">
            <text:p>Q014_A</text:p>
          </table:table-cell>
          <table:table-cell table:style-name="ce49" office:value-type="string" calcext:value-type="string">
            <text:p>Q014_B</text:p>
          </table:table-cell>
          <table:table-cell table:style-name="ce49" office:value-type="string" calcext:value-type="string">
            <text:p>Q014_C</text:p>
          </table:table-cell>
          <table:table-cell table:style-name="ce49" office:value-type="string" calcext:value-type="string">
            <text:p>Q014_D</text:p>
          </table:table-cell>
          <table:table-cell table:style-name="ce49" office:value-type="string" calcext:value-type="string">
            <text:p>Q014_E</text:p>
          </table:table-cell>
          <table:table-cell table:style-name="ce49" office:value-type="string" calcext:value-type="string">
            <text:p>Q015_A</text:p>
          </table:table-cell>
          <table:table-cell table:style-name="ce49" office:value-type="string" calcext:value-type="string">
            <text:p>Q015_B</text:p>
          </table:table-cell>
          <table:table-cell table:style-name="ce49" office:value-type="string" calcext:value-type="string">
            <text:p>Q015_C</text:p>
          </table:table-cell>
          <table:table-cell table:style-name="ce49" office:value-type="string" calcext:value-type="string">
            <text:p>Q015_D</text:p>
          </table:table-cell>
          <table:table-cell table:style-name="ce49" office:value-type="string" calcext:value-type="string">
            <text:p>Q015_E</text:p>
          </table:table-cell>
          <table:table-cell table:style-name="ce49" office:value-type="string" calcext:value-type="string">
            <text:p>Q016_A</text:p>
          </table:table-cell>
          <table:table-cell table:style-name="ce49" office:value-type="string" calcext:value-type="string">
            <text:p>Q016_B</text:p>
          </table:table-cell>
          <table:table-cell table:style-name="ce49" office:value-type="string" calcext:value-type="string">
            <text:p>Q016_C</text:p>
          </table:table-cell>
          <table:table-cell table:style-name="ce49" office:value-type="string" calcext:value-type="string">
            <text:p>Q016_D</text:p>
          </table:table-cell>
          <table:table-cell table:style-name="ce49" office:value-type="string" calcext:value-type="string">
            <text:p>Q016_E</text:p>
          </table:table-cell>
          <table:table-cell table:style-name="ce49" office:value-type="string" calcext:value-type="string">
            <text:p>Q017_A</text:p>
          </table:table-cell>
          <table:table-cell table:style-name="ce49" office:value-type="string" calcext:value-type="string">
            <text:p>Q017_B</text:p>
          </table:table-cell>
          <table:table-cell table:style-name="ce49" office:value-type="string" calcext:value-type="string">
            <text:p>Q017_C</text:p>
          </table:table-cell>
          <table:table-cell table:style-name="ce49" office:value-type="string" calcext:value-type="string">
            <text:p>Q017_D</text:p>
          </table:table-cell>
          <table:table-cell table:style-name="ce49" office:value-type="string" calcext:value-type="string">
            <text:p>Q017_E</text:p>
          </table:table-cell>
          <table:table-cell table:style-name="ce49" office:value-type="string" calcext:value-type="string">
            <text:p>Q018_A</text:p>
          </table:table-cell>
          <table:table-cell table:style-name="ce49" office:value-type="string" calcext:value-type="string">
            <text:p>Q018_B</text:p>
          </table:table-cell>
          <table:table-cell table:style-name="ce49" office:value-type="string" calcext:value-type="string">
            <text:p>Q019_A</text:p>
          </table:table-cell>
          <table:table-cell table:style-name="ce49" office:value-type="string" calcext:value-type="string">
            <text:p>Q019_B</text:p>
          </table:table-cell>
          <table:table-cell table:style-name="ce49" office:value-type="string" calcext:value-type="string">
            <text:p>Q019_C</text:p>
          </table:table-cell>
          <table:table-cell table:style-name="ce49" office:value-type="string" calcext:value-type="string">
            <text:p>Q019_D</text:p>
          </table:table-cell>
          <table:table-cell table:style-name="ce49" office:value-type="string" calcext:value-type="string">
            <text:p>Q019_E</text:p>
          </table:table-cell>
          <table:table-cell table:style-name="ce49" office:value-type="string" calcext:value-type="string">
            <text:p>Q020_A</text:p>
          </table:table-cell>
          <table:table-cell table:style-name="ce49" office:value-type="string" calcext:value-type="string">
            <text:p>Q020_B</text:p>
          </table:table-cell>
          <table:table-cell table:style-name="ce49" office:value-type="string" calcext:value-type="string">
            <text:p>Q021_A</text:p>
          </table:table-cell>
          <table:table-cell table:style-name="ce49" office:value-type="string" calcext:value-type="string">
            <text:p>Q021_B</text:p>
          </table:table-cell>
          <table:table-cell table:style-name="ce49" office:value-type="string" calcext:value-type="string">
            <text:p>Q022_A</text:p>
          </table:table-cell>
          <table:table-cell table:style-name="ce49" office:value-type="string" calcext:value-type="string">
            <text:p>Q022_B</text:p>
          </table:table-cell>
          <table:table-cell table:style-name="ce49" office:value-type="string" calcext:value-type="string">
            <text:p>Q022_C</text:p>
          </table:table-cell>
          <table:table-cell table:style-name="ce49" office:value-type="string" calcext:value-type="string">
            <text:p>Q022_D</text:p>
          </table:table-cell>
          <table:table-cell table:style-name="ce49" office:value-type="string" calcext:value-type="string">
            <text:p>Q022_E</text:p>
          </table:table-cell>
          <table:table-cell table:style-name="ce49" office:value-type="string" calcext:value-type="string">
            <text:p>Q023_A</text:p>
          </table:table-cell>
          <table:table-cell table:style-name="ce49" office:value-type="string" calcext:value-type="string">
            <text:p>Q023_B</text:p>
          </table:table-cell>
          <table:table-cell table:style-name="ce49" office:value-type="string" calcext:value-type="string">
            <text:p>Q024_A</text:p>
          </table:table-cell>
          <table:table-cell table:style-name="ce49" office:value-type="string" calcext:value-type="string">
            <text:p>Q024_B</text:p>
          </table:table-cell>
          <table:table-cell table:style-name="ce49" office:value-type="string" calcext:value-type="string">
            <text:p>Q024_C</text:p>
          </table:table-cell>
          <table:table-cell table:style-name="ce49" office:value-type="string" calcext:value-type="string">
            <text:p>Q024_D</text:p>
          </table:table-cell>
          <table:table-cell table:style-name="ce49" office:value-type="string" calcext:value-type="string">
            <text:p>Q024_E</text:p>
          </table:table-cell>
          <table:table-cell table:style-name="ce49" office:value-type="string" calcext:value-type="string">
            <text:p>Q025_A</text:p>
          </table:table-cell>
          <table:table-cell table:style-name="ce49" office:value-type="string" calcext:value-type="string">
            <text:p>Q025_B</text:p>
          </table:table-cell>
          <table:table-cell table:style-name="ce49" office:value-type="string" calcext:value-type="string">
            <text:p>Quantidade</text:p>
          </table:table-cell>
          <table:table-cell table:style-name="ce49" office:value-type="string" calcext:value-type="string">
            <text:p>TP_COR_RACA_0</text:p>
          </table:table-cell>
          <table:table-cell table:style-name="ce49" office:value-type="string" calcext:value-type="string">
            <text:p>TP_COR_RACA_1</text:p>
          </table:table-cell>
          <table:table-cell table:style-name="ce49" office:value-type="string" calcext:value-type="string">
            <text:p>TP_COR_RACA_2</text:p>
          </table:table-cell>
          <table:table-cell table:style-name="ce49" office:value-type="string" calcext:value-type="string">
            <text:p>TP_COR_RACA_3</text:p>
          </table:table-cell>
          <table:table-cell table:style-name="ce49" office:value-type="string" calcext:value-type="string">
            <text:p>TP_COR_RACA_4</text:p>
          </table:table-cell>
          <table:table-cell table:style-name="ce49" office:value-type="string" calcext:value-type="string">
            <text:p>TP_COR_RACA_5</text:p>
          </table:table-cell>
          <table:table-cell table:style-name="ce49" office:value-type="string" calcext:value-type="string">
            <text:p>TP_COR_RACA_6</text:p>
          </table:table-cell>
          <table:table-cell table:style-name="ce49" office:value-type="string" calcext:value-type="string">
            <text:p>TP_ESCOLA_1</text:p>
          </table:table-cell>
          <table:table-cell table:style-name="ce49" office:value-type="string" calcext:value-type="string">
            <text:p>TP_ESCOLA_2</text:p>
          </table:table-cell>
          <table:table-cell table:style-name="ce49" office:value-type="string" calcext:value-type="string">
            <text:p>TP_ESCOLA_3</text:p>
          </table:table-cell>
          <table:table-cell table:style-name="ce49" office:value-type="string" calcext:value-type="string">
            <text:p>TP_ESTADO_CIVIL_0</text:p>
          </table:table-cell>
          <table:table-cell table:style-name="ce49" office:value-type="string" calcext:value-type="string">
            <text:p>TP_ESTADO_CIVIL_1</text:p>
          </table:table-cell>
          <table:table-cell table:style-name="ce49" office:value-type="string" calcext:value-type="string">
            <text:p>TP_ESTADO_CIVIL_2</text:p>
          </table:table-cell>
          <table:table-cell table:style-name="ce49" office:value-type="string" calcext:value-type="string">
            <text:p>TP_ESTADO_CIVIL_3</text:p>
          </table:table-cell>
          <table:table-cell table:style-name="ce49" office:value-type="string" calcext:value-type="string">
            <text:p>TP_ESTADO_CIVIL_4</text:p>
          </table:table-cell>
          <table:table-cell table:style-name="ce49" office:value-type="string" calcext:value-type="string">
            <text:p>TP_FAIXA_ETARIA_1</text:p>
          </table:table-cell>
          <table:table-cell table:style-name="ce49" office:value-type="string" calcext:value-type="string">
            <text:p>TP_FAIXA_ETARIA_10</text:p>
          </table:table-cell>
          <table:table-cell table:style-name="ce49" office:value-type="string" calcext:value-type="string">
            <text:p>TP_FAIXA_ETARIA_11</text:p>
          </table:table-cell>
          <table:table-cell table:style-name="ce49" office:value-type="string" calcext:value-type="string">
            <text:p>TP_FAIXA_ETARIA_12</text:p>
          </table:table-cell>
          <table:table-cell table:style-name="ce49" office:value-type="string" calcext:value-type="string">
            <text:p>TP_FAIXA_ETARIA_13</text:p>
          </table:table-cell>
          <table:table-cell table:style-name="ce49" office:value-type="string" calcext:value-type="string">
            <text:p>TP_FAIXA_ETARIA_2</text:p>
          </table:table-cell>
          <table:table-cell table:style-name="ce49" office:value-type="string" calcext:value-type="string">
            <text:p>TP_FAIXA_ETARIA_3</text:p>
          </table:table-cell>
          <table:table-cell table:style-name="ce49" office:value-type="string" calcext:value-type="string">
            <text:p>TP_FAIXA_ETARIA_4</text:p>
          </table:table-cell>
          <table:table-cell table:style-name="ce49" office:value-type="string" calcext:value-type="string">
            <text:p>TP_FAIXA_ETARIA_5</text:p>
          </table:table-cell>
          <table:table-cell table:style-name="ce49" office:value-type="string" calcext:value-type="string">
            <text:p>TP_FAIXA_ETARIA_6</text:p>
          </table:table-cell>
          <table:table-cell table:style-name="ce49" office:value-type="string" calcext:value-type="string">
            <text:p>TP_FAIXA_ETARIA_7</text:p>
          </table:table-cell>
          <table:table-cell table:style-name="ce49" office:value-type="string" calcext:value-type="string">
            <text:p>TP_FAIXA_ETARIA_8</text:p>
          </table:table-cell>
          <table:table-cell table:style-name="ce49" office:value-type="string" calcext:value-type="string">
            <text:p>TP_FAIXA_ETARIA_9</text:p>
          </table:table-cell>
          <table:table-cell table:style-name="ce49" office:value-type="string" calcext:value-type="string">
            <text:p>TP_NACIONALIDADE_0</text:p>
          </table:table-cell>
          <table:table-cell table:style-name="ce49" office:value-type="string" calcext:value-type="string">
            <text:p>TP_NACIONALIDADE_1</text:p>
          </table:table-cell>
          <table:table-cell table:style-name="ce49" office:value-type="string" calcext:value-type="string">
            <text:p>TP_NACIONALIDADE_2</text:p>
          </table:table-cell>
          <table:table-cell table:style-name="ce49" office:value-type="string" calcext:value-type="string">
            <text:p>TP_NACIONALIDADE_3</text:p>
          </table:table-cell>
          <table:table-cell table:style-name="ce49" office:value-type="string" calcext:value-type="string">
            <text:p>TP_NACIONALIDADE_4</text:p>
          </table:table-cell>
          <table:table-cell table:style-name="ce49" office:value-type="string" calcext:value-type="string">
            <text:p>TP_SEXO_F</text:p>
          </table:table-cell>
          <table:table-cell table:style-name="ce49" office:value-type="string" calcext:value-type="string">
            <text:p>TP_SEXO_M</text:p>
          </table:table-cell>
          <table:table-cell table:style-name="ce49" office:value-type="string" calcext:value-type="string">
            <text:p>TP_ST_CONCLUSAO_1</text:p>
          </table:table-cell>
          <table:table-cell table:style-name="ce49" office:value-type="string" calcext:value-type="string">
            <text:p>TP_ST_CONCLUSAO_2</text:p>
          </table:table-cell>
          <table:table-cell table:style-name="ce49" office:value-type="string" calcext:value-type="string">
            <text:p>TP_ST_CONCLUSAO_3</text:p>
          </table:table-cell>
          <table:table-cell table:style-name="ce49" office:value-type="string" calcext:value-type="string">
            <text:p>TP_ST_CONCLUSAO_4</text:p>
          </table:table-cell>
          <table:table-cell table:style-name="ce92" office:value-type="string" calcext:value-type="string">
            <text:p>Total Resultado</text:p>
          </table:table-cell>
        </table:table-row>
        <table:table-row table:style-name="ro1">
          <table:table-cell table:style-name="ce33" office:value-type="string" calcext:value-type="string">
            <text:p>0 – C</text:p>
          </table:table-cell>
          <table:table-cell table:style-name="ce41" office:value-type="percentage" office:value="0.01694" calcext:value-type="percentage">
            <text:p>1,69%</text:p>
          </table:table-cell>
          <table:table-cell table:style-name="ce50" office:value-type="percentage" office:value="0.053511" calcext:value-type="percentage">
            <text:p>5,35%</text:p>
          </table:table-cell>
          <table:table-cell table:style-name="ce50" office:value-type="percentage" office:value="0.022809" calcext:value-type="percentage">
            <text:p>2,28%</text:p>
          </table:table-cell>
          <table:table-cell table:style-name="ce50" office:value-type="percentage" office:value="0.078541" calcext:value-type="percentage">
            <text:p>7,85%</text:p>
          </table:table-cell>
          <table:table-cell table:style-name="ce50" office:value-type="percentage" office:value="0.020756" calcext:value-type="percentage">
            <text:p>2,08%</text:p>
          </table:table-cell>
          <table:table-cell table:style-name="ce66" office:value-type="float" office:value="529.948" calcext:value-type="float">
            <text:p>529,95</text:p>
          </table:table-cell>
          <table:table-cell table:style-name="ce50" office:value-type="percentage" office:value="0.007015" calcext:value-type="percentage">
            <text:p>0,70%</text:p>
          </table:table-cell>
          <table:table-cell table:style-name="ce50" office:value-type="percentage" office:value="0.0404" calcext:value-type="percentage">
            <text:p>4,04%</text:p>
          </table:table-cell>
          <table:table-cell table:style-name="ce50" office:value-type="percentage" office:value="0.031397" calcext:value-type="percentage">
            <text:p>3,14%</text:p>
          </table:table-cell>
          <table:table-cell table:style-name="ce50" office:value-type="percentage" office:value="0.023864" calcext:value-type="percentage">
            <text:p>2,39%</text:p>
          </table:table-cell>
          <table:table-cell table:style-name="ce50" office:value-type="percentage" office:value="0.056692" calcext:value-type="percentage">
            <text:p>5,67%</text:p>
          </table:table-cell>
          <table:table-cell table:style-name="ce50" office:value-type="percentage" office:value="0.010379" calcext:value-type="percentage">
            <text:p>1,04%</text:p>
          </table:table-cell>
          <table:table-cell table:style-name="ce50" office:value-type="percentage" office:value="0.004006" calcext:value-type="percentage">
            <text:p>0,40%</text:p>
          </table:table-cell>
          <table:table-cell table:style-name="ce50" office:value-type="percentage" office:value="0.018805" calcext:value-type="percentage">
            <text:p>1,88%</text:p>
          </table:table-cell>
          <table:table-cell table:style-name="ce50" office:value-type="percentage" office:value="0.00526" calcext:value-type="percentage">
            <text:p>0,53%</text:p>
          </table:table-cell>
          <table:table-cell table:style-name="ce50" office:value-type="percentage" office:value="0.029811" calcext:value-type="percentage">
            <text:p>2,98%</text:p>
          </table:table-cell>
          <table:table-cell table:style-name="ce50" office:value-type="percentage" office:value="0.026453" calcext:value-type="percentage">
            <text:p>2,65%</text:p>
          </table:table-cell>
          <table:table-cell table:style-name="ce50" office:value-type="percentage" office:value="0.02591" calcext:value-type="percentage">
            <text:p>2,59%</text:p>
          </table:table-cell>
          <table:table-cell table:style-name="ce50" office:value-type="percentage" office:value="0.07461" calcext:value-type="percentage">
            <text:p>7,46%</text:p>
          </table:table-cell>
          <table:table-cell table:style-name="ce50" office:value-type="percentage" office:value="0.016533" calcext:value-type="percentage">
            <text:p>1,65%</text:p>
          </table:table-cell>
          <table:table-cell table:style-name="ce50" office:value-type="percentage" office:value="0.010012" calcext:value-type="percentage">
            <text:p>1,00%</text:p>
          </table:table-cell>
          <table:table-cell table:style-name="ce50" office:value-type="percentage" office:value="0.003969" calcext:value-type="percentage">
            <text:p>0,40%</text:p>
          </table:table-cell>
          <table:table-cell table:style-name="ce50" office:value-type="percentage" office:value="0.023142" calcext:value-type="percentage">
            <text:p>2,31%</text:p>
          </table:table-cell>
          <table:table-cell table:style-name="ce50" office:value-type="percentage" office:value="0.055105" calcext:value-type="percentage">
            <text:p>5,51%</text:p>
          </table:table-cell>
          <table:table-cell table:style-name="ce50" office:value-type="percentage" office:value="0.059414" calcext:value-type="percentage">
            <text:p>5,94%</text:p>
          </table:table-cell>
          <table:table-cell table:style-name="ce50" office:value-type="percentage" office:value="0.025852" calcext:value-type="percentage">
            <text:p>2,59%</text:p>
          </table:table-cell>
          <table:table-cell table:style-name="ce50" office:value-type="percentage" office:value="0.003729" calcext:value-type="percentage">
            <text:p>0,37%</text:p>
          </table:table-cell>
          <table:table-cell table:style-name="ce50" office:value-type="percentage" office:value="0.025316" calcext:value-type="percentage">
            <text:p>2,53%</text:p>
          </table:table-cell>
          <table:table-cell table:style-name="ce50" office:value-type="percentage" office:value="0.015489" calcext:value-type="percentage">
            <text:p>1,55%</text:p>
          </table:table-cell>
          <table:table-cell table:style-name="ce50" office:value-type="percentage" office:value="0.113566" calcext:value-type="percentage">
            <text:p>11,36%</text:p>
          </table:table-cell>
          <table:table-cell table:style-name="ce50" office:value-type="percentage" office:value="0.014996" calcext:value-type="percentage">
            <text:p>1,50%</text:p>
          </table:table-cell>
          <table:table-cell table:style-name="ce50" office:value-type="percentage" office:value="0.031879" calcext:value-type="percentage">
            <text:p>3,19%</text:p>
          </table:table-cell>
          <table:table-cell table:style-name="ce50" office:value-type="percentage" office:value="0.002345" calcext:value-type="percentage">
            <text:p>0,23%</text:p>
          </table:table-cell>
          <table:table-cell table:style-name="ce50" office:value-type="percentage" office:value="0.014283" calcext:value-type="percentage">
            <text:p>1,43%</text:p>
          </table:table-cell>
          <table:table-cell table:style-name="ce50" office:value-type="percentage" office:value="0.010605" calcext:value-type="percentage">
            <text:p>1,06%</text:p>
          </table:table-cell>
          <table:table-cell table:style-name="ce50" office:value-type="percentage" office:value="0.044086" calcext:value-type="percentage">
            <text:p>4,41%</text:p>
          </table:table-cell>
          <table:table-cell table:style-name="ce50" office:value-type="percentage" office:value="0.057823" calcext:value-type="percentage">
            <text:p>5,78%</text:p>
          </table:table-cell>
          <table:table-cell table:style-name="ce50" office:value-type="percentage" office:value="0.048061" calcext:value-type="percentage">
            <text:p>4,81%</text:p>
          </table:table-cell>
          <table:table-cell table:style-name="ce50" office:value-type="percentage" office:value="0.031983" calcext:value-type="percentage">
            <text:p>3,20%</text:p>
          </table:table-cell>
          <table:table-cell table:style-name="ce50" office:value-type="percentage" office:value="0.00652" calcext:value-type="percentage">
            <text:p>0,65%</text:p>
          </table:table-cell>
          <table:table-cell table:style-name="ce50" office:value-type="percentage" office:value="0.047101" calcext:value-type="percentage">
            <text:p>4,71%</text:p>
          </table:table-cell>
          <table:table-cell table:style-name="ce50" office:value-type="percentage" office:value="0.056271" calcext:value-type="percentage">
            <text:p>5,63%</text:p>
          </table:table-cell>
          <table:table-cell table:style-name="ce50" office:value-type="percentage" office:value="0.03869" calcext:value-type="percentage">
            <text:p>3,87%</text:p>
          </table:table-cell>
          <table:table-cell table:style-name="ce50" office:value-type="percentage" office:value="0.015004" calcext:value-type="percentage">
            <text:p>1,50%</text:p>
          </table:table-cell>
          <table:table-cell table:style-name="ce50" office:value-type="percentage" office:value="0.012995" calcext:value-type="percentage">
            <text:p>1,30%</text:p>
          </table:table-cell>
          <table:table-cell table:style-name="ce50" office:value-type="percentage" office:value="0.007903" calcext:value-type="percentage">
            <text:p>0,79%</text:p>
          </table:table-cell>
          <table:table-cell table:style-name="ce50" office:value-type="percentage" office:value="0.003869" calcext:value-type="percentage">
            <text:p>0,39%</text:p>
          </table:table-cell>
          <table:table-cell table:style-name="ce50" office:value-type="percentage" office:value="0.001683" calcext:value-type="percentage">
            <text:p>0,17%</text:p>
          </table:table-cell>
          <table:table-cell table:style-name="ce50" office:value-type="percentage" office:value="0.000847" calcext:value-type="percentage">
            <text:p>0,08%</text:p>
          </table:table-cell>
          <table:table-cell table:style-name="ce50" office:value-type="percentage" office:value="0.000508" calcext:value-type="percentage">
            <text:p>0,05%</text:p>
          </table:table-cell>
          <table:table-cell table:style-name="ce50" office:value-type="percentage" office:value="0.001168" calcext:value-type="percentage">
            <text:p>0,12%</text:p>
          </table:table-cell>
          <table:table-cell table:style-name="ce50" office:value-type="percentage" office:value="0.188873" calcext:value-type="percentage">
            <text:p>18,89%</text:p>
          </table:table-cell>
          <table:table-cell table:style-name="ce50" office:value-type="percentage" office:value="0.002032" calcext:value-type="percentage">
            <text:p>0,20%</text:p>
          </table:table-cell>
          <table:table-cell table:style-name="ce50" office:value-type="percentage" office:value="0.000538" calcext:value-type="percentage">
            <text:p>0,05%</text:p>
          </table:table-cell>
          <table:table-cell table:style-name="ce50" office:value-type="percentage" office:value="0.001114" calcext:value-type="percentage">
            <text:p>0,11%</text:p>
          </table:table-cell>
          <table:table-cell table:style-name="ce50" office:value-type="percentage" office:value="0.000253" calcext:value-type="percentage">
            <text:p>0,03%</text:p>
          </table:table-cell>
          <table:table-cell table:style-name="ce50" office:value-type="percentage" office:value="0.17116" calcext:value-type="percentage">
            <text:p>17,12%</text:p>
          </table:table-cell>
          <table:table-cell table:style-name="ce50" office:value-type="percentage" office:value="0.019532" calcext:value-type="percentage">
            <text:p>1,95%</text:p>
          </table:table-cell>
          <table:table-cell table:style-name="ce50" office:value-type="percentage" office:value="0.001428" calcext:value-type="percentage">
            <text:p>0,14%</text:p>
          </table:table-cell>
          <table:table-cell table:style-name="ce50" office:value-type="percentage" office:value="0.000185" calcext:value-type="percentage">
            <text:p>0,02%</text:p>
          </table:table-cell>
          <table:table-cell table:style-name="ce50" office:value-type="percentage" office:value="0.001118" calcext:value-type="percentage">
            <text:p>0,11%</text:p>
          </table:table-cell>
          <table:table-cell table:style-name="ce50" office:value-type="percentage" office:value="0.029151" calcext:value-type="percentage">
            <text:p>2,92%</text:p>
          </table:table-cell>
          <table:table-cell table:style-name="ce50" office:value-type="percentage" office:value="0.129703" calcext:value-type="percentage">
            <text:p>12,97%</text:p>
          </table:table-cell>
          <table:table-cell table:style-name="ce50" office:value-type="percentage" office:value="0.029818" calcext:value-type="percentage">
            <text:p>2,98%</text:p>
          </table:table-cell>
          <table:table-cell table:style-name="ce50" office:value-type="percentage" office:value="0.002767" calcext:value-type="percentage">
            <text:p>0,28%</text:p>
          </table:table-cell>
          <table:table-cell table:style-name="ce50" office:value-type="percentage" office:value="0.128762" calcext:value-type="percentage">
            <text:p>12,88%</text:p>
          </table:table-cell>
          <table:table-cell table:style-name="ce50" office:value-type="percentage" office:value="0.060686" calcext:value-type="percentage">
            <text:p>6,07%</text:p>
          </table:table-cell>
          <table:table-cell table:style-name="ce50" office:value-type="percentage" office:value="0.002939" calcext:value-type="percentage">
            <text:p>0,29%</text:p>
          </table:table-cell>
          <table:table-cell table:style-name="ce50" office:value-type="percentage" office:value="0.000151" calcext:value-type="percentage">
            <text:p>0,02%</text:p>
          </table:table-cell>
          <table:table-cell table:style-name="ce50" office:value-type="percentage" office:value="0.000019" calcext:value-type="percentage">
            <text:p>0,00%</text:p>
          </table:table-cell>
          <table:table-cell table:style-name="ce50" office:value-type="percentage" office:value="0.154662" calcext:value-type="percentage">
            <text:p>15,47%</text:p>
          </table:table-cell>
          <table:table-cell table:style-name="ce50" office:value-type="percentage" office:value="0.034646" calcext:value-type="percentage">
            <text:p>3,46%</text:p>
          </table:table-cell>
          <table:table-cell table:style-name="ce50" office:value-type="percentage" office:value="0.00307" calcext:value-type="percentage">
            <text:p>0,31%</text:p>
          </table:table-cell>
          <table:table-cell table:style-name="ce50" office:value-type="percentage" office:value="0.000168" calcext:value-type="percentage">
            <text:p>0,02%</text:p>
          </table:table-cell>
          <table:table-cell table:style-name="ce50" office:value-type="percentage" office:value="0.000013" calcext:value-type="percentage">
            <text:p>0,00%</text:p>
          </table:table-cell>
          <table:table-cell table:style-name="ce50" office:value-type="percentage" office:value="0.001196" calcext:value-type="percentage">
            <text:p>0,12%</text:p>
          </table:table-cell>
          <table:table-cell table:style-name="ce50" office:value-type="percentage" office:value="0.189212" calcext:value-type="percentage">
            <text:p>18,92%</text:p>
          </table:table-cell>
          <table:table-cell table:style-name="ce50" office:value-type="percentage" office:value="0.00209" calcext:value-type="percentage">
            <text:p>0,21%</text:p>
          </table:table-cell>
          <table:table-cell table:style-name="ce50" office:value-type="percentage" office:value="0.000052" calcext:value-type="percentage">
            <text:p>0,01%</text:p>
          </table:table-cell>
          <table:table-cell table:style-name="ce50" office:value-type="percentage" office:value="0.000008" calcext:value-type="percentage">
            <text:p>0,00%</text:p>
          </table:table-cell>
          <table:table-cell table:style-name="ce50" office:value-type="percentage" office:value="0.116926" calcext:value-type="percentage">
            <text:p>11,69%</text:p>
          </table:table-cell>
          <table:table-cell table:style-name="ce50" office:value-type="percentage" office:value="0.074585" calcext:value-type="percentage">
            <text:p>7,46%</text:p>
          </table:table-cell>
          <table:table-cell table:style-name="ce50" office:value-type="percentage" office:value="0.000972" calcext:value-type="percentage">
            <text:p>0,10%</text:p>
          </table:table-cell>
          <table:table-cell table:style-name="ce50" office:value-type="percentage" office:value="0.000059" calcext:value-type="percentage">
            <text:p>0,01%</text:p>
          </table:table-cell>
          <table:table-cell table:style-name="ce50" office:value-type="percentage" office:value="0.000015" calcext:value-type="percentage">
            <text:p>0,00%</text:p>
          </table:table-cell>
          <table:table-cell table:style-name="ce50" office:value-type="percentage" office:value="0.053465" calcext:value-type="percentage">
            <text:p>5,35%</text:p>
          </table:table-cell>
          <table:table-cell table:style-name="ce50" office:value-type="percentage" office:value="0.1387" calcext:value-type="percentage">
            <text:p>13,87%</text:p>
          </table:table-cell>
          <table:table-cell table:style-name="ce50" office:value-type="percentage" office:value="0.000377" calcext:value-type="percentage">
            <text:p>0,04%</text:p>
          </table:table-cell>
          <table:table-cell table:style-name="ce50" office:value-type="percentage" office:value="0.000012" calcext:value-type="percentage">
            <text:p>0,00%</text:p>
          </table:table-cell>
          <table:table-cell table:style-name="ce50" office:value-type="percentage" office:value="0.000004" calcext:value-type="percentage">
            <text:p>0,00%</text:p>
          </table:table-cell>
          <table:table-cell table:style-name="ce50" office:value-type="percentage" office:value="0.176199" calcext:value-type="percentage">
            <text:p>17,62%</text:p>
          </table:table-cell>
          <table:table-cell table:style-name="ce50" office:value-type="percentage" office:value="0.016296" calcext:value-type="percentage">
            <text:p>1,63%</text:p>
          </table:table-cell>
          <table:table-cell table:style-name="ce50" office:value-type="percentage" office:value="0.000053" calcext:value-type="percentage">
            <text:p>0,01%</text:p>
          </table:table-cell>
          <table:table-cell table:style-name="ce50" office:value-type="percentage" office:value="0.000005" calcext:value-type="percentage">
            <text:p>0,00%</text:p>
          </table:table-cell>
          <table:table-cell table:style-name="ce50" office:value-type="percentage" office:value="0.000004" calcext:value-type="percentage">
            <text:p>0,00%</text:p>
          </table:table-cell>
          <table:table-cell table:style-name="ce50" office:value-type="percentage" office:value="0.095737" calcext:value-type="percentage">
            <text:p>9,57%</text:p>
          </table:table-cell>
          <table:table-cell table:style-name="ce50" office:value-type="percentage" office:value="0.0967" calcext:value-type="percentage">
            <text:p>9,67%</text:p>
          </table:table-cell>
          <table:table-cell table:style-name="ce50" office:value-type="percentage" office:value="0.000112" calcext:value-type="percentage">
            <text:p>0,01%</text:p>
          </table:table-cell>
          <table:table-cell table:style-name="ce50" office:value-type="percentage" office:value="0.000006" calcext:value-type="percentage">
            <text:p>0,00%</text:p>
          </table:table-cell>
          <table:table-cell table:style-name="ce50" office:value-type="percentage" office:value="0.000003" calcext:value-type="percentage">
            <text:p>0,00%</text:p>
          </table:table-cell>
          <table:table-cell table:style-name="ce50" office:value-type="percentage" office:value="0.191146" calcext:value-type="percentage">
            <text:p>19,11%</text:p>
          </table:table-cell>
          <table:table-cell table:style-name="ce50" office:value-type="percentage" office:value="0.001394" calcext:value-type="percentage">
            <text:p>0,14%</text:p>
          </table:table-cell>
          <table:table-cell table:style-name="ce50" office:value-type="percentage" office:value="0.000011" calcext:value-type="percentage">
            <text:p>0,00%</text:p>
          </table:table-cell>
          <table:table-cell table:number-columns-repeated="2" table:style-name="ce50" office:value-type="percentage" office:value="0.000004" calcext:value-type="percentage">
            <text:p>0,00%</text:p>
          </table:table-cell>
          <table:table-cell table:style-name="ce50" office:value-type="percentage" office:value="0.172958" calcext:value-type="percentage">
            <text:p>17,30%</text:p>
          </table:table-cell>
          <table:table-cell table:style-name="ce50" office:value-type="percentage" office:value="0.019599" calcext:value-type="percentage">
            <text:p>1,96%</text:p>
          </table:table-cell>
          <table:table-cell table:style-name="ce50" office:value-type="percentage" office:value="0.009893" calcext:value-type="percentage">
            <text:p>0,99%</text:p>
          </table:table-cell>
          <table:table-cell table:style-name="ce50" office:value-type="percentage" office:value="0.155795" calcext:value-type="percentage">
            <text:p>15,58%</text:p>
          </table:table-cell>
          <table:table-cell table:style-name="ce50" office:value-type="percentage" office:value="0.024074" calcext:value-type="percentage">
            <text:p>2,41%</text:p>
          </table:table-cell>
          <table:table-cell table:style-name="ce50" office:value-type="percentage" office:value="0.002606" calcext:value-type="percentage">
            <text:p>0,26%</text:p>
          </table:table-cell>
          <table:table-cell table:style-name="ce50" office:value-type="percentage" office:value="0.000189" calcext:value-type="percentage">
            <text:p>0,02%</text:p>
          </table:table-cell>
          <table:table-cell table:style-name="ce50" office:value-type="percentage" office:value="0.166547" calcext:value-type="percentage">
            <text:p>16,65%</text:p>
          </table:table-cell>
          <table:table-cell table:style-name="ce50" office:value-type="percentage" office:value="0.02601" calcext:value-type="percentage">
            <text:p>2,60%</text:p>
          </table:table-cell>
          <table:table-cell table:style-name="ce50" office:value-type="percentage" office:value="0.170953" calcext:value-type="percentage">
            <text:p>17,10%</text:p>
          </table:table-cell>
          <table:table-cell table:style-name="ce50" office:value-type="percentage" office:value="0.021604" calcext:value-type="percentage">
            <text:p>2,16%</text:p>
          </table:table-cell>
          <table:table-cell table:style-name="ce50" office:value-type="percentage" office:value="0.002433" calcext:value-type="percentage">
            <text:p>0,24%</text:p>
          </table:table-cell>
          <table:table-cell table:style-name="ce50" office:value-type="percentage" office:value="0.029813" calcext:value-type="percentage">
            <text:p>2,98%</text:p>
          </table:table-cell>
          <table:table-cell table:style-name="ce50" office:value-type="percentage" office:value="0.08189" calcext:value-type="percentage">
            <text:p>8,19%</text:p>
          </table:table-cell>
          <table:table-cell table:style-name="ce50" office:value-type="percentage" office:value="0.057104" calcext:value-type="percentage">
            <text:p>5,71%</text:p>
          </table:table-cell>
          <table:table-cell table:style-name="ce50" office:value-type="percentage" office:value="0.021317" calcext:value-type="percentage">
            <text:p>2,13%</text:p>
          </table:table-cell>
          <table:table-cell table:style-name="ce50" office:value-type="percentage" office:value="0.16871" calcext:value-type="percentage">
            <text:p>16,87%</text:p>
          </table:table-cell>
          <table:table-cell table:style-name="ce50" office:value-type="percentage" office:value="0.023848" calcext:value-type="percentage">
            <text:p>2,38%</text:p>
          </table:table-cell>
          <table:table-cell table:style-name="ce50" office:value-type="percentage" office:value="0.062458" calcext:value-type="percentage">
            <text:p>6,25%</text:p>
          </table:table-cell>
          <table:table-cell table:style-name="ce50" office:value-type="percentage" office:value="0.120227" calcext:value-type="percentage">
            <text:p>12,02%</text:p>
          </table:table-cell>
          <table:table-cell table:style-name="ce50" office:value-type="percentage" office:value="0.008919" calcext:value-type="percentage">
            <text:p>0,89%</text:p>
          </table:table-cell>
          <table:table-cell table:style-name="ce50" office:value-type="percentage" office:value="0.000836" calcext:value-type="percentage">
            <text:p>0,08%</text:p>
          </table:table-cell>
          <table:table-cell table:style-name="ce50" office:value-type="percentage" office:value="0.000118" calcext:value-type="percentage">
            <text:p>0,01%</text:p>
          </table:table-cell>
          <table:table-cell table:style-name="ce50" office:value-type="percentage" office:value="0.007424" calcext:value-type="percentage">
            <text:p>0,74%</text:p>
          </table:table-cell>
          <table:table-cell table:style-name="ce50" office:value-type="percentage" office:value="0.185134" calcext:value-type="percentage">
            <text:p>18,51%</text:p>
          </table:table-cell>
          <table:table-cell table:style-name="ce50" office:value-type="percentage" office:value="430964" calcext:value-type="percentage">
            <text:p>43096400,00%</text:p>
          </table:table-cell>
          <table:table-cell table:style-name="ce50" office:value-type="percentage" office:value="0.003748" calcext:value-type="percentage">
            <text:p>0,37%</text:p>
          </table:table-cell>
          <table:table-cell table:style-name="ce50" office:value-type="percentage" office:value="0.071114" calcext:value-type="percentage">
            <text:p>7,11%</text:p>
          </table:table-cell>
          <table:table-cell table:style-name="ce50" office:value-type="percentage" office:value="0.029865" calcext:value-type="percentage">
            <text:p>2,99%</text:p>
          </table:table-cell>
          <table:table-cell table:style-name="ce50" office:value-type="percentage" office:value="0.083286" calcext:value-type="percentage">
            <text:p>8,33%</text:p>
          </table:table-cell>
          <table:table-cell table:style-name="ce50" office:value-type="percentage" office:value="0.00375" calcext:value-type="percentage">
            <text:p>0,38%</text:p>
          </table:table-cell>
          <table:table-cell table:style-name="ce50" office:value-type="percentage" office:value="0.000794" calcext:value-type="percentage">
            <text:p>0,08%</text:p>
          </table:table-cell>
          <table:table-cell table:style-name="ce50" office:value-type="percentage" office:value="0.000001" calcext:value-type="percentage">
            <text:p>0,00%</text:p>
          </table:table-cell>
          <table:table-cell table:style-name="ce50" office:value-type="percentage" office:value="0.19243" calcext:value-type="percentage">
            <text:p>19,24%</text:p>
          </table:table-cell>
          <table:table-cell table:style-name="ce50" office:value-type="percentage" office:value="0.000034" calcext:value-type="percentage">
            <text:p>0,00%</text:p>
          </table:table-cell>
          <table:table-cell table:style-name="ce50" office:value-type="percentage" office:value="0.000094" calcext:value-type="percentage">
            <text:p>0,01%</text:p>
          </table:table-cell>
          <table:table-cell table:style-name="ce50" office:value-type="percentage" office:value="0.008713" calcext:value-type="percentage">
            <text:p>0,87%</text:p>
          </table:table-cell>
          <table:table-cell table:style-name="ce50" office:value-type="percentage" office:value="0.159248" calcext:value-type="percentage">
            <text:p>15,92%</text:p>
          </table:table-cell>
          <table:table-cell table:style-name="ce50" office:value-type="percentage" office:value="0.019474" calcext:value-type="percentage">
            <text:p>1,95%</text:p>
          </table:table-cell>
          <table:table-cell table:style-name="ce50" office:value-type="percentage" office:value="0.004737" calcext:value-type="percentage">
            <text:p>0,47%</text:p>
          </table:table-cell>
          <table:table-cell table:style-name="ce50" office:value-type="percentage" office:value="0.000386" calcext:value-type="percentage">
            <text:p>0,04%</text:p>
          </table:table-cell>
          <table:table-cell table:style-name="ce50" office:value-type="percentage" office:value="0.009605" calcext:value-type="percentage">
            <text:p>0,96%</text:p>
          </table:table-cell>
          <table:table-cell table:style-name="ce50" office:value-type="percentage" office:value="0.006134" calcext:value-type="percentage">
            <text:p>0,61%</text:p>
          </table:table-cell>
          <table:table-cell table:style-name="ce50" office:value-type="percentage" office:value="0.020062" calcext:value-type="percentage">
            <text:p>2,01%</text:p>
          </table:table-cell>
          <table:table-cell table:style-name="ce50" office:value-type="percentage" office:value="0.011733" calcext:value-type="percentage">
            <text:p>1,17%</text:p>
          </table:table-cell>
          <table:table-cell table:style-name="ce50" office:value-type="percentage" office:value="0.022152" calcext:value-type="percentage">
            <text:p>2,22%</text:p>
          </table:table-cell>
          <table:table-cell table:style-name="ce50" office:value-type="percentage" office:value="0.008139" calcext:value-type="percentage">
            <text:p>0,81%</text:p>
          </table:table-cell>
          <table:table-cell table:style-name="ce50" office:value-type="percentage" office:value="0.020174" calcext:value-type="percentage">
            <text:p>2,02%</text:p>
          </table:table-cell>
          <table:table-cell table:style-name="ce50" office:value-type="percentage" office:value="0.029101" calcext:value-type="percentage">
            <text:p>2,91%</text:p>
          </table:table-cell>
          <table:table-cell table:style-name="ce50" office:value-type="percentage" office:value="0.021322" calcext:value-type="percentage">
            <text:p>2,13%</text:p>
          </table:table-cell>
          <table:table-cell table:style-name="ce50" office:value-type="percentage" office:value="0.015793" calcext:value-type="percentage">
            <text:p>1,58%</text:p>
          </table:table-cell>
          <table:table-cell table:style-name="ce50" office:value-type="percentage" office:value="0.011884" calcext:value-type="percentage">
            <text:p>1,19%</text:p>
          </table:table-cell>
          <table:table-cell table:style-name="ce50" office:value-type="percentage" office:value="0.008931" calcext:value-type="percentage">
            <text:p>0,89%</text:p>
          </table:table-cell>
          <table:table-cell table:style-name="ce50" office:value-type="percentage" office:value="0.007527" calcext:value-type="percentage">
            <text:p>0,75%</text:p>
          </table:table-cell>
          <table:table-cell table:style-name="ce50" office:value-type="percentage" office:value="0.000067" calcext:value-type="percentage">
            <text:p>0,01%</text:p>
          </table:table-cell>
          <table:table-cell table:style-name="ce50" office:value-type="percentage" office:value="0.188498" calcext:value-type="percentage">
            <text:p>18,85%</text:p>
          </table:table-cell>
          <table:table-cell table:style-name="ce50" office:value-type="percentage" office:value="0.00339" calcext:value-type="percentage">
            <text:p>0,34%</text:p>
          </table:table-cell>
          <table:table-cell table:style-name="ce50" office:value-type="percentage" office:value="0.000344" calcext:value-type="percentage">
            <text:p>0,03%</text:p>
          </table:table-cell>
          <table:table-cell table:style-name="ce50" office:value-type="percentage" office:value="0.000259" calcext:value-type="percentage">
            <text:p>0,03%</text:p>
          </table:table-cell>
          <table:table-cell table:style-name="ce50" office:value-type="percentage" office:value="0.115955" calcext:value-type="percentage">
            <text:p>11,60%</text:p>
          </table:table-cell>
          <table:table-cell table:style-name="ce50" office:value-type="percentage" office:value="0.076603" calcext:value-type="percentage">
            <text:p>7,66%</text:p>
          </table:table-cell>
          <table:table-cell table:style-name="ce50" office:value-type="percentage" office:value="0.173542" calcext:value-type="percentage">
            <text:p>17,35%</text:p>
          </table:table-cell>
          <table:table-cell table:style-name="ce50" office:value-type="percentage" office:value="0.000128" calcext:value-type="percentage">
            <text:p>0,01%</text:p>
          </table:table-cell>
          <table:table-cell table:style-name="ce50" office:value-type="percentage" office:value="0.018336" calcext:value-type="percentage">
            <text:p>1,83%</text:p>
          </table:table-cell>
          <table:table-cell table:style-name="ce72" office:value-type="percentage" office:value="0.000552" calcext:value-type="percentage">
            <text:p>0,06%</text:p>
          </table:table-cell>
          <table:table-cell table:style-name="ce93" office:value-type="percentage" office:value="431500.302405" calcext:value-type="percentage">
            <text:p>43150030,24%</text:p>
          </table:table-cell>
        </table:table-row>
        <table:table-row table:style-name="ro1">
          <table:table-cell table:style-name="ce34" office:value-type="string" calcext:value-type="string">
            <text:p>1 – B</text:p>
          </table:table-cell>
          <table:table-cell table:style-name="ce42" office:value-type="percentage" office:value="0.024438" calcext:value-type="percentage">
            <text:p>2,44%</text:p>
          </table:table-cell>
          <table:table-cell table:style-name="ce51" office:value-type="percentage" office:value="0.047037" calcext:value-type="percentage">
            <text:p>4,70%</text:p>
          </table:table-cell>
          <table:table-cell table:style-name="ce51" office:value-type="percentage" office:value="0.017449" calcext:value-type="percentage">
            <text:p>1,74%</text:p>
          </table:table-cell>
          <table:table-cell table:style-name="ce51" office:value-type="percentage" office:value="0.088293" calcext:value-type="percentage">
            <text:p>8,83%</text:p>
          </table:table-cell>
          <table:table-cell table:style-name="ce51" office:value-type="percentage" office:value="0.034192" calcext:value-type="percentage">
            <text:p>3,42%</text:p>
          </table:table-cell>
          <table:table-cell table:style-name="ce67" office:value-type="float" office:value="528.1617" calcext:value-type="float">
            <text:p>528,16</text:p>
          </table:table-cell>
          <table:table-cell table:style-name="ce51" office:value-type="percentage" office:value="0.002116" calcext:value-type="percentage">
            <text:p>0,21%</text:p>
          </table:table-cell>
          <table:table-cell table:style-name="ce51" office:value-type="percentage" office:value="0.02021" calcext:value-type="percentage">
            <text:p>2,02%</text:p>
          </table:table-cell>
          <table:table-cell table:style-name="ce51" office:value-type="percentage" office:value="0.027773" calcext:value-type="percentage">
            <text:p>2,78%</text:p>
          </table:table-cell>
          <table:table-cell table:style-name="ce51" office:value-type="percentage" office:value="0.029116" calcext:value-type="percentage">
            <text:p>2,91%</text:p>
          </table:table-cell>
          <table:table-cell table:style-name="ce51" office:value-type="percentage" office:value="0.085593" calcext:value-type="percentage">
            <text:p>8,56%</text:p>
          </table:table-cell>
          <table:table-cell table:style-name="ce51" office:value-type="percentage" office:value="0.019989" calcext:value-type="percentage">
            <text:p>2,00%</text:p>
          </table:table-cell>
          <table:table-cell table:style-name="ce51" office:value-type="percentage" office:value="0.009482" calcext:value-type="percentage">
            <text:p>0,95%</text:p>
          </table:table-cell>
          <table:table-cell table:style-name="ce51" office:value-type="percentage" office:value="0.01713" calcext:value-type="percentage">
            <text:p>1,71%</text:p>
          </table:table-cell>
          <table:table-cell table:style-name="ce51" office:value-type="percentage" office:value="0.001023" calcext:value-type="percentage">
            <text:p>0,10%</text:p>
          </table:table-cell>
          <table:table-cell table:style-name="ce51" office:value-type="percentage" office:value="0.01106" calcext:value-type="percentage">
            <text:p>1,11%</text:p>
          </table:table-cell>
          <table:table-cell table:style-name="ce51" office:value-type="percentage" office:value="0.018651" calcext:value-type="percentage">
            <text:p>1,87%</text:p>
          </table:table-cell>
          <table:table-cell table:style-name="ce51" office:value-type="percentage" office:value="0.026122" calcext:value-type="percentage">
            <text:p>2,61%</text:p>
          </table:table-cell>
          <table:table-cell table:style-name="ce51" office:value-type="percentage" office:value="0.096542" calcext:value-type="percentage">
            <text:p>9,65%</text:p>
          </table:table-cell>
          <table:table-cell table:style-name="ce51" office:value-type="percentage" office:value="0.02959" calcext:value-type="percentage">
            <text:p>2,96%</text:p>
          </table:table-cell>
          <table:table-cell table:style-name="ce51" office:value-type="percentage" office:value="0.02375" calcext:value-type="percentage">
            <text:p>2,38%</text:p>
          </table:table-cell>
          <table:table-cell table:style-name="ce51" office:value-type="percentage" office:value="0.00467" calcext:value-type="percentage">
            <text:p>0,47%</text:p>
          </table:table-cell>
          <table:table-cell table:style-name="ce51" office:value-type="percentage" office:value="0.017105" calcext:value-type="percentage">
            <text:p>1,71%</text:p>
          </table:table-cell>
          <table:table-cell table:style-name="ce51" office:value-type="percentage" office:value="0.043705" calcext:value-type="percentage">
            <text:p>4,37%</text:p>
          </table:table-cell>
          <table:table-cell table:style-name="ce51" office:value-type="percentage" office:value="0.06517" calcext:value-type="percentage">
            <text:p>6,52%</text:p>
          </table:table-cell>
          <table:table-cell table:style-name="ce51" office:value-type="percentage" office:value="0.054554" calcext:value-type="percentage">
            <text:p>5,46%</text:p>
          </table:table-cell>
          <table:table-cell table:style-name="ce51" office:value-type="percentage" office:value="0.007515" calcext:value-type="percentage">
            <text:p>0,75%</text:p>
          </table:table-cell>
          <table:table-cell table:style-name="ce51" office:value-type="percentage" office:value="0.02336" calcext:value-type="percentage">
            <text:p>2,34%</text:p>
          </table:table-cell>
          <table:table-cell table:style-name="ce51" office:value-type="percentage" office:value="0.009874" calcext:value-type="percentage">
            <text:p>0,99%</text:p>
          </table:table-cell>
          <table:table-cell table:style-name="ce51" office:value-type="percentage" office:value="0.093878" calcext:value-type="percentage">
            <text:p>9,39%</text:p>
          </table:table-cell>
          <table:table-cell table:style-name="ce51" office:value-type="percentage" office:value="0.017332" calcext:value-type="percentage">
            <text:p>1,73%</text:p>
          </table:table-cell>
          <table:table-cell table:style-name="ce51" office:value-type="percentage" office:value="0.065898" calcext:value-type="percentage">
            <text:p>6,59%</text:p>
          </table:table-cell>
          <table:table-cell table:style-name="ce51" office:value-type="percentage" office:value="0.005695" calcext:value-type="percentage">
            <text:p>0,57%</text:p>
          </table:table-cell>
          <table:table-cell table:style-name="ce51" office:value-type="percentage" office:value="0.018733" calcext:value-type="percentage">
            <text:p>1,87%</text:p>
          </table:table-cell>
          <table:table-cell table:style-name="ce51" office:value-type="percentage" office:value="0.000394" calcext:value-type="percentage">
            <text:p>0,04%</text:p>
          </table:table-cell>
          <table:table-cell table:style-name="ce51" office:value-type="percentage" office:value="0.021212" calcext:value-type="percentage">
            <text:p>2,12%</text:p>
          </table:table-cell>
          <table:table-cell table:style-name="ce51" office:value-type="percentage" office:value="0.063042" calcext:value-type="percentage">
            <text:p>6,30%</text:p>
          </table:table-cell>
          <table:table-cell table:style-name="ce51" office:value-type="percentage" office:value="0.078801" calcext:value-type="percentage">
            <text:p>7,88%</text:p>
          </table:table-cell>
          <table:table-cell table:style-name="ce51" office:value-type="percentage" office:value="0.047959" calcext:value-type="percentage">
            <text:p>4,80%</text:p>
          </table:table-cell>
          <table:table-cell table:style-name="ce51" office:value-type="percentage" office:value="0.003944" calcext:value-type="percentage">
            <text:p>0,39%</text:p>
          </table:table-cell>
          <table:table-cell table:style-name="ce51" office:value-type="percentage" office:value="0.030811" calcext:value-type="percentage">
            <text:p>3,08%</text:p>
          </table:table-cell>
          <table:table-cell table:style-name="ce51" office:value-type="percentage" office:value="0.040522" calcext:value-type="percentage">
            <text:p>4,05%</text:p>
          </table:table-cell>
          <table:table-cell table:style-name="ce51" office:value-type="percentage" office:value="0.039168" calcext:value-type="percentage">
            <text:p>3,92%</text:p>
          </table:table-cell>
          <table:table-cell table:style-name="ce51" office:value-type="percentage" office:value="0.021773" calcext:value-type="percentage">
            <text:p>2,18%</text:p>
          </table:table-cell>
          <table:table-cell table:style-name="ce51" office:value-type="percentage" office:value="0.02477" calcext:value-type="percentage">
            <text:p>2,48%</text:p>
          </table:table-cell>
          <table:table-cell table:style-name="ce51" office:value-type="percentage" office:value="0.019897" calcext:value-type="percentage">
            <text:p>1,99%</text:p>
          </table:table-cell>
          <table:table-cell table:style-name="ce51" office:value-type="percentage" office:value="0.013256" calcext:value-type="percentage">
            <text:p>1,33%</text:p>
          </table:table-cell>
          <table:table-cell table:style-name="ce51" office:value-type="percentage" office:value="0.006915" calcext:value-type="percentage">
            <text:p>0,69%</text:p>
          </table:table-cell>
          <table:table-cell table:style-name="ce51" office:value-type="percentage" office:value="0.00364" calcext:value-type="percentage">
            <text:p>0,36%</text:p>
          </table:table-cell>
          <table:table-cell table:style-name="ce51" office:value-type="percentage" office:value="0.002448" calcext:value-type="percentage">
            <text:p>0,24%</text:p>
          </table:table-cell>
          <table:table-cell table:style-name="ce51" office:value-type="percentage" office:value="0.004263" calcext:value-type="percentage">
            <text:p>0,43%</text:p>
          </table:table-cell>
          <table:table-cell table:style-name="ce51" office:value-type="percentage" office:value="0.203512" calcext:value-type="percentage">
            <text:p>20,35%</text:p>
          </table:table-cell>
          <table:table-cell table:style-name="ce51" office:value-type="percentage" office:value="0.004238" calcext:value-type="percentage">
            <text:p>0,42%</text:p>
          </table:table-cell>
          <table:table-cell table:style-name="ce51" office:value-type="percentage" office:value="0.001212" calcext:value-type="percentage">
            <text:p>0,12%</text:p>
          </table:table-cell>
          <table:table-cell table:style-name="ce51" office:value-type="percentage" office:value="0.002446" calcext:value-type="percentage">
            <text:p>0,24%</text:p>
          </table:table-cell>
          <table:table-cell table:style-name="ce51" office:value-type="percentage" office:value="0.000182" calcext:value-type="percentage">
            <text:p>0,02%</text:p>
          </table:table-cell>
          <table:table-cell table:style-name="ce51" office:value-type="percentage" office:value="0.125226" calcext:value-type="percentage">
            <text:p>12,52%</text:p>
          </table:table-cell>
          <table:table-cell table:style-name="ce51" office:value-type="percentage" office:value="0.072714" calcext:value-type="percentage">
            <text:p>7,27%</text:p>
          </table:table-cell>
          <table:table-cell table:style-name="ce51" office:value-type="percentage" office:value="0.011424" calcext:value-type="percentage">
            <text:p>1,14%</text:p>
          </table:table-cell>
          <table:table-cell table:style-name="ce51" office:value-type="percentage" office:value="0.001862" calcext:value-type="percentage">
            <text:p>0,19%</text:p>
          </table:table-cell>
          <table:table-cell table:style-name="ce51" office:value-type="percentage" office:value="0.000378" calcext:value-type="percentage">
            <text:p>0,04%</text:p>
          </table:table-cell>
          <table:table-cell table:style-name="ce51" office:value-type="percentage" office:value="0.009" calcext:value-type="percentage">
            <text:p>0,90%</text:p>
          </table:table-cell>
          <table:table-cell table:style-name="ce51" office:value-type="percentage" office:value="0.107892" calcext:value-type="percentage">
            <text:p>10,79%</text:p>
          </table:table-cell>
          <table:table-cell table:style-name="ce51" office:value-type="percentage" office:value="0.084584" calcext:value-type="percentage">
            <text:p>8,46%</text:p>
          </table:table-cell>
          <table:table-cell table:style-name="ce51" office:value-type="percentage" office:value="0.009555" calcext:value-type="percentage">
            <text:p>0,96%</text:p>
          </table:table-cell>
          <table:table-cell table:style-name="ce51" office:value-type="percentage" office:value="0.068262" calcext:value-type="percentage">
            <text:p>6,83%</text:p>
          </table:table-cell>
          <table:table-cell table:style-name="ce51" office:value-type="percentage" office:value="0.126607" calcext:value-type="percentage">
            <text:p>12,66%</text:p>
          </table:table-cell>
          <table:table-cell table:style-name="ce51" office:value-type="percentage" office:value="0.015208" calcext:value-type="percentage">
            <text:p>1,52%</text:p>
          </table:table-cell>
          <table:table-cell table:style-name="ce51" office:value-type="percentage" office:value="0.001139" calcext:value-type="percentage">
            <text:p>0,11%</text:p>
          </table:table-cell>
          <table:table-cell table:style-name="ce51" office:value-type="percentage" office:value="0.000193" calcext:value-type="percentage">
            <text:p>0,02%</text:p>
          </table:table-cell>
          <table:table-cell table:style-name="ce51" office:value-type="percentage" office:value="0.15475" calcext:value-type="percentage">
            <text:p>15,48%</text:p>
          </table:table-cell>
          <table:table-cell table:style-name="ce51" office:value-type="percentage" office:value="0.049704" calcext:value-type="percentage">
            <text:p>4,97%</text:p>
          </table:table-cell>
          <table:table-cell table:style-name="ce51" office:value-type="percentage" office:value="0.006322" calcext:value-type="percentage">
            <text:p>0,63%</text:p>
          </table:table-cell>
          <table:table-cell table:style-name="ce51" office:value-type="percentage" office:value="0.000567" calcext:value-type="percentage">
            <text:p>0,06%</text:p>
          </table:table-cell>
          <table:table-cell table:style-name="ce51" office:value-type="percentage" office:value="0.000066" calcext:value-type="percentage">
            <text:p>0,01%</text:p>
          </table:table-cell>
          <table:table-cell table:style-name="ce51" office:value-type="percentage" office:value="0.000557" calcext:value-type="percentage">
            <text:p>0,06%</text:p>
          </table:table-cell>
          <table:table-cell table:style-name="ce51" office:value-type="percentage" office:value="0.202258" calcext:value-type="percentage">
            <text:p>20,23%</text:p>
          </table:table-cell>
          <table:table-cell table:style-name="ce51" office:value-type="percentage" office:value="0.008243" calcext:value-type="percentage">
            <text:p>0,82%</text:p>
          </table:table-cell>
          <table:table-cell table:style-name="ce51" office:value-type="percentage" office:value="0.000316" calcext:value-type="percentage">
            <text:p>0,03%</text:p>
          </table:table-cell>
          <table:table-cell table:style-name="ce51" office:value-type="percentage" office:value="0.000035" calcext:value-type="percentage">
            <text:p>0,00%</text:p>
          </table:table-cell>
          <table:table-cell table:style-name="ce51" office:value-type="percentage" office:value="0.083579" calcext:value-type="percentage">
            <text:p>8,36%</text:p>
          </table:table-cell>
          <table:table-cell table:style-name="ce51" office:value-type="percentage" office:value="0.121782" calcext:value-type="percentage">
            <text:p>12,18%</text:p>
          </table:table-cell>
          <table:table-cell table:style-name="ce51" office:value-type="percentage" office:value="0.005388" calcext:value-type="percentage">
            <text:p>0,54%</text:p>
          </table:table-cell>
          <table:table-cell table:style-name="ce51" office:value-type="percentage" office:value="0.000534" calcext:value-type="percentage">
            <text:p>0,05%</text:p>
          </table:table-cell>
          <table:table-cell table:style-name="ce51" office:value-type="percentage" office:value="0.000126" calcext:value-type="percentage">
            <text:p>0,01%</text:p>
          </table:table-cell>
          <table:table-cell table:style-name="ce51" office:value-type="percentage" office:value="0.030524" calcext:value-type="percentage">
            <text:p>3,05%</text:p>
          </table:table-cell>
          <table:table-cell table:style-name="ce51" office:value-type="percentage" office:value="0.178539" calcext:value-type="percentage">
            <text:p>17,85%</text:p>
          </table:table-cell>
          <table:table-cell table:style-name="ce51" office:value-type="percentage" office:value="0.002273" calcext:value-type="percentage">
            <text:p>0,23%</text:p>
          </table:table-cell>
          <table:table-cell table:style-name="ce51" office:value-type="percentage" office:value="0.000063" calcext:value-type="percentage">
            <text:p>0,01%</text:p>
          </table:table-cell>
          <table:table-cell table:style-name="ce51" office:value-type="percentage" office:value="0.000008" calcext:value-type="percentage">
            <text:p>0,00%</text:p>
          </table:table-cell>
          <table:table-cell table:style-name="ce51" office:value-type="percentage" office:value="0.179791" calcext:value-type="percentage">
            <text:p>17,98%</text:p>
          </table:table-cell>
          <table:table-cell table:style-name="ce51" office:value-type="percentage" office:value="0.03132" calcext:value-type="percentage">
            <text:p>3,13%</text:p>
          </table:table-cell>
          <table:table-cell table:style-name="ce51" office:value-type="percentage" office:value="0.000269" calcext:value-type="percentage">
            <text:p>0,03%</text:p>
          </table:table-cell>
          <table:table-cell table:style-name="ce51" office:value-type="percentage" office:value="0.000023" calcext:value-type="percentage">
            <text:p>0,00%</text:p>
          </table:table-cell>
          <table:table-cell table:style-name="ce51" office:value-type="percentage" office:value="0.000005" calcext:value-type="percentage">
            <text:p>0,00%</text:p>
          </table:table-cell>
          <table:table-cell table:style-name="ce51" office:value-type="percentage" office:value="0.068712" calcext:value-type="percentage">
            <text:p>6,87%</text:p>
          </table:table-cell>
          <table:table-cell table:style-name="ce51" office:value-type="percentage" office:value="0.141823" calcext:value-type="percentage">
            <text:p>14,18%</text:p>
          </table:table-cell>
          <table:table-cell table:style-name="ce51" office:value-type="percentage" office:value="0.00084" calcext:value-type="percentage">
            <text:p>0,08%</text:p>
          </table:table-cell>
          <table:table-cell table:style-name="ce51" office:value-type="percentage" office:value="0.000028" calcext:value-type="percentage">
            <text:p>0,00%</text:p>
          </table:table-cell>
          <table:table-cell table:style-name="ce51" office:value-type="percentage" office:value="0.000006" calcext:value-type="percentage">
            <text:p>0,00%</text:p>
          </table:table-cell>
          <table:table-cell table:style-name="ce51" office:value-type="percentage" office:value="0.208645" calcext:value-type="percentage">
            <text:p>20,86%</text:p>
          </table:table-cell>
          <table:table-cell table:style-name="ce51" office:value-type="percentage" office:value="0.002705" calcext:value-type="percentage">
            <text:p>0,27%</text:p>
          </table:table-cell>
          <table:table-cell table:style-name="ce51" office:value-type="percentage" office:value="0.000045" calcext:value-type="percentage">
            <text:p>0,00%</text:p>
          </table:table-cell>
          <table:table-cell table:style-name="ce51" office:value-type="percentage" office:value="0.000011" calcext:value-type="percentage">
            <text:p>0,00%</text:p>
          </table:table-cell>
          <table:table-cell table:style-name="ce51" office:value-type="percentage" office:value="0.000002" calcext:value-type="percentage">
            <text:p>0,00%</text:p>
          </table:table-cell>
          <table:table-cell table:style-name="ce51" office:value-type="percentage" office:value="0.154709" calcext:value-type="percentage">
            <text:p>15,47%</text:p>
          </table:table-cell>
          <table:table-cell table:style-name="ce51" office:value-type="percentage" office:value="0.0567" calcext:value-type="percentage">
            <text:p>5,67%</text:p>
          </table:table-cell>
          <table:table-cell table:style-name="ce51" office:value-type="percentage" office:value="0.005126" calcext:value-type="percentage">
            <text:p>0,51%</text:p>
          </table:table-cell>
          <table:table-cell table:style-name="ce51" office:value-type="percentage" office:value="0.132858" calcext:value-type="percentage">
            <text:p>13,29%</text:p>
          </table:table-cell>
          <table:table-cell table:style-name="ce51" office:value-type="percentage" office:value="0.057145" calcext:value-type="percentage">
            <text:p>5,71%</text:p>
          </table:table-cell>
          <table:table-cell table:style-name="ce51" office:value-type="percentage" office:value="0.013835" calcext:value-type="percentage">
            <text:p>1,38%</text:p>
          </table:table-cell>
          <table:table-cell table:style-name="ce51" office:value-type="percentage" office:value="0.002444" calcext:value-type="percentage">
            <text:p>0,24%</text:p>
          </table:table-cell>
          <table:table-cell table:style-name="ce51" office:value-type="percentage" office:value="0.17016" calcext:value-type="percentage">
            <text:p>17,02%</text:p>
          </table:table-cell>
          <table:table-cell table:style-name="ce51" office:value-type="percentage" office:value="0.041249" calcext:value-type="percentage">
            <text:p>4,12%</text:p>
          </table:table-cell>
          <table:table-cell table:style-name="ce51" office:value-type="percentage" office:value="0.162699" calcext:value-type="percentage">
            <text:p>16,27%</text:p>
          </table:table-cell>
          <table:table-cell table:style-name="ce51" office:value-type="percentage" office:value="0.048709" calcext:value-type="percentage">
            <text:p>4,87%</text:p>
          </table:table-cell>
          <table:table-cell table:style-name="ce51" office:value-type="percentage" office:value="0.002969" calcext:value-type="percentage">
            <text:p>0,30%</text:p>
          </table:table-cell>
          <table:table-cell table:style-name="ce51" office:value-type="percentage" office:value="0.01188" calcext:value-type="percentage">
            <text:p>1,19%</text:p>
          </table:table-cell>
          <table:table-cell table:style-name="ce51" office:value-type="percentage" office:value="0.046427" calcext:value-type="percentage">
            <text:p>4,64%</text:p>
          </table:table-cell>
          <table:table-cell table:style-name="ce51" office:value-type="percentage" office:value="0.090447" calcext:value-type="percentage">
            <text:p>9,04%</text:p>
          </table:table-cell>
          <table:table-cell table:style-name="ce51" office:value-type="percentage" office:value="0.059686" calcext:value-type="percentage">
            <text:p>5,97%</text:p>
          </table:table-cell>
          <table:table-cell table:style-name="ce51" office:value-type="percentage" office:value="0.17603" calcext:value-type="percentage">
            <text:p>17,60%</text:p>
          </table:table-cell>
          <table:table-cell table:style-name="ce51" office:value-type="percentage" office:value="0.035379" calcext:value-type="percentage">
            <text:p>3,54%</text:p>
          </table:table-cell>
          <table:table-cell table:style-name="ce51" office:value-type="percentage" office:value="0.05932" calcext:value-type="percentage">
            <text:p>5,93%</text:p>
          </table:table-cell>
          <table:table-cell table:style-name="ce51" office:value-type="percentage" office:value="0.125643" calcext:value-type="percentage">
            <text:p>12,56%</text:p>
          </table:table-cell>
          <table:table-cell table:style-name="ce51" office:value-type="percentage" office:value="0.021676" calcext:value-type="percentage">
            <text:p>2,17%</text:p>
          </table:table-cell>
          <table:table-cell table:style-name="ce51" office:value-type="percentage" office:value="0.004" calcext:value-type="percentage">
            <text:p>0,40%</text:p>
          </table:table-cell>
          <table:table-cell table:style-name="ce51" office:value-type="percentage" office:value="0.00077" calcext:value-type="percentage">
            <text:p>0,08%</text:p>
          </table:table-cell>
          <table:table-cell table:style-name="ce51" office:value-type="percentage" office:value="0.003679" calcext:value-type="percentage">
            <text:p>0,37%</text:p>
          </table:table-cell>
          <table:table-cell table:style-name="ce51" office:value-type="percentage" office:value="0.20773" calcext:value-type="percentage">
            <text:p>20,77%</text:p>
          </table:table-cell>
          <table:table-cell table:style-name="ce51" office:value-type="percentage" office:value="473155" calcext:value-type="percentage">
            <text:p>47315500,00%</text:p>
          </table:table-cell>
          <table:table-cell table:style-name="ce51" office:value-type="percentage" office:value="0.004224" calcext:value-type="percentage">
            <text:p>0,42%</text:p>
          </table:table-cell>
          <table:table-cell table:style-name="ce51" office:value-type="percentage" office:value="0.101068" calcext:value-type="percentage">
            <text:p>10,11%</text:p>
          </table:table-cell>
          <table:table-cell table:style-name="ce51" office:value-type="percentage" office:value="0.02207" calcext:value-type="percentage">
            <text:p>2,21%</text:p>
          </table:table-cell>
          <table:table-cell table:style-name="ce51" office:value-type="percentage" office:value="0.079347" calcext:value-type="percentage">
            <text:p>7,93%</text:p>
          </table:table-cell>
          <table:table-cell table:style-name="ce51" office:value-type="percentage" office:value="0.003921" calcext:value-type="percentage">
            <text:p>0,39%</text:p>
          </table:table-cell>
          <table:table-cell table:style-name="ce51" office:value-type="percentage" office:value="0.000779" calcext:value-type="percentage">
            <text:p>0,08%</text:p>
          </table:table-cell>
          <table:table-cell table:number-columns-repeated="2" table:style-name="ce51" office:value-type="percentage" office:value="0" calcext:value-type="percentage">
            <text:p>0,00%</text:p>
          </table:table-cell>
          <table:table-cell table:style-name="ce51" office:value-type="percentage" office:value="0.181584" calcext:value-type="percentage">
            <text:p>18,16%</text:p>
          </table:table-cell>
          <table:table-cell table:style-name="ce51" office:value-type="percentage" office:value="0.029824" calcext:value-type="percentage">
            <text:p>2,98%</text:p>
          </table:table-cell>
          <table:table-cell table:style-name="ce51" office:value-type="percentage" office:value="0.005556" calcext:value-type="percentage">
            <text:p>0,56%</text:p>
          </table:table-cell>
          <table:table-cell table:style-name="ce51" office:value-type="percentage" office:value="0.203603" calcext:value-type="percentage">
            <text:p>20,36%</text:p>
          </table:table-cell>
          <table:table-cell table:style-name="ce51" office:value-type="percentage" office:value="0.000987" calcext:value-type="percentage">
            <text:p>0,10%</text:p>
          </table:table-cell>
          <table:table-cell table:style-name="ce51" office:value-type="percentage" office:value="0.001222" calcext:value-type="percentage">
            <text:p>0,12%</text:p>
          </table:table-cell>
          <table:table-cell table:style-name="ce51" office:value-type="percentage" office:value="0.000041" calcext:value-type="percentage">
            <text:p>0,00%</text:p>
          </table:table-cell>
          <table:table-cell table:style-name="ce51" office:value-type="percentage" office:value="0.00204" calcext:value-type="percentage">
            <text:p>0,20%</text:p>
          </table:table-cell>
          <table:table-cell table:style-name="ce51" office:value-type="percentage" office:value="0.000067" calcext:value-type="percentage">
            <text:p>0,01%</text:p>
          </table:table-cell>
          <table:table-cell table:style-name="ce51" office:value-type="percentage" office:value="0.000217" calcext:value-type="percentage">
            <text:p>0,02%</text:p>
          </table:table-cell>
          <table:table-cell table:style-name="ce51" office:value-type="percentage" office:value="0.00014" calcext:value-type="percentage">
            <text:p>0,01%</text:p>
          </table:table-cell>
          <table:table-cell table:style-name="ce51" office:value-type="percentage" office:value="0.000412" calcext:value-type="percentage">
            <text:p>0,04%</text:p>
          </table:table-cell>
          <table:table-cell table:style-name="ce51" office:value-type="percentage" office:value="0.097556" calcext:value-type="percentage">
            <text:p>9,76%</text:p>
          </table:table-cell>
          <table:table-cell table:style-name="ce51" office:value-type="percentage" office:value="0.092548" calcext:value-type="percentage">
            <text:p>9,25%</text:p>
          </table:table-cell>
          <table:table-cell table:style-name="ce51" office:value-type="percentage" office:value="0.01362" calcext:value-type="percentage">
            <text:p>1,36%</text:p>
          </table:table-cell>
          <table:table-cell table:style-name="ce51" office:value-type="percentage" office:value="0.003361" calcext:value-type="percentage">
            <text:p>0,34%</text:p>
          </table:table-cell>
          <table:table-cell table:style-name="ce51" office:value-type="percentage" office:value="0.000849" calcext:value-type="percentage">
            <text:p>0,08%</text:p>
          </table:table-cell>
          <table:table-cell table:style-name="ce51" office:value-type="percentage" office:value="0.000323" calcext:value-type="percentage">
            <text:p>0,03%</text:p>
          </table:table-cell>
          <table:table-cell table:style-name="ce51" office:value-type="percentage" office:value="0.000169" calcext:value-type="percentage">
            <text:p>0,02%</text:p>
          </table:table-cell>
          <table:table-cell table:style-name="ce51" office:value-type="percentage" office:value="0.000106" calcext:value-type="percentage">
            <text:p>0,01%</text:p>
          </table:table-cell>
          <table:table-cell table:style-name="ce51" office:value-type="percentage" office:value="0.000157" calcext:value-type="percentage">
            <text:p>0,02%</text:p>
          </table:table-cell>
          <table:table-cell table:style-name="ce51" office:value-type="percentage" office:value="0.206291" calcext:value-type="percentage">
            <text:p>20,63%</text:p>
          </table:table-cell>
          <table:table-cell table:style-name="ce51" office:value-type="percentage" office:value="0.004126" calcext:value-type="percentage">
            <text:p>0,41%</text:p>
          </table:table-cell>
          <table:table-cell table:style-name="ce51" office:value-type="percentage" office:value="0.000311" calcext:value-type="percentage">
            <text:p>0,03%</text:p>
          </table:table-cell>
          <table:table-cell table:style-name="ce51" office:value-type="percentage" office:value="0.000523" calcext:value-type="percentage">
            <text:p>0,05%</text:p>
          </table:table-cell>
          <table:table-cell table:style-name="ce51" office:value-type="percentage" office:value="0.125848" calcext:value-type="percentage">
            <text:p>12,58%</text:p>
          </table:table-cell>
          <table:table-cell table:style-name="ce51" office:value-type="percentage" office:value="0.085561" calcext:value-type="percentage">
            <text:p>8,56%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51" office:value-type="percentage" office:value="0.211409" calcext:value-type="percentage">
            <text:p>21,14%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73" office:value-type="percentage" office:value="0" calcext:value-type="percentage">
            <text:p>0,00%</text:p>
          </table:table-cell>
          <table:table-cell table:style-name="ce94" office:value-type="percentage" office:value="473690.138183" calcext:value-type="percentage">
            <text:p>47369013,82%</text:p>
          </table:table-cell>
        </table:table-row>
        <table:table-row table:style-name="ro1">
          <table:table-cell table:style-name="ce34" office:value-type="string" calcext:value-type="string">
            <text:p>2 – D</text:p>
          </table:table-cell>
          <table:table-cell table:style-name="ce42" office:value-type="percentage" office:value="0.018706" calcext:value-type="percentage">
            <text:p>1,87%</text:p>
          </table:table-cell>
          <table:table-cell table:style-name="ce51" office:value-type="percentage" office:value="0.054777" calcext:value-type="percentage">
            <text:p>5,48%</text:p>
          </table:table-cell>
          <table:table-cell table:style-name="ce51" office:value-type="percentage" office:value="0.014697" calcext:value-type="percentage">
            <text:p>1,47%</text:p>
          </table:table-cell>
          <table:table-cell table:style-name="ce51" office:value-type="percentage" office:value="0.073007" calcext:value-type="percentage">
            <text:p>7,30%</text:p>
          </table:table-cell>
          <table:table-cell table:style-name="ce51" office:value-type="percentage" office:value="0.025651" calcext:value-type="percentage">
            <text:p>2,57%</text:p>
          </table:table-cell>
          <table:table-cell table:style-name="ce67" office:value-type="float" office:value="562.4111" calcext:value-type="float">
            <text:p>562,41</text:p>
          </table:table-cell>
          <table:table-cell table:style-name="ce51" office:value-type="percentage" office:value="0.001705" calcext:value-type="percentage">
            <text:p>0,17%</text:p>
          </table:table-cell>
          <table:table-cell table:style-name="ce51" office:value-type="percentage" office:value="0.013899" calcext:value-type="percentage">
            <text:p>1,39%</text:p>
          </table:table-cell>
          <table:table-cell table:style-name="ce51" office:value-type="percentage" office:value="0.020041" calcext:value-type="percentage">
            <text:p>2,00%</text:p>
          </table:table-cell>
          <table:table-cell table:style-name="ce51" office:value-type="percentage" office:value="0.020822" calcext:value-type="percentage">
            <text:p>2,08%</text:p>
          </table:table-cell>
          <table:table-cell table:style-name="ce51" office:value-type="percentage" office:value="0.078682" calcext:value-type="percentage">
            <text:p>7,87%</text:p>
          </table:table-cell>
          <table:table-cell table:style-name="ce51" office:value-type="percentage" office:value="0.027974" calcext:value-type="percentage">
            <text:p>2,80%</text:p>
          </table:table-cell>
          <table:table-cell table:style-name="ce51" office:value-type="percentage" office:value="0.01462" calcext:value-type="percentage">
            <text:p>1,46%</text:p>
          </table:table-cell>
          <table:table-cell table:style-name="ce51" office:value-type="percentage" office:value="0.009094" calcext:value-type="percentage">
            <text:p>0,91%</text:p>
          </table:table-cell>
          <table:table-cell table:style-name="ce51" office:value-type="percentage" office:value="0.001137" calcext:value-type="percentage">
            <text:p>0,11%</text:p>
          </table:table-cell>
          <table:table-cell table:style-name="ce51" office:value-type="percentage" office:value="0.007938" calcext:value-type="percentage">
            <text:p>0,79%</text:p>
          </table:table-cell>
          <table:table-cell table:style-name="ce51" office:value-type="percentage" office:value="0.01231" calcext:value-type="percentage">
            <text:p>1,23%</text:p>
          </table:table-cell>
          <table:table-cell table:style-name="ce51" office:value-type="percentage" office:value="0.016461" calcext:value-type="percentage">
            <text:p>1,65%</text:p>
          </table:table-cell>
          <table:table-cell table:style-name="ce51" office:value-type="percentage" office:value="0.07621" calcext:value-type="percentage">
            <text:p>7,62%</text:p>
          </table:table-cell>
          <table:table-cell table:style-name="ce51" office:value-type="percentage" office:value="0.036097" calcext:value-type="percentage">
            <text:p>3,61%</text:p>
          </table:table-cell>
          <table:table-cell table:style-name="ce51" office:value-type="percentage" office:value="0.034129" calcext:value-type="percentage">
            <text:p>3,41%</text:p>
          </table:table-cell>
          <table:table-cell table:style-name="ce51" office:value-type="percentage" office:value="0.002556" calcext:value-type="percentage">
            <text:p>0,26%</text:p>
          </table:table-cell>
          <table:table-cell table:style-name="ce51" office:value-type="percentage" office:value="0.013604" calcext:value-type="percentage">
            <text:p>1,36%</text:p>
          </table:table-cell>
          <table:table-cell table:style-name="ce51" office:value-type="percentage" office:value="0.026638" calcext:value-type="percentage">
            <text:p>2,66%</text:p>
          </table:table-cell>
          <table:table-cell table:style-name="ce51" office:value-type="percentage" office:value="0.045834" calcext:value-type="percentage">
            <text:p>4,58%</text:p>
          </table:table-cell>
          <table:table-cell table:style-name="ce51" office:value-type="percentage" office:value="0.073269" calcext:value-type="percentage">
            <text:p>7,33%</text:p>
          </table:table-cell>
          <table:table-cell table:style-name="ce51" office:value-type="percentage" office:value="0.012601" calcext:value-type="percentage">
            <text:p>1,26%</text:p>
          </table:table-cell>
          <table:table-cell table:style-name="ce51" office:value-type="percentage" office:value="0.014891" calcext:value-type="percentage">
            <text:p>1,49%</text:p>
          </table:table-cell>
          <table:table-cell table:style-name="ce51" office:value-type="percentage" office:value="0.007998" calcext:value-type="percentage">
            <text:p>0,80%</text:p>
          </table:table-cell>
          <table:table-cell table:style-name="ce51" office:value-type="percentage" office:value="0.056615" calcext:value-type="percentage">
            <text:p>5,66%</text:p>
          </table:table-cell>
          <table:table-cell table:style-name="ce51" office:value-type="percentage" office:value="0.012611" calcext:value-type="percentage">
            <text:p>1,26%</text:p>
          </table:table-cell>
          <table:table-cell table:style-name="ce51" office:value-type="percentage" office:value="0.084869" calcext:value-type="percentage">
            <text:p>8,49%</text:p>
          </table:table-cell>
          <table:table-cell table:style-name="ce51" office:value-type="percentage" office:value="0.009013" calcext:value-type="percentage">
            <text:p>0,90%</text:p>
          </table:table-cell>
          <table:table-cell table:style-name="ce51" office:value-type="percentage" office:value="0.015731" calcext:value-type="percentage">
            <text:p>1,57%</text:p>
          </table:table-cell>
          <table:table-cell table:style-name="ce51" office:value-type="percentage" office:value="0.001277" calcext:value-type="percentage">
            <text:p>0,13%</text:p>
          </table:table-cell>
          <table:table-cell table:style-name="ce51" office:value-type="percentage" office:value="0.014435" calcext:value-type="percentage">
            <text:p>1,44%</text:p>
          </table:table-cell>
          <table:table-cell table:style-name="ce51" office:value-type="percentage" office:value="0.054457" calcext:value-type="percentage">
            <text:p>5,45%</text:p>
          </table:table-cell>
          <table:table-cell table:style-name="ce51" office:value-type="percentage" office:value="0.07553" calcext:value-type="percentage">
            <text:p>7,55%</text:p>
          </table:table-cell>
          <table:table-cell table:style-name="ce51" office:value-type="percentage" office:value="0.041139" calcext:value-type="percentage">
            <text:p>4,11%</text:p>
          </table:table-cell>
          <table:table-cell table:style-name="ce51" office:value-type="percentage" office:value="0.001276" calcext:value-type="percentage">
            <text:p>0,13%</text:p>
          </table:table-cell>
          <table:table-cell table:style-name="ce51" office:value-type="percentage" office:value="0.009696" calcext:value-type="percentage">
            <text:p>0,97%</text:p>
          </table:table-cell>
          <table:table-cell table:style-name="ce51" office:value-type="percentage" office:value="0.018455" calcext:value-type="percentage">
            <text:p>1,85%</text:p>
          </table:table-cell>
          <table:table-cell table:style-name="ce51" office:value-type="percentage" office:value="0.027705" calcext:value-type="percentage">
            <text:p>2,77%</text:p>
          </table:table-cell>
          <table:table-cell table:style-name="ce51" office:value-type="percentage" office:value="0.019907" calcext:value-type="percentage">
            <text:p>1,99%</text:p>
          </table:table-cell>
          <table:table-cell table:style-name="ce51" office:value-type="percentage" office:value="0.027689" calcext:value-type="percentage">
            <text:p>2,77%</text:p>
          </table:table-cell>
          <table:table-cell table:style-name="ce51" office:value-type="percentage" office:value="0.026634" calcext:value-type="percentage">
            <text:p>2,66%</text:p>
          </table:table-cell>
          <table:table-cell table:style-name="ce51" office:value-type="percentage" office:value="0.020673" calcext:value-type="percentage">
            <text:p>2,07%</text:p>
          </table:table-cell>
          <table:table-cell table:style-name="ce51" office:value-type="percentage" office:value="0.012236" calcext:value-type="percentage">
            <text:p>1,22%</text:p>
          </table:table-cell>
          <table:table-cell table:style-name="ce51" office:value-type="percentage" office:value="0.006992" calcext:value-type="percentage">
            <text:p>0,70%</text:p>
          </table:table-cell>
          <table:table-cell table:style-name="ce51" office:value-type="percentage" office:value="0.004905" calcext:value-type="percentage">
            <text:p>0,49%</text:p>
          </table:table-cell>
          <table:table-cell table:style-name="ce51" office:value-type="percentage" office:value="0.010671" calcext:value-type="percentage">
            <text:p>1,07%</text:p>
          </table:table-cell>
          <table:table-cell table:style-name="ce51" office:value-type="percentage" office:value="0.175469" calcext:value-type="percentage">
            <text:p>17,55%</text:p>
          </table:table-cell>
          <table:table-cell table:style-name="ce51" office:value-type="percentage" office:value="0.006714" calcext:value-type="percentage">
            <text:p>0,67%</text:p>
          </table:table-cell>
          <table:table-cell table:style-name="ce51" office:value-type="percentage" office:value="0.001562" calcext:value-type="percentage">
            <text:p>0,16%</text:p>
          </table:table-cell>
          <table:table-cell table:style-name="ce51" office:value-type="percentage" office:value="0.003091" calcext:value-type="percentage">
            <text:p>0,31%</text:p>
          </table:table-cell>
          <table:table-cell table:style-name="ce51" office:value-type="percentage" office:value="0.000088" calcext:value-type="percentage">
            <text:p>0,01%</text:p>
          </table:table-cell>
          <table:table-cell table:style-name="ce51" office:value-type="percentage" office:value="0.055343" calcext:value-type="percentage">
            <text:p>5,53%</text:p>
          </table:table-cell>
          <table:table-cell table:style-name="ce51" office:value-type="percentage" office:value="0.106597" calcext:value-type="percentage">
            <text:p>10,66%</text:p>
          </table:table-cell>
          <table:table-cell table:style-name="ce51" office:value-type="percentage" office:value="0.020721" calcext:value-type="percentage">
            <text:p>2,07%</text:p>
          </table:table-cell>
          <table:table-cell table:style-name="ce51" office:value-type="percentage" office:value="0.004089" calcext:value-type="percentage">
            <text:p>0,41%</text:p>
          </table:table-cell>
          <table:table-cell table:style-name="ce51" office:value-type="percentage" office:value="0.000069" calcext:value-type="percentage">
            <text:p>0,01%</text:p>
          </table:table-cell>
          <table:table-cell table:style-name="ce51" office:value-type="percentage" office:value="0.002391" calcext:value-type="percentage">
            <text:p>0,24%</text:p>
          </table:table-cell>
          <table:table-cell table:style-name="ce51" office:value-type="percentage" office:value="0.062237" calcext:value-type="percentage">
            <text:p>6,22%</text:p>
          </table:table-cell>
          <table:table-cell table:style-name="ce51" office:value-type="percentage" office:value="0.109371" calcext:value-type="percentage">
            <text:p>10,94%</text:p>
          </table:table-cell>
          <table:table-cell table:style-name="ce51" office:value-type="percentage" office:value="0.01277" calcext:value-type="percentage">
            <text:p>1,28%</text:p>
          </table:table-cell>
          <table:table-cell table:style-name="ce51" office:value-type="percentage" office:value="0.02455" calcext:value-type="percentage">
            <text:p>2,46%</text:p>
          </table:table-cell>
          <table:table-cell table:style-name="ce51" office:value-type="percentage" office:value="0.138651" calcext:value-type="percentage">
            <text:p>13,87%</text:p>
          </table:table-cell>
          <table:table-cell table:style-name="ce51" office:value-type="percentage" office:value="0.021635" calcext:value-type="percentage">
            <text:p>2,16%</text:p>
          </table:table-cell>
          <table:table-cell table:style-name="ce51" office:value-type="percentage" office:value="0.001764" calcext:value-type="percentage">
            <text:p>0,18%</text:p>
          </table:table-cell>
          <table:table-cell table:style-name="ce51" office:value-type="percentage" office:value="0.000237" calcext:value-type="percentage">
            <text:p>0,02%</text:p>
          </table:table-cell>
          <table:table-cell table:style-name="ce51" office:value-type="percentage" office:value="0.133143" calcext:value-type="percentage">
            <text:p>13,31%</text:p>
          </table:table-cell>
          <table:table-cell table:style-name="ce51" office:value-type="percentage" office:value="0.046243" calcext:value-type="percentage">
            <text:p>4,62%</text:p>
          </table:table-cell>
          <table:table-cell table:style-name="ce51" office:value-type="percentage" office:value="0.006754" calcext:value-type="percentage">
            <text:p>0,68%</text:p>
          </table:table-cell>
          <table:table-cell table:style-name="ce51" office:value-type="percentage" office:value="0.000625" calcext:value-type="percentage">
            <text:p>0,06%</text:p>
          </table:table-cell>
          <table:table-cell table:style-name="ce51" office:value-type="percentage" office:value="0.000072" calcext:value-type="percentage">
            <text:p>0,01%</text:p>
          </table:table-cell>
          <table:table-cell table:style-name="ce51" office:value-type="percentage" office:value="0.000281" calcext:value-type="percentage">
            <text:p>0,03%</text:p>
          </table:table-cell>
          <table:table-cell table:style-name="ce51" office:value-type="percentage" office:value="0.176236" calcext:value-type="percentage">
            <text:p>17,62%</text:p>
          </table:table-cell>
          <table:table-cell table:style-name="ce51" office:value-type="percentage" office:value="0.009921" calcext:value-type="percentage">
            <text:p>0,99%</text:p>
          </table:table-cell>
          <table:table-cell table:style-name="ce51" office:value-type="percentage" office:value="0.000362" calcext:value-type="percentage">
            <text:p>0,04%</text:p>
          </table:table-cell>
          <table:table-cell table:style-name="ce51" office:value-type="percentage" office:value="0.000037" calcext:value-type="percentage">
            <text:p>0,00%</text:p>
          </table:table-cell>
          <table:table-cell table:style-name="ce51" office:value-type="percentage" office:value="0.063048" calcext:value-type="percentage">
            <text:p>6,30%</text:p>
          </table:table-cell>
          <table:table-cell table:style-name="ce51" office:value-type="percentage" office:value="0.116887" calcext:value-type="percentage">
            <text:p>11,69%</text:p>
          </table:table-cell>
          <table:table-cell table:style-name="ce51" office:value-type="percentage" office:value="0.006236" calcext:value-type="percentage">
            <text:p>0,62%</text:p>
          </table:table-cell>
          <table:table-cell table:style-name="ce51" office:value-type="percentage" office:value="0.000529" calcext:value-type="percentage">
            <text:p>0,05%</text:p>
          </table:table-cell>
          <table:table-cell table:style-name="ce51" office:value-type="percentage" office:value="0.000137" calcext:value-type="percentage">
            <text:p>0,01%</text:p>
          </table:table-cell>
          <table:table-cell table:style-name="ce51" office:value-type="percentage" office:value="0.018988" calcext:value-type="percentage">
            <text:p>1,90%</text:p>
          </table:table-cell>
          <table:table-cell table:style-name="ce51" office:value-type="percentage" office:value="0.165611" calcext:value-type="percentage">
            <text:p>16,56%</text:p>
          </table:table-cell>
          <table:table-cell table:style-name="ce51" office:value-type="percentage" office:value="0.002168" calcext:value-type="percentage">
            <text:p>0,22%</text:p>
          </table:table-cell>
          <table:table-cell table:style-name="ce51" office:value-type="percentage" office:value="0.000062" calcext:value-type="percentage">
            <text:p>0,01%</text:p>
          </table:table-cell>
          <table:table-cell table:style-name="ce51" office:value-type="percentage" office:value="0.000008" calcext:value-type="percentage">
            <text:p>0,00%</text:p>
          </table:table-cell>
          <table:table-cell table:style-name="ce51" office:value-type="percentage" office:value="0.157118" calcext:value-type="percentage">
            <text:p>15,71%</text:p>
          </table:table-cell>
          <table:table-cell table:style-name="ce51" office:value-type="percentage" office:value="0.029457" calcext:value-type="percentage">
            <text:p>2,95%</text:p>
          </table:table-cell>
          <table:table-cell table:style-name="ce51" office:value-type="percentage" office:value="0.000244" calcext:value-type="percentage">
            <text:p>0,02%</text:p>
          </table:table-cell>
          <table:table-cell table:style-name="ce51" office:value-type="percentage" office:value="0.000014" calcext:value-type="percentage">
            <text:p>0,00%</text:p>
          </table:table-cell>
          <table:table-cell table:style-name="ce51" office:value-type="percentage" office:value="0.000004" calcext:value-type="percentage">
            <text:p>0,00%</text:p>
          </table:table-cell>
          <table:table-cell table:style-name="ce51" office:value-type="percentage" office:value="0.04456" calcext:value-type="percentage">
            <text:p>4,46%</text:p>
          </table:table-cell>
          <table:table-cell table:style-name="ce51" office:value-type="percentage" office:value="0.141335" calcext:value-type="percentage">
            <text:p>14,13%</text:p>
          </table:table-cell>
          <table:table-cell table:style-name="ce51" office:value-type="percentage" office:value="0.000911" calcext:value-type="percentage">
            <text:p>0,09%</text:p>
          </table:table-cell>
          <table:table-cell table:style-name="ce51" office:value-type="percentage" office:value="0.000026" calcext:value-type="percentage">
            <text:p>0,00%</text:p>
          </table:table-cell>
          <table:table-cell table:style-name="ce51" office:value-type="percentage" office:value="0.000006" calcext:value-type="percentage">
            <text:p>0,00%</text:p>
          </table:table-cell>
          <table:table-cell table:style-name="ce51" office:value-type="percentage" office:value="0.183371" calcext:value-type="percentage">
            <text:p>18,34%</text:p>
          </table:table-cell>
          <table:table-cell table:style-name="ce51" office:value-type="percentage" office:value="0.003422" calcext:value-type="percentage">
            <text:p>0,34%</text:p>
          </table:table-cell>
          <table:table-cell table:style-name="ce51" office:value-type="percentage" office:value="0.000031" calcext:value-type="percentage">
            <text:p>0,00%</text:p>
          </table:table-cell>
          <table:table-cell table:style-name="ce51" office:value-type="percentage" office:value="0.000008" calcext:value-type="percentage">
            <text:p>0,00%</text:p>
          </table:table-cell>
          <table:table-cell table:style-name="ce51" office:value-type="percentage" office:value="0.000006" calcext:value-type="percentage">
            <text:p>0,00%</text:p>
          </table:table-cell>
          <table:table-cell table:style-name="ce51" office:value-type="percentage" office:value="0.115499" calcext:value-type="percentage">
            <text:p>11,55%</text:p>
          </table:table-cell>
          <table:table-cell table:style-name="ce51" office:value-type="percentage" office:value="0.071338" calcext:value-type="percentage">
            <text:p>7,13%</text:p>
          </table:table-cell>
          <table:table-cell table:style-name="ce51" office:value-type="percentage" office:value="0.003171" calcext:value-type="percentage">
            <text:p>0,32%</text:p>
          </table:table-cell>
          <table:table-cell table:style-name="ce51" office:value-type="percentage" office:value="0.086512" calcext:value-type="percentage">
            <text:p>8,65%</text:p>
          </table:table-cell>
          <table:table-cell table:style-name="ce51" office:value-type="percentage" office:value="0.073239" calcext:value-type="percentage">
            <text:p>7,32%</text:p>
          </table:table-cell>
          <table:table-cell table:style-name="ce51" office:value-type="percentage" office:value="0.019874" calcext:value-type="percentage">
            <text:p>1,99%</text:p>
          </table:table-cell>
          <table:table-cell table:style-name="ce51" office:value-type="percentage" office:value="0.004041" calcext:value-type="percentage">
            <text:p>0,40%</text:p>
          </table:table-cell>
          <table:table-cell table:style-name="ce51" office:value-type="percentage" office:value="0.147513" calcext:value-type="percentage">
            <text:p>14,75%</text:p>
          </table:table-cell>
          <table:table-cell table:style-name="ce51" office:value-type="percentage" office:value="0.039325" calcext:value-type="percentage">
            <text:p>3,93%</text:p>
          </table:table-cell>
          <table:table-cell table:style-name="ce51" office:value-type="percentage" office:value="0.131168" calcext:value-type="percentage">
            <text:p>13,12%</text:p>
          </table:table-cell>
          <table:table-cell table:style-name="ce51" office:value-type="percentage" office:value="0.055669" calcext:value-type="percentage">
            <text:p>5,57%</text:p>
          </table:table-cell>
          <table:table-cell table:style-name="ce51" office:value-type="percentage" office:value="0.001887" calcext:value-type="percentage">
            <text:p>0,19%</text:p>
          </table:table-cell>
          <table:table-cell table:style-name="ce51" office:value-type="percentage" office:value="0.006279" calcext:value-type="percentage">
            <text:p>0,63%</text:p>
          </table:table-cell>
          <table:table-cell table:style-name="ce51" office:value-type="percentage" office:value="0.026519" calcext:value-type="percentage">
            <text:p>2,65%</text:p>
          </table:table-cell>
          <table:table-cell table:style-name="ce51" office:value-type="percentage" office:value="0.082748" calcext:value-type="percentage">
            <text:p>8,27%</text:p>
          </table:table-cell>
          <table:table-cell table:style-name="ce51" office:value-type="percentage" office:value="0.069403" calcext:value-type="percentage">
            <text:p>6,94%</text:p>
          </table:table-cell>
          <table:table-cell table:style-name="ce51" office:value-type="percentage" office:value="0.147132" calcext:value-type="percentage">
            <text:p>14,71%</text:p>
          </table:table-cell>
          <table:table-cell table:style-name="ce51" office:value-type="percentage" office:value="0.039705" calcext:value-type="percentage">
            <text:p>3,97%</text:p>
          </table:table-cell>
          <table:table-cell table:style-name="ce51" office:value-type="percentage" office:value="0.025283" calcext:value-type="percentage">
            <text:p>2,53%</text:p>
          </table:table-cell>
          <table:table-cell table:style-name="ce51" office:value-type="percentage" office:value="0.113374" calcext:value-type="percentage">
            <text:p>11,34%</text:p>
          </table:table-cell>
          <table:table-cell table:style-name="ce51" office:value-type="percentage" office:value="0.037978" calcext:value-type="percentage">
            <text:p>3,80%</text:p>
          </table:table-cell>
          <table:table-cell table:style-name="ce51" office:value-type="percentage" office:value="0.008471" calcext:value-type="percentage">
            <text:p>0,85%</text:p>
          </table:table-cell>
          <table:table-cell table:style-name="ce51" office:value-type="percentage" office:value="0.001733" calcext:value-type="percentage">
            <text:p>0,17%</text:p>
          </table:table-cell>
          <table:table-cell table:style-name="ce51" office:value-type="percentage" office:value="0.001095" calcext:value-type="percentage">
            <text:p>0,11%</text:p>
          </table:table-cell>
          <table:table-cell table:style-name="ce51" office:value-type="percentage" office:value="0.185743" calcext:value-type="percentage">
            <text:p>18,57%</text:p>
          </table:table-cell>
          <table:table-cell table:style-name="ce51" office:value-type="percentage" office:value="418162" calcext:value-type="percentage">
            <text:p>41816200,00%</text:p>
          </table:table-cell>
          <table:table-cell table:style-name="ce51" office:value-type="percentage" office:value="0.003692" calcext:value-type="percentage">
            <text:p>0,37%</text:p>
          </table:table-cell>
          <table:table-cell table:style-name="ce51" office:value-type="percentage" office:value="0.099733" calcext:value-type="percentage">
            <text:p>9,97%</text:p>
          </table:table-cell>
          <table:table-cell table:style-name="ce51" office:value-type="percentage" office:value="0.014608" calcext:value-type="percentage">
            <text:p>1,46%</text:p>
          </table:table-cell>
          <table:table-cell table:style-name="ce51" office:value-type="percentage" office:value="0.064814" calcext:value-type="percentage">
            <text:p>6,48%</text:p>
          </table:table-cell>
          <table:table-cell table:style-name="ce51" office:value-type="percentage" office:value="0.003537" calcext:value-type="percentage">
            <text:p>0,35%</text:p>
          </table:table-cell>
          <table:table-cell table:style-name="ce51" office:value-type="percentage" office:value="0.000452" calcext:value-type="percentage">
            <text:p>0,05%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51" office:value-type="percentage" office:value="0.186595" calcext:value-type="percentage">
            <text:p>18,66%</text:p>
          </table:table-cell>
          <table:table-cell table:style-name="ce51" office:value-type="percentage" office:value="0.000001" calcext:value-type="percentage">
            <text:p>0,00%</text:p>
          </table:table-cell>
          <table:table-cell table:style-name="ce51" office:value-type="percentage" office:value="0.000241" calcext:value-type="percentage">
            <text:p>0,02%</text:p>
          </table:table-cell>
          <table:table-cell table:style-name="ce51" office:value-type="percentage" office:value="0.005337" calcext:value-type="percentage">
            <text:p>0,53%</text:p>
          </table:table-cell>
          <table:table-cell table:style-name="ce51" office:value-type="percentage" office:value="0.172326" calcext:value-type="percentage">
            <text:p>17,23%</text:p>
          </table:table-cell>
          <table:table-cell table:style-name="ce51" office:value-type="percentage" office:value="0.007178" calcext:value-type="percentage">
            <text:p>0,72%</text:p>
          </table:table-cell>
          <table:table-cell table:style-name="ce51" office:value-type="percentage" office:value="0.001853" calcext:value-type="percentage">
            <text:p>0,19%</text:p>
          </table:table-cell>
          <table:table-cell table:style-name="ce51" office:value-type="percentage" office:value="0.000143" calcext:value-type="percentage">
            <text:p>0,01%</text:p>
          </table:table-cell>
          <table:table-cell table:style-name="ce51" office:value-type="percentage" office:value="0.042978" calcext:value-type="percentage">
            <text:p>4,30%</text:p>
          </table:table-cell>
          <table:table-cell table:style-name="ce51" office:value-type="percentage" office:value="0.002735" calcext:value-type="percentage">
            <text:p>0,27%</text:p>
          </table:table-cell>
          <table:table-cell table:style-name="ce51" office:value-type="percentage" office:value="0.007415" calcext:value-type="percentage">
            <text:p>0,74%</text:p>
          </table:table-cell>
          <table:table-cell table:style-name="ce51" office:value-type="percentage" office:value="0.004223" calcext:value-type="percentage">
            <text:p>0,42%</text:p>
          </table:table-cell>
          <table:table-cell table:style-name="ce51" office:value-type="percentage" office:value="0.008623" calcext:value-type="percentage">
            <text:p>0,86%</text:p>
          </table:table-cell>
          <table:table-cell table:style-name="ce51" office:value-type="percentage" office:value="0.024316" calcext:value-type="percentage">
            <text:p>2,43%</text:p>
          </table:table-cell>
          <table:table-cell table:style-name="ce51" office:value-type="percentage" office:value="0.025956" calcext:value-type="percentage">
            <text:p>2,60%</text:p>
          </table:table-cell>
          <table:table-cell table:style-name="ce51" office:value-type="percentage" office:value="0.027729" calcext:value-type="percentage">
            <text:p>2,77%</text:p>
          </table:table-cell>
          <table:table-cell table:style-name="ce51" office:value-type="percentage" office:value="0.016478" calcext:value-type="percentage">
            <text:p>1,65%</text:p>
          </table:table-cell>
          <table:table-cell table:style-name="ce51" office:value-type="percentage" office:value="0.010739" calcext:value-type="percentage">
            <text:p>1,07%</text:p>
          </table:table-cell>
          <table:table-cell table:style-name="ce51" office:value-type="percentage" office:value="0.00714" calcext:value-type="percentage">
            <text:p>0,71%</text:p>
          </table:table-cell>
          <table:table-cell table:style-name="ce51" office:value-type="percentage" office:value="0.004895" calcext:value-type="percentage">
            <text:p>0,49%</text:p>
          </table:table-cell>
          <table:table-cell table:style-name="ce51" office:value-type="percentage" office:value="0.00361" calcext:value-type="percentage">
            <text:p>0,36%</text:p>
          </table:table-cell>
          <table:table-cell table:style-name="ce51" office:value-type="percentage" office:value="0.000044" calcext:value-type="percentage">
            <text:p>0,00%</text:p>
          </table:table-cell>
          <table:table-cell table:style-name="ce51" office:value-type="percentage" office:value="0.183434" calcext:value-type="percentage">
            <text:p>18,34%</text:p>
          </table:table-cell>
          <table:table-cell table:style-name="ce51" office:value-type="percentage" office:value="0.002643" calcext:value-type="percentage">
            <text:p>0,26%</text:p>
          </table:table-cell>
          <table:table-cell table:style-name="ce51" office:value-type="percentage" office:value="0.0002" calcext:value-type="percentage">
            <text:p>0,02%</text:p>
          </table:table-cell>
          <table:table-cell table:style-name="ce51" office:value-type="percentage" office:value="0.000517" calcext:value-type="percentage">
            <text:p>0,05%</text:p>
          </table:table-cell>
          <table:table-cell table:style-name="ce51" office:value-type="percentage" office:value="0.115547" calcext:value-type="percentage">
            <text:p>11,55%</text:p>
          </table:table-cell>
          <table:table-cell table:style-name="ce51" office:value-type="percentage" office:value="0.071291" calcext:value-type="percentage">
            <text:p>7,13%</text:p>
          </table:table-cell>
          <table:table-cell table:style-name="ce51" office:value-type="percentage" office:value="0.117527" calcext:value-type="percentage">
            <text:p>11,75%</text:p>
          </table:table-cell>
          <table:table-cell table:style-name="ce51" office:value-type="percentage" office:value="0.000242" calcext:value-type="percentage">
            <text:p>0,02%</text:p>
          </table:table-cell>
          <table:table-cell table:style-name="ce51" office:value-type="percentage" office:value="0.068114" calcext:value-type="percentage">
            <text:p>6,81%</text:p>
          </table:table-cell>
          <table:table-cell table:style-name="ce73" office:value-type="percentage" office:value="0.000955" calcext:value-type="percentage">
            <text:p>0,10%</text:p>
          </table:table-cell>
          <table:table-cell table:style-name="ce94" office:value-type="percentage" office:value="418730.576734" calcext:value-type="percentage">
            <text:p>41873057,67%</text:p>
          </table:table-cell>
        </table:table-row>
        <table:table-row table:style-name="ro1">
          <table:table-cell table:style-name="ce36" office:value-type="string" calcext:value-type="string">
            <text:p>3 – A</text:p>
          </table:table-cell>
          <table:table-cell table:style-name="ce43" office:value-type="percentage" office:value="0.010505" calcext:value-type="percentage">
            <text:p>1,05%</text:p>
          </table:table-cell>
          <table:table-cell table:style-name="ce52" office:value-type="percentage" office:value="0.176227" calcext:value-type="percentage">
            <text:p>17,62%</text:p>
          </table:table-cell>
          <table:table-cell table:style-name="ce52" office:value-type="percentage" office:value="0.043308" calcext:value-type="percentage">
            <text:p>4,33%</text:p>
          </table:table-cell>
          <table:table-cell table:style-name="ce52" office:value-type="percentage" office:value="0.023064" calcext:value-type="percentage">
            <text:p>2,31%</text:p>
          </table:table-cell>
          <table:table-cell table:style-name="ce52" office:value-type="percentage" office:value="0.004506" calcext:value-type="percentage">
            <text:p>0,45%</text:p>
          </table:table-cell>
          <table:table-cell table:style-name="ce68" office:value-type="float" office:value="485.7155" calcext:value-type="float">
            <text:p>485,72</text:p>
          </table:table-cell>
          <table:table-cell table:style-name="ce52" office:value-type="percentage" office:value="0.023124" calcext:value-type="percentage">
            <text:p>2,31%</text:p>
          </table:table-cell>
          <table:table-cell table:style-name="ce52" office:value-type="percentage" office:value="0.079905" calcext:value-type="percentage">
            <text:p>7,99%</text:p>
          </table:table-cell>
          <table:table-cell table:style-name="ce52" office:value-type="percentage" office:value="0.04219" calcext:value-type="percentage">
            <text:p>4,22%</text:p>
          </table:table-cell>
          <table:table-cell table:style-name="ce52" office:value-type="percentage" office:value="0.028798" calcext:value-type="percentage">
            <text:p>2,88%</text:p>
          </table:table-cell>
          <table:table-cell table:style-name="ce52" office:value-type="percentage" office:value="0.048264" calcext:value-type="percentage">
            <text:p>4,83%</text:p>
          </table:table-cell>
          <table:table-cell table:style-name="ce52" office:value-type="percentage" office:value="0.005083" calcext:value-type="percentage">
            <text:p>0,51%</text:p>
          </table:table-cell>
          <table:table-cell table:style-name="ce52" office:value-type="percentage" office:value="0.002095" calcext:value-type="percentage">
            <text:p>0,21%</text:p>
          </table:table-cell>
          <table:table-cell table:style-name="ce52" office:value-type="percentage" office:value="0.028151" calcext:value-type="percentage">
            <text:p>2,82%</text:p>
          </table:table-cell>
          <table:table-cell table:style-name="ce52" office:value-type="percentage" office:value="0.013938" calcext:value-type="percentage">
            <text:p>1,39%</text:p>
          </table:table-cell>
          <table:table-cell table:style-name="ce52" office:value-type="percentage" office:value="0.058972" calcext:value-type="percentage">
            <text:p>5,90%</text:p>
          </table:table-cell>
          <table:table-cell table:style-name="ce52" office:value-type="percentage" office:value="0.041389" calcext:value-type="percentage">
            <text:p>4,14%</text:p>
          </table:table-cell>
          <table:table-cell table:style-name="ce52" office:value-type="percentage" office:value="0.036721" calcext:value-type="percentage">
            <text:p>3,67%</text:p>
          </table:table-cell>
          <table:table-cell table:style-name="ce52" office:value-type="percentage" office:value="0.077631" calcext:value-type="percentage">
            <text:p>7,76%</text:p>
          </table:table-cell>
          <table:table-cell table:style-name="ce52" office:value-type="percentage" office:value="0.012561" calcext:value-type="percentage">
            <text:p>1,26%</text:p>
          </table:table-cell>
          <table:table-cell table:style-name="ce52" office:value-type="percentage" office:value="0.007365" calcext:value-type="percentage">
            <text:p>0,74%</text:p>
          </table:table-cell>
          <table:table-cell table:style-name="ce52" office:value-type="percentage" office:value="0.009032" calcext:value-type="percentage">
            <text:p>0,90%</text:p>
          </table:table-cell>
          <table:table-cell table:style-name="ce52" office:value-type="percentage" office:value="0.106896" calcext:value-type="percentage">
            <text:p>10,69%</text:p>
          </table:table-cell>
          <table:table-cell table:style-name="ce52" office:value-type="percentage" office:value="0.058409" calcext:value-type="percentage">
            <text:p>5,84%</text:p>
          </table:table-cell>
          <table:table-cell table:style-name="ce52" office:value-type="percentage" office:value="0.044333" calcext:value-type="percentage">
            <text:p>4,43%</text:p>
          </table:table-cell>
          <table:table-cell table:style-name="ce52" office:value-type="percentage" office:value="0.014939" calcext:value-type="percentage">
            <text:p>1,49%</text:p>
          </table:table-cell>
          <table:table-cell table:style-name="ce52" office:value-type="percentage" office:value="0.001049" calcext:value-type="percentage">
            <text:p>0,10%</text:p>
          </table:table-cell>
          <table:table-cell table:style-name="ce52" office:value-type="percentage" office:value="0.031984" calcext:value-type="percentage">
            <text:p>3,20%</text:p>
          </table:table-cell>
          <table:table-cell table:style-name="ce52" office:value-type="percentage" office:value="0.095062" calcext:value-type="percentage">
            <text:p>9,51%</text:p>
          </table:table-cell>
          <table:table-cell table:style-name="ce52" office:value-type="percentage" office:value="0.107482" calcext:value-type="percentage">
            <text:p>10,75%</text:p>
          </table:table-cell>
          <table:table-cell table:style-name="ce52" office:value-type="percentage" office:value="0.01164" calcext:value-type="percentage">
            <text:p>1,16%</text:p>
          </table:table-cell>
          <table:table-cell table:style-name="ce52" office:value-type="percentage" office:value="0.023488" calcext:value-type="percentage">
            <text:p>2,35%</text:p>
          </table:table-cell>
          <table:table-cell table:style-name="ce52" office:value-type="percentage" office:value="0.00076" calcext:value-type="percentage">
            <text:p>0,08%</text:p>
          </table:table-cell>
          <table:table-cell table:style-name="ce52" office:value-type="percentage" office:value="0.019177" calcext:value-type="percentage">
            <text:p>1,92%</text:p>
          </table:table-cell>
          <table:table-cell table:style-name="ce52" office:value-type="percentage" office:value="0.008883" calcext:value-type="percentage">
            <text:p>0,89%</text:p>
          </table:table-cell>
          <table:table-cell table:style-name="ce52" office:value-type="percentage" office:value="0.031974" calcext:value-type="percentage">
            <text:p>3,20%</text:p>
          </table:table-cell>
          <table:table-cell table:style-name="ce52" office:value-type="percentage" office:value="0.060813" calcext:value-type="percentage">
            <text:p>6,08%</text:p>
          </table:table-cell>
          <table:table-cell table:style-name="ce52" office:value-type="percentage" office:value="0.078696" calcext:value-type="percentage">
            <text:p>7,87%</text:p>
          </table:table-cell>
          <table:table-cell table:style-name="ce52" office:value-type="percentage" office:value="0.077243" calcext:value-type="percentage">
            <text:p>7,72%</text:p>
          </table:table-cell>
          <table:table-cell table:style-name="ce52" office:value-type="percentage" office:value="0.038308" calcext:value-type="percentage">
            <text:p>3,83%</text:p>
          </table:table-cell>
          <table:table-cell table:style-name="ce52" office:value-type="percentage" office:value="0.15612" calcext:value-type="percentage">
            <text:p>15,61%</text:p>
          </table:table-cell>
          <table:table-cell table:style-name="ce52" office:value-type="percentage" office:value="0.038243" calcext:value-type="percentage">
            <text:p>3,82%</text:p>
          </table:table-cell>
          <table:table-cell table:style-name="ce52" office:value-type="percentage" office:value="0.01531" calcext:value-type="percentage">
            <text:p>1,53%</text:p>
          </table:table-cell>
          <table:table-cell table:style-name="ce52" office:value-type="percentage" office:value="0.004202" calcext:value-type="percentage">
            <text:p>0,42%</text:p>
          </table:table-cell>
          <table:table-cell table:style-name="ce52" office:value-type="percentage" office:value="0.002964" calcext:value-type="percentage">
            <text:p>0,30%</text:p>
          </table:table-cell>
          <table:table-cell table:style-name="ce52" office:value-type="percentage" office:value="0.001454" calcext:value-type="percentage">
            <text:p>0,15%</text:p>
          </table:table-cell>
          <table:table-cell table:style-name="ce52" office:value-type="percentage" office:value="0.000581" calcext:value-type="percentage">
            <text:p>0,06%</text:p>
          </table:table-cell>
          <table:table-cell table:style-name="ce52" office:value-type="percentage" office:value="0.000219" calcext:value-type="percentage">
            <text:p>0,02%</text:p>
          </table:table-cell>
          <table:table-cell table:style-name="ce52" office:value-type="percentage" office:value="0.000086" calcext:value-type="percentage">
            <text:p>0,01%</text:p>
          </table:table-cell>
          <table:table-cell table:style-name="ce52" office:value-type="percentage" office:value="0.000045" calcext:value-type="percentage">
            <text:p>0,00%</text:p>
          </table:table-cell>
          <table:table-cell table:style-name="ce52" office:value-type="percentage" office:value="0.000077" calcext:value-type="percentage">
            <text:p>0,01%</text:p>
          </table:table-cell>
          <table:table-cell table:style-name="ce52" office:value-type="percentage" office:value="0.250882" calcext:value-type="percentage">
            <text:p>25,09%</text:p>
          </table:table-cell>
          <table:table-cell table:style-name="ce52" office:value-type="percentage" office:value="0.003995" calcext:value-type="percentage">
            <text:p>0,40%</text:p>
          </table:table-cell>
          <table:table-cell table:style-name="ce52" office:value-type="percentage" office:value="0.000912" calcext:value-type="percentage">
            <text:p>0,09%</text:p>
          </table:table-cell>
          <table:table-cell table:style-name="ce52" office:value-type="percentage" office:value="0.00182" calcext:value-type="percentage">
            <text:p>0,18%</text:p>
          </table:table-cell>
          <table:table-cell table:style-name="ce52" office:value-type="percentage" office:value="0.004801" calcext:value-type="percentage">
            <text:p>0,48%</text:p>
          </table:table-cell>
          <table:table-cell table:style-name="ce52" office:value-type="percentage" office:value="0.238148" calcext:value-type="percentage">
            <text:p>23,81%</text:p>
          </table:table-cell>
          <table:table-cell table:style-name="ce52" office:value-type="percentage" office:value="0.013935" calcext:value-type="percentage">
            <text:p>1,39%</text:p>
          </table:table-cell>
          <table:table-cell table:style-name="ce52" office:value-type="percentage" office:value="0.000665" calcext:value-type="percentage">
            <text:p>0,07%</text:p>
          </table:table-cell>
          <table:table-cell table:style-name="ce52" office:value-type="percentage" office:value="0.00006" calcext:value-type="percentage">
            <text:p>0,01%</text:p>
          </table:table-cell>
          <table:table-cell table:style-name="ce52" office:value-type="percentage" office:value="0.003747" calcext:value-type="percentage">
            <text:p>0,37%</text:p>
          </table:table-cell>
          <table:table-cell table:style-name="ce52" office:value-type="percentage" office:value="0.052037" calcext:value-type="percentage">
            <text:p>5,20%</text:p>
          </table:table-cell>
          <table:table-cell table:style-name="ce52" office:value-type="percentage" office:value="0.153339" calcext:value-type="percentage">
            <text:p>15,33%</text:p>
          </table:table-cell>
          <table:table-cell table:style-name="ce52" office:value-type="percentage" office:value="0.044734" calcext:value-type="percentage">
            <text:p>4,47%</text:p>
          </table:table-cell>
          <table:table-cell table:style-name="ce52" office:value-type="percentage" office:value="0.003753" calcext:value-type="percentage">
            <text:p>0,38%</text:p>
          </table:table-cell>
          <table:table-cell table:style-name="ce52" office:value-type="percentage" office:value="0.234819" calcext:value-type="percentage">
            <text:p>23,48%</text:p>
          </table:table-cell>
          <table:table-cell table:style-name="ce52" office:value-type="percentage" office:value="0.022272" calcext:value-type="percentage">
            <text:p>2,23%</text:p>
          </table:table-cell>
          <table:table-cell table:style-name="ce52" office:value-type="percentage" office:value="0.000475" calcext:value-type="percentage">
            <text:p>0,05%</text:p>
          </table:table-cell>
          <table:table-cell table:style-name="ce52" office:value-type="percentage" office:value="0.000035" calcext:value-type="percentage">
            <text:p>0,00%</text:p>
          </table:table-cell>
          <table:table-cell table:style-name="ce52" office:value-type="percentage" office:value="0.000009" calcext:value-type="percentage">
            <text:p>0,00%</text:p>
          </table:table-cell>
          <table:table-cell table:style-name="ce52" office:value-type="percentage" office:value="0.188349" calcext:value-type="percentage">
            <text:p>18,83%</text:p>
          </table:table-cell>
          <table:table-cell table:style-name="ce52" office:value-type="percentage" office:value="0.065111" calcext:value-type="percentage">
            <text:p>6,51%</text:p>
          </table:table-cell>
          <table:table-cell table:style-name="ce52" office:value-type="percentage" office:value="0.003927" calcext:value-type="percentage">
            <text:p>0,39%</text:p>
          </table:table-cell>
          <table:table-cell table:style-name="ce52" office:value-type="percentage" office:value="0.000204" calcext:value-type="percentage">
            <text:p>0,02%</text:p>
          </table:table-cell>
          <table:table-cell table:style-name="ce52" office:value-type="percentage" office:value="0.00002" calcext:value-type="percentage">
            <text:p>0,00%</text:p>
          </table:table-cell>
          <table:table-cell table:style-name="ce52" office:value-type="percentage" office:value="0.008148" calcext:value-type="percentage">
            <text:p>0,81%</text:p>
          </table:table-cell>
          <table:table-cell table:style-name="ce52" office:value-type="percentage" office:value="0.248258" calcext:value-type="percentage">
            <text:p>24,83%</text:p>
          </table:table-cell>
          <table:table-cell table:style-name="ce52" office:value-type="percentage" office:value="0.001174" calcext:value-type="percentage">
            <text:p>0,12%</text:p>
          </table:table-cell>
          <table:table-cell table:style-name="ce52" office:value-type="percentage" office:value="0.000024" calcext:value-type="percentage">
            <text:p>0,00%</text:p>
          </table:table-cell>
          <table:table-cell table:style-name="ce52" office:value-type="percentage" office:value="0.000006" calcext:value-type="percentage">
            <text:p>0,00%</text:p>
          </table:table-cell>
          <table:table-cell table:style-name="ce52" office:value-type="percentage" office:value="0.225602" calcext:value-type="percentage">
            <text:p>22,56%</text:p>
          </table:table-cell>
          <table:table-cell table:style-name="ce52" office:value-type="percentage" office:value="0.031612" calcext:value-type="percentage">
            <text:p>3,16%</text:p>
          </table:table-cell>
          <table:table-cell table:style-name="ce52" office:value-type="percentage" office:value="0.000361" calcext:value-type="percentage">
            <text:p>0,04%</text:p>
          </table:table-cell>
          <table:table-cell table:style-name="ce52" office:value-type="percentage" office:value="0.000026" calcext:value-type="percentage">
            <text:p>0,00%</text:p>
          </table:table-cell>
          <table:table-cell table:style-name="ce52" office:value-type="percentage" office:value="0.000008" calcext:value-type="percentage">
            <text:p>0,00%</text:p>
          </table:table-cell>
          <table:table-cell table:style-name="ce52" office:value-type="percentage" office:value="0.231548" calcext:value-type="percentage">
            <text:p>23,15%</text:p>
          </table:table-cell>
          <table:table-cell table:style-name="ce52" office:value-type="percentage" office:value="0.02595" calcext:value-type="percentage">
            <text:p>2,60%</text:p>
          </table:table-cell>
          <table:table-cell table:style-name="ce52" office:value-type="percentage" office:value="0.000101" calcext:value-type="percentage">
            <text:p>0,01%</text:p>
          </table:table-cell>
          <table:table-cell table:number-columns-repeated="2" table:style-name="ce52" office:value-type="percentage" office:value="0.000006" calcext:value-type="percentage">
            <text:p>0,00%</text:p>
          </table:table-cell>
          <table:table-cell table:style-name="ce52" office:value-type="percentage" office:value="0.254945" calcext:value-type="percentage">
            <text:p>25,49%</text:p>
          </table:table-cell>
          <table:table-cell table:style-name="ce52" office:value-type="percentage" office:value="0.002648" calcext:value-type="percentage">
            <text:p>0,26%</text:p>
          </table:table-cell>
          <table:table-cell table:style-name="ce52" office:value-type="percentage" office:value="0.00001" calcext:value-type="percentage">
            <text:p>0,00%</text:p>
          </table:table-cell>
          <table:table-cell table:style-name="ce52" office:value-type="percentage" office:value="0.000001" calcext:value-type="percentage">
            <text:p>0,00%</text:p>
          </table:table-cell>
          <table:table-cell table:style-name="ce52" office:value-type="percentage" office:value="0.000005" calcext:value-type="percentage">
            <text:p>0,00%</text:p>
          </table:table-cell>
          <table:table-cell table:style-name="ce52" office:value-type="percentage" office:value="0.235992" calcext:value-type="percentage">
            <text:p>23,60%</text:p>
          </table:table-cell>
          <table:table-cell table:style-name="ce52" office:value-type="percentage" office:value="0.021587" calcext:value-type="percentage">
            <text:p>2,16%</text:p>
          </table:table-cell>
          <table:table-cell table:style-name="ce52" office:value-type="percentage" office:value="0.000026" calcext:value-type="percentage">
            <text:p>0,00%</text:p>
          </table:table-cell>
          <table:table-cell table:style-name="ce52" office:value-type="percentage" office:value="0" calcext:value-type="percentage">
            <text:p>0,00%</text:p>
          </table:table-cell>
          <table:table-cell table:style-name="ce52" office:value-type="percentage" office:value="0.000004" calcext:value-type="percentage">
            <text:p>0,00%</text:p>
          </table:table-cell>
          <table:table-cell table:style-name="ce52" office:value-type="percentage" office:value="0.256895" calcext:value-type="percentage">
            <text:p>25,69%</text:p>
          </table:table-cell>
          <table:table-cell table:style-name="ce52" office:value-type="percentage" office:value="0.000703" calcext:value-type="percentage">
            <text:p>0,07%</text:p>
          </table:table-cell>
          <table:table-cell table:style-name="ce52" office:value-type="percentage" office:value="0.000005" calcext:value-type="percentage">
            <text:p>0,00%</text:p>
          </table:table-cell>
          <table:table-cell table:style-name="ce52" office:value-type="percentage" office:value="0.000003" calcext:value-type="percentage">
            <text:p>0,00%</text:p>
          </table:table-cell>
          <table:table-cell table:style-name="ce52" office:value-type="percentage" office:value="0.000004" calcext:value-type="percentage">
            <text:p>0,00%</text:p>
          </table:table-cell>
          <table:table-cell table:style-name="ce52" office:value-type="percentage" office:value="0.256273" calcext:value-type="percentage">
            <text:p>25,63%</text:p>
          </table:table-cell>
          <table:table-cell table:style-name="ce52" office:value-type="percentage" office:value="0.001336" calcext:value-type="percentage">
            <text:p>0,13%</text:p>
          </table:table-cell>
          <table:table-cell table:style-name="ce52" office:value-type="percentage" office:value="0.024543" calcext:value-type="percentage">
            <text:p>2,45%</text:p>
          </table:table-cell>
          <table:table-cell table:style-name="ce52" office:value-type="percentage" office:value="0.225628" calcext:value-type="percentage">
            <text:p>22,56%</text:p>
          </table:table-cell>
          <table:table-cell table:style-name="ce52" office:value-type="percentage" office:value="0.006993" calcext:value-type="percentage">
            <text:p>0,70%</text:p>
          </table:table-cell>
          <table:table-cell table:style-name="ce52" office:value-type="percentage" office:value="0.000409" calcext:value-type="percentage">
            <text:p>0,04%</text:p>
          </table:table-cell>
          <table:table-cell table:style-name="ce52" office:value-type="percentage" office:value="0.000038" calcext:value-type="percentage">
            <text:p>0,00%</text:p>
          </table:table-cell>
          <table:table-cell table:style-name="ce52" office:value-type="percentage" office:value="0.228875" calcext:value-type="percentage">
            <text:p>22,89%</text:p>
          </table:table-cell>
          <table:table-cell table:style-name="ce52" office:value-type="percentage" office:value="0.028735" calcext:value-type="percentage">
            <text:p>2,87%</text:p>
          </table:table-cell>
          <table:table-cell table:style-name="ce52" office:value-type="percentage" office:value="0.248566" calcext:value-type="percentage">
            <text:p>24,86%</text:p>
          </table:table-cell>
          <table:table-cell table:style-name="ce52" office:value-type="percentage" office:value="0.009043" calcext:value-type="percentage">
            <text:p>0,90%</text:p>
          </table:table-cell>
          <table:table-cell table:style-name="ce52" office:value-type="percentage" office:value="0.008244" calcext:value-type="percentage">
            <text:p>0,82%</text:p>
          </table:table-cell>
          <table:table-cell table:style-name="ce52" office:value-type="percentage" office:value="0.092114" calcext:value-type="percentage">
            <text:p>9,21%</text:p>
          </table:table-cell>
          <table:table-cell table:style-name="ce52" office:value-type="percentage" office:value="0.098361" calcext:value-type="percentage">
            <text:p>9,84%</text:p>
          </table:table-cell>
          <table:table-cell table:style-name="ce52" office:value-type="percentage" office:value="0.044424" calcext:value-type="percentage">
            <text:p>4,44%</text:p>
          </table:table-cell>
          <table:table-cell table:style-name="ce52" office:value-type="percentage" office:value="0.014467" calcext:value-type="percentage">
            <text:p>1,45%</text:p>
          </table:table-cell>
          <table:table-cell table:style-name="ce52" office:value-type="percentage" office:value="0.251962" calcext:value-type="percentage">
            <text:p>25,20%</text:p>
          </table:table-cell>
          <table:table-cell table:style-name="ce52" office:value-type="percentage" office:value="0.005648" calcext:value-type="percentage">
            <text:p>0,56%</text:p>
          </table:table-cell>
          <table:table-cell table:style-name="ce52" office:value-type="percentage" office:value="0.221886" calcext:value-type="percentage">
            <text:p>22,19%</text:p>
          </table:table-cell>
          <table:table-cell table:style-name="ce52" office:value-type="percentage" office:value="0.034245" calcext:value-type="percentage">
            <text:p>3,42%</text:p>
          </table:table-cell>
          <table:table-cell table:style-name="ce52" office:value-type="percentage" office:value="0.001345" calcext:value-type="percentage">
            <text:p>0,13%</text:p>
          </table:table-cell>
          <table:table-cell table:style-name="ce52" office:value-type="percentage" office:value="0.000114" calcext:value-type="percentage">
            <text:p>0,01%</text:p>
          </table:table-cell>
          <table:table-cell table:style-name="ce52" office:value-type="percentage" office:value="0.000019" calcext:value-type="percentage">
            <text:p>0,00%</text:p>
          </table:table-cell>
          <table:table-cell table:style-name="ce52" office:value-type="percentage" office:value="0.072312" calcext:value-type="percentage">
            <text:p>7,23%</text:p>
          </table:table-cell>
          <table:table-cell table:style-name="ce52" office:value-type="percentage" office:value="0.185298" calcext:value-type="percentage">
            <text:p>18,53%</text:p>
          </table:table-cell>
          <table:table-cell table:style-name="ce52" office:value-type="percentage" office:value="576558" calcext:value-type="percentage">
            <text:p>57655800,00%</text:p>
          </table:table-cell>
          <table:table-cell table:style-name="ce52" office:value-type="percentage" office:value="0.005489" calcext:value-type="percentage">
            <text:p>0,55%</text:p>
          </table:table-cell>
          <table:table-cell table:style-name="ce52" office:value-type="percentage" office:value="0.04642" calcext:value-type="percentage">
            <text:p>4,64%</text:p>
          </table:table-cell>
          <table:table-cell table:style-name="ce52" office:value-type="percentage" office:value="0.038956" calcext:value-type="percentage">
            <text:p>3,90%</text:p>
          </table:table-cell>
          <table:table-cell table:style-name="ce52" office:value-type="percentage" office:value="0.158456" calcext:value-type="percentage">
            <text:p>15,85%</text:p>
          </table:table-cell>
          <table:table-cell table:style-name="ce52" office:value-type="percentage" office:value="0.005708" calcext:value-type="percentage">
            <text:p>0,57%</text:p>
          </table:table-cell>
          <table:table-cell table:style-name="ce52" office:value-type="percentage" office:value="0.002581" calcext:value-type="percentage">
            <text:p>0,26%</text:p>
          </table:table-cell>
          <table:table-cell table:style-name="ce52" office:value-type="percentage" office:value="0" calcext:value-type="percentage">
            <text:p>0,00%</text:p>
          </table:table-cell>
          <table:table-cell table:style-name="ce52" office:value-type="percentage" office:value="0.156346" calcext:value-type="percentage">
            <text:p>15,63%</text:p>
          </table:table-cell>
          <table:table-cell table:style-name="ce52" office:value-type="percentage" office:value="0.098576" calcext:value-type="percentage">
            <text:p>9,86%</text:p>
          </table:table-cell>
          <table:table-cell table:style-name="ce52" office:value-type="percentage" office:value="0.002688" calcext:value-type="percentage">
            <text:p>0,27%</text:p>
          </table:table-cell>
          <table:table-cell table:style-name="ce52" office:value-type="percentage" office:value="0.009294" calcext:value-type="percentage">
            <text:p>0,93%</text:p>
          </table:table-cell>
          <table:table-cell table:style-name="ce52" office:value-type="percentage" office:value="0.234803" calcext:value-type="percentage">
            <text:p>23,48%</text:p>
          </table:table-cell>
          <table:table-cell table:style-name="ce52" office:value-type="percentage" office:value="0.010001" calcext:value-type="percentage">
            <text:p>1,00%</text:p>
          </table:table-cell>
          <table:table-cell table:style-name="ce52" office:value-type="percentage" office:value="0.003272" calcext:value-type="percentage">
            <text:p>0,33%</text:p>
          </table:table-cell>
          <table:table-cell table:style-name="ce52" office:value-type="percentage" office:value="0.000239" calcext:value-type="percentage">
            <text:p>0,02%</text:p>
          </table:table-cell>
          <table:table-cell table:style-name="ce52" office:value-type="percentage" office:value="0.016642" calcext:value-type="percentage">
            <text:p>1,66%</text:p>
          </table:table-cell>
          <table:table-cell table:style-name="ce52" office:value-type="percentage" office:value="0.004973" calcext:value-type="percentage">
            <text:p>0,50%</text:p>
          </table:table-cell>
          <table:table-cell table:style-name="ce52" office:value-type="percentage" office:value="0.014743" calcext:value-type="percentage">
            <text:p>1,47%</text:p>
          </table:table-cell>
          <table:table-cell table:style-name="ce52" office:value-type="percentage" office:value="0.008043" calcext:value-type="percentage">
            <text:p>0,80%</text:p>
          </table:table-cell>
          <table:table-cell table:style-name="ce52" office:value-type="percentage" office:value="0.013372" calcext:value-type="percentage">
            <text:p>1,34%</text:p>
          </table:table-cell>
          <table:table-cell table:style-name="ce52" office:value-type="percentage" office:value="0.047013" calcext:value-type="percentage">
            <text:p>4,70%</text:p>
          </table:table-cell>
          <table:table-cell table:style-name="ce52" office:value-type="percentage" office:value="0.060265" calcext:value-type="percentage">
            <text:p>6,03%</text:p>
          </table:table-cell>
          <table:table-cell table:style-name="ce52" office:value-type="percentage" office:value="0.033681" calcext:value-type="percentage">
            <text:p>3,37%</text:p>
          </table:table-cell>
          <table:table-cell table:style-name="ce52" office:value-type="percentage" office:value="0.021091" calcext:value-type="percentage">
            <text:p>2,11%</text:p>
          </table:table-cell>
          <table:table-cell table:style-name="ce52" office:value-type="percentage" office:value="0.014049" calcext:value-type="percentage">
            <text:p>1,40%</text:p>
          </table:table-cell>
          <table:table-cell table:style-name="ce52" office:value-type="percentage" office:value="0.010059" calcext:value-type="percentage">
            <text:p>1,01%</text:p>
          </table:table-cell>
          <table:table-cell table:style-name="ce52" office:value-type="percentage" office:value="0.007458" calcext:value-type="percentage">
            <text:p>0,75%</text:p>
          </table:table-cell>
          <table:table-cell table:style-name="ce52" office:value-type="percentage" office:value="0.006222" calcext:value-type="percentage">
            <text:p>0,62%</text:p>
          </table:table-cell>
          <table:table-cell table:style-name="ce52" office:value-type="percentage" office:value="0.000359" calcext:value-type="percentage">
            <text:p>0,04%</text:p>
          </table:table-cell>
          <table:table-cell table:style-name="ce52" office:value-type="percentage" office:value="0.249537" calcext:value-type="percentage">
            <text:p>24,95%</text:p>
          </table:table-cell>
          <table:table-cell table:style-name="ce52" office:value-type="percentage" office:value="0.007238" calcext:value-type="percentage">
            <text:p>0,72%</text:p>
          </table:table-cell>
          <table:table-cell table:style-name="ce52" office:value-type="percentage" office:value="0.00022" calcext:value-type="percentage">
            <text:p>0,02%</text:p>
          </table:table-cell>
          <table:table-cell table:style-name="ce52" office:value-type="percentage" office:value="0.000255" calcext:value-type="percentage">
            <text:p>0,03%</text:p>
          </table:table-cell>
          <table:table-cell table:style-name="ce52" office:value-type="percentage" office:value="0.17665" calcext:value-type="percentage">
            <text:p>17,67%</text:p>
          </table:table-cell>
          <table:table-cell table:style-name="ce52" office:value-type="percentage" office:value="0.08096" calcext:value-type="percentage">
            <text:p>8,10%</text:p>
          </table:table-cell>
          <table:table-cell table:style-name="ce52" office:value-type="percentage" office:value="0.12577" calcext:value-type="percentage">
            <text:p>12,58%</text:p>
          </table:table-cell>
          <table:table-cell table:style-name="ce52" office:value-type="percentage" office:value="0.101264" calcext:value-type="percentage">
            <text:p>10,13%</text:p>
          </table:table-cell>
          <table:table-cell table:style-name="ce52" office:value-type="percentage" office:value="0.029873" calcext:value-type="percentage">
            <text:p>2,99%</text:p>
          </table:table-cell>
          <table:table-cell table:style-name="ce74" office:value-type="percentage" office:value="0.000702" calcext:value-type="percentage">
            <text:p>0,07%</text:p>
          </table:table-cell>
          <table:table-cell table:style-name="ce95" office:value-type="percentage" office:value="577052.216619001" calcext:value-type="percentage">
            <text:p>57705221,66%</text:p>
          </table:table-cell>
        </table:table-row>
        <table:table-row table:style-name="ro1">
          <table:table-cell table:style-name="ce37" office:value-type="string" calcext:value-type="string">
            <text:p>4 – E</text:p>
          </table:table-cell>
          <table:table-cell table:style-name="ce44" office:value-type="percentage" office:value="0.014633" calcext:value-type="percentage">
            <text:p>1,46%</text:p>
          </table:table-cell>
          <table:table-cell table:style-name="ce53" office:value-type="percentage" office:value="0.02319" calcext:value-type="percentage">
            <text:p>2,32%</text:p>
          </table:table-cell>
          <table:table-cell table:style-name="ce53" office:value-type="percentage" office:value="0.005832" calcext:value-type="percentage">
            <text:p>0,58%</text:p>
          </table:table-cell>
          <table:table-cell table:style-name="ce53" office:value-type="percentage" office:value="0.080758" calcext:value-type="percentage">
            <text:p>8,08%</text:p>
          </table:table-cell>
          <table:table-cell table:style-name="ce53" office:value-type="percentage" office:value="0.027173" calcext:value-type="percentage">
            <text:p>2,72%</text:p>
          </table:table-cell>
          <table:table-cell table:style-name="ce69" office:value-type="float" office:value="604.4887" calcext:value-type="float">
            <text:p>604,49</text:p>
          </table:table-cell>
          <table:table-cell table:style-name="ce53" office:value-type="percentage" office:value="0.000175" calcext:value-type="percentage">
            <text:p>0,02%</text:p>
          </table:table-cell>
          <table:table-cell table:style-name="ce53" office:value-type="percentage" office:value="0.001959" calcext:value-type="percentage">
            <text:p>0,20%</text:p>
          </table:table-cell>
          <table:table-cell table:style-name="ce53" office:value-type="percentage" office:value="0.004352" calcext:value-type="percentage">
            <text:p>0,44%</text:p>
          </table:table-cell>
          <table:table-cell table:style-name="ce53" office:value-type="percentage" office:value="0.007149" calcext:value-type="percentage">
            <text:p>0,71%</text:p>
          </table:table-cell>
          <table:table-cell table:style-name="ce53" office:value-type="percentage" office:value="0.035281" calcext:value-type="percentage">
            <text:p>3,53%</text:p>
          </table:table-cell>
          <table:table-cell table:style-name="ce53" office:value-type="percentage" office:value="0.046734" calcext:value-type="percentage">
            <text:p>4,67%</text:p>
          </table:table-cell>
          <table:table-cell table:style-name="ce53" office:value-type="percentage" office:value="0.051834" calcext:value-type="percentage">
            <text:p>5,18%</text:p>
          </table:table-cell>
          <table:table-cell table:style-name="ce53" office:value-type="percentage" office:value="0.004103" calcext:value-type="percentage">
            <text:p>0,41%</text:p>
          </table:table-cell>
          <table:table-cell table:style-name="ce53" office:value-type="percentage" office:value="0.00012" calcext:value-type="percentage">
            <text:p>0,01%</text:p>
          </table:table-cell>
          <table:table-cell table:style-name="ce53" office:value-type="percentage" office:value="0.000993" calcext:value-type="percentage">
            <text:p>0,10%</text:p>
          </table:table-cell>
          <table:table-cell table:style-name="ce53" office:value-type="percentage" office:value="0.002288" calcext:value-type="percentage">
            <text:p>0,23%</text:p>
          </table:table-cell>
          <table:table-cell table:style-name="ce53" office:value-type="percentage" office:value="0.004491" calcext:value-type="percentage">
            <text:p>0,45%</text:p>
          </table:table-cell>
          <table:table-cell table:style-name="ce53" office:value-type="percentage" office:value="0.030221" calcext:value-type="percentage">
            <text:p>3,02%</text:p>
          </table:table-cell>
          <table:table-cell table:style-name="ce53" office:value-type="percentage" office:value="0.048728" calcext:value-type="percentage">
            <text:p>4,87%</text:p>
          </table:table-cell>
          <table:table-cell table:style-name="ce53" office:value-type="percentage" office:value="0.063121" calcext:value-type="percentage">
            <text:p>6,31%</text:p>
          </table:table-cell>
          <table:table-cell table:style-name="ce53" office:value-type="percentage" office:value="0.001624" calcext:value-type="percentage">
            <text:p>0,16%</text:p>
          </table:table-cell>
          <table:table-cell table:style-name="ce53" office:value-type="percentage" office:value="0.002713" calcext:value-type="percentage">
            <text:p>0,27%</text:p>
          </table:table-cell>
          <table:table-cell table:style-name="ce53" office:value-type="percentage" office:value="0.005923" calcext:value-type="percentage">
            <text:p>0,59%</text:p>
          </table:table-cell>
          <table:table-cell table:style-name="ce53" office:value-type="percentage" office:value="0.009853" calcext:value-type="percentage">
            <text:p>0,99%</text:p>
          </table:table-cell>
          <table:table-cell table:style-name="ce53" office:value-type="percentage" office:value="0.064776" calcext:value-type="percentage">
            <text:p>6,48%</text:p>
          </table:table-cell>
          <table:table-cell table:style-name="ce53" office:value-type="percentage" office:value="0.061894" calcext:value-type="percentage">
            <text:p>6,19%</text:p>
          </table:table-cell>
          <table:table-cell table:style-name="ce53" office:value-type="percentage" office:value="0.006428" calcext:value-type="percentage">
            <text:p>0,64%</text:p>
          </table:table-cell>
          <table:table-cell table:style-name="ce53" office:value-type="percentage" office:value="0.001039" calcext:value-type="percentage">
            <text:p>0,10%</text:p>
          </table:table-cell>
          <table:table-cell table:style-name="ce53" office:value-type="percentage" office:value="0.014185" calcext:value-type="percentage">
            <text:p>1,42%</text:p>
          </table:table-cell>
          <table:table-cell table:style-name="ce53" office:value-type="percentage" office:value="0.003414" calcext:value-type="percentage">
            <text:p>0,34%</text:p>
          </table:table-cell>
          <table:table-cell table:style-name="ce53" office:value-type="percentage" office:value="0.077901" calcext:value-type="percentage">
            <text:p>7,79%</text:p>
          </table:table-cell>
          <table:table-cell table:style-name="ce53" office:value-type="percentage" office:value="0.044996" calcext:value-type="percentage">
            <text:p>4,50%</text:p>
          </table:table-cell>
          <table:table-cell table:style-name="ce53" office:value-type="percentage" office:value="0.010051" calcext:value-type="percentage">
            <text:p>1,01%</text:p>
          </table:table-cell>
          <table:table-cell table:style-name="ce53" office:value-type="percentage" office:value="0.000282" calcext:value-type="percentage">
            <text:p>0,03%</text:p>
          </table:table-cell>
          <table:table-cell table:style-name="ce53" office:value-type="percentage" office:value="0.008179" calcext:value-type="percentage">
            <text:p>0,82%</text:p>
          </table:table-cell>
          <table:table-cell table:style-name="ce53" office:value-type="percentage" office:value="0.03766" calcext:value-type="percentage">
            <text:p>3,77%</text:p>
          </table:table-cell>
          <table:table-cell table:style-name="ce53" office:value-type="percentage" office:value="0.074766" calcext:value-type="percentage">
            <text:p>7,48%</text:p>
          </table:table-cell>
          <table:table-cell table:style-name="ce53" office:value-type="percentage" office:value="0.030701" calcext:value-type="percentage">
            <text:p>3,07%</text:p>
          </table:table-cell>
          <table:table-cell table:style-name="ce53" office:value-type="percentage" office:value="0.000396" calcext:value-type="percentage">
            <text:p>0,04%</text:p>
          </table:table-cell>
          <table:table-cell table:style-name="ce53" office:value-type="percentage" office:value="0.000557" calcext:value-type="percentage">
            <text:p>0,06%</text:p>
          </table:table-cell>
          <table:table-cell table:style-name="ce53" office:value-type="percentage" office:value="0.001478" calcext:value-type="percentage">
            <text:p>0,15%</text:p>
          </table:table-cell>
          <table:table-cell table:style-name="ce53" office:value-type="percentage" office:value="0.003209" calcext:value-type="percentage">
            <text:p>0,32%</text:p>
          </table:table-cell>
          <table:table-cell table:style-name="ce53" office:value-type="percentage" office:value="0.003436" calcext:value-type="percentage">
            <text:p>0,34%</text:p>
          </table:table-cell>
          <table:table-cell table:style-name="ce53" office:value-type="percentage" office:value="0.006668" calcext:value-type="percentage">
            <text:p>0,67%</text:p>
          </table:table-cell>
          <table:table-cell table:style-name="ce53" office:value-type="percentage" office:value="0.010082" calcext:value-type="percentage">
            <text:p>1,01%</text:p>
          </table:table-cell>
          <table:table-cell table:style-name="ce53" office:value-type="percentage" office:value="0.014678" calcext:value-type="percentage">
            <text:p>1,47%</text:p>
          </table:table-cell>
          <table:table-cell table:style-name="ce53" office:value-type="percentage" office:value="0.012645" calcext:value-type="percentage">
            <text:p>1,26%</text:p>
          </table:table-cell>
          <table:table-cell table:style-name="ce53" office:value-type="percentage" office:value="0.009405" calcext:value-type="percentage">
            <text:p>0,94%</text:p>
          </table:table-cell>
          <table:table-cell table:style-name="ce53" office:value-type="percentage" office:value="0.008696" calcext:value-type="percentage">
            <text:p>0,87%</text:p>
          </table:table-cell>
          <table:table-cell table:style-name="ce53" office:value-type="percentage" office:value="0.080337" calcext:value-type="percentage">
            <text:p>8,03%</text:p>
          </table:table-cell>
          <table:table-cell table:style-name="ce53" office:value-type="percentage" office:value="0.084785" calcext:value-type="percentage">
            <text:p>8,48%</text:p>
          </table:table-cell>
          <table:table-cell table:style-name="ce53" office:value-type="percentage" office:value="0.033904" calcext:value-type="percentage">
            <text:p>3,39%</text:p>
          </table:table-cell>
          <table:table-cell table:style-name="ce53" office:value-type="percentage" office:value="0.007984" calcext:value-type="percentage">
            <text:p>0,80%</text:p>
          </table:table-cell>
          <table:table-cell table:style-name="ce53" office:value-type="percentage" office:value="0.024915" calcext:value-type="percentage">
            <text:p>2,49%</text:p>
          </table:table-cell>
          <table:table-cell table:style-name="ce53" office:value-type="percentage" office:value="0.000029" calcext:value-type="percentage">
            <text:p>0,00%</text:p>
          </table:table-cell>
          <table:table-cell table:style-name="ce53" office:value-type="percentage" office:value="0.010187" calcext:value-type="percentage">
            <text:p>1,02%</text:p>
          </table:table-cell>
          <table:table-cell table:style-name="ce53" office:value-type="percentage" office:value="0.0478" calcext:value-type="percentage">
            <text:p>4,78%</text:p>
          </table:table-cell>
          <table:table-cell table:style-name="ce53" office:value-type="percentage" office:value="0.051513" calcext:value-type="percentage">
            <text:p>5,15%</text:p>
          </table:table-cell>
          <table:table-cell table:style-name="ce53" office:value-type="percentage" office:value="0.042057" calcext:value-type="percentage">
            <text:p>4,21%</text:p>
          </table:table-cell>
          <table:table-cell table:style-name="ce53" office:value-type="percentage" office:value="0.000018" calcext:value-type="percentage">
            <text:p>0,00%</text:p>
          </table:table-cell>
          <table:table-cell table:style-name="ce53" office:value-type="percentage" office:value="0.0004" calcext:value-type="percentage">
            <text:p>0,04%</text:p>
          </table:table-cell>
          <table:table-cell table:style-name="ce53" office:value-type="percentage" office:value="0.021275" calcext:value-type="percentage">
            <text:p>2,13%</text:p>
          </table:table-cell>
          <table:table-cell table:style-name="ce53" office:value-type="percentage" office:value="0.093781" calcext:value-type="percentage">
            <text:p>9,38%</text:p>
          </table:table-cell>
          <table:table-cell table:style-name="ce53" office:value-type="percentage" office:value="0.036113" calcext:value-type="percentage">
            <text:p>3,61%</text:p>
          </table:table-cell>
          <table:table-cell table:style-name="ce53" office:value-type="percentage" office:value="0.005474" calcext:value-type="percentage">
            <text:p>0,55%</text:p>
          </table:table-cell>
          <table:table-cell table:style-name="ce53" office:value-type="percentage" office:value="0.064184" calcext:value-type="percentage">
            <text:p>6,42%</text:p>
          </table:table-cell>
          <table:table-cell table:style-name="ce53" office:value-type="percentage" office:value="0.069283" calcext:value-type="percentage">
            <text:p>6,93%</text:p>
          </table:table-cell>
          <table:table-cell table:style-name="ce53" office:value-type="percentage" office:value="0.010395" calcext:value-type="percentage">
            <text:p>1,04%</text:p>
          </table:table-cell>
          <table:table-cell table:style-name="ce53" office:value-type="percentage" office:value="0.002251" calcext:value-type="percentage">
            <text:p>0,23%</text:p>
          </table:table-cell>
          <table:table-cell table:style-name="ce53" office:value-type="percentage" office:value="0.129045" calcext:value-type="percentage">
            <text:p>12,90%</text:p>
          </table:table-cell>
          <table:table-cell table:style-name="ce53" office:value-type="percentage" office:value="0.018657" calcext:value-type="percentage">
            <text:p>1,87%</text:p>
          </table:table-cell>
          <table:table-cell table:style-name="ce53" office:value-type="percentage" office:value="0.003161" calcext:value-type="percentage">
            <text:p>0,32%</text:p>
          </table:table-cell>
          <table:table-cell table:style-name="ce53" office:value-type="percentage" office:value="0.000526" calcext:value-type="percentage">
            <text:p>0,05%</text:p>
          </table:table-cell>
          <table:table-cell table:style-name="ce53" office:value-type="percentage" office:value="0.000197" calcext:value-type="percentage">
            <text:p>0,02%</text:p>
          </table:table-cell>
          <table:table-cell table:style-name="ce53" office:value-type="percentage" office:value="0.000063" calcext:value-type="percentage">
            <text:p>0,01%</text:p>
          </table:table-cell>
          <table:table-cell table:style-name="ce53" office:value-type="percentage" office:value="0.113487" calcext:value-type="percentage">
            <text:p>11,35%</text:p>
          </table:table-cell>
          <table:table-cell table:style-name="ce53" office:value-type="percentage" office:value="0.034184" calcext:value-type="percentage">
            <text:p>3,42%</text:p>
          </table:table-cell>
          <table:table-cell table:style-name="ce53" office:value-type="percentage" office:value="0.003175" calcext:value-type="percentage">
            <text:p>0,32%</text:p>
          </table:table-cell>
          <table:table-cell table:style-name="ce53" office:value-type="percentage" office:value="0.000677" calcext:value-type="percentage">
            <text:p>0,07%</text:p>
          </table:table-cell>
          <table:table-cell table:style-name="ce53" office:value-type="percentage" office:value="0.021335" calcext:value-type="percentage">
            <text:p>2,13%</text:p>
          </table:table-cell>
          <table:table-cell table:style-name="ce53" office:value-type="percentage" office:value="0.10216" calcext:value-type="percentage">
            <text:p>10,22%</text:p>
          </table:table-cell>
          <table:table-cell table:style-name="ce53" office:value-type="percentage" office:value="0.024144" calcext:value-type="percentage">
            <text:p>2,41%</text:p>
          </table:table-cell>
          <table:table-cell table:style-name="ce53" office:value-type="percentage" office:value="0.00329" calcext:value-type="percentage">
            <text:p>0,33%</text:p>
          </table:table-cell>
          <table:table-cell table:style-name="ce53" office:value-type="percentage" office:value="0.000657" calcext:value-type="percentage">
            <text:p>0,07%</text:p>
          </table:table-cell>
          <table:table-cell table:style-name="ce53" office:value-type="percentage" office:value="0.00178" calcext:value-type="percentage">
            <text:p>0,18%</text:p>
          </table:table-cell>
          <table:table-cell table:style-name="ce53" office:value-type="percentage" office:value="0.142927" calcext:value-type="percentage">
            <text:p>14,29%</text:p>
          </table:table-cell>
          <table:table-cell table:style-name="ce53" office:value-type="percentage" office:value="0.006563" calcext:value-type="percentage">
            <text:p>0,66%</text:p>
          </table:table-cell>
          <table:table-cell table:style-name="ce53" office:value-type="percentage" office:value="0.000265" calcext:value-type="percentage">
            <text:p>0,03%</text:p>
          </table:table-cell>
          <table:table-cell table:style-name="ce53" office:value-type="percentage" office:value="0.000051" calcext:value-type="percentage">
            <text:p>0,01%</text:p>
          </table:table-cell>
          <table:table-cell table:style-name="ce53" office:value-type="percentage" office:value="0.094721" calcext:value-type="percentage">
            <text:p>9,47%</text:p>
          </table:table-cell>
          <table:table-cell table:style-name="ce53" office:value-type="percentage" office:value="0.055777" calcext:value-type="percentage">
            <text:p>5,58%</text:p>
          </table:table-cell>
          <table:table-cell table:style-name="ce53" office:value-type="percentage" office:value="0.000995" calcext:value-type="percentage">
            <text:p>0,10%</text:p>
          </table:table-cell>
          <table:table-cell table:style-name="ce53" office:value-type="percentage" office:value="0.000063" calcext:value-type="percentage">
            <text:p>0,01%</text:p>
          </table:table-cell>
          <table:table-cell table:style-name="ce53" office:value-type="percentage" office:value="0.000031" calcext:value-type="percentage">
            <text:p>0,00%</text:p>
          </table:table-cell>
          <table:table-cell table:style-name="ce53" office:value-type="percentage" office:value="0.008753" calcext:value-type="percentage">
            <text:p>0,88%</text:p>
          </table:table-cell>
          <table:table-cell table:style-name="ce53" office:value-type="percentage" office:value="0.137114" calcext:value-type="percentage">
            <text:p>13,71%</text:p>
          </table:table-cell>
          <table:table-cell table:style-name="ce53" office:value-type="percentage" office:value="0.005411" calcext:value-type="percentage">
            <text:p>0,54%</text:p>
          </table:table-cell>
          <table:table-cell table:style-name="ce53" office:value-type="percentage" office:value="0.000256" calcext:value-type="percentage">
            <text:p>0,03%</text:p>
          </table:table-cell>
          <table:table-cell table:style-name="ce53" office:value-type="percentage" office:value="0.000053" calcext:value-type="percentage">
            <text:p>0,01%</text:p>
          </table:table-cell>
          <table:table-cell table:style-name="ce53" office:value-type="percentage" office:value="0.122654" calcext:value-type="percentage">
            <text:p>12,27%</text:p>
          </table:table-cell>
          <table:table-cell table:style-name="ce53" office:value-type="percentage" office:value="0.0284" calcext:value-type="percentage">
            <text:p>2,84%</text:p>
          </table:table-cell>
          <table:table-cell table:style-name="ce53" office:value-type="percentage" office:value="0.000468" calcext:value-type="percentage">
            <text:p>0,05%</text:p>
          </table:table-cell>
          <table:table-cell table:style-name="ce53" office:value-type="percentage" office:value="0.000037" calcext:value-type="percentage">
            <text:p>0,00%</text:p>
          </table:table-cell>
          <table:table-cell table:style-name="ce53" office:value-type="percentage" office:value="0.000027" calcext:value-type="percentage">
            <text:p>0,00%</text:p>
          </table:table-cell>
          <table:table-cell table:style-name="ce53" office:value-type="percentage" office:value="0.023202" calcext:value-type="percentage">
            <text:p>2,32%</text:p>
          </table:table-cell>
          <table:table-cell table:style-name="ce53" office:value-type="percentage" office:value="0.128384" calcext:value-type="percentage">
            <text:p>12,84%</text:p>
          </table:table-cell>
          <table:table-cell table:style-name="ce53" office:value-type="percentage" office:value="0.000345" calcext:value-type="percentage">
            <text:p>0,03%</text:p>
          </table:table-cell>
          <table:table-cell table:style-name="ce53" office:value-type="percentage" office:value="0.017966" calcext:value-type="percentage">
            <text:p>1,80%</text:p>
          </table:table-cell>
          <table:table-cell table:style-name="ce53" office:value-type="percentage" office:value="0.050694" calcext:value-type="percentage">
            <text:p>5,07%</text:p>
          </table:table-cell>
          <table:table-cell table:style-name="ce53" office:value-type="percentage" office:value="0.046999" calcext:value-type="percentage">
            <text:p>4,70%</text:p>
          </table:table-cell>
          <table:table-cell table:style-name="ce53" office:value-type="percentage" office:value="0.035583" calcext:value-type="percentage">
            <text:p>3,56%</text:p>
          </table:table-cell>
          <table:table-cell table:style-name="ce53" office:value-type="percentage" office:value="0.070872" calcext:value-type="percentage">
            <text:p>7,09%</text:p>
          </table:table-cell>
          <table:table-cell table:style-name="ce53" office:value-type="percentage" office:value="0.080715" calcext:value-type="percentage">
            <text:p>8,07%</text:p>
          </table:table-cell>
          <table:table-cell table:style-name="ce53" office:value-type="percentage" office:value="0.03448" calcext:value-type="percentage">
            <text:p>3,45%</text:p>
          </table:table-cell>
          <table:table-cell table:style-name="ce53" office:value-type="percentage" office:value="0.117107" calcext:value-type="percentage">
            <text:p>11,71%</text:p>
          </table:table-cell>
          <table:table-cell table:style-name="ce53" office:value-type="percentage" office:value="0.001113" calcext:value-type="percentage">
            <text:p>0,11%</text:p>
          </table:table-cell>
          <table:table-cell table:style-name="ce53" office:value-type="percentage" office:value="0.002556" calcext:value-type="percentage">
            <text:p>0,26%</text:p>
          </table:table-cell>
          <table:table-cell table:style-name="ce53" office:value-type="percentage" office:value="0.00944" calcext:value-type="percentage">
            <text:p>0,94%</text:p>
          </table:table-cell>
          <table:table-cell table:style-name="ce53" office:value-type="percentage" office:value="0.04466" calcext:value-type="percentage">
            <text:p>4,47%</text:p>
          </table:table-cell>
          <table:table-cell table:style-name="ce53" office:value-type="percentage" office:value="0.093819" calcext:value-type="percentage">
            <text:p>9,38%</text:p>
          </table:table-cell>
          <table:table-cell table:style-name="ce53" office:value-type="percentage" office:value="0.079175" calcext:value-type="percentage">
            <text:p>7,92%</text:p>
          </table:table-cell>
          <table:table-cell table:style-name="ce53" office:value-type="percentage" office:value="0.072412" calcext:value-type="percentage">
            <text:p>7,24%</text:p>
          </table:table-cell>
          <table:table-cell table:style-name="ce53" office:value-type="percentage" office:value="0.003299" calcext:value-type="percentage">
            <text:p>0,33%</text:p>
          </table:table-cell>
          <table:table-cell table:style-name="ce53" office:value-type="percentage" office:value="0.03277" calcext:value-type="percentage">
            <text:p>3,28%</text:p>
          </table:table-cell>
          <table:table-cell table:style-name="ce53" office:value-type="percentage" office:value="0.05485" calcext:value-type="percentage">
            <text:p>5,49%</text:p>
          </table:table-cell>
          <table:table-cell table:style-name="ce53" office:value-type="percentage" office:value="0.037132" calcext:value-type="percentage">
            <text:p>3,71%</text:p>
          </table:table-cell>
          <table:table-cell table:style-name="ce53" office:value-type="percentage" office:value="0.023537" calcext:value-type="percentage">
            <text:p>2,35%</text:p>
          </table:table-cell>
          <table:table-cell table:style-name="ce53" office:value-type="percentage" office:value="0.000101" calcext:value-type="percentage">
            <text:p>0,01%</text:p>
          </table:table-cell>
          <table:table-cell table:style-name="ce53" office:value-type="percentage" office:value="0.151485" calcext:value-type="percentage">
            <text:p>15,15%</text:p>
          </table:table-cell>
          <table:table-cell table:style-name="ce53" office:value-type="percentage" office:value="339267" calcext:value-type="percentage">
            <text:p>33926700,00%</text:p>
          </table:table-cell>
          <table:table-cell table:style-name="ce53" office:value-type="percentage" office:value="0.002387" calcext:value-type="percentage">
            <text:p>0,24%</text:p>
          </table:table-cell>
          <table:table-cell table:style-name="ce53" office:value-type="percentage" office:value="0.119291" calcext:value-type="percentage">
            <text:p>11,93%</text:p>
          </table:table-cell>
          <table:table-cell table:style-name="ce53" office:value-type="percentage" office:value="0.004669" calcext:value-type="percentage">
            <text:p>0,47%</text:p>
          </table:table-cell>
          <table:table-cell table:style-name="ce53" office:value-type="percentage" office:value="0.02197" calcext:value-type="percentage">
            <text:p>2,20%</text:p>
          </table:table-cell>
          <table:table-cell table:style-name="ce53" office:value-type="percentage" office:value="0.003166" calcext:value-type="percentage">
            <text:p>0,32%</text:p>
          </table:table-cell>
          <table:table-cell table:style-name="ce53" office:value-type="percentage" office:value="0.000104" calcext:value-type="percentage">
            <text:p>0,01%</text:p>
          </table:table-cell>
          <table:table-cell table:style-name="ce53" office:value-type="percentage" office:value="0" calcext:value-type="percentage">
            <text:p>0,00%</text:p>
          </table:table-cell>
          <table:table-cell table:style-name="ce53" office:value-type="percentage" office:value="0.086006" calcext:value-type="percentage">
            <text:p>8,60%</text:p>
          </table:table-cell>
          <table:table-cell table:style-name="ce53" office:value-type="percentage" office:value="0.018288" calcext:value-type="percentage">
            <text:p>1,83%</text:p>
          </table:table-cell>
          <table:table-cell table:style-name="ce53" office:value-type="percentage" office:value="0.047292" calcext:value-type="percentage">
            <text:p>4,73%</text:p>
          </table:table-cell>
          <table:table-cell table:style-name="ce53" office:value-type="percentage" office:value="0.004564" calcext:value-type="percentage">
            <text:p>0,46%</text:p>
          </table:table-cell>
          <table:table-cell table:style-name="ce53" office:value-type="percentage" office:value="0.143919" calcext:value-type="percentage">
            <text:p>14,39%</text:p>
          </table:table-cell>
          <table:table-cell table:style-name="ce53" office:value-type="percentage" office:value="0.002076" calcext:value-type="percentage">
            <text:p>0,21%</text:p>
          </table:table-cell>
          <table:table-cell table:style-name="ce53" office:value-type="percentage" office:value="0.000989" calcext:value-type="percentage">
            <text:p>0,10%</text:p>
          </table:table-cell>
          <table:table-cell table:style-name="ce53" office:value-type="percentage" office:value="0.000038" calcext:value-type="percentage">
            <text:p>0,00%</text:p>
          </table:table-cell>
          <table:table-cell table:style-name="ce53" office:value-type="percentage" office:value="0.03277" calcext:value-type="percentage">
            <text:p>3,28%</text:p>
          </table:table-cell>
          <table:table-cell table:style-name="ce53" office:value-type="percentage" office:value="0.000611" calcext:value-type="percentage">
            <text:p>0,06%</text:p>
          </table:table-cell>
          <table:table-cell table:style-name="ce53" office:value-type="percentage" office:value="0.0017" calcext:value-type="percentage">
            <text:p>0,17%</text:p>
          </table:table-cell>
          <table:table-cell table:style-name="ce53" office:value-type="percentage" office:value="0.000827" calcext:value-type="percentage">
            <text:p>0,08%</text:p>
          </table:table-cell>
          <table:table-cell table:style-name="ce53" office:value-type="percentage" office:value="0.002252" calcext:value-type="percentage">
            <text:p>0,23%</text:p>
          </table:table-cell>
          <table:table-cell table:style-name="ce53" office:value-type="percentage" office:value="0.053756" calcext:value-type="percentage">
            <text:p>5,38%</text:p>
          </table:table-cell>
          <table:table-cell table:style-name="ce53" office:value-type="percentage" office:value="0.035379" calcext:value-type="percentage">
            <text:p>3,54%</text:p>
          </table:table-cell>
          <table:table-cell table:style-name="ce53" office:value-type="percentage" office:value="0.012023" calcext:value-type="percentage">
            <text:p>1,20%</text:p>
          </table:table-cell>
          <table:table-cell table:style-name="ce53" office:value-type="percentage" office:value="0.005391" calcext:value-type="percentage">
            <text:p>0,54%</text:p>
          </table:table-cell>
          <table:table-cell table:style-name="ce53" office:value-type="percentage" office:value="0.003017" calcext:value-type="percentage">
            <text:p>0,30%</text:p>
          </table:table-cell>
          <table:table-cell table:style-name="ce53" office:value-type="percentage" office:value="0.001815" calcext:value-type="percentage">
            <text:p>0,18%</text:p>
          </table:table-cell>
          <table:table-cell table:style-name="ce53" office:value-type="percentage" office:value="0.001202" calcext:value-type="percentage">
            <text:p>0,12%</text:p>
          </table:table-cell>
          <table:table-cell table:style-name="ce53" office:value-type="percentage" office:value="0.000844" calcext:value-type="percentage">
            <text:p>0,08%</text:p>
          </table:table-cell>
          <table:table-cell table:style-name="ce53" office:value-type="percentage" office:value="0.000038" calcext:value-type="percentage">
            <text:p>0,00%</text:p>
          </table:table-cell>
          <table:table-cell table:style-name="ce53" office:value-type="percentage" office:value="0.149761" calcext:value-type="percentage">
            <text:p>14,98%</text:p>
          </table:table-cell>
          <table:table-cell table:style-name="ce53" office:value-type="percentage" office:value="0.000992" calcext:value-type="percentage">
            <text:p>0,10%</text:p>
          </table:table-cell>
          <table:table-cell table:style-name="ce53" office:value-type="percentage" office:value="0.000184" calcext:value-type="percentage">
            <text:p>0,02%</text:p>
          </table:table-cell>
          <table:table-cell table:style-name="ce53" office:value-type="percentage" office:value="0.000611" calcext:value-type="percentage">
            <text:p>0,06%</text:p>
          </table:table-cell>
          <table:table-cell table:style-name="ce53" office:value-type="percentage" office:value="0.083463" calcext:value-type="percentage">
            <text:p>8,35%</text:p>
          </table:table-cell>
          <table:table-cell table:style-name="ce53" office:value-type="percentage" office:value="0.068123" calcext:value-type="percentage">
            <text:p>6,81%</text:p>
          </table:table-cell>
          <table:table-cell table:style-name="ce53" office:value-type="percentage" office:value="0.037485" calcext:value-type="percentage">
            <text:p>3,75%</text:p>
          </table:table-cell>
          <table:table-cell table:style-name="ce53" office:value-type="percentage" office:value="0.06558" calcext:value-type="percentage">
            <text:p>6,56%</text:p>
          </table:table-cell>
          <table:table-cell table:style-name="ce53" office:value-type="percentage" office:value="0.047822" calcext:value-type="percentage">
            <text:p>4,78%</text:p>
          </table:table-cell>
          <table:table-cell table:style-name="ce88" office:value-type="percentage" office:value="0.000699" calcext:value-type="percentage">
            <text:p>0,07%</text:p>
          </table:table-cell>
          <table:table-cell table:style-name="ce96" office:value-type="percentage" office:value="339876.491059" calcext:value-type="percentage">
            <text:p>33987649,11%</text:p>
          </table:table-cell>
        </table:table-row>
        <table:table-row table:style-name="ro1">
          <table:table-cell table:style-name="ce34" office:value-type="string" calcext:value-type="string">
            <text:p>All</text:p>
          </table:table-cell>
          <table:table-cell table:style-name="ce45" office:value-type="percentage" office:value="0.085222" calcext:value-type="percentage">
            <text:p>8,52%</text:p>
          </table:table-cell>
          <table:table-cell table:style-name="ce55" office:value-type="percentage" office:value="0.354741" calcext:value-type="percentage">
            <text:p>35,47%</text:p>
          </table:table-cell>
          <table:table-cell table:style-name="ce55" office:value-type="percentage" office:value="0.104095" calcext:value-type="percentage">
            <text:p>10,41%</text:p>
          </table:table-cell>
          <table:table-cell table:style-name="ce55" office:value-type="percentage" office:value="0.343664" calcext:value-type="percentage">
            <text:p>34,37%</text:p>
          </table:table-cell>
          <table:table-cell table:style-name="ce55" office:value-type="percentage" office:value="0.112278" calcext:value-type="percentage">
            <text:p>11,23%</text:p>
          </table:table-cell>
          <table:table-cell table:style-name="ce70" office:value-type="float" office:value="535.5403" calcext:value-type="float">
            <text:p>535,54</text:p>
          </table:table-cell>
          <table:table-cell table:style-name="ce55" office:value-type="percentage" office:value="0.034136" calcext:value-type="percentage">
            <text:p>3,41%</text:p>
          </table:table-cell>
          <table:table-cell table:style-name="ce55" office:value-type="percentage" office:value="0.156373" calcext:value-type="percentage">
            <text:p>15,64%</text:p>
          </table:table-cell>
          <table:table-cell table:style-name="ce55" office:value-type="percentage" office:value="0.125752" calcext:value-type="percentage">
            <text:p>12,58%</text:p>
          </table:table-cell>
          <table:table-cell table:style-name="ce55" office:value-type="percentage" office:value="0.109749" calcext:value-type="percentage">
            <text:p>10,97%</text:p>
          </table:table-cell>
          <table:table-cell table:style-name="ce55" office:value-type="percentage" office:value="0.304512" calcext:value-type="percentage">
            <text:p>30,45%</text:p>
          </table:table-cell>
          <table:table-cell table:style-name="ce55" office:value-type="percentage" office:value="0.11016" calcext:value-type="percentage">
            <text:p>11,02%</text:p>
          </table:table-cell>
          <table:table-cell table:style-name="ce55" office:value-type="percentage" office:value="0.082036" calcext:value-type="percentage">
            <text:p>8,20%</text:p>
          </table:table-cell>
          <table:table-cell table:style-name="ce55" office:value-type="percentage" office:value="0.077282" calcext:value-type="percentage">
            <text:p>7,73%</text:p>
          </table:table-cell>
          <table:table-cell table:style-name="ce55" office:value-type="percentage" office:value="0.021478" calcext:value-type="percentage">
            <text:p>2,15%</text:p>
          </table:table-cell>
          <table:table-cell table:style-name="ce55" office:value-type="percentage" office:value="0.108775" calcext:value-type="percentage">
            <text:p>10,88%</text:p>
          </table:table-cell>
          <table:table-cell table:style-name="ce55" office:value-type="percentage" office:value="0.10109" calcext:value-type="percentage">
            <text:p>10,11%</text:p>
          </table:table-cell>
          <table:table-cell table:style-name="ce55" office:value-type="percentage" office:value="0.109706" calcext:value-type="percentage">
            <text:p>10,97%</text:p>
          </table:table-cell>
          <table:table-cell table:style-name="ce55" office:value-type="percentage" office:value="0.355213" calcext:value-type="percentage">
            <text:p>35,52%</text:p>
          </table:table-cell>
          <table:table-cell table:style-name="ce55" office:value-type="percentage" office:value="0.143508" calcext:value-type="percentage">
            <text:p>14,35%</text:p>
          </table:table-cell>
          <table:table-cell table:style-name="ce55" office:value-type="percentage" office:value="0.138377" calcext:value-type="percentage">
            <text:p>13,84%</text:p>
          </table:table-cell>
          <table:table-cell table:style-name="ce55" office:value-type="percentage" office:value="0.021852" calcext:value-type="percentage">
            <text:p>2,19%</text:p>
          </table:table-cell>
          <table:table-cell table:style-name="ce55" office:value-type="percentage" office:value="0.16346" calcext:value-type="percentage">
            <text:p>16,35%</text:p>
          </table:table-cell>
          <table:table-cell table:style-name="ce55" office:value-type="percentage" office:value="0.18978" calcext:value-type="percentage">
            <text:p>18,98%</text:p>
          </table:table-cell>
          <table:table-cell table:style-name="ce55" office:value-type="percentage" office:value="0.224604" calcext:value-type="percentage">
            <text:p>22,46%</text:p>
          </table:table-cell>
          <table:table-cell table:style-name="ce55" office:value-type="percentage" office:value="0.23339" calcext:value-type="percentage">
            <text:p>23,34%</text:p>
          </table:table-cell>
          <table:table-cell table:style-name="ce55" office:value-type="percentage" office:value="0.086788" calcext:value-type="percentage">
            <text:p>8,68%</text:p>
          </table:table-cell>
          <table:table-cell table:style-name="ce55" office:value-type="percentage" office:value="0.101978" calcext:value-type="percentage">
            <text:p>10,20%</text:p>
          </table:table-cell>
          <table:table-cell table:style-name="ce55" office:value-type="percentage" office:value="0.129461" calcext:value-type="percentage">
            <text:p>12,95%</text:p>
          </table:table-cell>
          <table:table-cell table:style-name="ce55" office:value-type="percentage" office:value="0.385726" calcext:value-type="percentage">
            <text:p>38,57%</text:p>
          </table:table-cell>
          <table:table-cell table:style-name="ce55" office:value-type="percentage" office:value="0.059993" calcext:value-type="percentage">
            <text:p>6,00%</text:p>
          </table:table-cell>
          <table:table-cell table:style-name="ce55" office:value-type="percentage" office:value="0.284034" calcext:value-type="percentage">
            <text:p>28,40%</text:p>
          </table:table-cell>
          <table:table-cell table:style-name="ce55" office:value-type="percentage" office:value="0.06281" calcext:value-type="percentage">
            <text:p>6,28%</text:p>
          </table:table-cell>
          <table:table-cell table:style-name="ce55" office:value-type="percentage" office:value="0.077976" calcext:value-type="percentage">
            <text:p>7,80%</text:p>
          </table:table-cell>
          <table:table-cell table:style-name="ce55" office:value-type="percentage" office:value="0.02144" calcext:value-type="percentage">
            <text:p>2,14%</text:p>
          </table:table-cell>
          <table:table-cell table:style-name="ce55" office:value-type="percentage" office:value="0.119886" calcext:value-type="percentage">
            <text:p>11,99%</text:p>
          </table:table-cell>
          <table:table-cell table:style-name="ce55" office:value-type="percentage" office:value="0.273794" calcext:value-type="percentage">
            <text:p>27,38%</text:p>
          </table:table-cell>
          <table:table-cell table:style-name="ce55" office:value-type="percentage" office:value="0.355854" calcext:value-type="percentage">
            <text:p>35,59%</text:p>
          </table:table-cell>
          <table:table-cell table:style-name="ce55" office:value-type="percentage" office:value="0.229025" calcext:value-type="percentage">
            <text:p>22,90%</text:p>
          </table:table-cell>
          <table:table-cell table:style-name="ce55" office:value-type="percentage" office:value="0.050444" calcext:value-type="percentage">
            <text:p>5,04%</text:p>
          </table:table-cell>
          <table:table-cell table:style-name="ce55" office:value-type="percentage" office:value="0.244284" calcext:value-type="percentage">
            <text:p>24,43%</text:p>
          </table:table-cell>
          <table:table-cell table:style-name="ce55" office:value-type="percentage" office:value="0.154969" calcext:value-type="percentage">
            <text:p>15,50%</text:p>
          </table:table-cell>
          <table:table-cell table:style-name="ce55" office:value-type="percentage" office:value="0.124082" calcext:value-type="percentage">
            <text:p>12,41%</text:p>
          </table:table-cell>
          <table:table-cell table:style-name="ce55" office:value-type="percentage" office:value="0.064321" calcext:value-type="percentage">
            <text:p>6,43%</text:p>
          </table:table-cell>
          <table:table-cell table:style-name="ce55" office:value-type="percentage" office:value="0.075085" calcext:value-type="percentage">
            <text:p>7,51%</text:p>
          </table:table-cell>
          <table:table-cell table:style-name="ce55" office:value-type="percentage" office:value="0.06597" calcext:value-type="percentage">
            <text:p>6,60%</text:p>
          </table:table-cell>
          <table:table-cell table:style-name="ce55" office:value-type="percentage" office:value="0.053058" calcext:value-type="percentage">
            <text:p>5,31%</text:p>
          </table:table-cell>
          <table:table-cell table:style-name="ce55" office:value-type="percentage" office:value="0.033698" calcext:value-type="percentage">
            <text:p>3,37%</text:p>
          </table:table-cell>
          <table:table-cell table:style-name="ce55" office:value-type="percentage" office:value="0.02097" calcext:value-type="percentage">
            <text:p>2,10%</text:p>
          </table:table-cell>
          <table:table-cell table:style-name="ce55" office:value-type="percentage" office:value="0.016602" calcext:value-type="percentage">
            <text:p>1,66%</text:p>
          </table:table-cell>
          <table:table-cell table:style-name="ce55" office:value-type="percentage" office:value="0.096517" calcext:value-type="percentage">
            <text:p>9,65%</text:p>
          </table:table-cell>
          <table:table-cell table:style-name="ce55" office:value-type="percentage" office:value="0.903521" calcext:value-type="percentage">
            <text:p>90,35%</text:p>
          </table:table-cell>
          <table:table-cell table:style-name="ce55" office:value-type="percentage" office:value="0.050883" calcext:value-type="percentage">
            <text:p>5,09%</text:p>
          </table:table-cell>
          <table:table-cell table:style-name="ce55" office:value-type="percentage" office:value="0.012209" calcext:value-type="percentage">
            <text:p>1,22%</text:p>
          </table:table-cell>
          <table:table-cell table:style-name="ce55" office:value-type="percentage" office:value="0.033387" calcext:value-type="percentage">
            <text:p>3,34%</text:p>
          </table:table-cell>
          <table:table-cell table:style-name="ce55" office:value-type="percentage" office:value="0.005354" calcext:value-type="percentage">
            <text:p>0,54%</text:p>
          </table:table-cell>
          <table:table-cell table:style-name="ce55" office:value-type="percentage" office:value="0.600065" calcext:value-type="percentage">
            <text:p>60,01%</text:p>
          </table:table-cell>
          <table:table-cell table:style-name="ce55" office:value-type="percentage" office:value="0.260578" calcext:value-type="percentage">
            <text:p>26,06%</text:p>
          </table:table-cell>
          <table:table-cell table:style-name="ce55" office:value-type="percentage" office:value="0.08575" calcext:value-type="percentage">
            <text:p>8,58%</text:p>
          </table:table-cell>
          <table:table-cell table:style-name="ce55" office:value-type="percentage" office:value="0.048253" calcext:value-type="percentage">
            <text:p>4,83%</text:p>
          </table:table-cell>
          <table:table-cell table:style-name="ce55" office:value-type="percentage" office:value="0.00533" calcext:value-type="percentage">
            <text:p>0,53%</text:p>
          </table:table-cell>
          <table:table-cell table:style-name="ce55" office:value-type="percentage" office:value="0.09298" calcext:value-type="percentage">
            <text:p>9,30%</text:p>
          </table:table-cell>
          <table:table-cell table:style-name="ce55" office:value-type="percentage" office:value="0.474445" calcext:value-type="percentage">
            <text:p>47,44%</text:p>
          </table:table-cell>
          <table:table-cell table:style-name="ce55" office:value-type="percentage" office:value="0.362288" calcext:value-type="percentage">
            <text:p>36,23%</text:p>
          </table:table-cell>
          <table:table-cell table:style-name="ce55" office:value-type="percentage" office:value="0.064957" calcext:value-type="percentage">
            <text:p>6,50%</text:p>
          </table:table-cell>
          <table:table-cell table:style-name="ce55" office:value-type="percentage" office:value="0.461867" calcext:value-type="percentage">
            <text:p>46,19%</text:p>
          </table:table-cell>
          <table:table-cell table:style-name="ce55" office:value-type="percentage" office:value="0.4124" calcext:value-type="percentage">
            <text:p>41,24%</text:p>
          </table:table-cell>
          <table:table-cell table:style-name="ce55" office:value-type="percentage" office:value="0.109539" calcext:value-type="percentage">
            <text:p>10,95%</text:p>
          </table:table-cell>
          <table:table-cell table:style-name="ce55" office:value-type="percentage" office:value="0.013484" calcext:value-type="percentage">
            <text:p>1,35%</text:p>
          </table:table-cell>
          <table:table-cell table:style-name="ce55" office:value-type="percentage" office:value="0.00271" calcext:value-type="percentage">
            <text:p>0,27%</text:p>
          </table:table-cell>
          <table:table-cell table:style-name="ce55" office:value-type="percentage" office:value="0.759948" calcext:value-type="percentage">
            <text:p>75,99%</text:p>
          </table:table-cell>
          <table:table-cell table:style-name="ce55" office:value-type="percentage" office:value="0.214361" calcext:value-type="percentage">
            <text:p>21,44%</text:p>
          </table:table-cell>
          <table:table-cell table:style-name="ce55" office:value-type="percentage" office:value="0.023233" calcext:value-type="percentage">
            <text:p>2,32%</text:p>
          </table:table-cell>
          <table:table-cell table:style-name="ce55" office:value-type="percentage" office:value="0.00209" calcext:value-type="percentage">
            <text:p>0,21%</text:p>
          </table:table-cell>
          <table:table-cell table:style-name="ce55" office:value-type="percentage" office:value="0.000367" calcext:value-type="percentage">
            <text:p>0,04%</text:p>
          </table:table-cell>
          <table:table-cell table:style-name="ce55" office:value-type="percentage" office:value="0.010245" calcext:value-type="percentage">
            <text:p>1,02%</text:p>
          </table:table-cell>
          <table:table-cell table:style-name="ce55" office:value-type="percentage" office:value="0.929451" calcext:value-type="percentage">
            <text:p>92,95%</text:p>
          </table:table-cell>
          <table:table-cell table:style-name="ce55" office:value-type="percentage" office:value="0.055612" calcext:value-type="percentage">
            <text:p>5,56%</text:p>
          </table:table-cell>
          <table:table-cell table:style-name="ce55" office:value-type="percentage" office:value="0.003929" calcext:value-type="percentage">
            <text:p>0,39%</text:p>
          </table:table-cell>
          <table:table-cell table:style-name="ce55" office:value-type="percentage" office:value="0.000763" calcext:value-type="percentage">
            <text:p>0,08%</text:p>
          </table:table-cell>
          <table:table-cell table:style-name="ce55" office:value-type="percentage" office:value="0.51049" calcext:value-type="percentage">
            <text:p>51,05%</text:p>
          </table:table-cell>
          <table:table-cell table:style-name="ce55" office:value-type="percentage" office:value="0.447025" calcext:value-type="percentage">
            <text:p>44,70%</text:p>
          </table:table-cell>
          <table:table-cell table:style-name="ce55" office:value-type="percentage" office:value="0.037101" calcext:value-type="percentage">
            <text:p>3,71%</text:p>
          </table:table-cell>
          <table:table-cell table:style-name="ce55" office:value-type="percentage" office:value="0.004439" calcext:value-type="percentage">
            <text:p>0,44%</text:p>
          </table:table-cell>
          <table:table-cell table:style-name="ce55" office:value-type="percentage" office:value="0.000944" calcext:value-type="percentage">
            <text:p>0,09%</text:p>
          </table:table-cell>
          <table:table-cell table:style-name="ce55" office:value-type="percentage" office:value="0.336305" calcext:value-type="percentage">
            <text:p>33,63%</text:p>
          </table:table-cell>
          <table:table-cell table:style-name="ce55" office:value-type="percentage" office:value="0.651727" calcext:value-type="percentage">
            <text:p>65,17%</text:p>
          </table:table-cell>
          <table:table-cell table:style-name="ce55" office:value-type="percentage" office:value="0.011482" calcext:value-type="percentage">
            <text:p>1,15%</text:p>
          </table:table-cell>
          <table:table-cell table:style-name="ce55" office:value-type="percentage" office:value="0.000408" calcext:value-type="percentage">
            <text:p>0,04%</text:p>
          </table:table-cell>
          <table:table-cell table:style-name="ce55" office:value-type="percentage" office:value="0.000078" calcext:value-type="percentage">
            <text:p>0,01%</text:p>
          </table:table-cell>
          <table:table-cell table:style-name="ce55" office:value-type="percentage" office:value="0.862774" calcext:value-type="percentage">
            <text:p>86,28%</text:p>
          </table:table-cell>
          <table:table-cell table:style-name="ce55" office:value-type="percentage" office:value="0.135498" calcext:value-type="percentage">
            <text:p>13,55%</text:p>
          </table:table-cell>
          <table:table-cell table:style-name="ce55" office:value-type="percentage" office:value="0.001571" calcext:value-type="percentage">
            <text:p>0,16%</text:p>
          </table:table-cell>
          <table:table-cell table:style-name="ce55" office:value-type="percentage" office:value="0.000106" calcext:value-type="percentage">
            <text:p>0,01%</text:p>
          </table:table-cell>
          <table:table-cell table:style-name="ce55" office:value-type="percentage" office:value="0.00005" calcext:value-type="percentage">
            <text:p>0,01%</text:p>
          </table:table-cell>
          <table:table-cell table:style-name="ce55" office:value-type="percentage" office:value="0.453755" calcext:value-type="percentage">
            <text:p>45,38%</text:p>
          </table:table-cell>
          <table:table-cell table:style-name="ce55" office:value-type="percentage" office:value="0.538559" calcext:value-type="percentage">
            <text:p>53,86%</text:p>
          </table:table-cell>
          <table:table-cell table:style-name="ce55" office:value-type="percentage" office:value="0.007299" calcext:value-type="percentage">
            <text:p>0,73%</text:p>
          </table:table-cell>
          <table:table-cell table:style-name="ce55" office:value-type="percentage" office:value="0.000315" calcext:value-type="percentage">
            <text:p>0,03%</text:p>
          </table:table-cell>
          <table:table-cell table:style-name="ce55" office:value-type="percentage" office:value="0.000071" calcext:value-type="percentage">
            <text:p>0,01%</text:p>
          </table:table-cell>
          <table:table-cell table:style-name="ce55" office:value-type="percentage" office:value="0.96271" calcext:value-type="percentage">
            <text:p>96,27%</text:p>
          </table:table-cell>
          <table:table-cell table:style-name="ce55" office:value-type="percentage" office:value="0.036624" calcext:value-type="percentage">
            <text:p>3,66%</text:p>
          </table:table-cell>
          <table:table-cell table:style-name="ce55" office:value-type="percentage" office:value="0.000561" calcext:value-type="percentage">
            <text:p>0,06%</text:p>
          </table:table-cell>
          <table:table-cell table:style-name="ce55" office:value-type="percentage" office:value="0.000063" calcext:value-type="percentage">
            <text:p>0,01%</text:p>
          </table:table-cell>
          <table:table-cell table:style-name="ce55" office:value-type="percentage" office:value="0.000042" calcext:value-type="percentage">
            <text:p>0,00%</text:p>
          </table:table-cell>
          <table:table-cell table:style-name="ce55" office:value-type="percentage" office:value="0.722642" calcext:value-type="percentage">
            <text:p>72,26%</text:p>
          </table:table-cell>
          <table:table-cell table:style-name="ce55" office:value-type="percentage" office:value="0.277358" calcext:value-type="percentage">
            <text:p>27,74%</text:p>
          </table:table-cell>
          <table:table-cell table:style-name="ce55" office:value-type="percentage" office:value="0.043078" calcext:value-type="percentage">
            <text:p>4,31%</text:p>
          </table:table-cell>
          <table:table-cell table:style-name="ce55" office:value-type="percentage" office:value="0.618759" calcext:value-type="percentage">
            <text:p>61,88%</text:p>
          </table:table-cell>
          <table:table-cell table:style-name="ce55" office:value-type="percentage" office:value="0.212145" calcext:value-type="percentage">
            <text:p>21,21%</text:p>
          </table:table-cell>
          <table:table-cell table:style-name="ce55" office:value-type="percentage" office:value="0.083723" calcext:value-type="percentage">
            <text:p>8,37%</text:p>
          </table:table-cell>
          <table:table-cell table:style-name="ce55" office:value-type="percentage" office:value="0.042295" calcext:value-type="percentage">
            <text:p>4,23%</text:p>
          </table:table-cell>
          <table:table-cell table:style-name="ce55" office:value-type="percentage" office:value="0.783966" calcext:value-type="percentage">
            <text:p>78,40%</text:p>
          </table:table-cell>
          <table:table-cell table:style-name="ce55" office:value-type="percentage" office:value="0.216034" calcext:value-type="percentage">
            <text:p>21,60%</text:p>
          </table:table-cell>
          <table:table-cell table:style-name="ce55" office:value-type="percentage" office:value="0.747867" calcext:value-type="percentage">
            <text:p>74,79%</text:p>
          </table:table-cell>
          <table:table-cell table:style-name="ce55" office:value-type="percentage" office:value="0.252133" calcext:value-type="percentage">
            <text:p>25,21%</text:p>
          </table:table-cell>
          <table:table-cell table:style-name="ce55" office:value-type="percentage" office:value="0.016647" calcext:value-type="percentage">
            <text:p>1,66%</text:p>
          </table:table-cell>
          <table:table-cell table:style-name="ce55" office:value-type="percentage" office:value="0.142642" calcext:value-type="percentage">
            <text:p>14,26%</text:p>
          </table:table-cell>
          <table:table-cell table:style-name="ce55" office:value-type="percentage" office:value="0.262638" calcext:value-type="percentage">
            <text:p>26,26%</text:p>
          </table:table-cell>
          <table:table-cell table:style-name="ce55" office:value-type="percentage" office:value="0.319382" calcext:value-type="percentage">
            <text:p>31,94%</text:p>
          </table:table-cell>
          <table:table-cell table:style-name="ce55" office:value-type="percentage" office:value="0.258692" calcext:value-type="percentage">
            <text:p>25,87%</text:p>
          </table:table-cell>
          <table:table-cell table:style-name="ce55" office:value-type="percentage" office:value="0.823009" calcext:value-type="percentage">
            <text:p>82,30%</text:p>
          </table:table-cell>
          <table:table-cell table:style-name="ce55" office:value-type="percentage" office:value="0.176991" calcext:value-type="percentage">
            <text:p>17,70%</text:p>
          </table:table-cell>
          <table:table-cell table:style-name="ce55" office:value-type="percentage" office:value="0.372246" calcext:value-type="percentage">
            <text:p>37,22%</text:p>
          </table:table-cell>
          <table:table-cell table:style-name="ce55" office:value-type="percentage" office:value="0.426258" calcext:value-type="percentage">
            <text:p>42,63%</text:p>
          </table:table-cell>
          <table:table-cell table:style-name="ce55" office:value-type="percentage" office:value="0.124767" calcext:value-type="percentage">
            <text:p>12,48%</text:p>
          </table:table-cell>
          <table:table-cell table:style-name="ce55" office:value-type="percentage" office:value="0.050553" calcext:value-type="percentage">
            <text:p>5,06%</text:p>
          </table:table-cell>
          <table:table-cell table:style-name="ce55" office:value-type="percentage" office:value="0.026176" calcext:value-type="percentage">
            <text:p>2,62%</text:p>
          </table:table-cell>
          <table:table-cell table:style-name="ce55" office:value-type="percentage" office:value="0.08461" calcext:value-type="percentage">
            <text:p>8,46%</text:p>
          </table:table-cell>
          <table:table-cell table:style-name="ce55" office:value-type="percentage" office:value="0.91539" calcext:value-type="percentage">
            <text:p>91,54%</text:p>
          </table:table-cell>
          <table:table-cell table:style-name="ce55" office:value-type="percentage" office:value="2238106" calcext:value-type="percentage">
            <text:p>223810600,00%</text:p>
          </table:table-cell>
          <table:table-cell table:style-name="ce55" office:value-type="percentage" office:value="0.01954" calcext:value-type="percentage">
            <text:p>1,95%</text:p>
          </table:table-cell>
          <table:table-cell table:style-name="ce55" office:value-type="percentage" office:value="0.437627" calcext:value-type="percentage">
            <text:p>43,76%</text:p>
          </table:table-cell>
          <table:table-cell table:style-name="ce55" office:value-type="percentage" office:value="0.110168" calcext:value-type="percentage">
            <text:p>11,02%</text:p>
          </table:table-cell>
          <table:table-cell table:style-name="ce55" office:value-type="percentage" office:value="0.407872" calcext:value-type="percentage">
            <text:p>40,79%</text:p>
          </table:table-cell>
          <table:table-cell table:style-name="ce55" office:value-type="percentage" office:value="0.020082" calcext:value-type="percentage">
            <text:p>2,01%</text:p>
          </table:table-cell>
          <table:table-cell table:style-name="ce55" office:value-type="percentage" office:value="0.004709" calcext:value-type="percentage">
            <text:p>0,47%</text:p>
          </table:table-cell>
          <table:table-cell table:style-name="ce55" office:value-type="percentage" office:value="0.000001" calcext:value-type="percentage">
            <text:p>0,00%</text:p>
          </table:table-cell>
          <table:table-cell table:style-name="ce55" office:value-type="percentage" office:value="0.621378" calcext:value-type="percentage">
            <text:p>62,14%</text:p>
          </table:table-cell>
          <table:table-cell table:style-name="ce55" office:value-type="percentage" office:value="0.298483" calcext:value-type="percentage">
            <text:p>29,85%</text:p>
          </table:table-cell>
          <table:table-cell table:style-name="ce55" office:value-type="percentage" office:value="0.08014" calcext:value-type="percentage">
            <text:p>8,01%</text:p>
          </table:table-cell>
          <table:table-cell table:style-name="ce55" office:value-type="percentage" office:value="0.033464" calcext:value-type="percentage">
            <text:p>3,35%</text:p>
          </table:table-cell>
          <table:table-cell table:style-name="ce55" office:value-type="percentage" office:value="0.913899" calcext:value-type="percentage">
            <text:p>91,39%</text:p>
          </table:table-cell>
          <table:table-cell table:style-name="ce55" office:value-type="percentage" office:value="0.039717" calcext:value-type="percentage">
            <text:p>3,97%</text:p>
          </table:table-cell>
          <table:table-cell table:style-name="ce55" office:value-type="percentage" office:value="0.012073" calcext:value-type="percentage">
            <text:p>1,21%</text:p>
          </table:table-cell>
          <table:table-cell table:style-name="ce55" office:value-type="percentage" office:value="0.000847" calcext:value-type="percentage">
            <text:p>0,08%</text:p>
          </table:table-cell>
          <table:table-cell table:style-name="ce55" office:value-type="percentage" office:value="0.104034" calcext:value-type="percentage">
            <text:p>10,40%</text:p>
          </table:table-cell>
          <table:table-cell table:style-name="ce55" office:value-type="percentage" office:value="0.014521" calcext:value-type="percentage">
            <text:p>1,45%</text:p>
          </table:table-cell>
          <table:table-cell table:style-name="ce55" office:value-type="percentage" office:value="0.044136" calcext:value-type="percentage">
            <text:p>4,41%</text:p>
          </table:table-cell>
          <table:table-cell table:style-name="ce55" office:value-type="percentage" office:value="0.024967" calcext:value-type="percentage">
            <text:p>2,50%</text:p>
          </table:table-cell>
          <table:table-cell table:style-name="ce55" office:value-type="percentage" office:value="0.046812" calcext:value-type="percentage">
            <text:p>4,68%</text:p>
          </table:table-cell>
          <table:table-cell table:style-name="ce55" office:value-type="percentage" office:value="0.230779" calcext:value-type="percentage">
            <text:p>23,08%</text:p>
          </table:table-cell>
          <table:table-cell table:style-name="ce55" office:value-type="percentage" office:value="0.234322" calcext:value-type="percentage">
            <text:p>23,43%</text:p>
          </table:table-cell>
          <table:table-cell table:style-name="ce55" office:value-type="percentage" office:value="0.116154" calcext:value-type="percentage">
            <text:p>11,62%</text:p>
          </table:table-cell>
          <table:table-cell table:style-name="ce55" office:value-type="percentage" office:value="0.067644" calcext:value-type="percentage">
            <text:p>6,76%</text:p>
          </table:table-cell>
          <table:table-cell table:style-name="ce55" office:value-type="percentage" office:value="0.044447" calcext:value-type="percentage">
            <text:p>4,44%</text:p>
          </table:table-cell>
          <table:table-cell table:style-name="ce55" office:value-type="percentage" office:value="0.031221" calcext:value-type="percentage">
            <text:p>3,12%</text:p>
          </table:table-cell>
          <table:table-cell table:style-name="ce55" office:value-type="percentage" office:value="0.022654" calcext:value-type="percentage">
            <text:p>2,27%</text:p>
          </table:table-cell>
          <table:table-cell table:style-name="ce55" office:value-type="percentage" office:value="0.01831" calcext:value-type="percentage">
            <text:p>1,83%</text:p>
          </table:table-cell>
          <table:table-cell table:style-name="ce55" office:value-type="percentage" office:value="0.000665" calcext:value-type="percentage">
            <text:p>0,07%</text:p>
          </table:table-cell>
          <table:table-cell table:style-name="ce55" office:value-type="percentage" office:value="0.977522" calcext:value-type="percentage">
            <text:p>97,75%</text:p>
          </table:table-cell>
          <table:table-cell table:style-name="ce55" office:value-type="percentage" office:value="0.018389" calcext:value-type="percentage">
            <text:p>1,84%</text:p>
          </table:table-cell>
          <table:table-cell table:style-name="ce55" office:value-type="percentage" office:value="0.001259" calcext:value-type="percentage">
            <text:p>0,13%</text:p>
          </table:table-cell>
          <table:table-cell table:style-name="ce55" office:value-type="percentage" office:value="0.002165" calcext:value-type="percentage">
            <text:p>0,22%</text:p>
          </table:table-cell>
          <table:table-cell table:style-name="ce55" office:value-type="percentage" office:value="0.617463" calcext:value-type="percentage">
            <text:p>61,75%</text:p>
          </table:table-cell>
          <table:table-cell table:style-name="ce55" office:value-type="percentage" office:value="0.382537" calcext:value-type="percentage">
            <text:p>38,25%</text:p>
          </table:table-cell>
          <table:table-cell table:style-name="ce55" office:value-type="percentage" office:value="0.454323" calcext:value-type="percentage">
            <text:p>45,43%</text:p>
          </table:table-cell>
          <table:table-cell table:style-name="ce55" office:value-type="percentage" office:value="0.378623" calcext:value-type="percentage">
            <text:p>37,86%</text:p>
          </table:table-cell>
          <table:table-cell table:style-name="ce55" office:value-type="percentage" office:value="0.164145" calcext:value-type="percentage">
            <text:p>16,41%</text:p>
          </table:table-cell>
          <table:table-cell table:style-name="ce89" office:value-type="percentage" office:value="0.002909" calcext:value-type="percentage">
            <text:p>0,29%</text:p>
          </table:table-cell>
          <table:table-cell table:style-name="ce97" office:value-type="percentage" office:value="2238674.540296" calcext:value-type="percentage">
            <text:p>223867454,03%</text:p>
          </table:table-cell>
        </table:table-row>
        <table:table-row table:style-name="ro1">
          <table:table-cell table:style-name="ce38" office:value-type="string" calcext:value-type="string">
            <text:p>Total Resultado</text:p>
          </table:table-cell>
          <table:table-cell table:style-name="ce47" office:value-type="percentage" office:value="0.170444" calcext:value-type="percentage">
            <text:p>17,04%</text:p>
          </table:table-cell>
          <table:table-cell table:style-name="ce56" office:value-type="percentage" office:value="0.709483" calcext:value-type="percentage">
            <text:p>70,95%</text:p>
          </table:table-cell>
          <table:table-cell table:style-name="ce56" office:value-type="percentage" office:value="0.20819" calcext:value-type="percentage">
            <text:p>20,82%</text:p>
          </table:table-cell>
          <table:table-cell table:style-name="ce56" office:value-type="percentage" office:value="0.687327" calcext:value-type="percentage">
            <text:p>68,73%</text:p>
          </table:table-cell>
          <table:table-cell table:style-name="ce56" office:value-type="percentage" office:value="0.224556" calcext:value-type="percentage">
            <text:p>22,46%</text:p>
          </table:table-cell>
          <table:table-cell table:style-name="ce71" office:value-type="float" office:value="3246.2653" calcext:value-type="float">
            <text:p>3246,27</text:p>
          </table:table-cell>
          <table:table-cell table:style-name="ce56" office:value-type="percentage" office:value="0.068271" calcext:value-type="percentage">
            <text:p>6,83%</text:p>
          </table:table-cell>
          <table:table-cell table:style-name="ce56" office:value-type="percentage" office:value="0.312746" calcext:value-type="percentage">
            <text:p>31,27%</text:p>
          </table:table-cell>
          <table:table-cell table:style-name="ce56" office:value-type="percentage" office:value="0.251505" calcext:value-type="percentage">
            <text:p>25,15%</text:p>
          </table:table-cell>
          <table:table-cell table:style-name="ce56" office:value-type="percentage" office:value="0.219498" calcext:value-type="percentage">
            <text:p>21,95%</text:p>
          </table:table-cell>
          <table:table-cell table:style-name="ce56" office:value-type="percentage" office:value="0.609024" calcext:value-type="percentage">
            <text:p>60,90%</text:p>
          </table:table-cell>
          <table:table-cell table:style-name="ce56" office:value-type="percentage" office:value="0.220319" calcext:value-type="percentage">
            <text:p>22,03%</text:p>
          </table:table-cell>
          <table:table-cell table:style-name="ce56" office:value-type="percentage" office:value="0.164073" calcext:value-type="percentage">
            <text:p>16,41%</text:p>
          </table:table-cell>
          <table:table-cell table:style-name="ce56" office:value-type="percentage" office:value="0.154565" calcext:value-type="percentage">
            <text:p>15,46%</text:p>
          </table:table-cell>
          <table:table-cell table:style-name="ce56" office:value-type="percentage" office:value="0.042956" calcext:value-type="percentage">
            <text:p>4,30%</text:p>
          </table:table-cell>
          <table:table-cell table:style-name="ce56" office:value-type="percentage" office:value="0.217549" calcext:value-type="percentage">
            <text:p>21,75%</text:p>
          </table:table-cell>
          <table:table-cell table:style-name="ce56" office:value-type="percentage" office:value="0.202181" calcext:value-type="percentage">
            <text:p>20,22%</text:p>
          </table:table-cell>
          <table:table-cell table:style-name="ce56" office:value-type="percentage" office:value="0.219411" calcext:value-type="percentage">
            <text:p>21,94%</text:p>
          </table:table-cell>
          <table:table-cell table:style-name="ce56" office:value-type="percentage" office:value="0.710427" calcext:value-type="percentage">
            <text:p>71,04%</text:p>
          </table:table-cell>
          <table:table-cell table:style-name="ce56" office:value-type="percentage" office:value="0.287017" calcext:value-type="percentage">
            <text:p>28,70%</text:p>
          </table:table-cell>
          <table:table-cell table:style-name="ce56" office:value-type="percentage" office:value="0.276754" calcext:value-type="percentage">
            <text:p>27,68%</text:p>
          </table:table-cell>
          <table:table-cell table:style-name="ce56" office:value-type="percentage" office:value="0.043703" calcext:value-type="percentage">
            <text:p>4,37%</text:p>
          </table:table-cell>
          <table:table-cell table:style-name="ce56" office:value-type="percentage" office:value="0.32692" calcext:value-type="percentage">
            <text:p>32,69%</text:p>
          </table:table-cell>
          <table:table-cell table:style-name="ce56" office:value-type="percentage" office:value="0.37956" calcext:value-type="percentage">
            <text:p>37,96%</text:p>
          </table:table-cell>
          <table:table-cell table:style-name="ce56" office:value-type="percentage" office:value="0.449208" calcext:value-type="percentage">
            <text:p>44,92%</text:p>
          </table:table-cell>
          <table:table-cell table:style-name="ce56" office:value-type="percentage" office:value="0.46678" calcext:value-type="percentage">
            <text:p>46,68%</text:p>
          </table:table-cell>
          <table:table-cell table:style-name="ce56" office:value-type="percentage" office:value="0.173576" calcext:value-type="percentage">
            <text:p>17,36%</text:p>
          </table:table-cell>
          <table:table-cell table:style-name="ce56" office:value-type="percentage" office:value="0.203957" calcext:value-type="percentage">
            <text:p>20,40%</text:p>
          </table:table-cell>
          <table:table-cell table:style-name="ce56" office:value-type="percentage" office:value="0.258923" calcext:value-type="percentage">
            <text:p>25,89%</text:p>
          </table:table-cell>
          <table:table-cell table:style-name="ce56" office:value-type="percentage" office:value="0.771452" calcext:value-type="percentage">
            <text:p>77,15%</text:p>
          </table:table-cell>
          <table:table-cell table:style-name="ce56" office:value-type="percentage" office:value="0.119986" calcext:value-type="percentage">
            <text:p>12,00%</text:p>
          </table:table-cell>
          <table:table-cell table:style-name="ce56" office:value-type="percentage" office:value="0.568069" calcext:value-type="percentage">
            <text:p>56,81%</text:p>
          </table:table-cell>
          <table:table-cell table:style-name="ce56" office:value-type="percentage" office:value="0.125619" calcext:value-type="percentage">
            <text:p>12,56%</text:p>
          </table:table-cell>
          <table:table-cell table:style-name="ce56" office:value-type="percentage" office:value="0.155951" calcext:value-type="percentage">
            <text:p>15,60%</text:p>
          </table:table-cell>
          <table:table-cell table:style-name="ce56" office:value-type="percentage" office:value="0.042881" calcext:value-type="percentage">
            <text:p>4,29%</text:p>
          </table:table-cell>
          <table:table-cell table:style-name="ce56" office:value-type="percentage" office:value="0.239772" calcext:value-type="percentage">
            <text:p>23,98%</text:p>
          </table:table-cell>
          <table:table-cell table:style-name="ce56" office:value-type="percentage" office:value="0.547589" calcext:value-type="percentage">
            <text:p>54,76%</text:p>
          </table:table-cell>
          <table:table-cell table:style-name="ce56" office:value-type="percentage" office:value="0.711708" calcext:value-type="percentage">
            <text:p>71,17%</text:p>
          </table:table-cell>
          <table:table-cell table:style-name="ce56" office:value-type="percentage" office:value="0.45805" calcext:value-type="percentage">
            <text:p>45,81%</text:p>
          </table:table-cell>
          <table:table-cell table:style-name="ce56" office:value-type="percentage" office:value="0.100888" calcext:value-type="percentage">
            <text:p>10,09%</text:p>
          </table:table-cell>
          <table:table-cell table:style-name="ce56" office:value-type="percentage" office:value="0.488569" calcext:value-type="percentage">
            <text:p>48,86%</text:p>
          </table:table-cell>
          <table:table-cell table:style-name="ce56" office:value-type="percentage" office:value="0.309938" calcext:value-type="percentage">
            <text:p>30,99%</text:p>
          </table:table-cell>
          <table:table-cell table:style-name="ce56" office:value-type="percentage" office:value="0.248164" calcext:value-type="percentage">
            <text:p>24,82%</text:p>
          </table:table-cell>
          <table:table-cell table:style-name="ce56" office:value-type="percentage" office:value="0.128643" calcext:value-type="percentage">
            <text:p>12,86%</text:p>
          </table:table-cell>
          <table:table-cell table:style-name="ce56" office:value-type="percentage" office:value="0.150171" calcext:value-type="percentage">
            <text:p>15,02%</text:p>
          </table:table-cell>
          <table:table-cell table:style-name="ce56" office:value-type="percentage" office:value="0.13194" calcext:value-type="percentage">
            <text:p>13,19%</text:p>
          </table:table-cell>
          <table:table-cell table:style-name="ce56" office:value-type="percentage" office:value="0.106115" calcext:value-type="percentage">
            <text:p>10,61%</text:p>
          </table:table-cell>
          <table:table-cell table:style-name="ce56" office:value-type="percentage" office:value="0.067396" calcext:value-type="percentage">
            <text:p>6,74%</text:p>
          </table:table-cell>
          <table:table-cell table:style-name="ce56" office:value-type="percentage" office:value="0.04194" calcext:value-type="percentage">
            <text:p>4,19%</text:p>
          </table:table-cell>
          <table:table-cell table:style-name="ce56" office:value-type="percentage" office:value="0.033204" calcext:value-type="percentage">
            <text:p>3,32%</text:p>
          </table:table-cell>
          <table:table-cell table:style-name="ce56" office:value-type="percentage" office:value="0.193033" calcext:value-type="percentage">
            <text:p>19,30%</text:p>
          </table:table-cell>
          <table:table-cell table:style-name="ce56" office:value-type="percentage" office:value="1.807042" calcext:value-type="percentage">
            <text:p>180,70%</text:p>
          </table:table-cell>
          <table:table-cell table:style-name="ce56" office:value-type="percentage" office:value="0.101766" calcext:value-type="percentage">
            <text:p>10,18%</text:p>
          </table:table-cell>
          <table:table-cell table:style-name="ce56" office:value-type="percentage" office:value="0.024417" calcext:value-type="percentage">
            <text:p>2,44%</text:p>
          </table:table-cell>
          <table:table-cell table:style-name="ce56" office:value-type="percentage" office:value="0.066773" calcext:value-type="percentage">
            <text:p>6,68%</text:p>
          </table:table-cell>
          <table:table-cell table:style-name="ce56" office:value-type="percentage" office:value="0.010707" calcext:value-type="percentage">
            <text:p>1,07%</text:p>
          </table:table-cell>
          <table:table-cell table:style-name="ce56" office:value-type="percentage" office:value="1.200129" calcext:value-type="percentage">
            <text:p>120,01%</text:p>
          </table:table-cell>
          <table:table-cell table:style-name="ce56" office:value-type="percentage" office:value="0.521156" calcext:value-type="percentage">
            <text:p>52,12%</text:p>
          </table:table-cell>
          <table:table-cell table:style-name="ce56" office:value-type="percentage" office:value="0.171501" calcext:value-type="percentage">
            <text:p>17,15%</text:p>
          </table:table-cell>
          <table:table-cell table:style-name="ce56" office:value-type="percentage" office:value="0.096506" calcext:value-type="percentage">
            <text:p>9,65%</text:p>
          </table:table-cell>
          <table:table-cell table:style-name="ce56" office:value-type="percentage" office:value="0.01066" calcext:value-type="percentage">
            <text:p>1,07%</text:p>
          </table:table-cell>
          <table:table-cell table:style-name="ce56" office:value-type="percentage" office:value="0.185959" calcext:value-type="percentage">
            <text:p>18,60%</text:p>
          </table:table-cell>
          <table:table-cell table:style-name="ce56" office:value-type="percentage" office:value="0.948891" calcext:value-type="percentage">
            <text:p>94,89%</text:p>
          </table:table-cell>
          <table:table-cell table:style-name="ce56" office:value-type="percentage" office:value="0.724576" calcext:value-type="percentage">
            <text:p>72,46%</text:p>
          </table:table-cell>
          <table:table-cell table:style-name="ce56" office:value-type="percentage" office:value="0.129915" calcext:value-type="percentage">
            <text:p>12,99%</text:p>
          </table:table-cell>
          <table:table-cell table:style-name="ce56" office:value-type="percentage" office:value="0.923734" calcext:value-type="percentage">
            <text:p>92,37%</text:p>
          </table:table-cell>
          <table:table-cell table:style-name="ce56" office:value-type="percentage" office:value="0.8248" calcext:value-type="percentage">
            <text:p>82,48%</text:p>
          </table:table-cell>
          <table:table-cell table:style-name="ce56" office:value-type="percentage" office:value="0.219079" calcext:value-type="percentage">
            <text:p>21,91%</text:p>
          </table:table-cell>
          <table:table-cell table:style-name="ce56" office:value-type="percentage" office:value="0.026968" calcext:value-type="percentage">
            <text:p>2,70%</text:p>
          </table:table-cell>
          <table:table-cell table:style-name="ce56" office:value-type="percentage" office:value="0.005419" calcext:value-type="percentage">
            <text:p>0,54%</text:p>
          </table:table-cell>
          <table:table-cell table:style-name="ce56" office:value-type="percentage" office:value="1.519897" calcext:value-type="percentage">
            <text:p>151,99%</text:p>
          </table:table-cell>
          <table:table-cell table:style-name="ce56" office:value-type="percentage" office:value="0.428722" calcext:value-type="percentage">
            <text:p>42,87%</text:p>
          </table:table-cell>
          <table:table-cell table:style-name="ce56" office:value-type="percentage" office:value="0.046467" calcext:value-type="percentage">
            <text:p>4,65%</text:p>
          </table:table-cell>
          <table:table-cell table:style-name="ce56" office:value-type="percentage" office:value="0.00418" calcext:value-type="percentage">
            <text:p>0,42%</text:p>
          </table:table-cell>
          <table:table-cell table:style-name="ce56" office:value-type="percentage" office:value="0.000735" calcext:value-type="percentage">
            <text:p>0,07%</text:p>
          </table:table-cell>
          <table:table-cell table:style-name="ce56" office:value-type="percentage" office:value="0.02049" calcext:value-type="percentage">
            <text:p>2,05%</text:p>
          </table:table-cell>
          <table:table-cell table:style-name="ce56" office:value-type="percentage" office:value="1.858902" calcext:value-type="percentage">
            <text:p>185,89%</text:p>
          </table:table-cell>
          <table:table-cell table:style-name="ce56" office:value-type="percentage" office:value="0.111224" calcext:value-type="percentage">
            <text:p>11,12%</text:p>
          </table:table-cell>
          <table:table-cell table:style-name="ce56" office:value-type="percentage" office:value="0.007858" calcext:value-type="percentage">
            <text:p>0,79%</text:p>
          </table:table-cell>
          <table:table-cell table:style-name="ce56" office:value-type="percentage" office:value="0.001526" calcext:value-type="percentage">
            <text:p>0,15%</text:p>
          </table:table-cell>
          <table:table-cell table:style-name="ce56" office:value-type="percentage" office:value="1.02098" calcext:value-type="percentage">
            <text:p>102,10%</text:p>
          </table:table-cell>
          <table:table-cell table:style-name="ce56" office:value-type="percentage" office:value="0.894051" calcext:value-type="percentage">
            <text:p>89,41%</text:p>
          </table:table-cell>
          <table:table-cell table:style-name="ce56" office:value-type="percentage" office:value="0.074202" calcext:value-type="percentage">
            <text:p>7,42%</text:p>
          </table:table-cell>
          <table:table-cell table:style-name="ce56" office:value-type="percentage" office:value="0.008877" calcext:value-type="percentage">
            <text:p>0,89%</text:p>
          </table:table-cell>
          <table:table-cell table:style-name="ce56" office:value-type="percentage" office:value="0.001887" calcext:value-type="percentage">
            <text:p>0,19%</text:p>
          </table:table-cell>
          <table:table-cell table:style-name="ce56" office:value-type="percentage" office:value="0.67261" calcext:value-type="percentage">
            <text:p>67,26%</text:p>
          </table:table-cell>
          <table:table-cell table:style-name="ce56" office:value-type="percentage" office:value="1.303454" calcext:value-type="percentage">
            <text:p>130,35%</text:p>
          </table:table-cell>
          <table:table-cell table:style-name="ce56" office:value-type="percentage" office:value="0.022964" calcext:value-type="percentage">
            <text:p>2,30%</text:p>
          </table:table-cell>
          <table:table-cell table:style-name="ce56" office:value-type="percentage" office:value="0.000816" calcext:value-type="percentage">
            <text:p>0,08%</text:p>
          </table:table-cell>
          <table:table-cell table:style-name="ce56" office:value-type="percentage" office:value="0.000155" calcext:value-type="percentage">
            <text:p>0,02%</text:p>
          </table:table-cell>
          <table:table-cell table:style-name="ce56" office:value-type="percentage" office:value="1.725548" calcext:value-type="percentage">
            <text:p>172,55%</text:p>
          </table:table-cell>
          <table:table-cell table:style-name="ce56" office:value-type="percentage" office:value="0.270996" calcext:value-type="percentage">
            <text:p>27,10%</text:p>
          </table:table-cell>
          <table:table-cell table:style-name="ce56" office:value-type="percentage" office:value="0.003142" calcext:value-type="percentage">
            <text:p>0,31%</text:p>
          </table:table-cell>
          <table:table-cell table:style-name="ce56" office:value-type="percentage" office:value="0.000212" calcext:value-type="percentage">
            <text:p>0,02%</text:p>
          </table:table-cell>
          <table:table-cell table:style-name="ce56" office:value-type="percentage" office:value="0.000099" calcext:value-type="percentage">
            <text:p>0,01%</text:p>
          </table:table-cell>
          <table:table-cell table:style-name="ce56" office:value-type="percentage" office:value="0.907509" calcext:value-type="percentage">
            <text:p>90,75%</text:p>
          </table:table-cell>
          <table:table-cell table:style-name="ce56" office:value-type="percentage" office:value="1.077118" calcext:value-type="percentage">
            <text:p>107,71%</text:p>
          </table:table-cell>
          <table:table-cell table:style-name="ce56" office:value-type="percentage" office:value="0.014599" calcext:value-type="percentage">
            <text:p>1,46%</text:p>
          </table:table-cell>
          <table:table-cell table:style-name="ce56" office:value-type="percentage" office:value="0.000631" calcext:value-type="percentage">
            <text:p>0,06%</text:p>
          </table:table-cell>
          <table:table-cell table:style-name="ce56" office:value-type="percentage" office:value="0.000143" calcext:value-type="percentage">
            <text:p>0,01%</text:p>
          </table:table-cell>
          <table:table-cell table:style-name="ce56" office:value-type="percentage" office:value="1.925421" calcext:value-type="percentage">
            <text:p>192,54%</text:p>
          </table:table-cell>
          <table:table-cell table:style-name="ce56" office:value-type="percentage" office:value="0.073248" calcext:value-type="percentage">
            <text:p>7,32%</text:p>
          </table:table-cell>
          <table:table-cell table:style-name="ce56" office:value-type="percentage" office:value="0.001121" calcext:value-type="percentage">
            <text:p>0,11%</text:p>
          </table:table-cell>
          <table:table-cell table:style-name="ce56" office:value-type="percentage" office:value="0.000126" calcext:value-type="percentage">
            <text:p>0,01%</text:p>
          </table:table-cell>
          <table:table-cell table:style-name="ce56" office:value-type="percentage" office:value="0.000085" calcext:value-type="percentage">
            <text:p>0,01%</text:p>
          </table:table-cell>
          <table:table-cell table:style-name="ce56" office:value-type="percentage" office:value="1.445283" calcext:value-type="percentage">
            <text:p>144,53%</text:p>
          </table:table-cell>
          <table:table-cell table:style-name="ce56" office:value-type="percentage" office:value="0.554715" calcext:value-type="percentage">
            <text:p>55,47%</text:p>
          </table:table-cell>
          <table:table-cell table:style-name="ce56" office:value-type="percentage" office:value="0.086156" calcext:value-type="percentage">
            <text:p>8,62%</text:p>
          </table:table-cell>
          <table:table-cell table:style-name="ce56" office:value-type="percentage" office:value="1.237518" calcext:value-type="percentage">
            <text:p>123,75%</text:p>
          </table:table-cell>
          <table:table-cell table:style-name="ce56" office:value-type="percentage" office:value="0.42429" calcext:value-type="percentage">
            <text:p>42,43%</text:p>
          </table:table-cell>
          <table:table-cell table:style-name="ce56" office:value-type="percentage" office:value="0.167446" calcext:value-type="percentage">
            <text:p>16,74%</text:p>
          </table:table-cell>
          <table:table-cell table:style-name="ce56" office:value-type="percentage" office:value="0.08459" calcext:value-type="percentage">
            <text:p>8,46%</text:p>
          </table:table-cell>
          <table:table-cell table:style-name="ce56" office:value-type="percentage" office:value="1.567933" calcext:value-type="percentage">
            <text:p>156,79%</text:p>
          </table:table-cell>
          <table:table-cell table:style-name="ce56" office:value-type="percentage" office:value="0.432068" calcext:value-type="percentage">
            <text:p>43,21%</text:p>
          </table:table-cell>
          <table:table-cell table:style-name="ce56" office:value-type="percentage" office:value="1.495733" calcext:value-type="percentage">
            <text:p>149,57%</text:p>
          </table:table-cell>
          <table:table-cell table:style-name="ce56" office:value-type="percentage" office:value="0.504265" calcext:value-type="percentage">
            <text:p>50,43%</text:p>
          </table:table-cell>
          <table:table-cell table:style-name="ce56" office:value-type="percentage" office:value="0.033293" calcext:value-type="percentage">
            <text:p>3,33%</text:p>
          </table:table-cell>
          <table:table-cell table:style-name="ce56" office:value-type="percentage" office:value="0.285284" calcext:value-type="percentage">
            <text:p>28,53%</text:p>
          </table:table-cell>
          <table:table-cell table:style-name="ce56" office:value-type="percentage" office:value="0.525275" calcext:value-type="percentage">
            <text:p>52,53%</text:p>
          </table:table-cell>
          <table:table-cell table:style-name="ce56" office:value-type="percentage" office:value="0.638765" calcext:value-type="percentage">
            <text:p>63,88%</text:p>
          </table:table-cell>
          <table:table-cell table:style-name="ce56" office:value-type="percentage" office:value="0.517384" calcext:value-type="percentage">
            <text:p>51,74%</text:p>
          </table:table-cell>
          <table:table-cell table:style-name="ce56" office:value-type="percentage" office:value="1.646018" calcext:value-type="percentage">
            <text:p>164,60%</text:p>
          </table:table-cell>
          <table:table-cell table:style-name="ce56" office:value-type="percentage" office:value="0.353983" calcext:value-type="percentage">
            <text:p>35,40%</text:p>
          </table:table-cell>
          <table:table-cell table:style-name="ce56" office:value-type="percentage" office:value="0.744492" calcext:value-type="percentage">
            <text:p>74,45%</text:p>
          </table:table-cell>
          <table:table-cell table:style-name="ce56" office:value-type="percentage" office:value="0.852517" calcext:value-type="percentage">
            <text:p>85,25%</text:p>
          </table:table-cell>
          <table:table-cell table:style-name="ce56" office:value-type="percentage" office:value="0.249535" calcext:value-type="percentage">
            <text:p>24,95%</text:p>
          </table:table-cell>
          <table:table-cell table:style-name="ce56" office:value-type="percentage" office:value="0.101106" calcext:value-type="percentage">
            <text:p>10,11%</text:p>
          </table:table-cell>
          <table:table-cell table:style-name="ce56" office:value-type="percentage" office:value="0.052353" calcext:value-type="percentage">
            <text:p>5,24%</text:p>
          </table:table-cell>
          <table:table-cell table:style-name="ce56" office:value-type="percentage" office:value="0.169221" calcext:value-type="percentage">
            <text:p>16,92%</text:p>
          </table:table-cell>
          <table:table-cell table:style-name="ce56" office:value-type="percentage" office:value="1.83078" calcext:value-type="percentage">
            <text:p>183,08%</text:p>
          </table:table-cell>
          <table:table-cell table:style-name="ce56" office:value-type="percentage" office:value="4476212" calcext:value-type="percentage">
            <text:p>447621200,00%</text:p>
          </table:table-cell>
          <table:table-cell table:style-name="ce56" office:value-type="percentage" office:value="0.03908" calcext:value-type="percentage">
            <text:p>3,91%</text:p>
          </table:table-cell>
          <table:table-cell table:style-name="ce56" office:value-type="percentage" office:value="0.875253" calcext:value-type="percentage">
            <text:p>87,53%</text:p>
          </table:table-cell>
          <table:table-cell table:style-name="ce56" office:value-type="percentage" office:value="0.220336" calcext:value-type="percentage">
            <text:p>22,03%</text:p>
          </table:table-cell>
          <table:table-cell table:style-name="ce56" office:value-type="percentage" office:value="0.815745" calcext:value-type="percentage">
            <text:p>81,57%</text:p>
          </table:table-cell>
          <table:table-cell table:style-name="ce56" office:value-type="percentage" office:value="0.040164" calcext:value-type="percentage">
            <text:p>4,02%</text:p>
          </table:table-cell>
          <table:table-cell table:style-name="ce56" office:value-type="percentage" office:value="0.009419" calcext:value-type="percentage">
            <text:p>0,94%</text:p>
          </table:table-cell>
          <table:table-cell table:style-name="ce56" office:value-type="percentage" office:value="0.000002" calcext:value-type="percentage">
            <text:p>0,00%</text:p>
          </table:table-cell>
          <table:table-cell table:style-name="ce56" office:value-type="percentage" office:value="1.242755" calcext:value-type="percentage">
            <text:p>124,28%</text:p>
          </table:table-cell>
          <table:table-cell table:style-name="ce56" office:value-type="percentage" office:value="0.596966" calcext:value-type="percentage">
            <text:p>59,70%</text:p>
          </table:table-cell>
          <table:table-cell table:style-name="ce56" office:value-type="percentage" office:value="0.160279" calcext:value-type="percentage">
            <text:p>16,03%</text:p>
          </table:table-cell>
          <table:table-cell table:style-name="ce56" office:value-type="percentage" office:value="0.066928" calcext:value-type="percentage">
            <text:p>6,69%</text:p>
          </table:table-cell>
          <table:table-cell table:style-name="ce56" office:value-type="percentage" office:value="1.827798" calcext:value-type="percentage">
            <text:p>182,78%</text:p>
          </table:table-cell>
          <table:table-cell table:style-name="ce56" office:value-type="percentage" office:value="0.079433" calcext:value-type="percentage">
            <text:p>7,94%</text:p>
          </table:table-cell>
          <table:table-cell table:style-name="ce56" office:value-type="percentage" office:value="0.024146" calcext:value-type="percentage">
            <text:p>2,41%</text:p>
          </table:table-cell>
          <table:table-cell table:style-name="ce56" office:value-type="percentage" office:value="0.001694" calcext:value-type="percentage">
            <text:p>0,17%</text:p>
          </table:table-cell>
          <table:table-cell table:style-name="ce56" office:value-type="percentage" office:value="0.208069" calcext:value-type="percentage">
            <text:p>20,81%</text:p>
          </table:table-cell>
          <table:table-cell table:style-name="ce56" office:value-type="percentage" office:value="0.029041" calcext:value-type="percentage">
            <text:p>2,90%</text:p>
          </table:table-cell>
          <table:table-cell table:style-name="ce56" office:value-type="percentage" office:value="0.088273" calcext:value-type="percentage">
            <text:p>8,83%</text:p>
          </table:table-cell>
          <table:table-cell table:style-name="ce56" office:value-type="percentage" office:value="0.049933" calcext:value-type="percentage">
            <text:p>4,99%</text:p>
          </table:table-cell>
          <table:table-cell table:style-name="ce56" office:value-type="percentage" office:value="0.093623" calcext:value-type="percentage">
            <text:p>9,36%</text:p>
          </table:table-cell>
          <table:table-cell table:style-name="ce56" office:value-type="percentage" office:value="0.461559" calcext:value-type="percentage">
            <text:p>46,16%</text:p>
          </table:table-cell>
          <table:table-cell table:style-name="ce56" office:value-type="percentage" office:value="0.468644" calcext:value-type="percentage">
            <text:p>46,86%</text:p>
          </table:table-cell>
          <table:table-cell table:style-name="ce56" office:value-type="percentage" office:value="0.232308" calcext:value-type="percentage">
            <text:p>23,23%</text:p>
          </table:table-cell>
          <table:table-cell table:style-name="ce56" office:value-type="percentage" office:value="0.135287" calcext:value-type="percentage">
            <text:p>13,53%</text:p>
          </table:table-cell>
          <table:table-cell table:style-name="ce56" office:value-type="percentage" office:value="0.088894" calcext:value-type="percentage">
            <text:p>8,89%</text:p>
          </table:table-cell>
          <table:table-cell table:style-name="ce56" office:value-type="percentage" office:value="0.062442" calcext:value-type="percentage">
            <text:p>6,24%</text:p>
          </table:table-cell>
          <table:table-cell table:style-name="ce56" office:value-type="percentage" office:value="0.045309" calcext:value-type="percentage">
            <text:p>4,53%</text:p>
          </table:table-cell>
          <table:table-cell table:style-name="ce56" office:value-type="percentage" office:value="0.036619" calcext:value-type="percentage">
            <text:p>3,66%</text:p>
          </table:table-cell>
          <table:table-cell table:style-name="ce56" office:value-type="percentage" office:value="0.00133" calcext:value-type="percentage">
            <text:p>0,13%</text:p>
          </table:table-cell>
          <table:table-cell table:style-name="ce56" office:value-type="percentage" office:value="1.955043" calcext:value-type="percentage">
            <text:p>195,50%</text:p>
          </table:table-cell>
          <table:table-cell table:style-name="ce56" office:value-type="percentage" office:value="0.036778" calcext:value-type="percentage">
            <text:p>3,68%</text:p>
          </table:table-cell>
          <table:table-cell table:style-name="ce56" office:value-type="percentage" office:value="0.002518" calcext:value-type="percentage">
            <text:p>0,25%</text:p>
          </table:table-cell>
          <table:table-cell table:style-name="ce56" office:value-type="percentage" office:value="0.00433" calcext:value-type="percentage">
            <text:p>0,43%</text:p>
          </table:table-cell>
          <table:table-cell table:style-name="ce56" office:value-type="percentage" office:value="1.234926" calcext:value-type="percentage">
            <text:p>123,49%</text:p>
          </table:table-cell>
          <table:table-cell table:style-name="ce56" office:value-type="percentage" office:value="0.765075" calcext:value-type="percentage">
            <text:p>76,51%</text:p>
          </table:table-cell>
          <table:table-cell table:style-name="ce56" office:value-type="percentage" office:value="0.908647" calcext:value-type="percentage">
            <text:p>90,86%</text:p>
          </table:table-cell>
          <table:table-cell table:style-name="ce56" office:value-type="percentage" office:value="0.757246" calcext:value-type="percentage">
            <text:p>75,72%</text:p>
          </table:table-cell>
          <table:table-cell table:style-name="ce56" office:value-type="percentage" office:value="0.32829" calcext:value-type="percentage">
            <text:p>32,83%</text:p>
          </table:table-cell>
          <table:table-cell table:style-name="ce90" office:value-type="percentage" office:value="0.005817" calcext:value-type="percentage">
            <text:p>0,58%</text:p>
          </table:table-cell>
          <table:table-cell table:style-name="ce100" office:value-type="percentage" office:value="4479524.26529601" calcext:value-type="percentage">
            <text:p>447952426,53%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67"/>
        </table:table-row>
        <table:table-row table:style-name="ro1">
          <table:table-cell/>
          <table:table-cell table:style-name="ce23" table:formula="of:=SUM([.B7:.F7])" office:value-type="percentage" office:value="0.151586" calcext:value-type="percentage">
            <text:p>15,16%</text:p>
          </table:table-cell>
          <table:table-cell table:number-columns-repeated="2"/>
          <table:table-cell table:style-name="ce26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6"/>
        </table:table-row>
        <table:table-row table:style-name="ro1">
          <table:table-cell table:number-columns-repeated="4"/>
          <table:table-cell table:style-name="ce11" office:value-type="string" calcext:value-type="string">
            <text:p>MACRO_REGIAO_CENTRO_OESTE</text:p>
          </table:table-cell>
          <table:table-cell table:formula="of:=([.B7]*100)/[.B14]" office:value-type="float" office:value="9.65326613275632" calcext:value-type="float">
            <text:p>9,65326613275632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MACRO_REGIAO_NORDESTE</text:p>
          </table:table-cell>
          <table:table-cell table:formula="of:=([.C7]*100)/[.B14]" office:value-type="float" office:value="15.2982465399179" calcext:value-type="float">
            <text:p>15,2982465399179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MACRO_REGIAO_NORTE</text:p>
          </table:table-cell>
          <table:table-cell table:formula="of:=([.D7]*100)/[.B14]" office:value-type="float" office:value="3.84732099270381" calcext:value-type="float">
            <text:p>3,84732099270381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MACRO_REGIAO_SUDESTE</text:p>
          </table:table-cell>
          <table:table-cell table:formula="of:=([.E7]*100)/[.B14]" office:value-type="float" office:value="53.2753684377185" calcext:value-type="float">
            <text:p>53,2753684377185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MACRO_REGIAO_SUL</text:p>
          </table:table-cell>
          <table:table-cell table:formula="of:=([.F7]*100)/[.B14]" office:value-type="float" office:value="17.9257978969034" calcext:value-type="float">
            <text:p>17,9257978969034</text:p>
          </table:table-cell>
          <table:table-cell table:number-columns-repeated="16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67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TP_COR_RACA_0</text:p>
          </table:table-cell>
          <table:table-cell table:style-name="ce64" table:formula="of:=([.EC7]*100)/[.B14]" office:value-type="float" office:value="1.57468367791221" calcext:value-type="float">
            <text:p>1,57468367791221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TP_COR_RACA_1</text:p>
          </table:table-cell>
          <table:table-cell table:style-name="ce64" table:formula="of:=([.ED7]*100)/[.B14]" office:value-type="float" office:value="78.6952620954442" calcext:value-type="float">
            <text:p>78,6952620954442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TP_COR_RACA_2</text:p>
          </table:table-cell>
          <table:table-cell table:style-name="ce64" table:formula="of:=([.EE7]*100)/[.B14]" office:value-type="float" office:value="3.08009974535907" calcext:value-type="float">
            <text:p>3,08009974535907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TP_COR_RACA_3</text:p>
          </table:table-cell>
          <table:table-cell table:style-name="ce64" table:formula="of:=([.EF7]*100)/[.B14]" office:value-type="float" office:value="14.4934228754634" calcext:value-type="float">
            <text:p>14,4934228754634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TP_COR_RACA_4</text:p>
          </table:table-cell>
          <table:table-cell table:style-name="ce64" table:formula="of:=([.EG7]*100)/[.B14]" office:value-type="float" office:value="2.08858337841225" calcext:value-type="float">
            <text:p>2,08858337841225</text:p>
          </table:table-cell>
          <table:table-cell table:number-columns-repeated="166"/>
        </table:table-row>
        <table:table-row table:style-name="ro1">
          <table:table-cell table:number-columns-repeated="4"/>
          <table:table-cell office:value-type="string" calcext:value-type="string">
            <text:p>TP_COR_RACA_5</text:p>
          </table:table-cell>
          <table:table-cell table:style-name="ce64" table:formula="of:=([.EH7]*100)/[.B14]" office:value-type="float" office:value="0.068607918937105" calcext:value-type="float">
            <text:p>0,068607918937105</text:p>
          </table:table-cell>
          <table:table-cell table:number-columns-repeated="16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67"/>
        </table:table-row>
        <table:table-row table:style-name="ro1">
          <table:table-cell/>
          <table:table-cell table:style-name="ce23" table:formula="of:=SUM([.H6:.O6])" office:value-type="percentage" office:value="0.25761" calcext:value-type="percentage">
            <text:p>25,76%</text:p>
          </table:table-cell>
          <table:table-cell table:number-columns-repeated="2"/>
          <table:table-cell table:style-name="Default"/>
          <table:table-cell table:number-columns-repeated="167"/>
        </table:table-row>
        <table:table-row table:style-name="ro1">
          <table:table-cell table:number-columns-repeated="4"/>
          <table:table-cell table:style-name="Default"/>
          <table:table-cell table:number-columns-repeated="167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" table:number-rows-spanned="1">
            <text:p>GRUPO A</text:p>
          </table:table-cell>
          <table:covered-table-cell/>
          <table:table-cell table:style-name="ce26" office:value-type="string" calcext:value-type="string" table:number-columns-spanned="2" table:number-rows-spanned="1">
            <text:p>GRUPO E</text:p>
          </table:table-cell>
          <table:covered-table-cell table:style-name="ce35"/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1_A</text:p>
          </table:table-cell>
          <table:table-cell table:style-name="ce35" table:formula="of:=([.H6]*100)/[.B31]" office:value-type="float" office:value="8.97635961336905" calcext:value-type="float">
            <text:p>8,98</text:p>
          </table:table-cell>
          <table:table-cell office:value-type="string" calcext:value-type="string">
            <text:p>Q001_A</text:p>
          </table:table-cell>
          <table:table-cell table:style-name="ce35" table:formula="of:=([.H7]*100)/[.B14]" office:value-type="float" office:value="0.115446017442244" calcext:value-type="float">
            <text:p>0,12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1_B</text:p>
          </table:table-cell>
          <table:table-cell table:style-name="ce35" table:formula="of:=([.I6]*100)/[.B31]" office:value-type="float" office:value="31.0178176313031" calcext:value-type="float">
            <text:p>31,02</text:p>
          </table:table-cell>
          <table:table-cell office:value-type="string" calcext:value-type="string">
            <text:p>Q001_B</text:p>
          </table:table-cell>
          <table:table-cell table:style-name="ce35" table:formula="of:=([.I7]*100)/[.B14]" office:value-type="float" office:value="1.29233570382489" calcext:value-type="float">
            <text:p>1,29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1_C</text:p>
          </table:table-cell>
          <table:table-cell table:style-name="ce35" table:formula="of:=([.J6]*100)/[.B31]" office:value-type="float" office:value="16.3774698187182" calcext:value-type="float">
            <text:p>16,38</text:p>
          </table:table-cell>
          <table:table-cell office:value-type="string" calcext:value-type="string">
            <text:p>Q001_C</text:p>
          </table:table-cell>
          <table:table-cell table:style-name="ce35" table:formula="of:=([.J7]*100)/[.B14]" office:value-type="float" office:value="2.87097753090655" calcext:value-type="float">
            <text:p>2,87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1_D</text:p>
          </table:table-cell>
          <table:table-cell table:style-name="ce35" table:formula="of:=([.K6]*100)/[.B31]" office:value-type="float" office:value="11.1789138620395" calcext:value-type="float">
            <text:p>11,18</text:p>
          </table:table-cell>
          <table:table-cell office:value-type="string" calcext:value-type="string">
            <text:p>Q001_D</text:p>
          </table:table-cell>
          <table:table-cell table:style-name="ce35" table:formula="of:=([.K7]*100)/[.B14]" office:value-type="float" office:value="4.71613473539773" calcext:value-type="float">
            <text:p>4,72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1_E</text:p>
          </table:table-cell>
          <table:table-cell table:style-name="ce35" table:formula="of:=([.L6]*100)/[.B31]" office:value-type="float" office:value="18.7352975427973" calcext:value-type="float">
            <text:p>18,74</text:p>
          </table:table-cell>
          <table:table-cell office:value-type="string" calcext:value-type="string">
            <text:p>Q001_E</text:p>
          </table:table-cell>
          <table:table-cell table:style-name="ce35" table:formula="of:=([.L7]*100)/[.B14]" office:value-type="float" office:value="23.2745768078846" calcext:value-type="float">
            <text:p>23,27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1_F</text:p>
          </table:table-cell>
          <table:table-cell table:style-name="ce35" table:formula="of:=([.M6]*100)/[.B31]" office:value-type="float" office:value="1.97313768875432" calcext:value-type="float">
            <text:p>1,97</text:p>
          </table:table-cell>
          <table:table-cell office:value-type="string" calcext:value-type="string">
            <text:p>Q001_F</text:p>
          </table:table-cell>
          <table:table-cell table:style-name="ce35" table:formula="of:=([.M7]*100)/[.B14]" office:value-type="float" office:value="30.8300238808333" calcext:value-type="float">
            <text:p>30,83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1_G</text:p>
          </table:table-cell>
          <table:table-cell table:style-name="ce35" table:formula="of:=([.N6]*100)/[.B31]" office:value-type="float" office:value="0.813244827452351" calcext:value-type="float">
            <text:p>0,81</text:p>
          </table:table-cell>
          <table:table-cell office:value-type="string" calcext:value-type="string">
            <text:p>Q001_G</text:p>
          </table:table-cell>
          <table:table-cell table:style-name="ce35" table:formula="of:=([.N7]*100)/[.B14]" office:value-type="float" office:value="34.1944506748644" calcext:value-type="float">
            <text:p>34,19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1_H</text:p>
          </table:table-cell>
          <table:table-cell table:style-name="ce35" table:formula="of:=([.O6]*100)/[.B31]" office:value-type="float" office:value="10.9277590155662" calcext:value-type="float">
            <text:p>10,93</text:p>
          </table:table-cell>
          <table:table-cell office:value-type="string" calcext:value-type="string">
            <text:p>Q001_H</text:p>
          </table:table-cell>
          <table:table-cell table:style-name="ce35" table:formula="of:=([.O7]*100)/[.B14]" office:value-type="float" office:value="2.70671434037444" calcext:value-type="float">
            <text:p>2,71</text:p>
          </table:table-cell>
          <table:table-cell table:number-columns-repeated="16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67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" table:number-rows-spanned="1">
            <text:p>GRUPO A</text:p>
          </table:table-cell>
          <table:covered-table-cell/>
          <table:table-cell table:style-name="ce26" office:value-type="string" calcext:value-type="string" table:number-columns-spanned="2" table:number-rows-spanned="1">
            <text:p>GRUPO E</text:p>
          </table:table-cell>
          <table:covered-table-cell table:style-name="ce35"/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2_A</text:p>
          </table:table-cell>
          <table:table-cell table:style-name="ce35" table:formula="of:=([.P6]*100)/[.B31]" office:value-type="float" office:value="5.41050425061139" calcext:value-type="float">
            <text:p>5,41</text:p>
          </table:table-cell>
          <table:table-cell office:value-type="string" calcext:value-type="string">
            <text:p>Q002_A</text:p>
          </table:table-cell>
          <table:table-cell table:style-name="ce35" table:formula="of:=([.P7]*100)/[.B14]" office:value-type="float" office:value="0.0791629833889673" calcext:value-type="float">
            <text:p>0,08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2_B</text:p>
          </table:table-cell>
          <table:table-cell table:style-name="ce35" table:formula="of:=([.Q6]*100)/[.B31]" office:value-type="float" office:value="22.8919684794845" calcext:value-type="float">
            <text:p>22,89</text:p>
          </table:table-cell>
          <table:table-cell office:value-type="string" calcext:value-type="string">
            <text:p>Q002_B</text:p>
          </table:table-cell>
          <table:table-cell table:style-name="ce35" table:formula="of:=([.Q7]*100)/[.B14]" office:value-type="float" office:value="0.655073687543705" calcext:value-type="float">
            <text:p>0,66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2_C</text:p>
          </table:table-cell>
          <table:table-cell table:style-name="ce35" table:formula="of:=([.R6]*100)/[.B31]" office:value-type="float" office:value="16.0665346842126" calcext:value-type="float">
            <text:p>16,07</text:p>
          </table:table-cell>
          <table:table-cell office:value-type="string" calcext:value-type="string">
            <text:p>Q002_C</text:p>
          </table:table-cell>
          <table:table-cell table:style-name="ce35" table:formula="of:=([.R7]*100)/[.B14]" office:value-type="float" office:value="1.50937421661631" calcext:value-type="float">
            <text:p>1,51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2_D</text:p>
          </table:table-cell>
          <table:table-cell table:style-name="ce35" table:formula="of:=([.S6]*100)/[.B31]" office:value-type="float" office:value="14.2544932261946" calcext:value-type="float">
            <text:p>14,25</text:p>
          </table:table-cell>
          <table:table-cell office:value-type="string" calcext:value-type="string">
            <text:p>Q002_D</text:p>
          </table:table-cell>
          <table:table-cell table:style-name="ce35" table:formula="of:=([.S7]*100)/[.B14]" office:value-type="float" office:value="2.9626746533321" calcext:value-type="float">
            <text:p>2,96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2_E</text:p>
          </table:table-cell>
          <table:table-cell table:style-name="ce35" table:formula="of:=([.T6]*100)/[.B31]" office:value-type="float" office:value="30.1350879236055" calcext:value-type="float">
            <text:p>30,14</text:p>
          </table:table-cell>
          <table:table-cell office:value-type="string" calcext:value-type="string">
            <text:p>Q002_E</text:p>
          </table:table-cell>
          <table:table-cell table:style-name="ce35" table:formula="of:=([.T7]*100)/[.B14]" office:value-type="float" office:value="19.9365376749832" calcext:value-type="float">
            <text:p>19,94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2_F</text:p>
          </table:table-cell>
          <table:table-cell table:style-name="ce35" table:formula="of:=([.U6]*100)/[.B31]" office:value-type="float" office:value="4.87597531151741" calcext:value-type="float">
            <text:p>4,88</text:p>
          </table:table-cell>
          <table:table-cell office:value-type="string" calcext:value-type="string">
            <text:p>Q002_F</text:p>
          </table:table-cell>
          <table:table-cell table:style-name="ce35" table:formula="of:=([.U7]*100)/[.B14]" office:value-type="float" office:value="32.1454487881467" calcext:value-type="float">
            <text:p>32,15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2_G</text:p>
          </table:table-cell>
          <table:table-cell table:style-name="ce35" table:formula="of:=([.V6]*100)/[.B31]" office:value-type="float" office:value="2.85897286596017" calcext:value-type="float">
            <text:p>2,86</text:p>
          </table:table-cell>
          <table:table-cell office:value-type="string" calcext:value-type="string">
            <text:p>Q002_G</text:p>
          </table:table-cell>
          <table:table-cell table:style-name="ce35" table:formula="of:=([.V7]*100)/[.B14]" office:value-type="float" office:value="41.6403889541251" calcext:value-type="float">
            <text:p>41,64</text:p>
          </table:table-cell>
          <table:table-cell table:number-columns-repeated="166"/>
        </table:table-row>
        <table:table-row table:style-name="ro1">
          <table:table-cell table:number-columns-repeated="2"/>
          <table:table-cell table:style-name="ce19" office:value-type="string" calcext:value-type="string">
            <text:p>Q002_H</text:p>
          </table:table-cell>
          <table:table-cell table:style-name="ce35" table:formula="of:=([.W6]*100)/[.B31]" office:value-type="float" office:value="3.50607507472536" calcext:value-type="float">
            <text:p>3,51</text:p>
          </table:table-cell>
          <table:table-cell office:value-type="string" calcext:value-type="string">
            <text:p>Q002_H</text:p>
          </table:table-cell>
          <table:table-cell table:style-name="ce35" table:formula="of:=([.W7]*100)/[.B14]" office:value-type="float" office:value="1.07133904186402" calcext:value-type="float">
            <text:p>1,07</text:p>
          </table:table-cell>
          <table:table-cell table:number-columns-repeated="166"/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FP9" table:buttons="'Tabela dinâmica_Planilha1_1'.A2 'Tabela dinâmica_Planilha1_1'.B1" table:show-filter-button="false" table:drill-down-on-double-click="false">
          <table:source-cell-range table:cell-range-address="Planilha1.A1:Planilha1.C1021"/>
          <table:data-pilot-field table:source-field-name="Colunas" table:orientation="column" table:used-hierarchy="0" table:function="auto">
            <table:data-pilot-level table:show-empty="false" calcext:repeat-item-labels="false">
              <table:data-pilot-members>
                <table:data-pilot-member table:name="MACRO_REGIAO_CENTRO_OESTE" table:display="true" table:show-details="true"/>
                <table:data-pilot-member table:name="MACRO_REGIAO_NORDESTE" table:display="true" table:show-details="true"/>
                <table:data-pilot-member table:name="MACRO_REGIAO_NORTE" table:display="true" table:show-details="true"/>
                <table:data-pilot-member table:name="MACRO_REGIAO_SUDESTE" table:display="true" table:show-details="true"/>
                <table:data-pilot-member table:name="MACRO_REGIAO_SUL" table:display="true" table:show-details="true"/>
                <table:data-pilot-member table:name="MEDIA_NOTAS" table:display="true" table:show-details="true"/>
                <table:data-pilot-member table:name="Q001_A" table:display="true" table:show-details="true"/>
                <table:data-pilot-member table:name="Q001_B" table:display="true" table:show-details="true"/>
                <table:data-pilot-member table:name="Q001_C" table:display="true" table:show-details="true"/>
                <table:data-pilot-member table:name="Q001_D" table:display="true" table:show-details="true"/>
                <table:data-pilot-member table:name="Q001_E" table:display="true" table:show-details="true"/>
                <table:data-pilot-member table:name="Q001_F" table:display="true" table:show-details="true"/>
                <table:data-pilot-member table:name="Q001_G" table:display="true" table:show-details="true"/>
                <table:data-pilot-member table:name="Q001_H" table:display="true" table:show-details="true"/>
                <table:data-pilot-member table:name="Q002_A" table:display="true" table:show-details="true"/>
                <table:data-pilot-member table:name="Q002_B" table:display="true" table:show-details="true"/>
                <table:data-pilot-member table:name="Q002_C" table:display="true" table:show-details="true"/>
                <table:data-pilot-member table:name="Q002_D" table:display="true" table:show-details="true"/>
                <table:data-pilot-member table:name="Q002_E" table:display="true" table:show-details="true"/>
                <table:data-pilot-member table:name="Q002_F" table:display="true" table:show-details="true"/>
                <table:data-pilot-member table:name="Q002_G" table:display="true" table:show-details="true"/>
                <table:data-pilot-member table:name="Q002_H" table:display="true" table:show-details="true"/>
                <table:data-pilot-member table:name="Q003_A" table:display="true" table:show-details="true"/>
                <table:data-pilot-member table:name="Q003_B" table:display="true" table:show-details="true"/>
                <table:data-pilot-member table:name="Q003_C" table:display="true" table:show-details="true"/>
                <table:data-pilot-member table:name="Q003_D" table:display="true" table:show-details="true"/>
                <table:data-pilot-member table:name="Q003_E" table:display="true" table:show-details="true"/>
                <table:data-pilot-member table:name="Q003_F" table:display="true" table:show-details="true"/>
                <table:data-pilot-member table:name="Q004_A" table:display="true" table:show-details="true"/>
                <table:data-pilot-member table:name="Q004_B" table:display="true" table:show-details="true"/>
                <table:data-pilot-member table:name="Q004_C" table:display="true" table:show-details="true"/>
                <table:data-pilot-member table:name="Q004_D" table:display="true" table:show-details="true"/>
                <table:data-pilot-member table:name="Q004_E" table:display="true" table:show-details="true"/>
                <table:data-pilot-member table:name="Q004_F" table:display="true" table:show-details="true"/>
                <table:data-pilot-member table:name="Q005_1,0" table:display="true" table:show-details="true"/>
                <table:data-pilot-member table:name="Q005_2,0" table:display="true" table:show-details="true"/>
                <table:data-pilot-member table:name="Q005_3,0" table:display="true" table:show-details="true"/>
                <table:data-pilot-member table:name="Q005_4,0" table:display="true" table:show-details="true"/>
                <table:data-pilot-member table:name="Q005_5,0" table:display="true" table:show-details="true"/>
                <table:data-pilot-member table:name="Q006_A" table:display="true" table:show-details="true"/>
                <table:data-pilot-member table:name="Q006_B" table:display="true" table:show-details="true"/>
                <table:data-pilot-member table:name="Q006_C" table:display="true" table:show-details="true"/>
                <table:data-pilot-member table:name="Q006_D" table:display="true" table:show-details="true"/>
                <table:data-pilot-member table:name="Q006_E" table:display="true" table:show-details="true"/>
                <table:data-pilot-member table:name="Q006_F" table:display="true" table:show-details="true"/>
                <table:data-pilot-member table:name="Q006_G" table:display="true" table:show-details="true"/>
                <table:data-pilot-member table:name="Q006_H" table:display="true" table:show-details="true"/>
                <table:data-pilot-member table:name="Q006_I" table:display="true" table:show-details="true"/>
                <table:data-pilot-member table:name="Q006_J" table:display="true" table:show-details="true"/>
                <table:data-pilot-member table:name="Q006_K" table:display="true" table:show-details="true"/>
                <table:data-pilot-member table:name="Q006_L" table:display="true" table:show-details="true"/>
                <table:data-pilot-member table:name="Q007_A" table:display="true" table:show-details="true"/>
                <table:data-pilot-member table:name="Q007_B" table:display="true" table:show-details="true"/>
                <table:data-pilot-member table:name="Q007_C" table:display="true" table:show-details="true"/>
                <table:data-pilot-member table:name="Q007_D" table:display="true" table:show-details="true"/>
                <table:data-pilot-member table:name="Q008_A" table:display="true" table:show-details="true"/>
                <table:data-pilot-member table:name="Q008_B" table:display="true" table:show-details="true"/>
                <table:data-pilot-member table:name="Q008_C" table:display="true" table:show-details="true"/>
                <table:data-pilot-member table:name="Q008_D" table:display="true" table:show-details="true"/>
                <table:data-pilot-member table:name="Q008_E" table:display="true" table:show-details="true"/>
                <table:data-pilot-member table:name="Q009_A" table:display="true" table:show-details="true"/>
                <table:data-pilot-member table:name="Q009_B" table:display="true" table:show-details="true"/>
                <table:data-pilot-member table:name="Q009_C" table:display="true" table:show-details="true"/>
                <table:data-pilot-member table:name="Q009_D" table:display="true" table:show-details="true"/>
                <table:data-pilot-member table:name="Q009_E" table:display="true" table:show-details="true"/>
                <table:data-pilot-member table:name="Q010_A" table:display="true" table:show-details="true"/>
                <table:data-pilot-member table:name="Q010_B" table:display="true" table:show-details="true"/>
                <table:data-pilot-member table:name="Q010_C" table:display="true" table:show-details="true"/>
                <table:data-pilot-member table:name="Q010_D" table:display="true" table:show-details="true"/>
                <table:data-pilot-member table:name="Q010_E" table:display="true" table:show-details="true"/>
                <table:data-pilot-member table:name="Q011_A" table:display="true" table:show-details="true"/>
                <table:data-pilot-member table:name="Q011_B" table:display="true" table:show-details="true"/>
                <table:data-pilot-member table:name="Q011_C" table:display="true" table:show-details="true"/>
                <table:data-pilot-member table:name="Q011_D" table:display="true" table:show-details="true"/>
                <table:data-pilot-member table:name="Q011_E" table:display="true" table:show-details="true"/>
                <table:data-pilot-member table:name="Q012_A" table:display="true" table:show-details="true"/>
                <table:data-pilot-member table:name="Q012_B" table:display="true" table:show-details="true"/>
                <table:data-pilot-member table:name="Q012_C" table:display="true" table:show-details="true"/>
                <table:data-pilot-member table:name="Q012_D" table:display="true" table:show-details="true"/>
                <table:data-pilot-member table:name="Q012_E" table:display="true" table:show-details="true"/>
                <table:data-pilot-member table:name="Q013_A" table:display="true" table:show-details="true"/>
                <table:data-pilot-member table:name="Q013_B" table:display="true" table:show-details="true"/>
                <table:data-pilot-member table:name="Q013_C" table:display="true" table:show-details="true"/>
                <table:data-pilot-member table:name="Q013_D" table:display="true" table:show-details="true"/>
                <table:data-pilot-member table:name="Q013_E" table:display="true" table:show-details="true"/>
                <table:data-pilot-member table:name="Q014_A" table:display="true" table:show-details="true"/>
                <table:data-pilot-member table:name="Q014_B" table:display="true" table:show-details="true"/>
                <table:data-pilot-member table:name="Q014_C" table:display="true" table:show-details="true"/>
                <table:data-pilot-member table:name="Q014_D" table:display="true" table:show-details="true"/>
                <table:data-pilot-member table:name="Q014_E" table:display="true" table:show-details="true"/>
                <table:data-pilot-member table:name="Q015_A" table:display="true" table:show-details="true"/>
                <table:data-pilot-member table:name="Q015_B" table:display="true" table:show-details="true"/>
                <table:data-pilot-member table:name="Q015_C" table:display="true" table:show-details="true"/>
                <table:data-pilot-member table:name="Q015_D" table:display="true" table:show-details="true"/>
                <table:data-pilot-member table:name="Q015_E" table:display="true" table:show-details="true"/>
                <table:data-pilot-member table:name="Q016_A" table:display="true" table:show-details="true"/>
                <table:data-pilot-member table:name="Q016_B" table:display="true" table:show-details="true"/>
                <table:data-pilot-member table:name="Q016_C" table:display="true" table:show-details="true"/>
                <table:data-pilot-member table:name="Q016_D" table:display="true" table:show-details="true"/>
                <table:data-pilot-member table:name="Q016_E" table:display="true" table:show-details="true"/>
                <table:data-pilot-member table:name="Q017_A" table:display="true" table:show-details="true"/>
                <table:data-pilot-member table:name="Q017_B" table:display="true" table:show-details="true"/>
                <table:data-pilot-member table:name="Q017_C" table:display="true" table:show-details="true"/>
                <table:data-pilot-member table:name="Q017_D" table:display="true" table:show-details="true"/>
                <table:data-pilot-member table:name="Q017_E" table:display="true" table:show-details="true"/>
                <table:data-pilot-member table:name="Q018_A" table:display="true" table:show-details="true"/>
                <table:data-pilot-member table:name="Q018_B" table:display="true" table:show-details="true"/>
                <table:data-pilot-member table:name="Q019_A" table:display="true" table:show-details="true"/>
                <table:data-pilot-member table:name="Q019_B" table:display="true" table:show-details="true"/>
                <table:data-pilot-member table:name="Q019_C" table:display="true" table:show-details="true"/>
                <table:data-pilot-member table:name="Q019_D" table:display="true" table:show-details="true"/>
                <table:data-pilot-member table:name="Q019_E" table:display="true" table:show-details="true"/>
                <table:data-pilot-member table:name="Q020_A" table:display="true" table:show-details="true"/>
                <table:data-pilot-member table:name="Q020_B" table:display="true" table:show-details="true"/>
                <table:data-pilot-member table:name="Q021_A" table:display="true" table:show-details="true"/>
                <table:data-pilot-member table:name="Q021_B" table:display="true" table:show-details="true"/>
                <table:data-pilot-member table:name="Q022_A" table:display="true" table:show-details="true"/>
                <table:data-pilot-member table:name="Q022_B" table:display="true" table:show-details="true"/>
                <table:data-pilot-member table:name="Q022_C" table:display="true" table:show-details="true"/>
                <table:data-pilot-member table:name="Q022_D" table:display="true" table:show-details="true"/>
                <table:data-pilot-member table:name="Q022_E" table:display="true" table:show-details="true"/>
                <table:data-pilot-member table:name="Q023_A" table:display="true" table:show-details="true"/>
                <table:data-pilot-member table:name="Q023_B" table:display="true" table:show-details="true"/>
                <table:data-pilot-member table:name="Q024_A" table:display="true" table:show-details="true"/>
                <table:data-pilot-member table:name="Q024_B" table:display="true" table:show-details="true"/>
                <table:data-pilot-member table:name="Q024_C" table:display="true" table:show-details="true"/>
                <table:data-pilot-member table:name="Q024_D" table:display="true" table:show-details="true"/>
                <table:data-pilot-member table:name="Q024_E" table:display="true" table:show-details="true"/>
                <table:data-pilot-member table:name="Q025_A" table:display="true" table:show-details="true"/>
                <table:data-pilot-member table:name="Q025_B" table:display="true" table:show-details="true"/>
                <table:data-pilot-member table:name="Quantidade" table:display="true" table:show-details="true"/>
                <table:data-pilot-member table:name="TP_COR_RACA_0" table:display="true" table:show-details="true"/>
                <table:data-pilot-member table:name="TP_COR_RACA_1" table:display="true" table:show-details="true"/>
                <table:data-pilot-member table:name="TP_COR_RACA_2" table:display="true" table:show-details="true"/>
                <table:data-pilot-member table:name="TP_COR_RACA_3" table:display="true" table:show-details="true"/>
                <table:data-pilot-member table:name="TP_COR_RACA_4" table:display="true" table:show-details="true"/>
                <table:data-pilot-member table:name="TP_COR_RACA_5" table:display="true" table:show-details="true"/>
                <table:data-pilot-member table:name="TP_COR_RACA_6" table:display="true" table:show-details="true"/>
                <table:data-pilot-member table:name="TP_ESCOLA_1" table:display="true" table:show-details="true"/>
                <table:data-pilot-member table:name="TP_ESCOLA_2" table:display="true" table:show-details="true"/>
                <table:data-pilot-member table:name="TP_ESCOLA_3" table:display="true" table:show-details="true"/>
                <table:data-pilot-member table:name="TP_ESTADO_CIVIL_0" table:display="true" table:show-details="true"/>
                <table:data-pilot-member table:name="TP_ESTADO_CIVIL_1" table:display="true" table:show-details="true"/>
                <table:data-pilot-member table:name="TP_ESTADO_CIVIL_2" table:display="true" table:show-details="true"/>
                <table:data-pilot-member table:name="TP_ESTADO_CIVIL_3" table:display="true" table:show-details="true"/>
                <table:data-pilot-member table:name="TP_ESTADO_CIVIL_4" table:display="true" table:show-details="true"/>
                <table:data-pilot-member table:name="TP_FAIXA_ETARIA_1" table:display="true" table:show-details="true"/>
                <table:data-pilot-member table:name="TP_FAIXA_ETARIA_10" table:display="true" table:show-details="true"/>
                <table:data-pilot-member table:name="TP_FAIXA_ETARIA_11" table:display="true" table:show-details="true"/>
                <table:data-pilot-member table:name="TP_FAIXA_ETARIA_12" table:display="true" table:show-details="true"/>
                <table:data-pilot-member table:name="TP_FAIXA_ETARIA_13" table:display="true" table:show-details="true"/>
                <table:data-pilot-member table:name="TP_FAIXA_ETARIA_2" table:display="true" table:show-details="true"/>
                <table:data-pilot-member table:name="TP_FAIXA_ETARIA_3" table:display="true" table:show-details="true"/>
                <table:data-pilot-member table:name="TP_FAIXA_ETARIA_4" table:display="true" table:show-details="true"/>
                <table:data-pilot-member table:name="TP_FAIXA_ETARIA_5" table:display="true" table:show-details="true"/>
                <table:data-pilot-member table:name="TP_FAIXA_ETARIA_6" table:display="true" table:show-details="true"/>
                <table:data-pilot-member table:name="TP_FAIXA_ETARIA_7" table:display="true" table:show-details="true"/>
                <table:data-pilot-member table:name="TP_FAIXA_ETARIA_8" table:display="true" table:show-details="true"/>
                <table:data-pilot-member table:name="TP_FAIXA_ETARIA_9" table:display="true" table:show-details="true"/>
                <table:data-pilot-member table:name="TP_NACIONALIDADE_0" table:display="true" table:show-details="true"/>
                <table:data-pilot-member table:name="TP_NACIONALIDADE_1" table:display="true" table:show-details="true"/>
                <table:data-pilot-member table:name="TP_NACIONALIDADE_2" table:display="true" table:show-details="true"/>
                <table:data-pilot-member table:name="TP_NACIONALIDADE_3" table:display="true" table:show-details="true"/>
                <table:data-pilot-member table:name="TP_NACIONALIDADE_4" table:display="true" table:show-details="true"/>
                <table:data-pilot-member table:name="TP_SEXO_F" table:display="true" table:show-details="true"/>
                <table:data-pilot-member table:name="TP_SEXO_M" table:display="true" table:show-details="true"/>
                <table:data-pilot-member table:name="TP_ST_CONCLUSAO_1" table:display="true" table:show-details="true"/>
                <table:data-pilot-member table:name="TP_ST_CONCLUSAO_2" table:display="true" table:show-details="true"/>
                <table:data-pilot-member table:name="TP_ST_CONCLUSAO_3" table:display="true" table:show-details="true"/>
                <table:data-pilot-member table:name="TP_ST_CONCLUSAO_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0" tableooo:display-name="0 – C" table:display="true" table:show-details="true"/>
                <table:data-pilot-member table:name="1" tableooo:display-name="1 – B" table:display="true" table:show-details="true"/>
                <table:data-pilot-member table:name="2" tableooo:display-name="2 – D" table:display="true" table:show-details="true"/>
                <table:data-pilot-member table:name="3" tableooo:display-name="3 – A" table:display="true" table:show-details="true"/>
                <table:data-pilot-member table:name="4" tableooo:display-name="4 – E" table:display="true" table:show-details="true"/>
                <table:data-pilot-member table:name="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dos2" table:orientation="data" table:used-hierarchy="0" table:function="sum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01%" table:display="true" table:show-details="true"/>
                <table:data-pilot-member table:name="0,02%" table:display="true" table:show-details="true"/>
                <table:data-pilot-member table:name="0,03%" table:display="true" table:show-details="true"/>
                <table:data-pilot-member table:name="0,04%" table:display="true" table:show-details="true"/>
                <table:data-pilot-member table:name="0,05%" table:display="true" table:show-details="true"/>
                <table:data-pilot-member table:name="0,06%" table:display="true" table:show-details="true"/>
                <table:data-pilot-member table:name="0,07%" table:display="true" table:show-details="true"/>
                <table:data-pilot-member table:name="0,08%" table:display="true" table:show-details="true"/>
                <table:data-pilot-member table:name="0,09%" table:display="true" table:show-details="true"/>
                <table:data-pilot-member table:name="0,10%" table:display="true" table:show-details="true"/>
                <table:data-pilot-member table:name="0,11%" table:display="true" table:show-details="true"/>
                <table:data-pilot-member table:name="0,12%" table:display="true" table:show-details="true"/>
                <table:data-pilot-member table:name="0,13%" table:display="true" table:show-details="true"/>
                <table:data-pilot-member table:name="0,14%" table:display="true" table:show-details="true"/>
                <table:data-pilot-member table:name="0,15%" table:display="true" table:show-details="true"/>
                <table:data-pilot-member table:name="0,16%" table:display="true" table:show-details="true"/>
                <table:data-pilot-member table:name="0,17%" table:display="true" table:show-details="true"/>
                <table:data-pilot-member table:name="0,18%" table:display="true" table:show-details="true"/>
                <table:data-pilot-member table:name="0,19%" table:display="true" table:show-details="true"/>
                <table:data-pilot-member table:name="0,20%" table:display="true" table:show-details="true"/>
                <table:data-pilot-member table:name="0,21%" table:display="true" table:show-details="true"/>
                <table:data-pilot-member table:name="0,22%" table:display="true" table:show-details="true"/>
                <table:data-pilot-member table:name="0,23%" table:display="true" table:show-details="true"/>
                <table:data-pilot-member table:name="0,24%" table:display="true" table:show-details="true"/>
                <table:data-pilot-member table:name="0,26%" table:display="true" table:show-details="true"/>
                <table:data-pilot-member table:name="0,27%" table:display="true" table:show-details="true"/>
                <table:data-pilot-member table:name="0,28%" table:display="true" table:show-details="true"/>
                <table:data-pilot-member table:name="0,29%" table:display="true" table:show-details="true"/>
                <table:data-pilot-member table:name="0,30%" table:display="true" table:show-details="true"/>
                <table:data-pilot-member table:name="0,31%" table:display="true" table:show-details="true"/>
                <table:data-pilot-member table:name="0,32%" table:display="true" table:show-details="true"/>
                <table:data-pilot-member table:name="0,33%" table:display="true" table:show-details="true"/>
                <table:data-pilot-member table:name="0,34%" table:display="true" table:show-details="true"/>
                <table:data-pilot-member table:name="0,35%" table:display="true" table:show-details="true"/>
                <table:data-pilot-member table:name="0,36%" table:display="true" table:show-details="true"/>
                <table:data-pilot-member table:name="0,37%" table:display="true" table:show-details="true"/>
                <table:data-pilot-member table:name="0,38%" table:display="true" table:show-details="true"/>
                <table:data-pilot-member table:name="0,39%" table:display="true" table:show-details="true"/>
                <table:data-pilot-member table:name="0,40%" table:display="true" table:show-details="true"/>
                <table:data-pilot-member table:name="0,41%" table:display="true" table:show-details="true"/>
                <table:data-pilot-member table:name="0,42%" table:display="true" table:show-details="true"/>
                <table:data-pilot-member table:name="0,43%" table:display="true" table:show-details="true"/>
                <table:data-pilot-member table:name="0,44%" table:display="true" table:show-details="true"/>
                <table:data-pilot-member table:name="0,45%" table:display="true" table:show-details="true"/>
                <table:data-pilot-member table:name="0,46%" table:display="true" table:show-details="true"/>
                <table:data-pilot-member table:name="0,47%" table:display="true" table:show-details="true"/>
                <table:data-pilot-member table:name="0,48%" table:display="true" table:show-details="true"/>
                <table:data-pilot-member table:name="0,49%" table:display="true" table:show-details="true"/>
                <table:data-pilot-member table:name="0,50%" table:display="true" table:show-details="true"/>
                <table:data-pilot-member table:name="0,51%" table:display="true" table:show-details="true"/>
                <table:data-pilot-member table:name="0,53%" table:display="true" table:show-details="true"/>
                <table:data-pilot-member table:name="0,54%" table:display="true" table:show-details="true"/>
                <table:data-pilot-member table:name="0,55%" table:display="true" table:show-details="true"/>
                <table:data-pilot-member table:name="0,56%" table:display="true" table:show-details="true"/>
                <table:data-pilot-member table:name="0,57%" table:display="true" table:show-details="true"/>
                <table:data-pilot-member table:name="0,58%" table:display="true" table:show-details="true"/>
                <table:data-pilot-member table:name="0,59%" table:display="true" table:show-details="true"/>
                <table:data-pilot-member table:name="0,61%" table:display="true" table:show-details="true"/>
                <table:data-pilot-member table:name="0,62%" table:display="true" table:show-details="true"/>
                <table:data-pilot-member table:name="0,63%" table:display="true" table:show-details="true"/>
                <table:data-pilot-member table:name="0,64%" table:display="true" table:show-details="true"/>
                <table:data-pilot-member table:name="0,65%" table:display="true" table:show-details="true"/>
                <table:data-pilot-member table:name="0,66%" table:display="true" table:show-details="true"/>
                <table:data-pilot-member table:name="0,67%" table:display="true" table:show-details="true"/>
                <table:data-pilot-member table:name="0,68%" table:display="true" table:show-details="true"/>
                <table:data-pilot-member table:name="0,69%" table:display="true" table:show-details="true"/>
                <table:data-pilot-member table:name="0,70%" table:display="true" table:show-details="true"/>
                <table:data-pilot-member table:name="0,71%" table:display="true" table:show-details="true"/>
                <table:data-pilot-member table:name="0,72%" table:display="true" table:show-details="true"/>
                <table:data-pilot-member table:name="0,73%" table:display="true" table:show-details="true"/>
                <table:data-pilot-member table:name="0,74%" table:display="true" table:show-details="true"/>
                <table:data-pilot-member table:name="0,75%" table:display="true" table:show-details="true"/>
                <table:data-pilot-member table:name="0,79%" table:display="true" table:show-details="true"/>
                <table:data-pilot-member table:name="0,80%" table:display="true" table:show-details="true"/>
                <table:data-pilot-member table:name="0,81%" table:display="true" table:show-details="true"/>
                <table:data-pilot-member table:name="0,82%" table:display="true" table:show-details="true"/>
                <table:data-pilot-member table:name="0,85%" table:display="true" table:show-details="true"/>
                <table:data-pilot-member table:name="0,86%" table:display="true" table:show-details="true"/>
                <table:data-pilot-member table:name="0,87%" table:display="true" table:show-details="true"/>
                <table:data-pilot-member table:name="0,88%" table:display="true" table:show-details="true"/>
                <table:data-pilot-member table:name="0,89%" table:display="true" table:show-details="true"/>
                <table:data-pilot-member table:name="0,90%" table:display="true" table:show-details="true"/>
                <table:data-pilot-member table:name="0,91%" table:display="true" table:show-details="true"/>
                <table:data-pilot-member table:name="0,93%" table:display="true" table:show-details="true"/>
                <table:data-pilot-member table:name="0,94%" table:display="true" table:show-details="true"/>
                <table:data-pilot-member table:name="0,95%" table:display="true" table:show-details="true"/>
                <table:data-pilot-member table:name="0,96%" table:display="true" table:show-details="true"/>
                <table:data-pilot-member table:name="0,97%" table:display="true" table:show-details="true"/>
                <table:data-pilot-member table:name="0,99%" table:display="true" table:show-details="true"/>
                <table:data-pilot-member table:name="1,00%" table:display="true" table:show-details="true"/>
                <table:data-pilot-member table:name="1,01%" table:display="true" table:show-details="true"/>
                <table:data-pilot-member table:name="1,02%" table:display="true" table:show-details="true"/>
                <table:data-pilot-member table:name="1,04%" table:display="true" table:show-details="true"/>
                <table:data-pilot-member table:name="1,05%" table:display="true" table:show-details="true"/>
                <table:data-pilot-member table:name="1,06%" table:display="true" table:show-details="true"/>
                <table:data-pilot-member table:name="1,07%" table:display="true" table:show-details="true"/>
                <table:data-pilot-member table:name="1,11%" table:display="true" table:show-details="true"/>
                <table:data-pilot-member table:name="1,14%" table:display="true" table:show-details="true"/>
                <table:data-pilot-member table:name="1,15%" table:display="true" table:show-details="true"/>
                <table:data-pilot-member table:name="1,16%" table:display="true" table:show-details="true"/>
                <table:data-pilot-member table:name="1,17%" table:display="true" table:show-details="true"/>
                <table:data-pilot-member table:name="1,19%" table:display="true" table:show-details="true"/>
                <table:data-pilot-member table:name="1,20%" table:display="true" table:show-details="true"/>
                <table:data-pilot-member table:name="1,21%" table:display="true" table:show-details="true"/>
                <table:data-pilot-member table:name="1,22%" table:display="true" table:show-details="true"/>
                <table:data-pilot-member table:name="1,23%" table:display="true" table:show-details="true"/>
                <table:data-pilot-member table:name="1,26%" table:display="true" table:show-details="true"/>
                <table:data-pilot-member table:name="1,28%" table:display="true" table:show-details="true"/>
                <table:data-pilot-member table:name="1,30%" table:display="true" table:show-details="true"/>
                <table:data-pilot-member table:name="1,33%" table:display="true" table:show-details="true"/>
                <table:data-pilot-member table:name="1,34%" table:display="true" table:show-details="true"/>
                <table:data-pilot-member table:name="1,35%" table:display="true" table:show-details="true"/>
                <table:data-pilot-member table:name="1,36%" table:display="true" table:show-details="true"/>
                <table:data-pilot-member table:name="1,38%" table:display="true" table:show-details="true"/>
                <table:data-pilot-member table:name="1,39%" table:display="true" table:show-details="true"/>
                <table:data-pilot-member table:name="1,40%" table:display="true" table:show-details="true"/>
                <table:data-pilot-member table:name="1,42%" table:display="true" table:show-details="true"/>
                <table:data-pilot-member table:name="1,43%" table:display="true" table:show-details="true"/>
                <table:data-pilot-member table:name="1,44%" table:display="true" table:show-details="true"/>
                <table:data-pilot-member table:name="1,45%" table:display="true" table:show-details="true"/>
                <table:data-pilot-member table:name="1,46%" table:display="true" table:show-details="true"/>
                <table:data-pilot-member table:name="1,47%" table:display="true" table:show-details="true"/>
                <table:data-pilot-member table:name="1,49%" table:display="true" table:show-details="true"/>
                <table:data-pilot-member table:name="1,50%" table:display="true" table:show-details="true"/>
                <table:data-pilot-member table:name="1,52%" table:display="true" table:show-details="true"/>
                <table:data-pilot-member table:name="1,53%" table:display="true" table:show-details="true"/>
                <table:data-pilot-member table:name="1,55%" table:display="true" table:show-details="true"/>
                <table:data-pilot-member table:name="1,57%" table:display="true" table:show-details="true"/>
                <table:data-pilot-member table:name="1,58%" table:display="true" table:show-details="true"/>
                <table:data-pilot-member table:name="1,63%" table:display="true" table:show-details="true"/>
                <table:data-pilot-member table:name="1,65%" table:display="true" table:show-details="true"/>
                <table:data-pilot-member table:name="1,66%" table:display="true" table:show-details="true"/>
                <table:data-pilot-member table:name="1,69%" table:display="true" table:show-details="true"/>
                <table:data-pilot-member table:name="1,71%" table:display="true" table:show-details="true"/>
                <table:data-pilot-member table:name="1,73%" table:display="true" table:show-details="true"/>
                <table:data-pilot-member table:name="1,74%" table:display="true" table:show-details="true"/>
                <table:data-pilot-member table:name="1,80%" table:display="true" table:show-details="true"/>
                <table:data-pilot-member table:name="1,83%" table:display="true" table:show-details="true"/>
                <table:data-pilot-member table:name="1,84%" table:display="true" table:show-details="true"/>
                <table:data-pilot-member table:name="1,85%" table:display="true" table:show-details="true"/>
                <table:data-pilot-member table:name="1,87%" table:display="true" table:show-details="true"/>
                <table:data-pilot-member table:name="1,88%" table:display="true" table:show-details="true"/>
                <table:data-pilot-member table:name="1,90%" table:display="true" table:show-details="true"/>
                <table:data-pilot-member table:name="1,92%" table:display="true" table:show-details="true"/>
                <table:data-pilot-member table:name="1,95%" table:display="true" table:show-details="true"/>
                <table:data-pilot-member table:name="1,96%" table:display="true" table:show-details="true"/>
                <table:data-pilot-member table:name="1,99%" table:display="true" table:show-details="true"/>
                <table:data-pilot-member table:name="2,00%" table:display="true" table:show-details="true"/>
                <table:data-pilot-member table:name="2,01%" table:display="true" table:show-details="true"/>
                <table:data-pilot-member table:name="2,02%" table:display="true" table:show-details="true"/>
                <table:data-pilot-member table:name="2,07%" table:display="true" table:show-details="true"/>
                <table:data-pilot-member table:name="2,08%" table:display="true" table:show-details="true"/>
                <table:data-pilot-member table:name="2,10%" table:display="true" table:show-details="true"/>
                <table:data-pilot-member table:name="2,11%" table:display="true" table:show-details="true"/>
                <table:data-pilot-member table:name="2,12%" table:display="true" table:show-details="true"/>
                <table:data-pilot-member table:name="2,13%" table:display="true" table:show-details="true"/>
                <table:data-pilot-member table:name="2,14%" table:display="true" table:show-details="true"/>
                <table:data-pilot-member table:name="2,15%" table:display="true" table:show-details="true"/>
                <table:data-pilot-member table:name="2,16%" table:display="true" table:show-details="true"/>
                <table:data-pilot-member table:name="2,17%" table:display="true" table:show-details="true"/>
                <table:data-pilot-member table:name="2,18%" table:display="true" table:show-details="true"/>
                <table:data-pilot-member table:name="2,19%" table:display="true" table:show-details="true"/>
                <table:data-pilot-member table:name="2,20%" table:display="true" table:show-details="true"/>
                <table:data-pilot-member table:name="2,21%" table:display="true" table:show-details="true"/>
                <table:data-pilot-member table:name="2,22%" table:display="true" table:show-details="true"/>
                <table:data-pilot-member table:name="2,23%" table:display="true" table:show-details="true"/>
                <table:data-pilot-member table:name="2,27%" table:display="true" table:show-details="true"/>
                <table:data-pilot-member table:name="2,28%" table:display="true" table:show-details="true"/>
                <table:data-pilot-member table:name="2,31%" table:display="true" table:show-details="true"/>
                <table:data-pilot-member table:name="2,32%" table:display="true" table:show-details="true"/>
                <table:data-pilot-member table:name="2,34%" table:display="true" table:show-details="true"/>
                <table:data-pilot-member table:name="2,35%" table:display="true" table:show-details="true"/>
                <table:data-pilot-member table:name="2,38%" table:display="true" table:show-details="true"/>
                <table:data-pilot-member table:name="2,39%" table:display="true" table:show-details="true"/>
                <table:data-pilot-member table:name="2,41%" table:display="true" table:show-details="true"/>
                <table:data-pilot-member table:name="2,43%" table:display="true" table:show-details="true"/>
                <table:data-pilot-member table:name="2,44%" table:display="true" table:show-details="true"/>
                <table:data-pilot-member table:name="2,45%" table:display="true" table:show-details="true"/>
                <table:data-pilot-member table:name="2,46%" table:display="true" table:show-details="true"/>
                <table:data-pilot-member table:name="2,48%" table:display="true" table:show-details="true"/>
                <table:data-pilot-member table:name="2,49%" table:display="true" table:show-details="true"/>
                <table:data-pilot-member table:name="2,50%" table:display="true" table:show-details="true"/>
                <table:data-pilot-member table:name="2,53%" table:display="true" table:show-details="true"/>
                <table:data-pilot-member table:name="2,57%" table:display="true" table:show-details="true"/>
                <table:data-pilot-member table:name="2,59%" table:display="true" table:show-details="true"/>
                <table:data-pilot-member table:name="2,60%" table:display="true" table:show-details="true"/>
                <table:data-pilot-member table:name="2,61%" table:display="true" table:show-details="true"/>
                <table:data-pilot-member table:name="2,62%" table:display="true" table:show-details="true"/>
                <table:data-pilot-member table:name="2,65%" table:display="true" table:show-details="true"/>
                <table:data-pilot-member table:name="2,66%" table:display="true" table:show-details="true"/>
                <table:data-pilot-member table:name="2,72%" table:display="true" table:show-details="true"/>
                <table:data-pilot-member table:name="2,77%" table:display="true" table:show-details="true"/>
                <table:data-pilot-member table:name="2,78%" table:display="true" table:show-details="true"/>
                <table:data-pilot-member table:name="2,80%" table:display="true" table:show-details="true"/>
                <table:data-pilot-member table:name="2,82%" table:display="true" table:show-details="true"/>
                <table:data-pilot-member table:name="2,84%" table:display="true" table:show-details="true"/>
                <table:data-pilot-member table:name="2,87%" table:display="true" table:show-details="true"/>
                <table:data-pilot-member table:name="2,88%" table:display="true" table:show-details="true"/>
                <table:data-pilot-member table:name="2,91%" table:display="true" table:show-details="true"/>
                <table:data-pilot-member table:name="2,92%" table:display="true" table:show-details="true"/>
                <table:data-pilot-member table:name="2,95%" table:display="true" table:show-details="true"/>
                <table:data-pilot-member table:name="2,96%" table:display="true" table:show-details="true"/>
                <table:data-pilot-member table:name="2,98%" table:display="true" table:show-details="true"/>
                <table:data-pilot-member table:name="2,99%" table:display="true" table:show-details="true"/>
                <table:data-pilot-member table:name="3,02%" table:display="true" table:show-details="true"/>
                <table:data-pilot-member table:name="3,05%" table:display="true" table:show-details="true"/>
                <table:data-pilot-member table:name="3,07%" table:display="true" table:show-details="true"/>
                <table:data-pilot-member table:name="3,08%" table:display="true" table:show-details="true"/>
                <table:data-pilot-member table:name="3,12%" table:display="true" table:show-details="true"/>
                <table:data-pilot-member table:name="3,13%" table:display="true" table:show-details="true"/>
                <table:data-pilot-member table:name="3,14%" table:display="true" table:show-details="true"/>
                <table:data-pilot-member table:name="3,16%" table:display="true" table:show-details="true"/>
                <table:data-pilot-member table:name="3,19%" table:display="true" table:show-details="true"/>
                <table:data-pilot-member table:name="3,20%" table:display="true" table:show-details="true"/>
                <table:data-pilot-member table:name="3,28%" table:display="true" table:show-details="true"/>
                <table:data-pilot-member table:name="3,34%" table:display="true" table:show-details="true"/>
                <table:data-pilot-member table:name="3,35%" table:display="true" table:show-details="true"/>
                <table:data-pilot-member table:name="3,37%" table:display="true" table:show-details="true"/>
                <table:data-pilot-member table:name="3,39%" table:display="true" table:show-details="true"/>
                <table:data-pilot-member table:name="3,41%" table:display="true" table:show-details="true"/>
                <table:data-pilot-member table:name="3,42%" table:display="true" table:show-details="true"/>
                <table:data-pilot-member table:name="3,45%" table:display="true" table:show-details="true"/>
                <table:data-pilot-member table:name="3,46%" table:display="true" table:show-details="true"/>
                <table:data-pilot-member table:name="3,53%" table:display="true" table:show-details="true"/>
                <table:data-pilot-member table:name="3,54%" table:display="true" table:show-details="true"/>
                <table:data-pilot-member table:name="3,56%" table:display="true" table:show-details="true"/>
                <table:data-pilot-member table:name="3,61%" table:display="true" table:show-details="true"/>
                <table:data-pilot-member table:name="3,66%" table:display="true" table:show-details="true"/>
                <table:data-pilot-member table:name="3,67%" table:display="true" table:show-details="true"/>
                <table:data-pilot-member table:name="3,71%" table:display="true" table:show-details="true"/>
                <table:data-pilot-member table:name="3,75%" table:display="true" table:show-details="true"/>
                <table:data-pilot-member table:name="3,77%" table:display="true" table:show-details="true"/>
                <table:data-pilot-member table:name="3,80%" table:display="true" table:show-details="true"/>
                <table:data-pilot-member table:name="3,82%" table:display="true" table:show-details="true"/>
                <table:data-pilot-member table:name="3,83%" table:display="true" table:show-details="true"/>
                <table:data-pilot-member table:name="3,87%" table:display="true" table:show-details="true"/>
                <table:data-pilot-member table:name="3,90%" table:display="true" table:show-details="true"/>
                <table:data-pilot-member table:name="3,92%" table:display="true" table:show-details="true"/>
                <table:data-pilot-member table:name="3,93%" table:display="true" table:show-details="true"/>
                <table:data-pilot-member table:name="3,97%" table:display="true" table:show-details="true"/>
                <table:data-pilot-member table:name="4,04%" table:display="true" table:show-details="true"/>
                <table:data-pilot-member table:name="4,05%" table:display="true" table:show-details="true"/>
                <table:data-pilot-member table:name="4,11%" table:display="true" table:show-details="true"/>
                <table:data-pilot-member table:name="4,12%" table:display="true" table:show-details="true"/>
                <table:data-pilot-member table:name="4,14%" table:display="true" table:show-details="true"/>
                <table:data-pilot-member table:name="4,21%" table:display="true" table:show-details="true"/>
                <table:data-pilot-member table:name="4,22%" table:display="true" table:show-details="true"/>
                <table:data-pilot-member table:name="4,23%" table:display="true" table:show-details="true"/>
                <table:data-pilot-member table:name="4,30%" table:display="true" table:show-details="true"/>
                <table:data-pilot-member table:name="4,31%" table:display="true" table:show-details="true"/>
                <table:data-pilot-member table:name="4,33%" table:display="true" table:show-details="true"/>
                <table:data-pilot-member table:name="4,37%" table:display="true" table:show-details="true"/>
                <table:data-pilot-member table:name="4,41%" table:display="true" table:show-details="true"/>
                <table:data-pilot-member table:name="4,43%" table:display="true" table:show-details="true"/>
                <table:data-pilot-member table:name="4,44%" table:display="true" table:show-details="true"/>
                <table:data-pilot-member table:name="4,46%" table:display="true" table:show-details="true"/>
                <table:data-pilot-member table:name="4,47%" table:display="true" table:show-details="true"/>
                <table:data-pilot-member table:name="4,50%" table:display="true" table:show-details="true"/>
                <table:data-pilot-member table:name="4,58%" table:display="true" table:show-details="true"/>
                <table:data-pilot-member table:name="4,62%" table:display="true" table:show-details="true"/>
                <table:data-pilot-member table:name="4,64%" table:display="true" table:show-details="true"/>
                <table:data-pilot-member table:name="4,67%" table:display="true" table:show-details="true"/>
                <table:data-pilot-member table:name="4,68%" table:display="true" table:show-details="true"/>
                <table:data-pilot-member table:name="4,70%" table:display="true" table:show-details="true"/>
                <table:data-pilot-member table:name="4,71%" table:display="true" table:show-details="true"/>
                <table:data-pilot-member table:name="4,73%" table:display="true" table:show-details="true"/>
                <table:data-pilot-member table:name="4,78%" table:display="true" table:show-details="true"/>
                <table:data-pilot-member table:name="4,80%" table:display="true" table:show-details="true"/>
                <table:data-pilot-member table:name="4,81%" table:display="true" table:show-details="true"/>
                <table:data-pilot-member table:name="4,83%" table:display="true" table:show-details="true"/>
                <table:data-pilot-member table:name="4,87%" table:display="true" table:show-details="true"/>
                <table:data-pilot-member table:name="4,97%" table:display="true" table:show-details="true"/>
                <table:data-pilot-member table:name="5,04%" table:display="true" table:show-details="true"/>
                <table:data-pilot-member table:name="5,06%" table:display="true" table:show-details="true"/>
                <table:data-pilot-member table:name="5,07%" table:display="true" table:show-details="true"/>
                <table:data-pilot-member table:name="5,09%" table:display="true" table:show-details="true"/>
                <table:data-pilot-member table:name="5,15%" table:display="true" table:show-details="true"/>
                <table:data-pilot-member table:name="5,18%" table:display="true" table:show-details="true"/>
                <table:data-pilot-member table:name="5,20%" table:display="true" table:show-details="true"/>
                <table:data-pilot-member table:name="5,31%" table:display="true" table:show-details="true"/>
                <table:data-pilot-member table:name="5,35%" table:display="true" table:show-details="true"/>
                <table:data-pilot-member table:name="5,38%" table:display="true" table:show-details="true"/>
                <table:data-pilot-member table:name="5,45%" table:display="true" table:show-details="true"/>
                <table:data-pilot-member table:name="5,46%" table:display="true" table:show-details="true"/>
                <table:data-pilot-member table:name="5,48%" table:display="true" table:show-details="true"/>
                <table:data-pilot-member table:name="5,49%" table:display="true" table:show-details="true"/>
                <table:data-pilot-member table:name="5,51%" table:display="true" table:show-details="true"/>
                <table:data-pilot-member table:name="5,53%" table:display="true" table:show-details="true"/>
                <table:data-pilot-member table:name="5,56%" table:display="true" table:show-details="true"/>
                <table:data-pilot-member table:name="5,57%" table:display="true" table:show-details="true"/>
                <table:data-pilot-member table:name="5,58%" table:display="true" table:show-details="true"/>
                <table:data-pilot-member table:name="5,63%" table:display="true" table:show-details="true"/>
                <table:data-pilot-member table:name="5,66%" table:display="true" table:show-details="true"/>
                <table:data-pilot-member table:name="5,67%" table:display="true" table:show-details="true"/>
                <table:data-pilot-member table:name="5,71%" table:display="true" table:show-details="true"/>
                <table:data-pilot-member table:name="5,78%" table:display="true" table:show-details="true"/>
                <table:data-pilot-member table:name="5,84%" table:display="true" table:show-details="true"/>
                <table:data-pilot-member table:name="5,90%" table:display="true" table:show-details="true"/>
                <table:data-pilot-member table:name="5,93%" table:display="true" table:show-details="true"/>
                <table:data-pilot-member table:name="5,94%" table:display="true" table:show-details="true"/>
                <table:data-pilot-member table:name="5,97%" table:display="true" table:show-details="true"/>
                <table:data-pilot-member table:name="6,00%" table:display="true" table:show-details="true"/>
                <table:data-pilot-member table:name="6,03%" table:display="true" table:show-details="true"/>
                <table:data-pilot-member table:name="6,07%" table:display="true" table:show-details="true"/>
                <table:data-pilot-member table:name="6,08%" table:display="true" table:show-details="true"/>
                <table:data-pilot-member table:name="6,19%" table:display="true" table:show-details="true"/>
                <table:data-pilot-member table:name="6,22%" table:display="true" table:show-details="true"/>
                <table:data-pilot-member table:name="6,25%" table:display="true" table:show-details="true"/>
                <table:data-pilot-member table:name="6,28%" table:display="true" table:show-details="true"/>
                <table:data-pilot-member table:name="6,30%" table:display="true" table:show-details="true"/>
                <table:data-pilot-member table:name="6,31%" table:display="true" table:show-details="true"/>
                <table:data-pilot-member table:name="6,42%" table:display="true" table:show-details="true"/>
                <table:data-pilot-member table:name="6,43%" table:display="true" table:show-details="true"/>
                <table:data-pilot-member table:name="6,48%" table:display="true" table:show-details="true"/>
                <table:data-pilot-member table:name="6,50%" table:display="true" table:show-details="true"/>
                <table:data-pilot-member table:name="6,51%" table:display="true" table:show-details="true"/>
                <table:data-pilot-member table:name="6,52%" table:display="true" table:show-details="true"/>
                <table:data-pilot-member table:name="6,56%" table:display="true" table:show-details="true"/>
                <table:data-pilot-member table:name="6,59%" table:display="true" table:show-details="true"/>
                <table:data-pilot-member table:name="6,60%" table:display="true" table:show-details="true"/>
                <table:data-pilot-member table:name="6,76%" table:display="true" table:show-details="true"/>
                <table:data-pilot-member table:name="6,81%" table:display="true" table:show-details="true"/>
                <table:data-pilot-member table:name="6,83%" table:display="true" table:show-details="true"/>
                <table:data-pilot-member table:name="6,87%" table:display="true" table:show-details="true"/>
                <table:data-pilot-member table:name="6,93%" table:display="true" table:show-details="true"/>
                <table:data-pilot-member table:name="6,94%" table:display="true" table:show-details="true"/>
                <table:data-pilot-member table:name="7,09%" table:display="true" table:show-details="true"/>
                <table:data-pilot-member table:name="7,11%" table:display="true" table:show-details="true"/>
                <table:data-pilot-member table:name="7,13%" table:display="true" table:show-details="true"/>
                <table:data-pilot-member table:name="7,23%" table:display="true" table:show-details="true"/>
                <table:data-pilot-member table:name="7,24%" table:display="true" table:show-details="true"/>
                <table:data-pilot-member table:name="7,27%" table:display="true" table:show-details="true"/>
                <table:data-pilot-member table:name="7,30%" table:display="true" table:show-details="true"/>
                <table:data-pilot-member table:name="7,32%" table:display="true" table:show-details="true"/>
                <table:data-pilot-member table:name="7,33%" table:display="true" table:show-details="true"/>
                <table:data-pilot-member table:name="7,46%" table:display="true" table:show-details="true"/>
                <table:data-pilot-member table:name="7,48%" table:display="true" table:show-details="true"/>
                <table:data-pilot-member table:name="7,51%" table:display="true" table:show-details="true"/>
                <table:data-pilot-member table:name="7,55%" table:display="true" table:show-details="true"/>
                <table:data-pilot-member table:name="7,62%" table:display="true" table:show-details="true"/>
                <table:data-pilot-member table:name="7,66%" table:display="true" table:show-details="true"/>
                <table:data-pilot-member table:name="7,72%" table:display="true" table:show-details="true"/>
                <table:data-pilot-member table:name="7,73%" table:display="true" table:show-details="true"/>
                <table:data-pilot-member table:name="7,76%" table:display="true" table:show-details="true"/>
                <table:data-pilot-member table:name="7,79%" table:display="true" table:show-details="true"/>
                <table:data-pilot-member table:name="7,80%" table:display="true" table:show-details="true"/>
                <table:data-pilot-member table:name="7,85%" table:display="true" table:show-details="true"/>
                <table:data-pilot-member table:name="7,87%" table:display="true" table:show-details="true"/>
                <table:data-pilot-member table:name="7,88%" table:display="true" table:show-details="true"/>
                <table:data-pilot-member table:name="7,92%" table:display="true" table:show-details="true"/>
                <table:data-pilot-member table:name="7,93%" table:display="true" table:show-details="true"/>
                <table:data-pilot-member table:name="7,99%" table:display="true" table:show-details="true"/>
                <table:data-pilot-member table:name="8,01%" table:display="true" table:show-details="true"/>
                <table:data-pilot-member table:name="8,03%" table:display="true" table:show-details="true"/>
                <table:data-pilot-member table:name="8,07%" table:display="true" table:show-details="true"/>
                <table:data-pilot-member table:name="8,08%" table:display="true" table:show-details="true"/>
                <table:data-pilot-member table:name="8,10%" table:display="true" table:show-details="true"/>
                <table:data-pilot-member table:name="8,19%" table:display="true" table:show-details="true"/>
                <table:data-pilot-member table:name="8,20%" table:display="true" table:show-details="true"/>
                <table:data-pilot-member table:name="8,27%" table:display="true" table:show-details="true"/>
                <table:data-pilot-member table:name="8,33%" table:display="true" table:show-details="true"/>
                <table:data-pilot-member table:name="8,35%" table:display="true" table:show-details="true"/>
                <table:data-pilot-member table:name="8,36%" table:display="true" table:show-details="true"/>
                <table:data-pilot-member table:name="8,37%" table:display="true" table:show-details="true"/>
                <table:data-pilot-member table:name="8,46%" table:display="true" table:show-details="true"/>
                <table:data-pilot-member table:name="8,48%" table:display="true" table:show-details="true"/>
                <table:data-pilot-member table:name="8,49%" table:display="true" table:show-details="true"/>
                <table:data-pilot-member table:name="8,52%" table:display="true" table:show-details="true"/>
                <table:data-pilot-member table:name="8,56%" table:display="true" table:show-details="true"/>
                <table:data-pilot-member table:name="8,58%" table:display="true" table:show-details="true"/>
                <table:data-pilot-member table:name="8,60%" table:display="true" table:show-details="true"/>
                <table:data-pilot-member table:name="8,65%" table:display="true" table:show-details="true"/>
                <table:data-pilot-member table:name="8,68%" table:display="true" table:show-details="true"/>
                <table:data-pilot-member table:name="8,83%" table:display="true" table:show-details="true"/>
                <table:data-pilot-member table:name="9,04%" table:display="true" table:show-details="true"/>
                <table:data-pilot-member table:name="9,21%" table:display="true" table:show-details="true"/>
                <table:data-pilot-member table:name="9,25%" table:display="true" table:show-details="true"/>
                <table:data-pilot-member table:name="9,30%" table:display="true" table:show-details="true"/>
                <table:data-pilot-member table:name="9,38%" table:display="true" table:show-details="true"/>
                <table:data-pilot-member table:name="9,39%" table:display="true" table:show-details="true"/>
                <table:data-pilot-member table:name="9,47%" table:display="true" table:show-details="true"/>
                <table:data-pilot-member table:name="9,51%" table:display="true" table:show-details="true"/>
                <table:data-pilot-member table:name="9,57%" table:display="true" table:show-details="true"/>
                <table:data-pilot-member table:name="9,65%" table:display="true" table:show-details="true"/>
                <table:data-pilot-member table:name="9,67%" table:display="true" table:show-details="true"/>
                <table:data-pilot-member table:name="9,76%" table:display="true" table:show-details="true"/>
                <table:data-pilot-member table:name="9,84%" table:display="true" table:show-details="true"/>
                <table:data-pilot-member table:name="9,86%" table:display="true" table:show-details="true"/>
                <table:data-pilot-member table:name="9,97%" table:display="true" table:show-details="true"/>
                <table:data-pilot-member table:name="10,11%" table:display="true" table:show-details="true"/>
                <table:data-pilot-member table:name="10,13%" table:display="true" table:show-details="true"/>
                <table:data-pilot-member table:name="10,20%" table:display="true" table:show-details="true"/>
                <table:data-pilot-member table:name="10,22%" table:display="true" table:show-details="true"/>
                <table:data-pilot-member table:name="10,40%" table:display="true" table:show-details="true"/>
                <table:data-pilot-member table:name="10,41%" table:display="true" table:show-details="true"/>
                <table:data-pilot-member table:name="10,66%" table:display="true" table:show-details="true"/>
                <table:data-pilot-member table:name="10,69%" table:display="true" table:show-details="true"/>
                <table:data-pilot-member table:name="10,75%" table:display="true" table:show-details="true"/>
                <table:data-pilot-member table:name="10,79%" table:display="true" table:show-details="true"/>
                <table:data-pilot-member table:name="10,88%" table:display="true" table:show-details="true"/>
                <table:data-pilot-member table:name="10,94%" table:display="true" table:show-details="true"/>
                <table:data-pilot-member table:name="10,95%" table:display="true" table:show-details="true"/>
                <table:data-pilot-member table:name="10,97%" table:display="true" table:show-details="true"/>
                <table:data-pilot-member table:name="11,02%" table:display="true" table:show-details="true"/>
                <table:data-pilot-member table:name="11,23%" table:display="true" table:show-details="true"/>
                <table:data-pilot-member table:name="11,34%" table:display="true" table:show-details="true"/>
                <table:data-pilot-member table:name="11,35%" table:display="true" table:show-details="true"/>
                <table:data-pilot-member table:name="11,36%" table:display="true" table:show-details="true"/>
                <table:data-pilot-member table:name="11,55%" table:display="true" table:show-details="true"/>
                <table:data-pilot-member table:name="11,60%" table:display="true" table:show-details="true"/>
                <table:data-pilot-member table:name="11,62%" table:display="true" table:show-details="true"/>
                <table:data-pilot-member table:name="11,69%" table:display="true" table:show-details="true"/>
                <table:data-pilot-member table:name="11,71%" table:display="true" table:show-details="true"/>
                <table:data-pilot-member table:name="11,75%" table:display="true" table:show-details="true"/>
                <table:data-pilot-member table:name="11,93%" table:display="true" table:show-details="true"/>
                <table:data-pilot-member table:name="11,99%" table:display="true" table:show-details="true"/>
                <table:data-pilot-member table:name="12,02%" table:display="true" table:show-details="true"/>
                <table:data-pilot-member table:name="12,18%" table:display="true" table:show-details="true"/>
                <table:data-pilot-member table:name="12,27%" table:display="true" table:show-details="true"/>
                <table:data-pilot-member table:name="12,41%" table:display="true" table:show-details="true"/>
                <table:data-pilot-member table:name="12,48%" table:display="true" table:show-details="true"/>
                <table:data-pilot-member table:name="12,52%" table:display="true" table:show-details="true"/>
                <table:data-pilot-member table:name="12,56%" table:display="true" table:show-details="true"/>
                <table:data-pilot-member table:name="12,58%" table:display="true" table:show-details="true"/>
                <table:data-pilot-member table:name="12,66%" table:display="true" table:show-details="true"/>
                <table:data-pilot-member table:name="12,84%" table:display="true" table:show-details="true"/>
                <table:data-pilot-member table:name="12,88%" table:display="true" table:show-details="true"/>
                <table:data-pilot-member table:name="12,90%" table:display="true" table:show-details="true"/>
                <table:data-pilot-member table:name="12,95%" table:display="true" table:show-details="true"/>
                <table:data-pilot-member table:name="12,97%" table:display="true" table:show-details="true"/>
                <table:data-pilot-member table:name="13,12%" table:display="true" table:show-details="true"/>
                <table:data-pilot-member table:name="13,29%" table:display="true" table:show-details="true"/>
                <table:data-pilot-member table:name="13,31%" table:display="true" table:show-details="true"/>
                <table:data-pilot-member table:name="13,55%" table:display="true" table:show-details="true"/>
                <table:data-pilot-member table:name="13,71%" table:display="true" table:show-details="true"/>
                <table:data-pilot-member table:name="13,84%" table:display="true" table:show-details="true"/>
                <table:data-pilot-member table:name="13,87%" table:display="true" table:show-details="true"/>
                <table:data-pilot-member table:name="14,13%" table:display="true" table:show-details="true"/>
                <table:data-pilot-member table:name="14,18%" table:display="true" table:show-details="true"/>
                <table:data-pilot-member table:name="14,26%" table:display="true" table:show-details="true"/>
                <table:data-pilot-member table:name="14,29%" table:display="true" table:show-details="true"/>
                <table:data-pilot-member table:name="14,35%" table:display="true" table:show-details="true"/>
                <table:data-pilot-member table:name="14,39%" table:display="true" table:show-details="true"/>
                <table:data-pilot-member table:name="14,71%" table:display="true" table:show-details="true"/>
                <table:data-pilot-member table:name="14,75%" table:display="true" table:show-details="true"/>
                <table:data-pilot-member table:name="14,98%" table:display="true" table:show-details="true"/>
                <table:data-pilot-member table:name="15,15%" table:display="true" table:show-details="true"/>
                <table:data-pilot-member table:name="15,33%" table:display="true" table:show-details="true"/>
                <table:data-pilot-member table:name="15,47%" table:display="true" table:show-details="true"/>
                <table:data-pilot-member table:name="15,48%" table:display="true" table:show-details="true"/>
                <table:data-pilot-member table:name="15,50%" table:display="true" table:show-details="true"/>
                <table:data-pilot-member table:name="15,58%" table:display="true" table:show-details="true"/>
                <table:data-pilot-member table:name="15,61%" table:display="true" table:show-details="true"/>
                <table:data-pilot-member table:name="15,63%" table:display="true" table:show-details="true"/>
                <table:data-pilot-member table:name="15,64%" table:display="true" table:show-details="true"/>
                <table:data-pilot-member table:name="15,71%" table:display="true" table:show-details="true"/>
                <table:data-pilot-member table:name="15,85%" table:display="true" table:show-details="true"/>
                <table:data-pilot-member table:name="15,92%" table:display="true" table:show-details="true"/>
                <table:data-pilot-member table:name="16,27%" table:display="true" table:show-details="true"/>
                <table:data-pilot-member table:name="16,35%" table:display="true" table:show-details="true"/>
                <table:data-pilot-member table:name="16,41%" table:display="true" table:show-details="true"/>
                <table:data-pilot-member table:name="16,56%" table:display="true" table:show-details="true"/>
                <table:data-pilot-member table:name="16,65%" table:display="true" table:show-details="true"/>
                <table:data-pilot-member table:name="16,87%" table:display="true" table:show-details="true"/>
                <table:data-pilot-member table:name="17,02%" table:display="true" table:show-details="true"/>
                <table:data-pilot-member table:name="17,10%" table:display="true" table:show-details="true"/>
                <table:data-pilot-member table:name="17,12%" table:display="true" table:show-details="true"/>
                <table:data-pilot-member table:name="17,23%" table:display="true" table:show-details="true"/>
                <table:data-pilot-member table:name="17,30%" table:display="true" table:show-details="true"/>
                <table:data-pilot-member table:name="17,35%" table:display="true" table:show-details="true"/>
                <table:data-pilot-member table:name="17,55%" table:display="true" table:show-details="true"/>
                <table:data-pilot-member table:name="17,60%" table:display="true" table:show-details="true"/>
                <table:data-pilot-member table:name="17,62%" table:display="true" table:show-details="true"/>
                <table:data-pilot-member table:name="17,67%" table:display="true" table:show-details="true"/>
                <table:data-pilot-member table:name="17,70%" table:display="true" table:show-details="true"/>
                <table:data-pilot-member table:name="17,85%" table:display="true" table:show-details="true"/>
                <table:data-pilot-member table:name="17,98%" table:display="true" table:show-details="true"/>
                <table:data-pilot-member table:name="18,16%" table:display="true" table:show-details="true"/>
                <table:data-pilot-member table:name="18,34%" table:display="true" table:show-details="true"/>
                <table:data-pilot-member table:name="18,51%" table:display="true" table:show-details="true"/>
                <table:data-pilot-member table:name="18,53%" table:display="true" table:show-details="true"/>
                <table:data-pilot-member table:name="18,57%" table:display="true" table:show-details="true"/>
                <table:data-pilot-member table:name="18,66%" table:display="true" table:show-details="true"/>
                <table:data-pilot-member table:name="18,83%" table:display="true" table:show-details="true"/>
                <table:data-pilot-member table:name="18,85%" table:display="true" table:show-details="true"/>
                <table:data-pilot-member table:name="18,89%" table:display="true" table:show-details="true"/>
                <table:data-pilot-member table:name="18,92%" table:display="true" table:show-details="true"/>
                <table:data-pilot-member table:name="18,98%" table:display="true" table:show-details="true"/>
                <table:data-pilot-member table:name="19,11%" table:display="true" table:show-details="true"/>
                <table:data-pilot-member table:name="19,24%" table:display="true" table:show-details="true"/>
                <table:data-pilot-member table:name="20,23%" table:display="true" table:show-details="true"/>
                <table:data-pilot-member table:name="20,35%" table:display="true" table:show-details="true"/>
                <table:data-pilot-member table:name="20,36%" table:display="true" table:show-details="true"/>
                <table:data-pilot-member table:name="20,63%" table:display="true" table:show-details="true"/>
                <table:data-pilot-member table:name="20,77%" table:display="true" table:show-details="true"/>
                <table:data-pilot-member table:name="20,86%" table:display="true" table:show-details="true"/>
                <table:data-pilot-member table:name="21,14%" table:display="true" table:show-details="true"/>
                <table:data-pilot-member table:name="21,21%" table:display="true" table:show-details="true"/>
                <table:data-pilot-member table:name="21,44%" table:display="true" table:show-details="true"/>
                <table:data-pilot-member table:name="21,60%" table:display="true" table:show-details="true"/>
                <table:data-pilot-member table:name="22,19%" table:display="true" table:show-details="true"/>
                <table:data-pilot-member table:name="22,46%" table:display="true" table:show-details="true"/>
                <table:data-pilot-member table:name="22,56%" table:display="true" table:show-details="true"/>
                <table:data-pilot-member table:name="22,89%" table:display="true" table:show-details="true"/>
                <table:data-pilot-member table:name="22,90%" table:display="true" table:show-details="true"/>
                <table:data-pilot-member table:name="23,08%" table:display="true" table:show-details="true"/>
                <table:data-pilot-member table:name="23,15%" table:display="true" table:show-details="true"/>
                <table:data-pilot-member table:name="23,34%" table:display="true" table:show-details="true"/>
                <table:data-pilot-member table:name="23,43%" table:display="true" table:show-details="true"/>
                <table:data-pilot-member table:name="23,48%" table:display="true" table:show-details="true"/>
                <table:data-pilot-member table:name="23,60%" table:display="true" table:show-details="true"/>
                <table:data-pilot-member table:name="23,81%" table:display="true" table:show-details="true"/>
                <table:data-pilot-member table:name="24,43%" table:display="true" table:show-details="true"/>
                <table:data-pilot-member table:name="24,83%" table:display="true" table:show-details="true"/>
                <table:data-pilot-member table:name="24,86%" table:display="true" table:show-details="true"/>
                <table:data-pilot-member table:name="24,95%" table:display="true" table:show-details="true"/>
                <table:data-pilot-member table:name="25,09%" table:display="true" table:show-details="true"/>
                <table:data-pilot-member table:name="25,20%" table:display="true" table:show-details="true"/>
                <table:data-pilot-member table:name="25,21%" table:display="true" table:show-details="true"/>
                <table:data-pilot-member table:name="25,49%" table:display="true" table:show-details="true"/>
                <table:data-pilot-member table:name="25,63%" table:display="true" table:show-details="true"/>
                <table:data-pilot-member table:name="25,69%" table:display="true" table:show-details="true"/>
                <table:data-pilot-member table:name="25,87%" table:display="true" table:show-details="true"/>
                <table:data-pilot-member table:name="26,06%" table:display="true" table:show-details="true"/>
                <table:data-pilot-member table:name="26,26%" table:display="true" table:show-details="true"/>
                <table:data-pilot-member table:name="27,38%" table:display="true" table:show-details="true"/>
                <table:data-pilot-member table:name="27,74%" table:display="true" table:show-details="true"/>
                <table:data-pilot-member table:name="28,40%" table:display="true" table:show-details="true"/>
                <table:data-pilot-member table:name="29,85%" table:display="true" table:show-details="true"/>
                <table:data-pilot-member table:name="30,45%" table:display="true" table:show-details="true"/>
                <table:data-pilot-member table:name="31,94%" table:display="true" table:show-details="true"/>
                <table:data-pilot-member table:name="33,63%" table:display="true" table:show-details="true"/>
                <table:data-pilot-member table:name="34,37%" table:display="true" table:show-details="true"/>
                <table:data-pilot-member table:name="35,47%" table:display="true" table:show-details="true"/>
                <table:data-pilot-member table:name="35,52%" table:display="true" table:show-details="true"/>
                <table:data-pilot-member table:name="35,59%" table:display="true" table:show-details="true"/>
                <table:data-pilot-member table:name="36,23%" table:display="true" table:show-details="true"/>
                <table:data-pilot-member table:name="37,22%" table:display="true" table:show-details="true"/>
                <table:data-pilot-member table:name="37,86%" table:display="true" table:show-details="true"/>
                <table:data-pilot-member table:name="38,25%" table:display="true" table:show-details="true"/>
                <table:data-pilot-member table:name="38,57%" table:display="true" table:show-details="true"/>
                <table:data-pilot-member table:name="40,79%" table:display="true" table:show-details="true"/>
                <table:data-pilot-member table:name="41,24%" table:display="true" table:show-details="true"/>
                <table:data-pilot-member table:name="42,63%" table:display="true" table:show-details="true"/>
                <table:data-pilot-member table:name="43,76%" table:display="true" table:show-details="true"/>
                <table:data-pilot-member table:name="44,70%" table:display="true" table:show-details="true"/>
                <table:data-pilot-member table:name="45,38%" table:display="true" table:show-details="true"/>
                <table:data-pilot-member table:name="45,43%" table:display="true" table:show-details="true"/>
                <table:data-pilot-member table:name="46,19%" table:display="true" table:show-details="true"/>
                <table:data-pilot-member table:name="47,44%" table:display="true" table:show-details="true"/>
                <table:data-pilot-member table:name="51,05%" table:display="true" table:show-details="true"/>
                <table:data-pilot-member table:name="53,86%" table:display="true" table:show-details="true"/>
                <table:data-pilot-member table:name="60,01%" table:display="true" table:show-details="true"/>
                <table:data-pilot-member table:name="61,75%" table:display="true" table:show-details="true"/>
                <table:data-pilot-member table:name="61,88%" table:display="true" table:show-details="true"/>
                <table:data-pilot-member table:name="62,14%" table:display="true" table:show-details="true"/>
                <table:data-pilot-member table:name="65,17%" table:display="true" table:show-details="true"/>
                <table:data-pilot-member table:name="72,26%" table:display="true" table:show-details="true"/>
                <table:data-pilot-member table:name="74,79%" table:display="true" table:show-details="true"/>
                <table:data-pilot-member table:name="75,99%" table:display="true" table:show-details="true"/>
                <table:data-pilot-member table:name="78,40%" table:display="true" table:show-details="true"/>
                <table:data-pilot-member table:name="82,30%" table:display="true" table:show-details="true"/>
                <table:data-pilot-member table:name="86,28%" table:display="true" table:show-details="true"/>
                <table:data-pilot-member table:name="90,35%" table:display="true" table:show-details="true"/>
                <table:data-pilot-member table:name="91,39%" table:display="true" table:show-details="true"/>
                <table:data-pilot-member table:name="91,54%" table:display="true" table:show-details="true"/>
                <table:data-pilot-member table:name="92,95%" table:display="true" table:show-details="true"/>
                <table:data-pilot-member table:name="96,27%" table:display="true" table:show-details="true"/>
                <table:data-pilot-member table:name="97,75%" table:display="true" table:show-details="true"/>
                <table:data-pilot-member table:name="48571,55%" table:display="true" table:show-details="true"/>
                <table:data-pilot-member table:name="52816,17%" table:display="true" table:show-details="true"/>
                <table:data-pilot-member table:name="52994,80%" table:display="true" table:show-details="true"/>
                <table:data-pilot-member table:name="53554,03%" table:display="true" table:show-details="true"/>
                <table:data-pilot-member table:name="56241,11%" table:display="true" table:show-details="true"/>
                <table:data-pilot-member table:name="60448,87%" table:display="true" table:show-details="true"/>
                <table:data-pilot-member table:name="33926700,00%" table:display="true" table:show-details="true"/>
                <table:data-pilot-member table:name="41816200,00%" table:display="true" table:show-details="true"/>
                <table:data-pilot-member table:name="43096400,00%" table:display="true" table:show-details="true"/>
                <table:data-pilot-member table:name="47315500,00%" table:display="true" table:show-details="true"/>
                <table:data-pilot-member table:name="57655800,00%" table:display="true" table:show-details="true"/>
                <table:data-pilot-member table:name="223810600,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7:56:51.8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22:31:12.711000000</meta:creation-date>
    <dc:date>2025-03-02T17:59:35.745000000</dc:date>
    <meta:editing-duration>PT20M27S</meta:editing-duration>
    <meta:editing-cycles>9</meta:editing-cycles>
    <meta:generator>LibreOffice/24.2.3.2$Windows_X86_64 LibreOffice_project/433d9c2ded56988e8a90e6b2e771ee4e6a5ab2ba</meta:generator>
    <meta:document-statistic meta:table-count="2" meta:cell-count="4535" meta:object-count="0"/>
  </office:meta>
</office:document-meta>
</file>